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4.2pt" svg:height="480.36pt" svg:x="515.11pt" svg:y="15.82pt">
            <loext:p draw:notify-on-update-of-ranges="Sheet1.A2:Sheet1.A2 Sheet1.A3:Sheet1.A102 Sheet1.B2:Sheet1.B2 Sheet1.B3:Sheet1.B102 Sheet1.A2:Sheet1.A2 Sheet1.A3:Sheet1.A102 Sheet1.C2:Sheet1.C2 Sheet1.C3:Sheet1.C102 Sheet1.A2:Sheet1.A2 Sheet1.A3:Sheet1.A102 Sheet1.D2:Sheet1.D2 Sheet1.D3:Sheet1.D102 Sheet1.A2:Sheet1.A2 Sheet1.A3:Sheet1.A102 Sheet1.E2:Sheet1.E2 Sheet1.E3:Sheet1.E102 Sheet1.A2:Sheet1.A2 Sheet1.A3:Sheet1.A102 Sheet1.F2:Sheet1.F2 Sheet1.F3:Sheet1.F102 Sheet1.A2:Sheet1.A2 Sheet1.A3:Sheet1.A102 Sheet1.G2:Sheet1.G2 Sheet1.G3:Sheet1.G102 Sheet1.A2:Sheet1.A2 Sheet1.A3:Sheet1.A102 Sheet1.H2:Sheet1.H2 Sheet1.H3:Sheet1.H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24.2pt" svg:height="536.09pt" svg:x="515.11pt" svg:y="1351.5pt">
            <loext:p draw:notify-on-update-of-ranges="Sheet1.A107:Sheet1.A107 Sheet1.A108:Sheet1.A207 Sheet1.B107:Sheet1.B107 Sheet1.B108:Sheet1.B207 Sheet1.A107:Sheet1.A107 Sheet1.A108:Sheet1.A207 Sheet1.C107:Sheet1.C107 Sheet1.C108:Sheet1.C207 Sheet1.A107:Sheet1.A107 Sheet1.A108:Sheet1.A207 Sheet1.D107:Sheet1.D107 Sheet1.D108:Sheet1.D207 Sheet1.A107:Sheet1.A107 Sheet1.A108:Sheet1.A207 Sheet1.E107:Sheet1.E107 Sheet1.E108:Sheet1.E207 Sheet1.A107:Sheet1.A107 Sheet1.A108:Sheet1.A207 Sheet1.F107:Sheet1.F107 Sheet1.F108:Sheet1.F207 Sheet1.A107:Sheet1.A107 Sheet1.A108:Sheet1.A207 Sheet1.G107:Sheet1.G107 Sheet1.G108:Sheet1.G207 Sheet1.A107:Sheet1.A107 Sheet1.A108:Sheet1.A207 Sheet1.H107:Sheet1.H107 Sheet1.H108:Sheet1.H20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24.29pt" svg:height="458.53pt" svg:x="442.97pt" svg:y="2703.83pt">
            <loext:p draw:notify-on-update-of-ranges="Sheet1.A212:Sheet1.A212 Sheet1.A213:Sheet1.A312 Sheet1.B212:Sheet1.B212 Sheet1.B213:Sheet1.B312 Sheet1.A212:Sheet1.A212 Sheet1.A213:Sheet1.A312 Sheet1.C212:Sheet1.C212 Sheet1.C213:Sheet1.C312 Sheet1.A212:Sheet1.A212 Sheet1.A213:Sheet1.A312 Sheet1.D212:Sheet1.D212 Sheet1.D213:Sheet1.D312 Sheet1.A212:Sheet1.A212 Sheet1.A213:Sheet1.A312 Sheet1.E212:Sheet1.E212 Sheet1.E213:Sheet1.E3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61.13pt" svg:height="476.62pt" svg:x="442.97pt" svg:y="4739.02pt">
            <loext:p draw:notify-on-update-of-ranges="Sheet1.A314:Sheet1.A314 Sheet1.A315:Sheet1.A414 Sheet1.B314:Sheet1.B314 Sheet1.B315:Sheet1.B414 Sheet1.A314:Sheet1.A314 Sheet1.A315:Sheet1.A414 Sheet1.C314:Sheet1.C314 Sheet1.C315:Sheet1.C414 Sheet1.A314:Sheet1.A314 Sheet1.A315:Sheet1.A414 Sheet1.D314:Sheet1.D314 Sheet1.D315:Sheet1.D414 Sheet1.A314:Sheet1.A314 Sheet1.A315:Sheet1.A414 Sheet1.E314:Sheet1.E314 Sheet1.E315:Sheet1.E4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lpha=1</text:p>
          </table:table-cell>
          <table:table-cell office:value-type="string" calcext:value-type="string">
            <text:p>Alpha=2</text:p>
          </table:table-cell>
          <table:table-cell office:value-type="string" calcext:value-type="string">
            <text:p>Alpha=4</text:p>
          </table:table-cell>
          <table:table-cell office:value-type="string" calcext:value-type="string">
            <text:p>Alpha=8</text:p>
          </table:table-cell>
          <table:table-cell office:value-type="string" calcext:value-type="string">
            <text:p>Alpha=0.5</text:p>
          </table:table-cell>
          <table:table-cell office:value-type="string" calcext:value-type="string">
            <text:p>Alpha=0.2</text:p>
          </table:table-cell>
          <table:table-cell office:value-type="string" calcext:value-type="string">
            <text:p>Alpha=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2543179207" calcext:value-type="float">
            <text:p>0.0542543179</text:p>
          </table:table-cell>
          <table:table-cell office:value-type="float" office:value="0.0652052897774" calcext:value-type="float">
            <text:p>0.0652052898</text:p>
          </table:table-cell>
          <table:table-cell office:value-type="float" office:value="0.0712791987434" calcext:value-type="float">
            <text:p>0.0712791987</text:p>
          </table:table-cell>
          <table:table-cell office:value-type="float" office:value="0.0710198739693" calcext:value-type="float">
            <text:p>0.071019874</text:p>
          </table:table-cell>
          <table:table-cell office:value-type="float" office:value="0.0558976559993" calcext:value-type="float">
            <text:p>0.055897656</text:p>
          </table:table-cell>
          <table:table-cell office:value-type="float" office:value="0.0748197979592" calcext:value-type="float">
            <text:p>0.074819798</text:p>
          </table:table-cell>
          <table:table-cell office:value-type="float" office:value="0.0971852076352" calcext:value-type="float">
            <text:p>0.0971852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04171599764" calcext:value-type="float">
            <text:p>0.03041716</text:p>
          </table:table-cell>
          <table:table-cell office:value-type="float" office:value="0.0411688161753" calcext:value-type="float">
            <text:p>0.0411688162</text:p>
          </table:table-cell>
          <table:table-cell office:value-type="float" office:value="0.0544590351209" calcext:value-type="float">
            <text:p>0.0544590351</text:p>
          </table:table-cell>
          <table:table-cell office:value-type="float" office:value="0.0553953068443" calcext:value-type="float">
            <text:p>0.0553953068</text:p>
          </table:table-cell>
          <table:table-cell office:value-type="float" office:value="0.0295881115375" calcext:value-type="float">
            <text:p>0.0295881115</text:p>
          </table:table-cell>
          <table:table-cell office:value-type="float" office:value="0.0398595006913" calcext:value-type="float">
            <text:p>0.0398595007</text:p>
          </table:table-cell>
          <table:table-cell office:value-type="float" office:value="0.0558434285484" calcext:value-type="float">
            <text:p>0.0558434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5079575619" calcext:value-type="float">
            <text:p>0.0255079576</text:p>
          </table:table-cell>
          <table:table-cell office:value-type="float" office:value="0.0342982695494" calcext:value-type="float">
            <text:p>0.0342982695</text:p>
          </table:table-cell>
          <table:table-cell office:value-type="float" office:value="0.0513517838642" calcext:value-type="float">
            <text:p>0.0513517839</text:p>
          </table:table-cell>
          <table:table-cell office:value-type="float" office:value="0.0530772995315" calcext:value-type="float">
            <text:p>0.0530772995</text:p>
          </table:table-cell>
          <table:table-cell office:value-type="float" office:value="0.0245065955566" calcext:value-type="float">
            <text:p>0.0245065956</text:p>
          </table:table-cell>
          <table:table-cell office:value-type="float" office:value="0.0326928585824" calcext:value-type="float">
            <text:p>0.0326928586</text:p>
          </table:table-cell>
          <table:table-cell office:value-type="float" office:value="0.0459444411807" calcext:value-type="float">
            <text:p>0.0459444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0214808034" calcext:value-type="float">
            <text:p>0.0220214808</text:p>
          </table:table-cell>
          <table:table-cell office:value-type="float" office:value="0.0290114145232" calcext:value-type="float">
            <text:p>0.0290114145</text:p>
          </table:table-cell>
          <table:table-cell office:value-type="float" office:value="0.048409773428" calcext:value-type="float">
            <text:p>0.0484097734</text:p>
          </table:table-cell>
          <table:table-cell office:value-type="float" office:value="0.051461013902" calcext:value-type="float">
            <text:p>0.0514610139</text:p>
          </table:table-cell>
          <table:table-cell office:value-type="float" office:value="0.0209409351982" calcext:value-type="float">
            <text:p>0.0209409352</text:p>
          </table:table-cell>
          <table:table-cell office:value-type="float" office:value="0.028103471369" calcext:value-type="float">
            <text:p>0.0281034714</text:p>
          </table:table-cell>
          <table:table-cell office:value-type="float" office:value="0.0400810495112" calcext:value-type="float">
            <text:p>0.0400810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6867888598" calcext:value-type="float">
            <text:p>0.0196867889</text:p>
          </table:table-cell>
          <table:table-cell office:value-type="float" office:value="0.0256020601024" calcext:value-type="float">
            <text:p>0.0256020601</text:p>
          </table:table-cell>
          <table:table-cell office:value-type="float" office:value="0.0456684353724" calcext:value-type="float">
            <text:p>0.0456684354</text:p>
          </table:table-cell>
          <table:table-cell office:value-type="float" office:value="0.0510976335853" calcext:value-type="float">
            <text:p>0.0510976336</text:p>
          </table:table-cell>
          <table:table-cell office:value-type="float" office:value="0.0185948068476" calcext:value-type="float">
            <text:p>0.0185948068</text:p>
          </table:table-cell>
          <table:table-cell office:value-type="float" office:value="0.0250918419082" calcext:value-type="float">
            <text:p>0.0250918419</text:p>
          </table:table-cell>
          <table:table-cell office:value-type="float" office:value="0.0360990422443" calcext:value-type="float">
            <text:p>0.0360990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84146457044" calcext:value-type="float">
            <text:p>0.0184146457</text:p>
          </table:table-cell>
          <table:table-cell office:value-type="float" office:value="0.0234866069872" calcext:value-type="float">
            <text:p>0.023486607</text:p>
          </table:table-cell>
          <table:table-cell office:value-type="float" office:value="0.0424590006731" calcext:value-type="float">
            <text:p>0.0424590007</text:p>
          </table:table-cell>
          <table:table-cell office:value-type="float" office:value="0.0509712850302" calcext:value-type="float">
            <text:p>0.050971285</text:p>
          </table:table-cell>
          <table:table-cell office:value-type="float" office:value="0.017602126003" calcext:value-type="float">
            <text:p>0.017602126</text:p>
          </table:table-cell>
          <table:table-cell office:value-type="float" office:value="0.023274795041" calcext:value-type="float">
            <text:p>0.023274795</text:p>
          </table:table-cell>
          <table:table-cell office:value-type="float" office:value="0.0344221795164" calcext:value-type="float">
            <text:p>0.0344221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5610914521" calcext:value-type="float">
            <text:p>0.0165610915</text:p>
          </table:table-cell>
          <table:table-cell office:value-type="float" office:value="0.0211900647879" calcext:value-type="float">
            <text:p>0.0211900648</text:p>
          </table:table-cell>
          <table:table-cell office:value-type="float" office:value="0.0392220193725" calcext:value-type="float">
            <text:p>0.0392220194</text:p>
          </table:table-cell>
          <table:table-cell office:value-type="float" office:value="0.0495778113604" calcext:value-type="float">
            <text:p>0.0495778114</text:p>
          </table:table-cell>
          <table:table-cell office:value-type="float" office:value="0.0158314102339" calcext:value-type="float">
            <text:p>0.0158314102</text:p>
          </table:table-cell>
          <table:table-cell office:value-type="float" office:value="0.0210085903374" calcext:value-type="float">
            <text:p>0.0210085903</text:p>
          </table:table-cell>
          <table:table-cell office:value-type="float" office:value="0.03182168594" calcext:value-type="float">
            <text:p>0.0318216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5421504746" calcext:value-type="float">
            <text:p>0.0155421505</text:p>
          </table:table-cell>
          <table:table-cell office:value-type="float" office:value="0.0195507455692" calcext:value-type="float">
            <text:p>0.0195507456</text:p>
          </table:table-cell>
          <table:table-cell office:value-type="float" office:value="0.0357128282543" calcext:value-type="float">
            <text:p>0.0357128283</text:p>
          </table:table-cell>
          <table:table-cell office:value-type="float" office:value="0.0481888098866" calcext:value-type="float">
            <text:p>0.0481888099</text:p>
          </table:table-cell>
          <table:table-cell office:value-type="float" office:value="0.0145100735014" calcext:value-type="float">
            <text:p>0.0145100735</text:p>
          </table:table-cell>
          <table:table-cell office:value-type="float" office:value="0.0194084407599" calcext:value-type="float">
            <text:p>0.0194084408</text:p>
          </table:table-cell>
          <table:table-cell office:value-type="float" office:value="0.0295278323274" calcext:value-type="float">
            <text:p>0.02952783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6927867329" calcext:value-type="float">
            <text:p>0.0146927867</text:p>
          </table:table-cell>
          <table:table-cell office:value-type="float" office:value="0.018730825383" calcext:value-type="float">
            <text:p>0.0187308254</text:p>
          </table:table-cell>
          <table:table-cell office:value-type="float" office:value="0.0338275896413" calcext:value-type="float">
            <text:p>0.0338275896</text:p>
          </table:table-cell>
          <table:table-cell office:value-type="float" office:value="0.047458372511" calcext:value-type="float">
            <text:p>0.0474583725</text:p>
          </table:table-cell>
          <table:table-cell office:value-type="float" office:value="0.0143207682387" calcext:value-type="float">
            <text:p>0.0143207682</text:p>
          </table:table-cell>
          <table:table-cell office:value-type="float" office:value="0.0185996133178" calcext:value-type="float">
            <text:p>0.0185996133</text:p>
          </table:table-cell>
          <table:table-cell office:value-type="float" office:value="0.0285195383029" calcext:value-type="float">
            <text:p>0.0285195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861369562" calcext:value-type="float">
            <text:p>0.0138613696</text:p>
          </table:table-cell>
          <table:table-cell office:value-type="float" office:value="0.017090594159" calcext:value-type="float">
            <text:p>0.0170905942</text:p>
          </table:table-cell>
          <table:table-cell office:value-type="float" office:value="0.0315572998542" calcext:value-type="float">
            <text:p>0.0315572999</text:p>
          </table:table-cell>
          <table:table-cell office:value-type="float" office:value="0.0448595307823" calcext:value-type="float">
            <text:p>0.0448595308</text:p>
          </table:table-cell>
          <table:table-cell office:value-type="float" office:value="0.013202147055" calcext:value-type="float">
            <text:p>0.0132021471</text:p>
          </table:table-cell>
          <table:table-cell office:value-type="float" office:value="0.0170958013684" calcext:value-type="float">
            <text:p>0.0170958014</text:p>
          </table:table-cell>
          <table:table-cell office:value-type="float" office:value="0.0267577276891" calcext:value-type="float">
            <text:p>0.0267577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6039327579" calcext:value-type="float">
            <text:p>0.0126039328</text:p>
          </table:table-cell>
          <table:table-cell office:value-type="float" office:value="0.016228708542" calcext:value-type="float">
            <text:p>0.0162287085</text:p>
          </table:table-cell>
          <table:table-cell office:value-type="float" office:value="0.0293032680145" calcext:value-type="float">
            <text:p>0.029303268</text:p>
          </table:table-cell>
          <table:table-cell office:value-type="float" office:value="0.0430008508805" calcext:value-type="float">
            <text:p>0.0430008509</text:p>
          </table:table-cell>
          <table:table-cell office:value-type="float" office:value="0.0124763129008" calcext:value-type="float">
            <text:p>0.0124763129</text:p>
          </table:table-cell>
          <table:table-cell office:value-type="float" office:value="0.0157656660252" calcext:value-type="float">
            <text:p>0.015765666</text:p>
          </table:table-cell>
          <table:table-cell office:value-type="float" office:value="0.0253117191279" calcext:value-type="float">
            <text:p>0.02531171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2513139655" calcext:value-type="float">
            <text:p>0.012251314</text:p>
          </table:table-cell>
          <table:table-cell office:value-type="float" office:value="0.015219812328" calcext:value-type="float">
            <text:p>0.0152198123</text:p>
          </table:table-cell>
          <table:table-cell office:value-type="float" office:value="0.0274682604391" calcext:value-type="float">
            <text:p>0.0274682604</text:p>
          </table:table-cell>
          <table:table-cell office:value-type="float" office:value="0.0403849747647" calcext:value-type="float">
            <text:p>0.0403849748</text:p>
          </table:table-cell>
          <table:table-cell office:value-type="float" office:value="0.011937668667" calcext:value-type="float">
            <text:p>0.0119376687</text:p>
          </table:table-cell>
          <table:table-cell office:value-type="float" office:value="0.015394129979" calcext:value-type="float">
            <text:p>0.01539413</text:p>
          </table:table-cell>
          <table:table-cell office:value-type="float" office:value="0.0244907607869" calcext:value-type="float">
            <text:p>0.0244907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15850706027" calcext:value-type="float">
            <text:p>0.0115850706</text:p>
          </table:table-cell>
          <table:table-cell office:value-type="float" office:value="0.0146384695163" calcext:value-type="float">
            <text:p>0.0146384695</text:p>
          </table:table-cell>
          <table:table-cell office:value-type="float" office:value="0.0264192651389" calcext:value-type="float">
            <text:p>0.0264192651</text:p>
          </table:table-cell>
          <table:table-cell office:value-type="float" office:value="0.038429776106" calcext:value-type="float">
            <text:p>0.0384297761</text:p>
          </table:table-cell>
          <table:table-cell office:value-type="float" office:value="0.0113159322439" calcext:value-type="float">
            <text:p>0.0113159322</text:p>
          </table:table-cell>
          <table:table-cell office:value-type="float" office:value="0.0149187186062" calcext:value-type="float">
            <text:p>0.0149187186</text:p>
          </table:table-cell>
          <table:table-cell office:value-type="float" office:value="0.0234662879556" calcext:value-type="float">
            <text:p>0.023466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16606419116" calcext:value-type="float">
            <text:p>0.0116606419</text:p>
          </table:table-cell>
          <table:table-cell office:value-type="float" office:value="0.0141076022082" calcext:value-type="float">
            <text:p>0.0141076022</text:p>
          </table:table-cell>
          <table:table-cell office:value-type="float" office:value="0.0254455083078" calcext:value-type="float">
            <text:p>0.0254455083</text:p>
          </table:table-cell>
          <table:table-cell office:value-type="float" office:value="0.0362797346693" calcext:value-type="float">
            <text:p>0.0362797347</text:p>
          </table:table-cell>
          <table:table-cell office:value-type="float" office:value="0.0110200086697" calcext:value-type="float">
            <text:p>0.0110200087</text:p>
          </table:table-cell>
          <table:table-cell office:value-type="float" office:value="0.0142573121068" calcext:value-type="float">
            <text:p>0.0142573121</text:p>
          </table:table-cell>
          <table:table-cell office:value-type="float" office:value="0.0226080311527" calcext:value-type="float">
            <text:p>0.02260803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08298822996" calcext:value-type="float">
            <text:p>0.0108298823</text:p>
          </table:table-cell>
          <table:table-cell office:value-type="float" office:value="0.0133161439933" calcext:value-type="float">
            <text:p>0.013316144</text:p>
          </table:table-cell>
          <table:table-cell office:value-type="float" office:value="0.023642084375" calcext:value-type="float">
            <text:p>0.0236420844</text:p>
          </table:table-cell>
          <table:table-cell office:value-type="float" office:value="0.0343910649866" calcext:value-type="float">
            <text:p>0.034391065</text:p>
          </table:table-cell>
          <table:table-cell office:value-type="float" office:value="0.0102432762471" calcext:value-type="float">
            <text:p>0.0102432762</text:p>
          </table:table-cell>
          <table:table-cell office:value-type="float" office:value="0.0131862855591" calcext:value-type="float">
            <text:p>0.0131862856</text:p>
          </table:table-cell>
          <table:table-cell office:value-type="float" office:value="0.0218611493749" calcext:value-type="float">
            <text:p>0.02186114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0858397464" calcext:value-type="float">
            <text:p>0.0100858397</text:p>
          </table:table-cell>
          <table:table-cell office:value-type="float" office:value="0.0124272752306" calcext:value-type="float">
            <text:p>0.0124272752</text:p>
          </table:table-cell>
          <table:table-cell office:value-type="float" office:value="0.0223168905601" calcext:value-type="float">
            <text:p>0.0223168906</text:p>
          </table:table-cell>
          <table:table-cell office:value-type="float" office:value="0.0325924707083" calcext:value-type="float">
            <text:p>0.0325924707</text:p>
          </table:table-cell>
          <table:table-cell office:value-type="float" office:value="0.0100828967291" calcext:value-type="float">
            <text:p>0.0100828967</text:p>
          </table:table-cell>
          <table:table-cell office:value-type="float" office:value="0.0124681869779" calcext:value-type="float">
            <text:p>0.012468187</text:p>
          </table:table-cell>
          <table:table-cell office:value-type="float" office:value="0.0205553543018" calcext:value-type="float">
            <text:p>0.0205553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972388433432" calcext:value-type="float">
            <text:p>0.0097238843</text:p>
          </table:table-cell>
          <table:table-cell office:value-type="float" office:value="0.0117980728569" calcext:value-type="float">
            <text:p>0.0117980729</text:p>
          </table:table-cell>
          <table:table-cell office:value-type="float" office:value="0.0215803589914" calcext:value-type="float">
            <text:p>0.021580359</text:p>
          </table:table-cell>
          <table:table-cell office:value-type="float" office:value="0.0306527688913" calcext:value-type="float">
            <text:p>0.0306527689</text:p>
          </table:table-cell>
          <table:table-cell office:value-type="float" office:value="0.00966831360312" calcext:value-type="float">
            <text:p>0.0096683136</text:p>
          </table:table-cell>
          <table:table-cell office:value-type="float" office:value="0.0118946091973" calcext:value-type="float">
            <text:p>0.0118946092</text:p>
          </table:table-cell>
          <table:table-cell office:value-type="float" office:value="0.0204002284454" calcext:value-type="float">
            <text:p>0.02040022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58140157515" calcext:value-type="float">
            <text:p>0.0095814016</text:p>
          </table:table-cell>
          <table:table-cell office:value-type="float" office:value="0.0116809932704" calcext:value-type="float">
            <text:p>0.0116809933</text:p>
          </table:table-cell>
          <table:table-cell office:value-type="float" office:value="0.0212354256334" calcext:value-type="float">
            <text:p>0.0212354256</text:p>
          </table:table-cell>
          <table:table-cell office:value-type="float" office:value="0.0290366025213" calcext:value-type="float">
            <text:p>0.0290366025</text:p>
          </table:table-cell>
          <table:table-cell office:value-type="float" office:value="0.00958985194832" calcext:value-type="float">
            <text:p>0.0095898519</text:p>
          </table:table-cell>
          <table:table-cell office:value-type="float" office:value="0.0124707459679" calcext:value-type="float">
            <text:p>0.012470746</text:p>
          </table:table-cell>
          <table:table-cell office:value-type="float" office:value="0.020070113407" calcext:value-type="float">
            <text:p>0.02007011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85514716148" calcext:value-type="float">
            <text:p>0.0088551472</text:p>
          </table:table-cell>
          <table:table-cell office:value-type="float" office:value="0.0112604389575" calcext:value-type="float">
            <text:p>0.011260439</text:p>
          </table:table-cell>
          <table:table-cell office:value-type="float" office:value="0.0198512583147" calcext:value-type="float">
            <text:p>0.0198512583</text:p>
          </table:table-cell>
          <table:table-cell office:value-type="float" office:value="0.0281524816551" calcext:value-type="float">
            <text:p>0.0281524817</text:p>
          </table:table-cell>
          <table:table-cell office:value-type="float" office:value="0.00886770399926" calcext:value-type="float">
            <text:p>0.008867704</text:p>
          </table:table-cell>
          <table:table-cell office:value-type="float" office:value="0.0112407133902" calcext:value-type="float">
            <text:p>0.0112407134</text:p>
          </table:table-cell>
          <table:table-cell office:value-type="float" office:value="0.018997707414" calcext:value-type="float">
            <text:p>0.0189977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56394492945" calcext:value-type="float">
            <text:p>0.0085639449</text:p>
          </table:table-cell>
          <table:table-cell office:value-type="float" office:value="0.0109220850845" calcext:value-type="float">
            <text:p>0.0109220851</text:p>
          </table:table-cell>
          <table:table-cell office:value-type="float" office:value="0.0194623753461" calcext:value-type="float">
            <text:p>0.0194623753</text:p>
          </table:table-cell>
          <table:table-cell office:value-type="float" office:value="0.0271920332462" calcext:value-type="float">
            <text:p>0.0271920332</text:p>
          </table:table-cell>
          <table:table-cell office:value-type="float" office:value="0.00870408229536" calcext:value-type="float">
            <text:p>0.0087040823</text:p>
          </table:table-cell>
          <table:table-cell office:value-type="float" office:value="0.0115026712702" calcext:value-type="float">
            <text:p>0.0115026713</text:p>
          </table:table-cell>
          <table:table-cell office:value-type="float" office:value="0.0190096558677" calcext:value-type="float">
            <text:p>0.01900965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827384658658" calcext:value-type="float">
            <text:p>0.0082738466</text:p>
          </table:table-cell>
          <table:table-cell office:value-type="float" office:value="0.0105898997392" calcext:value-type="float">
            <text:p>0.0105898997</text:p>
          </table:table-cell>
          <table:table-cell office:value-type="float" office:value="0.0187926332839" calcext:value-type="float">
            <text:p>0.0187926333</text:p>
          </table:table-cell>
          <table:table-cell office:value-type="float" office:value="0.0262498838059" calcext:value-type="float">
            <text:p>0.0262498838</text:p>
          </table:table-cell>
          <table:table-cell office:value-type="float" office:value="0.00825446605496" calcext:value-type="float">
            <text:p>0.0082544661</text:p>
          </table:table-cell>
          <table:table-cell office:value-type="float" office:value="0.0108004834132" calcext:value-type="float">
            <text:p>0.0108004834</text:p>
          </table:table-cell>
          <table:table-cell office:value-type="float" office:value="0.0179591557398" calcext:value-type="float">
            <text:p>0.01795915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10730737934" calcext:value-type="float">
            <text:p>0.0081073074</text:p>
          </table:table-cell>
          <table:table-cell office:value-type="float" office:value="0.00998382890824" calcext:value-type="float">
            <text:p>0.0099838289</text:p>
          </table:table-cell>
          <table:table-cell office:value-type="float" office:value="0.0185761604914" calcext:value-type="float">
            <text:p>0.0185761605</text:p>
          </table:table-cell>
          <table:table-cell office:value-type="float" office:value="0.0251554095335" calcext:value-type="float">
            <text:p>0.0251554095</text:p>
          </table:table-cell>
          <table:table-cell office:value-type="float" office:value="0.008099154706" calcext:value-type="float">
            <text:p>0.0080991547</text:p>
          </table:table-cell>
          <table:table-cell office:value-type="float" office:value="0.010480193629" calcext:value-type="float">
            <text:p>0.0104801936</text:p>
          </table:table-cell>
          <table:table-cell office:value-type="float" office:value="0.0177398022613" calcext:value-type="float">
            <text:p>0.01773980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827568772758" calcext:value-type="float">
            <text:p>0.0082756877</text:p>
          </table:table-cell>
          <table:table-cell office:value-type="float" office:value="0.0098811003234" calcext:value-type="float">
            <text:p>0.0098811003</text:p>
          </table:table-cell>
          <table:table-cell office:value-type="float" office:value="0.0172568617163" calcext:value-type="float">
            <text:p>0.0172568617</text:p>
          </table:table-cell>
          <table:table-cell office:value-type="float" office:value="0.0242341172742" calcext:value-type="float">
            <text:p>0.0242341173</text:p>
          </table:table-cell>
          <table:table-cell office:value-type="float" office:value="0.00787076516748" calcext:value-type="float">
            <text:p>0.0078707652</text:p>
          </table:table-cell>
          <table:table-cell office:value-type="float" office:value="0.0101901660791" calcext:value-type="float">
            <text:p>0.0101901661</text:p>
          </table:table-cell>
          <table:table-cell office:value-type="float" office:value="0.0173011252154" calcext:value-type="float">
            <text:p>0.01730112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12045280728" calcext:value-type="float">
            <text:p>0.0081204528</text:p>
          </table:table-cell>
          <table:table-cell office:value-type="float" office:value="0.00963811773824" calcext:value-type="float">
            <text:p>0.0096381177</text:p>
          </table:table-cell>
          <table:table-cell office:value-type="float" office:value="0.0165681676276" calcext:value-type="float">
            <text:p>0.0165681676</text:p>
          </table:table-cell>
          <table:table-cell office:value-type="float" office:value="0.0233222272554" calcext:value-type="float">
            <text:p>0.0233222273</text:p>
          </table:table-cell>
          <table:table-cell office:value-type="float" office:value="0.00791478713455" calcext:value-type="float">
            <text:p>0.0079147871</text:p>
          </table:table-cell>
          <table:table-cell office:value-type="float" office:value="0.00982213554854" calcext:value-type="float">
            <text:p>0.0098221355</text:p>
          </table:table-cell>
          <table:table-cell office:value-type="float" office:value="0.0168688561306" calcext:value-type="float">
            <text:p>0.01686885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09543053807" calcext:value-type="float">
            <text:p>0.0070954305</text:p>
          </table:table-cell>
          <table:table-cell office:value-type="float" office:value="0.00865701982338" calcext:value-type="float">
            <text:p>0.0086570198</text:p>
          </table:table-cell>
          <table:table-cell office:value-type="float" office:value="0.0157314146515" calcext:value-type="float">
            <text:p>0.0157314147</text:p>
          </table:table-cell>
          <table:table-cell office:value-type="float" office:value="0.0219787392267" calcext:value-type="float">
            <text:p>0.0219787392</text:p>
          </table:table-cell>
          <table:table-cell office:value-type="float" office:value="0.00723011487426" calcext:value-type="float">
            <text:p>0.0072301149</text:p>
          </table:table-cell>
          <table:table-cell office:value-type="float" office:value="0.00901927633339" calcext:value-type="float">
            <text:p>0.0090192763</text:p>
          </table:table-cell>
          <table:table-cell office:value-type="float" office:value="0.0161133976772" calcext:value-type="float">
            <text:p>0.01611339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73930671388" calcext:value-type="float">
            <text:p>0.0077393067</text:p>
          </table:table-cell>
          <table:table-cell office:value-type="float" office:value="0.00887595871254" calcext:value-type="float">
            <text:p>0.0088759587</text:p>
          </table:table-cell>
          <table:table-cell office:value-type="float" office:value="0.01618972403" calcext:value-type="float">
            <text:p>0.016189724</text:p>
          </table:table-cell>
          <table:table-cell office:value-type="float" office:value="0.0220658538649" calcext:value-type="float">
            <text:p>0.0220658539</text:p>
          </table:table-cell>
          <table:table-cell office:value-type="float" office:value="0.00720247801632" calcext:value-type="float">
            <text:p>0.007202478</text:p>
          </table:table-cell>
          <table:table-cell office:value-type="float" office:value="0.0093627166221" calcext:value-type="float">
            <text:p>0.0093627166</text:p>
          </table:table-cell>
          <table:table-cell office:value-type="float" office:value="0.0162489992912" calcext:value-type="float">
            <text:p>0.01624899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26119924957" calcext:value-type="float">
            <text:p>0.0072611992</text:p>
          </table:table-cell>
          <table:table-cell office:value-type="float" office:value="0.00855432200768" calcext:value-type="float">
            <text:p>0.008554322</text:p>
          </table:table-cell>
          <table:table-cell office:value-type="float" office:value="0.015595424301" calcext:value-type="float">
            <text:p>0.0155954243</text:p>
          </table:table-cell>
          <table:table-cell office:value-type="float" office:value="0.0213876240999" calcext:value-type="float">
            <text:p>0.0213876241</text:p>
          </table:table-cell>
          <table:table-cell office:value-type="float" office:value="0.00717949861172" calcext:value-type="float">
            <text:p>0.0071794986</text:p>
          </table:table-cell>
          <table:table-cell office:value-type="float" office:value="0.00870891889607" calcext:value-type="float">
            <text:p>0.0087089189</text:p>
          </table:table-cell>
          <table:table-cell office:value-type="float" office:value="0.015880732646" calcext:value-type="float">
            <text:p>0.01588073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693949262727" calcext:value-type="float">
            <text:p>0.0069394926</text:p>
          </table:table-cell>
          <table:table-cell office:value-type="float" office:value="0.00859207127745" calcext:value-type="float">
            <text:p>0.0085920713</text:p>
          </table:table-cell>
          <table:table-cell office:value-type="float" office:value="0.0147177534909" calcext:value-type="float">
            <text:p>0.0147177535</text:p>
          </table:table-cell>
          <table:table-cell office:value-type="float" office:value="0.0206161153442" calcext:value-type="float">
            <text:p>0.0206161153</text:p>
          </table:table-cell>
          <table:table-cell office:value-type="float" office:value="0.00696122810536" calcext:value-type="float">
            <text:p>0.0069612281</text:p>
          </table:table-cell>
          <table:table-cell office:value-type="float" office:value="0.00903750973346" calcext:value-type="float">
            <text:p>0.0090375097</text:p>
          </table:table-cell>
          <table:table-cell office:value-type="float" office:value="0.0155624743358" calcext:value-type="float">
            <text:p>0.01556247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634974853987" calcext:value-type="float">
            <text:p>0.0063497485</text:p>
          </table:table-cell>
          <table:table-cell office:value-type="float" office:value="0.00768342475517" calcext:value-type="float">
            <text:p>0.0076834248</text:p>
          </table:table-cell>
          <table:table-cell office:value-type="float" office:value="0.0138607873976" calcext:value-type="float">
            <text:p>0.0138607874</text:p>
          </table:table-cell>
          <table:table-cell office:value-type="float" office:value="0.0195221033618" calcext:value-type="float">
            <text:p>0.0195221034</text:p>
          </table:table-cell>
          <table:table-cell office:value-type="float" office:value="0.00635352424468" calcext:value-type="float">
            <text:p>0.0063535242</text:p>
          </table:table-cell>
          <table:table-cell office:value-type="float" office:value="0.00817415768366" calcext:value-type="float">
            <text:p>0.0081741577</text:p>
          </table:table-cell>
          <table:table-cell office:value-type="float" office:value="0.0146605871895" calcext:value-type="float">
            <text:p>0.01466058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37896599471" calcext:value-type="float">
            <text:p>0.006378966</text:p>
          </table:table-cell>
          <table:table-cell office:value-type="float" office:value="0.00789103642205" calcext:value-type="float">
            <text:p>0.0078910364</text:p>
          </table:table-cell>
          <table:table-cell office:value-type="float" office:value="0.0145630216782" calcext:value-type="float">
            <text:p>0.0145630217</text:p>
          </table:table-cell>
          <table:table-cell office:value-type="float" office:value="0.0194223095872" calcext:value-type="float">
            <text:p>0.0194223096</text:p>
          </table:table-cell>
          <table:table-cell office:value-type="float" office:value="0.00669903873425" calcext:value-type="float">
            <text:p>0.0066990387</text:p>
          </table:table-cell>
          <table:table-cell office:value-type="float" office:value="0.00834938443537" calcext:value-type="float">
            <text:p>0.0083493844</text:p>
          </table:table-cell>
          <table:table-cell office:value-type="float" office:value="0.0146823873672" calcext:value-type="float">
            <text:p>0.01468238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38645084357" calcext:value-type="float">
            <text:p>0.0063864508</text:p>
          </table:table-cell>
          <table:table-cell office:value-type="float" office:value="0.00770959740365" calcext:value-type="float">
            <text:p>0.0077095974</text:p>
          </table:table-cell>
          <table:table-cell office:value-type="float" office:value="0.0135796141236" calcext:value-type="float">
            <text:p>0.0135796141</text:p>
          </table:table-cell>
          <table:table-cell office:value-type="float" office:value="0.0188935586205" calcext:value-type="float">
            <text:p>0.0188935586</text:p>
          </table:table-cell>
          <table:table-cell office:value-type="float" office:value="0.00641034919923" calcext:value-type="float">
            <text:p>0.0064103492</text:p>
          </table:table-cell>
          <table:table-cell office:value-type="float" office:value="0.00835065112587" calcext:value-type="float">
            <text:p>0.0083506511</text:p>
          </table:table-cell>
          <table:table-cell office:value-type="float" office:value="0.0139497545441" calcext:value-type="float">
            <text:p>0.01394975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622116627702" calcext:value-type="float">
            <text:p>0.0062211663</text:p>
          </table:table-cell>
          <table:table-cell office:value-type="float" office:value="0.00738310971079" calcext:value-type="float">
            <text:p>0.0073831097</text:p>
          </table:table-cell>
          <table:table-cell office:value-type="float" office:value="0.0131597345786" calcext:value-type="float">
            <text:p>0.0131597346</text:p>
          </table:table-cell>
          <table:table-cell office:value-type="float" office:value="0.0183344650576" calcext:value-type="float">
            <text:p>0.0183344651</text:p>
          </table:table-cell>
          <table:table-cell office:value-type="float" office:value="0.00599504172622" calcext:value-type="float">
            <text:p>0.0059950417</text:p>
          </table:table-cell>
          <table:table-cell office:value-type="float" office:value="0.00788002183428" calcext:value-type="float">
            <text:p>0.0078800218</text:p>
          </table:table-cell>
          <table:table-cell office:value-type="float" office:value="0.0138250999525" calcext:value-type="float">
            <text:p>0.01382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74021975815" calcext:value-type="float">
            <text:p>0.0057402198</text:p>
          </table:table-cell>
          <table:table-cell office:value-type="float" office:value="0.00713198418682" calcext:value-type="float">
            <text:p>0.0071319842</text:p>
          </table:table-cell>
          <table:table-cell office:value-type="float" office:value="0.0128688651958" calcext:value-type="float">
            <text:p>0.0128688652</text:p>
          </table:table-cell>
          <table:table-cell office:value-type="float" office:value="0.01769757537" calcext:value-type="float">
            <text:p>0.0176975754</text:p>
          </table:table-cell>
          <table:table-cell office:value-type="float" office:value="0.00588280399311" calcext:value-type="float">
            <text:p>0.005882804</text:p>
          </table:table-cell>
          <table:table-cell office:value-type="float" office:value="0.00741216282702" calcext:value-type="float">
            <text:p>0.0074121628</text:p>
          </table:table-cell>
          <table:table-cell office:value-type="float" office:value="0.013520975276" calcext:value-type="float">
            <text:p>0.01352097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03469856648" calcext:value-type="float">
            <text:p>0.0060346986</text:p>
          </table:table-cell>
          <table:table-cell office:value-type="float" office:value="0.00712991719717" calcext:value-type="float">
            <text:p>0.0071299172</text:p>
          </table:table-cell>
          <table:table-cell office:value-type="float" office:value="0.0126922741085" calcext:value-type="float">
            <text:p>0.0126922741</text:p>
          </table:table-cell>
          <table:table-cell office:value-type="float" office:value="0.0174940256211" calcext:value-type="float">
            <text:p>0.0174940256</text:p>
          </table:table-cell>
          <table:table-cell office:value-type="float" office:value="0.00625651014883" calcext:value-type="float">
            <text:p>0.0062565101</text:p>
          </table:table-cell>
          <table:table-cell office:value-type="float" office:value="0.00725493681913" calcext:value-type="float">
            <text:p>0.0072549368</text:p>
          </table:table-cell>
          <table:table-cell office:value-type="float" office:value="0.0133977802907" calcext:value-type="float">
            <text:p>0.0133977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548955220646" calcext:value-type="float">
            <text:p>0.0054895522</text:p>
          </table:table-cell>
          <table:table-cell office:value-type="float" office:value="0.00692023027374" calcext:value-type="float">
            <text:p>0.0069202303</text:p>
          </table:table-cell>
          <table:table-cell office:value-type="float" office:value="0.0125921043433" calcext:value-type="float">
            <text:p>0.0125921043</text:p>
          </table:table-cell>
          <table:table-cell office:value-type="float" office:value="0.0170025675842" calcext:value-type="float">
            <text:p>0.0170025676</text:p>
          </table:table-cell>
          <table:table-cell office:value-type="float" office:value="0.00606093020654" calcext:value-type="float">
            <text:p>0.0060609302</text:p>
          </table:table-cell>
          <table:table-cell office:value-type="float" office:value="0.00737263476031" calcext:value-type="float">
            <text:p>0.0073726348</text:p>
          </table:table-cell>
          <table:table-cell office:value-type="float" office:value="0.0131353460919" calcext:value-type="float">
            <text:p>0.01313534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546822976874" calcext:value-type="float">
            <text:p>0.0054682298</text:p>
          </table:table-cell>
          <table:table-cell office:value-type="float" office:value="0.00670650994848" calcext:value-type="float">
            <text:p>0.0067065099</text:p>
          </table:table-cell>
          <table:table-cell office:value-type="float" office:value="0.0118880878317" calcext:value-type="float">
            <text:p>0.0118880878</text:p>
          </table:table-cell>
          <table:table-cell office:value-type="float" office:value="0.016452252385" calcext:value-type="float">
            <text:p>0.0164522524</text:p>
          </table:table-cell>
          <table:table-cell office:value-type="float" office:value="0.00547118341601" calcext:value-type="float">
            <text:p>0.0054711834</text:p>
          </table:table-cell>
          <table:table-cell office:value-type="float" office:value="0.00704278860746" calcext:value-type="float">
            <text:p>0.0070427886</text:p>
          </table:table-cell>
          <table:table-cell office:value-type="float" office:value="0.0127270704022" calcext:value-type="float">
            <text:p>0.01272707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557439005106" calcext:value-type="float">
            <text:p>0.0055743901</text:p>
          </table:table-cell>
          <table:table-cell office:value-type="float" office:value="0.00637741946042" calcext:value-type="float">
            <text:p>0.0063774195</text:p>
          </table:table-cell>
          <table:table-cell office:value-type="float" office:value="0.011862222852" calcext:value-type="float">
            <text:p>0.0118622229</text:p>
          </table:table-cell>
          <table:table-cell office:value-type="float" office:value="0.0160753044244" calcext:value-type="float">
            <text:p>0.0160753044</text:p>
          </table:table-cell>
          <table:table-cell office:value-type="float" office:value="0.00573165448937" calcext:value-type="float">
            <text:p>0.0057316545</text:p>
          </table:table-cell>
          <table:table-cell office:value-type="float" office:value="0.00701017522439" calcext:value-type="float">
            <text:p>0.0070101752</text:p>
          </table:table-cell>
          <table:table-cell office:value-type="float" office:value="0.0126521788239" calcext:value-type="float">
            <text:p>0.01265217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5719195087" calcext:value-type="float">
            <text:p>0.0057191951</text:p>
          </table:table-cell>
          <table:table-cell office:value-type="float" office:value="0.00644770020503" calcext:value-type="float">
            <text:p>0.0064477002</text:p>
          </table:table-cell>
          <table:table-cell office:value-type="float" office:value="0.0115064935933" calcext:value-type="float">
            <text:p>0.0115064936</text:p>
          </table:table-cell>
          <table:table-cell office:value-type="float" office:value="0.0163078217562" calcext:value-type="float">
            <text:p>0.0163078218</text:p>
          </table:table-cell>
          <table:table-cell office:value-type="float" office:value="0.0055837113353" calcext:value-type="float">
            <text:p>0.0055837113</text:p>
          </table:table-cell>
          <table:table-cell office:value-type="float" office:value="0.0071060057123" calcext:value-type="float">
            <text:p>0.0071060057</text:p>
          </table:table-cell>
          <table:table-cell office:value-type="float" office:value="0.0124956144539" calcext:value-type="float">
            <text:p>0.01249561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483023216205" calcext:value-type="float">
            <text:p>0.0048302322</text:p>
          </table:table-cell>
          <table:table-cell office:value-type="float" office:value="0.00605518953056" calcext:value-type="float">
            <text:p>0.0060551895</text:p>
          </table:table-cell>
          <table:table-cell office:value-type="float" office:value="0.011017962863" calcext:value-type="float">
            <text:p>0.0110179629</text:p>
          </table:table-cell>
          <table:table-cell office:value-type="float" office:value="0.0151279097991" calcext:value-type="float">
            <text:p>0.0151279098</text:p>
          </table:table-cell>
          <table:table-cell office:value-type="float" office:value="0.00518275494281" calcext:value-type="float">
            <text:p>0.0051827549</text:p>
          </table:table-cell>
          <table:table-cell office:value-type="float" office:value="0.00629955555388" calcext:value-type="float">
            <text:p>0.0062995556</text:p>
          </table:table-cell>
          <table:table-cell office:value-type="float" office:value="0.0116855670706" calcext:value-type="float">
            <text:p>0.01168556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31008514355" calcext:value-type="float">
            <text:p>0.0053100851</text:p>
          </table:table-cell>
          <table:table-cell office:value-type="float" office:value="0.00618446578787" calcext:value-type="float">
            <text:p>0.0061844658</text:p>
          </table:table-cell>
          <table:table-cell office:value-type="float" office:value="0.0107779203032" calcext:value-type="float">
            <text:p>0.0107779203</text:p>
          </table:table-cell>
          <table:table-cell office:value-type="float" office:value="0.0153013319641" calcext:value-type="float">
            <text:p>0.015301332</text:p>
          </table:table-cell>
          <table:table-cell office:value-type="float" office:value="0.00550383069554" calcext:value-type="float">
            <text:p>0.0055038307</text:p>
          </table:table-cell>
          <table:table-cell office:value-type="float" office:value="0.00669557947487" calcext:value-type="float">
            <text:p>0.0066955795</text:p>
          </table:table-cell>
          <table:table-cell office:value-type="float" office:value="0.0121836530249" calcext:value-type="float">
            <text:p>0.0121836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540692402222" calcext:value-type="float">
            <text:p>0.005406924</text:p>
          </table:table-cell>
          <table:table-cell office:value-type="float" office:value="0.00627517078325" calcext:value-type="float">
            <text:p>0.0062751708</text:p>
          </table:table-cell>
          <table:table-cell office:value-type="float" office:value="0.0106933154876" calcext:value-type="float">
            <text:p>0.0106933155</text:p>
          </table:table-cell>
          <table:table-cell office:value-type="float" office:value="0.0151779432841" calcext:value-type="float">
            <text:p>0.0151779433</text:p>
          </table:table-cell>
          <table:table-cell office:value-type="float" office:value="0.00524897248631" calcext:value-type="float">
            <text:p>0.0052489725</text:p>
          </table:table-cell>
          <table:table-cell office:value-type="float" office:value="0.00679607139659" calcext:value-type="float">
            <text:p>0.0067960714</text:p>
          </table:table-cell>
          <table:table-cell office:value-type="float" office:value="0.0121165319929" calcext:value-type="float">
            <text:p>0.0121165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490354799628" calcext:value-type="float">
            <text:p>0.004903548</text:p>
          </table:table-cell>
          <table:table-cell office:value-type="float" office:value="0.00581097404033" calcext:value-type="float">
            <text:p>0.005810974</text:p>
          </table:table-cell>
          <table:table-cell office:value-type="float" office:value="0.0105865356619" calcext:value-type="float">
            <text:p>0.0105865357</text:p>
          </table:table-cell>
          <table:table-cell office:value-type="float" office:value="0.0145666430875" calcext:value-type="float">
            <text:p>0.0145666431</text:p>
          </table:table-cell>
          <table:table-cell office:value-type="float" office:value="0.00538301994559" calcext:value-type="float">
            <text:p>0.0053830199</text:p>
          </table:table-cell>
          <table:table-cell office:value-type="float" office:value="0.00653086233545" calcext:value-type="float">
            <text:p>0.0065308623</text:p>
          </table:table-cell>
          <table:table-cell office:value-type="float" office:value="0.0117901531598" calcext:value-type="float">
            <text:p>0.01179015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79229214429" calcext:value-type="float">
            <text:p>0.0047922921</text:p>
          </table:table-cell>
          <table:table-cell office:value-type="float" office:value="0.00569677882029" calcext:value-type="float">
            <text:p>0.0056967788</text:p>
          </table:table-cell>
          <table:table-cell office:value-type="float" office:value="0.010226974404" calcext:value-type="float">
            <text:p>0.0102269744</text:p>
          </table:table-cell>
          <table:table-cell office:value-type="float" office:value="0.0139117360103" calcext:value-type="float">
            <text:p>0.013911736</text:p>
          </table:table-cell>
          <table:table-cell office:value-type="float" office:value="0.00501753538915" calcext:value-type="float">
            <text:p>0.0050175354</text:p>
          </table:table-cell>
          <table:table-cell office:value-type="float" office:value="0.0062509561219" calcext:value-type="float">
            <text:p>0.0062509561</text:p>
          </table:table-cell>
          <table:table-cell office:value-type="float" office:value="0.0113221445656" calcext:value-type="float">
            <text:p>0.01132214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87931085722" calcext:value-type="float">
            <text:p>0.0048793109</text:p>
          </table:table-cell>
          <table:table-cell office:value-type="float" office:value="0.00568194430399" calcext:value-type="float">
            <text:p>0.0056819443</text:p>
          </table:table-cell>
          <table:table-cell office:value-type="float" office:value="0.0100848419568" calcext:value-type="float">
            <text:p>0.010084842</text:p>
          </table:table-cell>
          <table:table-cell office:value-type="float" office:value="0.0139124275469" calcext:value-type="float">
            <text:p>0.0139124275</text:p>
          </table:table-cell>
          <table:table-cell office:value-type="float" office:value="0.00492941336556" calcext:value-type="float">
            <text:p>0.0049294134</text:p>
          </table:table-cell>
          <table:table-cell office:value-type="float" office:value="0.00634405071879" calcext:value-type="float">
            <text:p>0.0063440507</text:p>
          </table:table-cell>
          <table:table-cell office:value-type="float" office:value="0.0114624638229" calcext:value-type="float">
            <text:p>0.0114624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478032060307" calcext:value-type="float">
            <text:p>0.0047803206</text:p>
          </table:table-cell>
          <table:table-cell office:value-type="float" office:value="0.0060793631776" calcext:value-type="float">
            <text:p>0.0060793632</text:p>
          </table:table-cell>
          <table:table-cell office:value-type="float" office:value="0.0101824562884" calcext:value-type="float">
            <text:p>0.0101824563</text:p>
          </table:table-cell>
          <table:table-cell office:value-type="float" office:value="0.0140659431479" calcext:value-type="float">
            <text:p>0.0140659431</text:p>
          </table:table-cell>
          <table:table-cell office:value-type="float" office:value="0.00489969736126" calcext:value-type="float">
            <text:p>0.0048996974</text:p>
          </table:table-cell>
          <table:table-cell office:value-type="float" office:value="0.00605808591898" calcext:value-type="float">
            <text:p>0.0060580859</text:p>
          </table:table-cell>
          <table:table-cell office:value-type="float" office:value="0.0113872234474" calcext:value-type="float">
            <text:p>0.01138722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484919077714" calcext:value-type="float">
            <text:p>0.0048491908</text:p>
          </table:table-cell>
          <table:table-cell office:value-type="float" office:value="0.00551704085423" calcext:value-type="float">
            <text:p>0.0055170409</text:p>
          </table:table-cell>
          <table:table-cell office:value-type="float" office:value="0.0097124153225" calcext:value-type="float">
            <text:p>0.0097124153</text:p>
          </table:table-cell>
          <table:table-cell office:value-type="float" office:value="0.0136375791969" calcext:value-type="float">
            <text:p>0.0136375792</text:p>
          </table:table-cell>
          <table:table-cell office:value-type="float" office:value="0.00474369087104" calcext:value-type="float">
            <text:p>0.0047436909</text:p>
          </table:table-cell>
          <table:table-cell office:value-type="float" office:value="0.00591186944122" calcext:value-type="float">
            <text:p>0.0059118694</text:p>
          </table:table-cell>
          <table:table-cell office:value-type="float" office:value="0.0105644281399" calcext:value-type="float">
            <text:p>0.01056442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444466196216" calcext:value-type="float">
            <text:p>0.004444662</text:p>
          </table:table-cell>
          <table:table-cell office:value-type="float" office:value="0.00515190551265" calcext:value-type="float">
            <text:p>0.0051519055</text:p>
          </table:table-cell>
          <table:table-cell office:value-type="float" office:value="0.00922461616353" calcext:value-type="float">
            <text:p>0.0092246162</text:p>
          </table:table-cell>
          <table:table-cell office:value-type="float" office:value="0.0131810988693" calcext:value-type="float">
            <text:p>0.0131810989</text:p>
          </table:table-cell>
          <table:table-cell office:value-type="float" office:value="0.00475478222239" calcext:value-type="float">
            <text:p>0.0047547822</text:p>
          </table:table-cell>
          <table:table-cell office:value-type="float" office:value="0.00592515345671" calcext:value-type="float">
            <text:p>0.0059251535</text:p>
          </table:table-cell>
          <table:table-cell office:value-type="float" office:value="0.010991941919" calcext:value-type="float">
            <text:p>0.01099194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56994034462" calcext:value-type="float">
            <text:p>0.0045699403</text:p>
          </table:table-cell>
          <table:table-cell office:value-type="float" office:value="0.00519028352046" calcext:value-type="float">
            <text:p>0.0051902835</text:p>
          </table:table-cell>
          <table:table-cell office:value-type="float" office:value="0.00939890734549" calcext:value-type="float">
            <text:p>0.0093989073</text:p>
          </table:table-cell>
          <table:table-cell office:value-type="float" office:value="0.0129245617185" calcext:value-type="float">
            <text:p>0.0129245617</text:p>
          </table:table-cell>
          <table:table-cell office:value-type="float" office:value="0.00463615553101" calcext:value-type="float">
            <text:p>0.0046361555</text:p>
          </table:table-cell>
          <table:table-cell office:value-type="float" office:value="0.00568891169642" calcext:value-type="float">
            <text:p>0.0056889117</text:p>
          </table:table-cell>
          <table:table-cell office:value-type="float" office:value="0.0105899223943" calcext:value-type="float">
            <text:p>0.01058992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38033145461" calcext:value-type="float">
            <text:p>0.0043803315</text:p>
          </table:table-cell>
          <table:table-cell office:value-type="float" office:value="0.0050282901123" calcext:value-type="float">
            <text:p>0.0050282901</text:p>
          </table:table-cell>
          <table:table-cell office:value-type="float" office:value="0.00887791494606" calcext:value-type="float">
            <text:p>0.0088779149</text:p>
          </table:table-cell>
          <table:table-cell office:value-type="float" office:value="0.0128718696485" calcext:value-type="float">
            <text:p>0.0128718696</text:p>
          </table:table-cell>
          <table:table-cell office:value-type="float" office:value="0.00461743616147" calcext:value-type="float">
            <text:p>0.0046174362</text:p>
          </table:table-cell>
          <table:table-cell office:value-type="float" office:value="0.00552662697353" calcext:value-type="float">
            <text:p>0.005526627</text:p>
          </table:table-cell>
          <table:table-cell office:value-type="float" office:value="0.0104743010672" calcext:value-type="float">
            <text:p>0.01047430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24805067491" calcext:value-type="float">
            <text:p>0.0042480507</text:p>
          </table:table-cell>
          <table:table-cell office:value-type="float" office:value="0.00492212935726" calcext:value-type="float">
            <text:p>0.0049221294</text:p>
          </table:table-cell>
          <table:table-cell office:value-type="float" office:value="0.00848853599554" calcext:value-type="float">
            <text:p>0.008488536</text:p>
          </table:table-cell>
          <table:table-cell office:value-type="float" office:value="0.0124828608903" calcext:value-type="float">
            <text:p>0.0124828609</text:p>
          </table:table-cell>
          <table:table-cell office:value-type="float" office:value="0.00441645605467" calcext:value-type="float">
            <text:p>0.0044164561</text:p>
          </table:table-cell>
          <table:table-cell office:value-type="float" office:value="0.00554584188894" calcext:value-type="float">
            <text:p>0.0055458419</text:p>
          </table:table-cell>
          <table:table-cell office:value-type="float" office:value="0.010122522405" calcext:value-type="float">
            <text:p>0.0101225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26325452979" calcext:value-type="float">
            <text:p>0.0042632545</text:p>
          </table:table-cell>
          <table:table-cell office:value-type="float" office:value="0.00492471302472" calcext:value-type="float">
            <text:p>0.004924713</text:p>
          </table:table-cell>
          <table:table-cell office:value-type="float" office:value="0.00910067142473" calcext:value-type="float">
            <text:p>0.0091006714</text:p>
          </table:table-cell>
          <table:table-cell office:value-type="float" office:value="0.0120795262827" calcext:value-type="float">
            <text:p>0.0120795263</text:p>
          </table:table-cell>
          <table:table-cell office:value-type="float" office:value="0.00443174537741" calcext:value-type="float">
            <text:p>0.0044317454</text:p>
          </table:table-cell>
          <table:table-cell office:value-type="float" office:value="0.00552141100881" calcext:value-type="float">
            <text:p>0.005521411</text:p>
          </table:table-cell>
          <table:table-cell office:value-type="float" office:value="0.0103791284498" calcext:value-type="float">
            <text:p>0.01037912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20076344878" calcext:value-type="float">
            <text:p>0.0042007634</text:p>
          </table:table-cell>
          <table:table-cell office:value-type="float" office:value="0.00489025033372" calcext:value-type="float">
            <text:p>0.0048902503</text:p>
          </table:table-cell>
          <table:table-cell office:value-type="float" office:value="0.00855370622958" calcext:value-type="float">
            <text:p>0.0085537062</text:p>
          </table:table-cell>
          <table:table-cell office:value-type="float" office:value="0.0121562617237" calcext:value-type="float">
            <text:p>0.0121562617</text:p>
          </table:table-cell>
          <table:table-cell office:value-type="float" office:value="0.00462510730563" calcext:value-type="float">
            <text:p>0.0046251073</text:p>
          </table:table-cell>
          <table:table-cell office:value-type="float" office:value="0.00556479489992" calcext:value-type="float">
            <text:p>0.0055647949</text:p>
          </table:table-cell>
          <table:table-cell office:value-type="float" office:value="0.0102669469158" calcext:value-type="float">
            <text:p>0.01026694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23947649436" calcext:value-type="float">
            <text:p>0.0042394765</text:p>
          </table:table-cell>
          <table:table-cell office:value-type="float" office:value="0.00505068417445" calcext:value-type="float">
            <text:p>0.0050506842</text:p>
          </table:table-cell>
          <table:table-cell office:value-type="float" office:value="0.00895661956884" calcext:value-type="float">
            <text:p>0.0089566196</text:p>
          </table:table-cell>
          <table:table-cell office:value-type="float" office:value="0.0119152815036" calcext:value-type="float">
            <text:p>0.0119152815</text:p>
          </table:table-cell>
          <table:table-cell office:value-type="float" office:value="0.0043505218703" calcext:value-type="float">
            <text:p>0.0043505219</text:p>
          </table:table-cell>
          <table:table-cell office:value-type="float" office:value="0.00533859648287" calcext:value-type="float">
            <text:p>0.0053385965</text:p>
          </table:table-cell>
          <table:table-cell office:value-type="float" office:value="0.0101680548773" calcext:value-type="float">
            <text:p>0.01016805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19173464426" calcext:value-type="float">
            <text:p>0.0041917346</text:p>
          </table:table-cell>
          <table:table-cell office:value-type="float" office:value="0.00493573161343" calcext:value-type="float">
            <text:p>0.0049357316</text:p>
          </table:table-cell>
          <table:table-cell office:value-type="float" office:value="0.00844965793649" calcext:value-type="float">
            <text:p>0.0084496579</text:p>
          </table:table-cell>
          <table:table-cell office:value-type="float" office:value="0.0116682251833" calcext:value-type="float">
            <text:p>0.0116682252</text:p>
          </table:table-cell>
          <table:table-cell office:value-type="float" office:value="0.00451587105722" calcext:value-type="float">
            <text:p>0.0045158711</text:p>
          </table:table-cell>
          <table:table-cell office:value-type="float" office:value="0.00535668632818" calcext:value-type="float">
            <text:p>0.0053566863</text:p>
          </table:table-cell>
          <table:table-cell office:value-type="float" office:value="0.0101231366498" calcext:value-type="float">
            <text:p>0.01012313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23929938707" calcext:value-type="float">
            <text:p>0.0042392994</text:p>
          </table:table-cell>
          <table:table-cell office:value-type="float" office:value="0.00471941385149" calcext:value-type="float">
            <text:p>0.0047194139</text:p>
          </table:table-cell>
          <table:table-cell office:value-type="float" office:value="0.00807140911394" calcext:value-type="float">
            <text:p>0.0080714091</text:p>
          </table:table-cell>
          <table:table-cell office:value-type="float" office:value="0.0112629258909" calcext:value-type="float">
            <text:p>0.0112629259</text:p>
          </table:table-cell>
          <table:table-cell office:value-type="float" office:value="0.00403025998944" calcext:value-type="float">
            <text:p>0.00403026</text:p>
          </table:table-cell>
          <table:table-cell office:value-type="float" office:value="0.00528192433376" calcext:value-type="float">
            <text:p>0.0052819243</text:p>
          </table:table-cell>
          <table:table-cell office:value-type="float" office:value="0.00981722262106" calcext:value-type="float">
            <text:p>0.00981722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407284171958" calcext:value-type="float">
            <text:p>0.0040728417</text:p>
          </table:table-cell>
          <table:table-cell office:value-type="float" office:value="0.00458826380861" calcext:value-type="float">
            <text:p>0.0045882638</text:p>
          </table:table-cell>
          <table:table-cell office:value-type="float" office:value="0.00818246473628" calcext:value-type="float">
            <text:p>0.0081824647</text:p>
          </table:table-cell>
          <table:table-cell office:value-type="float" office:value="0.0115097109278" calcext:value-type="float">
            <text:p>0.0115097109</text:p>
          </table:table-cell>
          <table:table-cell office:value-type="float" office:value="0.00416835276233" calcext:value-type="float">
            <text:p>0.0041683528</text:p>
          </table:table-cell>
          <table:table-cell office:value-type="float" office:value="0.00522314637764" calcext:value-type="float">
            <text:p>0.0052231464</text:p>
          </table:table-cell>
          <table:table-cell office:value-type="float" office:value="0.00956101137973" calcext:value-type="float">
            <text:p>0.00956101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395332704149" calcext:value-type="float">
            <text:p>0.003953327</text:p>
          </table:table-cell>
          <table:table-cell office:value-type="float" office:value="0.00426958211131" calcext:value-type="float">
            <text:p>0.0042695821</text:p>
          </table:table-cell>
          <table:table-cell office:value-type="float" office:value="0.00779596419762" calcext:value-type="float">
            <text:p>0.0077959642</text:p>
          </table:table-cell>
          <table:table-cell office:value-type="float" office:value="0.0108367707944" calcext:value-type="float">
            <text:p>0.0108367708</text:p>
          </table:table-cell>
          <table:table-cell office:value-type="float" office:value="0.00388981152703" calcext:value-type="float">
            <text:p>0.0038898115</text:p>
          </table:table-cell>
          <table:table-cell office:value-type="float" office:value="0.00496093389041" calcext:value-type="float">
            <text:p>0.0049609339</text:p>
          </table:table-cell>
          <table:table-cell office:value-type="float" office:value="0.00918732583662" calcext:value-type="float">
            <text:p>0.00918732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388716448979" calcext:value-type="float">
            <text:p>0.0038871645</text:p>
          </table:table-cell>
          <table:table-cell office:value-type="float" office:value="0.00435133450616" calcext:value-type="float">
            <text:p>0.0043513345</text:p>
          </table:table-cell>
          <table:table-cell office:value-type="float" office:value="0.00786665710065" calcext:value-type="float">
            <text:p>0.0078666571</text:p>
          </table:table-cell>
          <table:table-cell office:value-type="float" office:value="0.0105794022391" calcext:value-type="float">
            <text:p>0.0105794022</text:p>
          </table:table-cell>
          <table:table-cell office:value-type="float" office:value="0.00389447389786" calcext:value-type="float">
            <text:p>0.0038944739</text:p>
          </table:table-cell>
          <table:table-cell office:value-type="float" office:value="0.0049568896452" calcext:value-type="float">
            <text:p>0.0049568896</text:p>
          </table:table-cell>
          <table:table-cell office:value-type="float" office:value="0.00943486948774" calcext:value-type="float">
            <text:p>0.00943486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93061699972" calcext:value-type="float">
            <text:p>0.003930617</text:p>
          </table:table-cell>
          <table:table-cell office:value-type="float" office:value="0.00447698381883" calcext:value-type="float">
            <text:p>0.0044769838</text:p>
          </table:table-cell>
          <table:table-cell office:value-type="float" office:value="0.00792622343536" calcext:value-type="float">
            <text:p>0.0079262234</text:p>
          </table:table-cell>
          <table:table-cell office:value-type="float" office:value="0.0111202563599" calcext:value-type="float">
            <text:p>0.0111202564</text:p>
          </table:table-cell>
          <table:table-cell office:value-type="float" office:value="0.00392655013069" calcext:value-type="float">
            <text:p>0.0039265501</text:p>
          </table:table-cell>
          <table:table-cell office:value-type="float" office:value="0.00519211379036" calcext:value-type="float">
            <text:p>0.0051921138</text:p>
          </table:table-cell>
          <table:table-cell office:value-type="float" office:value="0.00940966911003" calcext:value-type="float">
            <text:p>0.00940966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89357478614" calcext:value-type="float">
            <text:p>0.0038935748</text:p>
          </table:table-cell>
          <table:table-cell office:value-type="float" office:value="0.00451082087009" calcext:value-type="float">
            <text:p>0.0045108209</text:p>
          </table:table-cell>
          <table:table-cell office:value-type="float" office:value="0.00755893951135" calcext:value-type="float">
            <text:p>0.0075589395</text:p>
          </table:table-cell>
          <table:table-cell office:value-type="float" office:value="0.0107604001557" calcext:value-type="float">
            <text:p>0.0107604002</text:p>
          </table:table-cell>
          <table:table-cell office:value-type="float" office:value="0.00398803052996" calcext:value-type="float">
            <text:p>0.0039880305</text:p>
          </table:table-cell>
          <table:table-cell office:value-type="float" office:value="0.00480122111728" calcext:value-type="float">
            <text:p>0.0048012211</text:p>
          </table:table-cell>
          <table:table-cell office:value-type="float" office:value="0.00922191520945" calcext:value-type="float">
            <text:p>0.00922191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364500527395" calcext:value-type="float">
            <text:p>0.0036450053</text:p>
          </table:table-cell>
          <table:table-cell office:value-type="float" office:value="0.00430383183534" calcext:value-type="float">
            <text:p>0.0043038318</text:p>
          </table:table-cell>
          <table:table-cell office:value-type="float" office:value="0.00735499744455" calcext:value-type="float">
            <text:p>0.0073549974</text:p>
          </table:table-cell>
          <table:table-cell office:value-type="float" office:value="0.0101442877606" calcext:value-type="float">
            <text:p>0.0101442878</text:p>
          </table:table-cell>
          <table:table-cell office:value-type="float" office:value="0.00379005512443" calcext:value-type="float">
            <text:p>0.0037900551</text:p>
          </table:table-cell>
          <table:table-cell office:value-type="float" office:value="0.00453448518454" calcext:value-type="float">
            <text:p>0.0045344852</text:p>
          </table:table-cell>
          <table:table-cell office:value-type="float" office:value="0.0085907131461" calcext:value-type="float">
            <text:p>0.00859071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382443086219" calcext:value-type="float">
            <text:p>0.0038244309</text:p>
          </table:table-cell>
          <table:table-cell office:value-type="float" office:value="0.00428667375243" calcext:value-type="float">
            <text:p>0.0042866738</text:p>
          </table:table-cell>
          <table:table-cell office:value-type="float" office:value="0.0073337633164" calcext:value-type="float">
            <text:p>0.0073337633</text:p>
          </table:table-cell>
          <table:table-cell office:value-type="float" office:value="0.01028581213" calcext:value-type="float">
            <text:p>0.0102858121</text:p>
          </table:table-cell>
          <table:table-cell office:value-type="float" office:value="0.00377559340392" calcext:value-type="float">
            <text:p>0.0037755934</text:p>
          </table:table-cell>
          <table:table-cell office:value-type="float" office:value="0.00480523455444" calcext:value-type="float">
            <text:p>0.0048052346</text:p>
          </table:table-cell>
          <table:table-cell office:value-type="float" office:value="0.00858380802887" calcext:value-type="float">
            <text:p>0.0085838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360580802902" calcext:value-type="float">
            <text:p>0.003605808</text:p>
          </table:table-cell>
          <table:table-cell office:value-type="float" office:value="0.0042558685987" calcext:value-type="float">
            <text:p>0.0042558686</text:p>
          </table:table-cell>
          <table:table-cell office:value-type="float" office:value="0.00711625194587" calcext:value-type="float">
            <text:p>0.0071162519</text:p>
          </table:table-cell>
          <table:table-cell office:value-type="float" office:value="0.0101656468086" calcext:value-type="float">
            <text:p>0.0101656468</text:p>
          </table:table-cell>
          <table:table-cell office:value-type="float" office:value="0.00372531954138" calcext:value-type="float">
            <text:p>0.0037253195</text:p>
          </table:table-cell>
          <table:table-cell office:value-type="float" office:value="0.0046941719838" calcext:value-type="float">
            <text:p>0.004694172</text:p>
          </table:table-cell>
          <table:table-cell office:value-type="float" office:value="0.00841689594791" calcext:value-type="float">
            <text:p>0.00841689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31545653996" calcext:value-type="float">
            <text:p>0.0033154565</text:p>
          </table:table-cell>
          <table:table-cell office:value-type="float" office:value="0.00408534117469" calcext:value-type="float">
            <text:p>0.0040853412</text:p>
          </table:table-cell>
          <table:table-cell office:value-type="float" office:value="0.00711552694266" calcext:value-type="float">
            <text:p>0.0071155269</text:p>
          </table:table-cell>
          <table:table-cell office:value-type="float" office:value="0.00989012313864" calcext:value-type="float">
            <text:p>0.0098901231</text:p>
          </table:table-cell>
          <table:table-cell office:value-type="float" office:value="0.00353995006692" calcext:value-type="float">
            <text:p>0.0035399501</text:p>
          </table:table-cell>
          <table:table-cell office:value-type="float" office:value="0.00450217645582" calcext:value-type="float">
            <text:p>0.0045021765</text:p>
          </table:table-cell>
          <table:table-cell office:value-type="float" office:value="0.0083050322958" calcext:value-type="float">
            <text:p>0.00830503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65543259336" calcext:value-type="float">
            <text:p>0.0036554326</text:p>
          </table:table-cell>
          <table:table-cell office:value-type="float" office:value="0.00401060669964" calcext:value-type="float">
            <text:p>0.0040106067</text:p>
          </table:table-cell>
          <table:table-cell office:value-type="float" office:value="0.00694905801885" calcext:value-type="float">
            <text:p>0.006949058</text:p>
          </table:table-cell>
          <table:table-cell office:value-type="float" office:value="0.00995414082691" calcext:value-type="float">
            <text:p>0.0099541408</text:p>
          </table:table-cell>
          <table:table-cell office:value-type="float" office:value="0.00374722895882" calcext:value-type="float">
            <text:p>0.003747229</text:p>
          </table:table-cell>
          <table:table-cell office:value-type="float" office:value="0.00473485250635" calcext:value-type="float">
            <text:p>0.0047348525</text:p>
          </table:table-cell>
          <table:table-cell office:value-type="float" office:value="0.00841912565165" calcext:value-type="float">
            <text:p>0.00841912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359201042297" calcext:value-type="float">
            <text:p>0.0035920104</text:p>
          </table:table-cell>
          <table:table-cell office:value-type="float" office:value="0.00411844143388" calcext:value-type="float">
            <text:p>0.0041184414</text:p>
          </table:table-cell>
          <table:table-cell office:value-type="float" office:value="0.00673268694061" calcext:value-type="float">
            <text:p>0.0067326869</text:p>
          </table:table-cell>
          <table:table-cell office:value-type="float" office:value="0.00957029344117" calcext:value-type="float">
            <text:p>0.0095702934</text:p>
          </table:table-cell>
          <table:table-cell office:value-type="float" office:value="0.00374601905693" calcext:value-type="float">
            <text:p>0.0037460191</text:p>
          </table:table-cell>
          <table:table-cell office:value-type="float" office:value="0.00471542342826" calcext:value-type="float">
            <text:p>0.0047154234</text:p>
          </table:table-cell>
          <table:table-cell office:value-type="float" office:value="0.00837633206439" calcext:value-type="float">
            <text:p>0.00837633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346591651882" calcext:value-type="float">
            <text:p>0.0034659165</text:p>
          </table:table-cell>
          <table:table-cell office:value-type="float" office:value="0.00372922313143" calcext:value-type="float">
            <text:p>0.0037292231</text:p>
          </table:table-cell>
          <table:table-cell office:value-type="float" office:value="0.00678767408399" calcext:value-type="float">
            <text:p>0.0067876741</text:p>
          </table:table-cell>
          <table:table-cell office:value-type="float" office:value="0.00930108137196" calcext:value-type="float">
            <text:p>0.0093010814</text:p>
          </table:table-cell>
          <table:table-cell office:value-type="float" office:value="0.00374586091445" calcext:value-type="float">
            <text:p>0.0037458609</text:p>
          </table:table-cell>
          <table:table-cell office:value-type="float" office:value="0.00427698833992" calcext:value-type="float">
            <text:p>0.0042769883</text:p>
          </table:table-cell>
          <table:table-cell office:value-type="float" office:value="0.00811219704727" calcext:value-type="float">
            <text:p>0.0081121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336287773753" calcext:value-type="float">
            <text:p>0.0033628777</text:p>
          </table:table-cell>
          <table:table-cell office:value-type="float" office:value="0.00378594249245" calcext:value-type="float">
            <text:p>0.0037859425</text:p>
          </table:table-cell>
          <table:table-cell office:value-type="float" office:value="0.0062873602794" calcext:value-type="float">
            <text:p>0.0062873603</text:p>
          </table:table-cell>
          <table:table-cell office:value-type="float" office:value="0.00908108935889" calcext:value-type="float">
            <text:p>0.0090810894</text:p>
          </table:table-cell>
          <table:table-cell office:value-type="float" office:value="0.00347319833066" calcext:value-type="float">
            <text:p>0.0034731983</text:p>
          </table:table-cell>
          <table:table-cell office:value-type="float" office:value="0.00416008672748" calcext:value-type="float">
            <text:p>0.0041600867</text:p>
          </table:table-cell>
          <table:table-cell office:value-type="float" office:value="0.00792453825893" calcext:value-type="float">
            <text:p>0.00792453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357851454306" calcext:value-type="float">
            <text:p>0.0035785145</text:p>
          </table:table-cell>
          <table:table-cell office:value-type="float" office:value="0.00382927127737" calcext:value-type="float">
            <text:p>0.0038292713</text:p>
          </table:table-cell>
          <table:table-cell office:value-type="float" office:value="0.00647387364354" calcext:value-type="float">
            <text:p>0.0064738736</text:p>
          </table:table-cell>
          <table:table-cell office:value-type="float" office:value="0.00920412960666" calcext:value-type="float">
            <text:p>0.0092041296</text:p>
          </table:table-cell>
          <table:table-cell office:value-type="float" office:value="0.00363712428885" calcext:value-type="float">
            <text:p>0.0036371243</text:p>
          </table:table-cell>
          <table:table-cell office:value-type="float" office:value="0.00462511462412" calcext:value-type="float">
            <text:p>0.0046251146</text:p>
          </table:table-cell>
          <table:table-cell office:value-type="float" office:value="0.00785783871845" calcext:value-type="float">
            <text:p>0.00785783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57033178916" calcext:value-type="float">
            <text:p>0.0035703318</text:p>
          </table:table-cell>
          <table:table-cell office:value-type="float" office:value="0.00382228150576" calcext:value-type="float">
            <text:p>0.0038222815</text:p>
          </table:table-cell>
          <table:table-cell office:value-type="float" office:value="0.00649114870234" calcext:value-type="float">
            <text:p>0.0064911487</text:p>
          </table:table-cell>
          <table:table-cell office:value-type="float" office:value="0.00899141963011" calcext:value-type="float">
            <text:p>0.0089914196</text:p>
          </table:table-cell>
          <table:table-cell office:value-type="float" office:value="0.00355304547244" calcext:value-type="float">
            <text:p>0.0035530455</text:p>
          </table:table-cell>
          <table:table-cell office:value-type="float" office:value="0.00433076373873" calcext:value-type="float">
            <text:p>0.0043307637</text:p>
          </table:table-cell>
          <table:table-cell office:value-type="float" office:value="0.00789347619809" calcext:value-type="float">
            <text:p>0.00789347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312978831473" calcext:value-type="float">
            <text:p>0.0031297883</text:p>
          </table:table-cell>
          <table:table-cell office:value-type="float" office:value="0.00378895431255" calcext:value-type="float">
            <text:p>0.0037889543</text:p>
          </table:table-cell>
          <table:table-cell office:value-type="float" office:value="0.00634564071691" calcext:value-type="float">
            <text:p>0.0063456407</text:p>
          </table:table-cell>
          <table:table-cell office:value-type="float" office:value="0.00877549933144" calcext:value-type="float">
            <text:p>0.0087754993</text:p>
          </table:table-cell>
          <table:table-cell office:value-type="float" office:value="0.00333131819326" calcext:value-type="float">
            <text:p>0.0033313182</text:p>
          </table:table-cell>
          <table:table-cell office:value-type="float" office:value="0.00439429986474" calcext:value-type="float">
            <text:p>0.0043942999</text:p>
          </table:table-cell>
          <table:table-cell office:value-type="float" office:value="0.00793265563593" calcext:value-type="float">
            <text:p>0.00793265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314125884269" calcext:value-type="float">
            <text:p>0.0031412588</text:p>
          </table:table-cell>
          <table:table-cell office:value-type="float" office:value="0.00358625904464" calcext:value-type="float">
            <text:p>0.003586259</text:p>
          </table:table-cell>
          <table:table-cell office:value-type="float" office:value="0.00631854761166" calcext:value-type="float">
            <text:p>0.0063185476</text:p>
          </table:table-cell>
          <table:table-cell office:value-type="float" office:value="0.00840965757889" calcext:value-type="float">
            <text:p>0.0084096576</text:p>
          </table:table-cell>
          <table:table-cell office:value-type="float" office:value="0.00313556831008" calcext:value-type="float">
            <text:p>0.0031355683</text:p>
          </table:table-cell>
          <table:table-cell office:value-type="float" office:value="0.0039641836769" calcext:value-type="float">
            <text:p>0.0039641837</text:p>
          </table:table-cell>
          <table:table-cell office:value-type="float" office:value="0.00737245156323" calcext:value-type="float">
            <text:p>0.0073724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332100725522" calcext:value-type="float">
            <text:p>0.0033210073</text:p>
          </table:table-cell>
          <table:table-cell office:value-type="float" office:value="0.00355465649899" calcext:value-type="float">
            <text:p>0.0035546565</text:p>
          </table:table-cell>
          <table:table-cell office:value-type="float" office:value="0.00622446881954" calcext:value-type="float">
            <text:p>0.0062244688</text:p>
          </table:table-cell>
          <table:table-cell office:value-type="float" office:value="0.00861313062551" calcext:value-type="float">
            <text:p>0.0086131306</text:p>
          </table:table-cell>
          <table:table-cell office:value-type="float" office:value="0.00325361899976" calcext:value-type="float">
            <text:p>0.003253619</text:p>
          </table:table-cell>
          <table:table-cell office:value-type="float" office:value="0.00407507485256" calcext:value-type="float">
            <text:p>0.0040750749</text:p>
          </table:table-cell>
          <table:table-cell office:value-type="float" office:value="0.00762818138356" calcext:value-type="float">
            <text:p>0.00762818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336981810269" calcext:value-type="float">
            <text:p>0.0033698181</text:p>
          </table:table-cell>
          <table:table-cell office:value-type="float" office:value="0.00379229529838" calcext:value-type="float">
            <text:p>0.0037922953</text:p>
          </table:table-cell>
          <table:table-cell office:value-type="float" office:value="0.00606174649215" calcext:value-type="float">
            <text:p>0.0060617465</text:p>
          </table:table-cell>
          <table:table-cell office:value-type="float" office:value="0.00878149839099" calcext:value-type="float">
            <text:p>0.0087814984</text:p>
          </table:table-cell>
          <table:table-cell office:value-type="float" office:value="0.00355077679983" calcext:value-type="float">
            <text:p>0.0035507768</text:p>
          </table:table-cell>
          <table:table-cell office:value-type="float" office:value="0.00422624010028" calcext:value-type="float">
            <text:p>0.0042262401</text:p>
          </table:table-cell>
          <table:table-cell office:value-type="float" office:value="0.00759384618506" calcext:value-type="float">
            <text:p>0.00759384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309387483784" calcext:value-type="float">
            <text:p>0.0030938748</text:p>
          </table:table-cell>
          <table:table-cell office:value-type="float" office:value="0.0036966244224" calcext:value-type="float">
            <text:p>0.0036966244</text:p>
          </table:table-cell>
          <table:table-cell office:value-type="float" office:value="0.00591995116976" calcext:value-type="float">
            <text:p>0.0059199512</text:p>
          </table:table-cell>
          <table:table-cell office:value-type="float" office:value="0.00835235000259" calcext:value-type="float">
            <text:p>0.00835235</text:p>
          </table:table-cell>
          <table:table-cell office:value-type="float" office:value="0.00334530125991" calcext:value-type="float">
            <text:p>0.0033453013</text:p>
          </table:table-cell>
          <table:table-cell office:value-type="float" office:value="0.00402589580545" calcext:value-type="float">
            <text:p>0.0040258958</text:p>
          </table:table-cell>
          <table:table-cell office:value-type="float" office:value="0.00784078891504" calcext:value-type="float">
            <text:p>0.00784078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308426036455" calcext:value-type="float">
            <text:p>0.0030842604</text:p>
          </table:table-cell>
          <table:table-cell office:value-type="float" office:value="0.00349640734692" calcext:value-type="float">
            <text:p>0.0034964073</text:p>
          </table:table-cell>
          <table:table-cell office:value-type="float" office:value="0.0063037900941" calcext:value-type="float">
            <text:p>0.0063037901</text:p>
          </table:table-cell>
          <table:table-cell office:value-type="float" office:value="0.00842704713374" calcext:value-type="float">
            <text:p>0.0084270471</text:p>
          </table:table-cell>
          <table:table-cell office:value-type="float" office:value="0.00348239998013" calcext:value-type="float">
            <text:p>0.0034824</text:p>
          </table:table-cell>
          <table:table-cell office:value-type="float" office:value="0.00400352639279" calcext:value-type="float">
            <text:p>0.0040035264</text:p>
          </table:table-cell>
          <table:table-cell office:value-type="float" office:value="0.00758797212937" calcext:value-type="float">
            <text:p>0.00758797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90260777521" calcext:value-type="float">
            <text:p>0.0029026078</text:p>
          </table:table-cell>
          <table:table-cell office:value-type="float" office:value="0.00330954670506" calcext:value-type="float">
            <text:p>0.0033095467</text:p>
          </table:table-cell>
          <table:table-cell office:value-type="float" office:value="0.00576481819217" calcext:value-type="float">
            <text:p>0.0057648182</text:p>
          </table:table-cell>
          <table:table-cell office:value-type="float" office:value="0.0075595023722" calcext:value-type="float">
            <text:p>0.0075595024</text:p>
          </table:table-cell>
          <table:table-cell office:value-type="float" office:value="0.00331252142415" calcext:value-type="float">
            <text:p>0.0033125214</text:p>
          </table:table-cell>
          <table:table-cell office:value-type="float" office:value="0.00385152428925" calcext:value-type="float">
            <text:p>0.0038515243</text:p>
          </table:table-cell>
          <table:table-cell office:value-type="float" office:value="0.00715888654676" calcext:value-type="float">
            <text:p>0.00715888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18478418954" calcext:value-type="float">
            <text:p>0.0031847842</text:p>
          </table:table-cell>
          <table:table-cell office:value-type="float" office:value="0.00360445831136" calcext:value-type="float">
            <text:p>0.0036044583</text:p>
          </table:table-cell>
          <table:table-cell office:value-type="float" office:value="0.00576537843903" calcext:value-type="float">
            <text:p>0.0057653784</text:p>
          </table:table-cell>
          <table:table-cell office:value-type="float" office:value="0.00798096361716" calcext:value-type="float">
            <text:p>0.0079809636</text:p>
          </table:table-cell>
          <table:table-cell office:value-type="float" office:value="0.00312917816708" calcext:value-type="float">
            <text:p>0.0031291782</text:p>
          </table:table-cell>
          <table:table-cell office:value-type="float" office:value="0.00421122098537" calcext:value-type="float">
            <text:p>0.004211221</text:p>
          </table:table-cell>
          <table:table-cell office:value-type="float" office:value="0.00730527170682" calcext:value-type="float">
            <text:p>0.00730527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18003356073" calcext:value-type="float">
            <text:p>0.0031800336</text:p>
          </table:table-cell>
          <table:table-cell office:value-type="float" office:value="0.00349792479238" calcext:value-type="float">
            <text:p>0.0034979248</text:p>
          </table:table-cell>
          <table:table-cell office:value-type="float" office:value="0.00579177874888" calcext:value-type="float">
            <text:p>0.0057917787</text:p>
          </table:table-cell>
          <table:table-cell office:value-type="float" office:value="0.00797134786204" calcext:value-type="float">
            <text:p>0.0079713479</text:p>
          </table:table-cell>
          <table:table-cell office:value-type="float" office:value="0.00318427153724" calcext:value-type="float">
            <text:p>0.0031842715</text:p>
          </table:table-cell>
          <table:table-cell office:value-type="float" office:value="0.00394909328293" calcext:value-type="float">
            <text:p>0.0039490933</text:p>
          </table:table-cell>
          <table:table-cell office:value-type="float" office:value="0.00723315907106" calcext:value-type="float">
            <text:p>0.00723315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95378152536" calcext:value-type="float">
            <text:p>0.0029537815</text:p>
          </table:table-cell>
          <table:table-cell office:value-type="float" office:value="0.00336903060896" calcext:value-type="float">
            <text:p>0.0033690306</text:p>
          </table:table-cell>
          <table:table-cell office:value-type="float" office:value="0.00545897334973" calcext:value-type="float">
            <text:p>0.0054589733</text:p>
          </table:table-cell>
          <table:table-cell office:value-type="float" office:value="0.00769899634035" calcext:value-type="float">
            <text:p>0.0076989963</text:p>
          </table:table-cell>
          <table:table-cell office:value-type="float" office:value="0.00307505183256" calcext:value-type="float">
            <text:p>0.0030750518</text:p>
          </table:table-cell>
          <table:table-cell office:value-type="float" office:value="0.00405727412743" calcext:value-type="float">
            <text:p>0.0040572741</text:p>
          </table:table-cell>
          <table:table-cell office:value-type="float" office:value="0.00681198019451" calcext:value-type="float">
            <text:p>0.00681198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327518776634" calcext:value-type="float">
            <text:p>0.0032751878</text:p>
          </table:table-cell>
          <table:table-cell office:value-type="float" office:value="0.0035136212595" calcext:value-type="float">
            <text:p>0.0035136213</text:p>
          </table:table-cell>
          <table:table-cell office:value-type="float" office:value="0.00561390844578" calcext:value-type="float">
            <text:p>0.0056139084</text:p>
          </table:table-cell>
          <table:table-cell office:value-type="float" office:value="0.00753809464075" calcext:value-type="float">
            <text:p>0.0075380946</text:p>
          </table:table-cell>
          <table:table-cell office:value-type="float" office:value="0.00309782094786" calcext:value-type="float">
            <text:p>0.0030978209</text:p>
          </table:table-cell>
          <table:table-cell office:value-type="float" office:value="0.00387065947007" calcext:value-type="float">
            <text:p>0.0038706595</text:p>
          </table:table-cell>
          <table:table-cell office:value-type="float" office:value="0.00730112151797" calcext:value-type="float">
            <text:p>0.00730112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04530344985" calcext:value-type="float">
            <text:p>0.0030453034</text:p>
          </table:table-cell>
          <table:table-cell office:value-type="float" office:value="0.00323322604367" calcext:value-type="float">
            <text:p>0.003233226</text:p>
          </table:table-cell>
          <table:table-cell office:value-type="float" office:value="0.00566893970946" calcext:value-type="float">
            <text:p>0.0056689397</text:p>
          </table:table-cell>
          <table:table-cell office:value-type="float" office:value="0.00732548514706" calcext:value-type="float">
            <text:p>0.0073254851</text:p>
          </table:table-cell>
          <table:table-cell office:value-type="float" office:value="0.0030217489575" calcext:value-type="float">
            <text:p>0.003021749</text:p>
          </table:table-cell>
          <table:table-cell office:value-type="float" office:value="0.00382908545321" calcext:value-type="float">
            <text:p>0.0038290855</text:p>
          </table:table-cell>
          <table:table-cell office:value-type="float" office:value="0.0071229187964" calcext:value-type="float">
            <text:p>0.00712291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75757397213" calcext:value-type="float">
            <text:p>0.002757574</text:p>
          </table:table-cell>
          <table:table-cell office:value-type="float" office:value="0.00313769114947" calcext:value-type="float">
            <text:p>0.0031376911</text:p>
          </table:table-cell>
          <table:table-cell office:value-type="float" office:value="0.0053009299344" calcext:value-type="float">
            <text:p>0.0053009299</text:p>
          </table:table-cell>
          <table:table-cell office:value-type="float" office:value="0.00733558320167" calcext:value-type="float">
            <text:p>0.0073355832</text:p>
          </table:table-cell>
          <table:table-cell office:value-type="float" office:value="0.00297476572022" calcext:value-type="float">
            <text:p>0.0029747657</text:p>
          </table:table-cell>
          <table:table-cell office:value-type="float" office:value="0.00383061761796" calcext:value-type="float">
            <text:p>0.0038306176</text:p>
          </table:table-cell>
          <table:table-cell office:value-type="float" office:value="0.00671009524455" calcext:value-type="float">
            <text:p>0.00671009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93158969405" calcext:value-type="float">
            <text:p>0.0029315897</text:p>
          </table:table-cell>
          <table:table-cell office:value-type="float" office:value="0.00359738371301" calcext:value-type="float">
            <text:p>0.0035973837</text:p>
          </table:table-cell>
          <table:table-cell office:value-type="float" office:value="0.00556271259788" calcext:value-type="float">
            <text:p>0.0055627126</text:p>
          </table:table-cell>
          <table:table-cell office:value-type="float" office:value="0.0072145398572" calcext:value-type="float">
            <text:p>0.0072145399</text:p>
          </table:table-cell>
          <table:table-cell office:value-type="float" office:value="0.00319853197791" calcext:value-type="float">
            <text:p>0.003198532</text:p>
          </table:table-cell>
          <table:table-cell office:value-type="float" office:value="0.00384187881289" calcext:value-type="float">
            <text:p>0.0038418788</text:p>
          </table:table-cell>
          <table:table-cell office:value-type="float" office:value="0.00680354178433" calcext:value-type="float">
            <text:p>0.00680354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8919111025" calcext:value-type="float">
            <text:p>0.0028919111</text:p>
          </table:table-cell>
          <table:table-cell office:value-type="float" office:value="0.00337051003327" calcext:value-type="float">
            <text:p>0.00337051</text:p>
          </table:table-cell>
          <table:table-cell office:value-type="float" office:value="0.00563320033485" calcext:value-type="float">
            <text:p>0.0056332003</text:p>
          </table:table-cell>
          <table:table-cell office:value-type="float" office:value="0.00746136339873" calcext:value-type="float">
            <text:p>0.0074613634</text:p>
          </table:table-cell>
          <table:table-cell office:value-type="float" office:value="0.00299753423075" calcext:value-type="float">
            <text:p>0.0029975342</text:p>
          </table:table-cell>
          <table:table-cell office:value-type="float" office:value="0.00388012891711" calcext:value-type="float">
            <text:p>0.0038801289</text:p>
          </table:table-cell>
          <table:table-cell office:value-type="float" office:value="0.00671473867169" calcext:value-type="float">
            <text:p>0.00671473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89200869186" calcext:value-type="float">
            <text:p>0.0028920087</text:p>
          </table:table-cell>
          <table:table-cell office:value-type="float" office:value="0.0031941425378" calcext:value-type="float">
            <text:p>0.0031941425</text:p>
          </table:table-cell>
          <table:table-cell office:value-type="float" office:value="0.00523952729355" calcext:value-type="float">
            <text:p>0.0052395273</text:p>
          </table:table-cell>
          <table:table-cell office:value-type="float" office:value="0.00709417012107" calcext:value-type="float">
            <text:p>0.0070941701</text:p>
          </table:table-cell>
          <table:table-cell office:value-type="float" office:value="0.00312059697058" calcext:value-type="float">
            <text:p>0.003120597</text:p>
          </table:table-cell>
          <table:table-cell office:value-type="float" office:value="0.00362094697936" calcext:value-type="float">
            <text:p>0.003620947</text:p>
          </table:table-cell>
          <table:table-cell office:value-type="float" office:value="0.00657530328518" calcext:value-type="float">
            <text:p>0.00657530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96404704727" calcext:value-type="float">
            <text:p>0.002964047</text:p>
          </table:table-cell>
          <table:table-cell office:value-type="float" office:value="0.00295472940577" calcext:value-type="float">
            <text:p>0.0029547294</text:p>
          </table:table-cell>
          <table:table-cell office:value-type="float" office:value="0.00503705805283" calcext:value-type="float">
            <text:p>0.0050370581</text:p>
          </table:table-cell>
          <table:table-cell office:value-type="float" office:value="0.00698264700244" calcext:value-type="float">
            <text:p>0.006982647</text:p>
          </table:table-cell>
          <table:table-cell office:value-type="float" office:value="0.00310557864844" calcext:value-type="float">
            <text:p>0.0031055786</text:p>
          </table:table-cell>
          <table:table-cell office:value-type="float" office:value="0.00377629514061" calcext:value-type="float">
            <text:p>0.0037762951</text:p>
          </table:table-cell>
          <table:table-cell office:value-type="float" office:value="0.00644244691719" calcext:value-type="float">
            <text:p>0.00644244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95081205318" calcext:value-type="float">
            <text:p>0.0029508121</text:p>
          </table:table-cell>
          <table:table-cell office:value-type="float" office:value="0.00308187615926" calcext:value-type="float">
            <text:p>0.0030818762</text:p>
          </table:table-cell>
          <table:table-cell office:value-type="float" office:value="0.00509869027375" calcext:value-type="float">
            <text:p>0.0050986903</text:p>
          </table:table-cell>
          <table:table-cell office:value-type="float" office:value="0.00719860530279" calcext:value-type="float">
            <text:p>0.0071986053</text:p>
          </table:table-cell>
          <table:table-cell office:value-type="float" office:value="0.00308793755503" calcext:value-type="float">
            <text:p>0.0030879376</text:p>
          </table:table-cell>
          <table:table-cell office:value-type="float" office:value="0.00363719355654" calcext:value-type="float">
            <text:p>0.0036371936</text:p>
          </table:table-cell>
          <table:table-cell office:value-type="float" office:value="0.00668177669146" calcext:value-type="float">
            <text:p>0.00668177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6226625566" calcext:value-type="float">
            <text:p>0.0026226626</text:p>
          </table:table-cell>
          <table:table-cell office:value-type="float" office:value="0.00279705883475" calcext:value-type="float">
            <text:p>0.0027970588</text:p>
          </table:table-cell>
          <table:table-cell office:value-type="float" office:value="0.00471636220883" calcext:value-type="float">
            <text:p>0.0047163622</text:p>
          </table:table-cell>
          <table:table-cell office:value-type="float" office:value="0.00640328254345" calcext:value-type="float">
            <text:p>0.0064032825</text:p>
          </table:table-cell>
          <table:table-cell office:value-type="float" office:value="0.00264483805202" calcext:value-type="float">
            <text:p>0.0026448381</text:p>
          </table:table-cell>
          <table:table-cell office:value-type="float" office:value="0.00317322899913" calcext:value-type="float">
            <text:p>0.003173229</text:p>
          </table:table-cell>
          <table:table-cell office:value-type="float" office:value="0.0062273576513" calcext:value-type="float">
            <text:p>0.00622735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72560770054" calcext:value-type="float">
            <text:p>0.0027256077</text:p>
          </table:table-cell>
          <table:table-cell office:value-type="float" office:value="0.00319410596432" calcext:value-type="float">
            <text:p>0.003194106</text:p>
          </table:table-cell>
          <table:table-cell office:value-type="float" office:value="0.00504653338091" calcext:value-type="float">
            <text:p>0.0050465334</text:p>
          </table:table-cell>
          <table:table-cell office:value-type="float" office:value="0.00707054458335" calcext:value-type="float">
            <text:p>0.0070705446</text:p>
          </table:table-cell>
          <table:table-cell office:value-type="float" office:value="0.00316410954964" calcext:value-type="float">
            <text:p>0.0031641095</text:p>
          </table:table-cell>
          <table:table-cell office:value-type="float" office:value="0.00358187482475" calcext:value-type="float">
            <text:p>0.0035818748</text:p>
          </table:table-cell>
          <table:table-cell office:value-type="float" office:value="0.00666912736736" calcext:value-type="float">
            <text:p>0.00666912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39832543936" calcext:value-type="float">
            <text:p>0.0023983254</text:p>
          </table:table-cell>
          <table:table-cell office:value-type="float" office:value="0.00300065598256" calcext:value-type="float">
            <text:p>0.003000656</text:p>
          </table:table-cell>
          <table:table-cell office:value-type="float" office:value="0.00496605809774" calcext:value-type="float">
            <text:p>0.0049660581</text:p>
          </table:table-cell>
          <table:table-cell office:value-type="float" office:value="0.00659789828782" calcext:value-type="float">
            <text:p>0.0065978983</text:p>
          </table:table-cell>
          <table:table-cell office:value-type="float" office:value="0.00275774177801" calcext:value-type="float">
            <text:p>0.0027577418</text:p>
          </table:table-cell>
          <table:table-cell office:value-type="float" office:value="0.00335541855223" calcext:value-type="float">
            <text:p>0.0033554186</text:p>
          </table:table-cell>
          <table:table-cell office:value-type="float" office:value="0.00630729041094" calcext:value-type="float">
            <text:p>0.0063072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902088679" calcext:value-type="float">
            <text:p>0.0029020887</text:p>
          </table:table-cell>
          <table:table-cell office:value-type="float" office:value="0.00312706478667" calcext:value-type="float">
            <text:p>0.0031270648</text:p>
          </table:table-cell>
          <table:table-cell office:value-type="float" office:value="0.00498663677861" calcext:value-type="float">
            <text:p>0.0049866368</text:p>
          </table:table-cell>
          <table:table-cell office:value-type="float" office:value="0.00689570300524" calcext:value-type="float">
            <text:p>0.006895703</text:p>
          </table:table-cell>
          <table:table-cell office:value-type="float" office:value="0.00310290318737" calcext:value-type="float">
            <text:p>0.0031029032</text:p>
          </table:table-cell>
          <table:table-cell office:value-type="float" office:value="0.00368676721153" calcext:value-type="float">
            <text:p>0.0036867672</text:p>
          </table:table-cell>
          <table:table-cell office:value-type="float" office:value="0.00647126905587" calcext:value-type="float">
            <text:p>0.0064712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307405558594" calcext:value-type="float">
            <text:p>0.0030740556</text:p>
          </table:table-cell>
          <table:table-cell office:value-type="float" office:value="0.00317557461765" calcext:value-type="float">
            <text:p>0.0031755746</text:p>
          </table:table-cell>
          <table:table-cell office:value-type="float" office:value="0.00515556339175" calcext:value-type="float">
            <text:p>0.0051555634</text:p>
          </table:table-cell>
          <table:table-cell office:value-type="float" office:value="0.00672614805956" calcext:value-type="float">
            <text:p>0.0067261481</text:p>
          </table:table-cell>
          <table:table-cell office:value-type="float" office:value="0.00335850739763" calcext:value-type="float">
            <text:p>0.0033585074</text:p>
          </table:table-cell>
          <table:table-cell office:value-type="float" office:value="0.00378530800615" calcext:value-type="float">
            <text:p>0.003785308</text:p>
          </table:table-cell>
          <table:table-cell office:value-type="float" office:value="0.00666205408168" calcext:value-type="float">
            <text:p>0.00666205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54002540348" calcext:value-type="float">
            <text:p>0.0025400254</text:p>
          </table:table-cell>
          <table:table-cell office:value-type="float" office:value="0.00293689341276" calcext:value-type="float">
            <text:p>0.0029368934</text:p>
          </table:table-cell>
          <table:table-cell office:value-type="float" office:value="0.00467295493473" calcext:value-type="float">
            <text:p>0.0046729549</text:p>
          </table:table-cell>
          <table:table-cell office:value-type="float" office:value="0.00640161183673" calcext:value-type="float">
            <text:p>0.0064016118</text:p>
          </table:table-cell>
          <table:table-cell office:value-type="float" office:value="0.00310903333045" calcext:value-type="float">
            <text:p>0.0031090333</text:p>
          </table:table-cell>
          <table:table-cell office:value-type="float" office:value="0.00329916416495" calcext:value-type="float">
            <text:p>0.0032991642</text:p>
          </table:table-cell>
          <table:table-cell office:value-type="float" office:value="0.00592037692666" calcext:value-type="float">
            <text:p>0.00592037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5473298542" calcext:value-type="float">
            <text:p>0.0025473299</text:p>
          </table:table-cell>
          <table:table-cell office:value-type="float" office:value="0.00305135574225" calcext:value-type="float">
            <text:p>0.0030513557</text:p>
          </table:table-cell>
          <table:table-cell office:value-type="float" office:value="0.0044213171104" calcext:value-type="float">
            <text:p>0.0044213171</text:p>
          </table:table-cell>
          <table:table-cell office:value-type="float" office:value="0.00600307978885" calcext:value-type="float">
            <text:p>0.0060030798</text:p>
          </table:table-cell>
          <table:table-cell office:value-type="float" office:value="0.00274979991358" calcext:value-type="float">
            <text:p>0.0027497999</text:p>
          </table:table-cell>
          <table:table-cell office:value-type="float" office:value="0.00318473653549" calcext:value-type="float">
            <text:p>0.0031847365</text:p>
          </table:table-cell>
          <table:table-cell office:value-type="float" office:value="0.00598357200234" calcext:value-type="float">
            <text:p>0.0059835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6614285546" calcext:value-type="float">
            <text:p>0.0026614286</text:p>
          </table:table-cell>
          <table:table-cell office:value-type="float" office:value="0.00259946168318" calcext:value-type="float">
            <text:p>0.0025994617</text:p>
          </table:table-cell>
          <table:table-cell office:value-type="float" office:value="0.0045840604101" calcext:value-type="float">
            <text:p>0.0045840604</text:p>
          </table:table-cell>
          <table:table-cell office:value-type="float" office:value="0.00649147307088" calcext:value-type="float">
            <text:p>0.0064914731</text:p>
          </table:table-cell>
          <table:table-cell office:value-type="float" office:value="0.00283613433677" calcext:value-type="float">
            <text:p>0.0028361343</text:p>
          </table:table-cell>
          <table:table-cell office:value-type="float" office:value="0.00360639486608" calcext:value-type="float">
            <text:p>0.0036063949</text:p>
          </table:table-cell>
          <table:table-cell office:value-type="float" office:value="0.00605404827169" calcext:value-type="float">
            <text:p>0.00605404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5641369273" calcext:value-type="float">
            <text:p>0.0025641369</text:p>
          </table:table-cell>
          <table:table-cell office:value-type="float" office:value="0.00287080649191" calcext:value-type="float">
            <text:p>0.0028708065</text:p>
          </table:table-cell>
          <table:table-cell office:value-type="float" office:value="0.00469558631807" calcext:value-type="float">
            <text:p>0.0046955863</text:p>
          </table:table-cell>
          <table:table-cell office:value-type="float" office:value="0.00618755804139" calcext:value-type="float">
            <text:p>0.006187558</text:p>
          </table:table-cell>
          <table:table-cell office:value-type="float" office:value="0.00270054861036" calcext:value-type="float">
            <text:p>0.0027005486</text:p>
          </table:table-cell>
          <table:table-cell office:value-type="float" office:value="0.00346829262246" calcext:value-type="float">
            <text:p>0.0034682926</text:p>
          </table:table-cell>
          <table:table-cell office:value-type="float" office:value="0.00634415017754" calcext:value-type="float">
            <text:p>0.00634415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4281695825" calcext:value-type="float">
            <text:p>0.0024281696</text:p>
          </table:table-cell>
          <table:table-cell office:value-type="float" office:value="0.00281169909433" calcext:value-type="float">
            <text:p>0.0028116991</text:p>
          </table:table-cell>
          <table:table-cell office:value-type="float" office:value="0.00456801349748" calcext:value-type="float">
            <text:p>0.0045680135</text:p>
          </table:table-cell>
          <table:table-cell office:value-type="float" office:value="0.005947624108" calcext:value-type="float">
            <text:p>0.0059476241</text:p>
          </table:table-cell>
          <table:table-cell office:value-type="float" office:value="0.00272337748715" calcext:value-type="float">
            <text:p>0.0027233775</text:p>
          </table:table-cell>
          <table:table-cell office:value-type="float" office:value="0.00312051716646" calcext:value-type="float">
            <text:p>0.0031205172</text:p>
          </table:table-cell>
          <table:table-cell office:value-type="float" office:value="0.00603348809436" calcext:value-type="float">
            <text:p>0.00603348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66281827036" calcext:value-type="float">
            <text:p>0.0026628183</text:p>
          </table:table-cell>
          <table:table-cell office:value-type="float" office:value="0.00270383143726" calcext:value-type="float">
            <text:p>0.0027038314</text:p>
          </table:table-cell>
          <table:table-cell office:value-type="float" office:value="0.0044595860312" calcext:value-type="float">
            <text:p>0.004459586</text:p>
          </table:table-cell>
          <table:table-cell office:value-type="float" office:value="0.00599203157527" calcext:value-type="float">
            <text:p>0.0059920316</text:p>
          </table:table-cell>
          <table:table-cell office:value-type="float" office:value="0.00272934669568" calcext:value-type="float">
            <text:p>0.0027293467</text:p>
          </table:table-cell>
          <table:table-cell office:value-type="float" office:value="0.00313497538843" calcext:value-type="float">
            <text:p>0.0031349754</text:p>
          </table:table-cell>
          <table:table-cell office:value-type="float" office:value="0.00573808355081" calcext:value-type="float">
            <text:p>0.00573808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55179238247" calcext:value-type="float">
            <text:p>0.0025517924</text:p>
          </table:table-cell>
          <table:table-cell office:value-type="float" office:value="0.00273648780695" calcext:value-type="float">
            <text:p>0.0027364878</text:p>
          </table:table-cell>
          <table:table-cell office:value-type="float" office:value="0.00441846401905" calcext:value-type="float">
            <text:p>0.004418464</text:p>
          </table:table-cell>
          <table:table-cell office:value-type="float" office:value="0.00575855624088" calcext:value-type="float">
            <text:p>0.0057585562</text:p>
          </table:table-cell>
          <table:table-cell office:value-type="float" office:value="0.0027550554006" calcext:value-type="float">
            <text:p>0.0027550554</text:p>
          </table:table-cell>
          <table:table-cell office:value-type="float" office:value="0.00312045284538" calcext:value-type="float">
            <text:p>0.0031204528</text:p>
          </table:table-cell>
          <table:table-cell office:value-type="float" office:value="0.00571574710399" calcext:value-type="float">
            <text:p>0.005715747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lpha=1</text:p>
          </table:table-cell>
          <table:table-cell office:value-type="string" calcext:value-type="string">
            <text:p>Alpha=2</text:p>
          </table:table-cell>
          <table:table-cell office:value-type="string" calcext:value-type="string">
            <text:p>Alpha=4</text:p>
          </table:table-cell>
          <table:table-cell office:value-type="string" calcext:value-type="string">
            <text:p>Alpha=8</text:p>
          </table:table-cell>
          <table:table-cell office:value-type="string" calcext:value-type="string">
            <text:p>Alpha=0.5</text:p>
          </table:table-cell>
          <table:table-cell office:value-type="string" calcext:value-type="string">
            <text:p>Alpha=0.2</text:p>
          </table:table-cell>
          <table:table-cell office:value-type="string" calcext:value-type="string">
            <text:p>Alpha=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percentage" office:value="0.0476999995299" calcext:value-type="percentage">
            <text:p>4.77%</text:p>
          </table:table-cell>
          <table:table-cell table:style-name="ce1" office:value-type="percentage" office:value="0.0641999997385" calcext:value-type="percentage">
            <text:p>6.42%</text:p>
          </table:table-cell>
          <table:table-cell table:style-name="ce1" office:value-type="percentage" office:value="0.083500000108" calcext:value-type="percentage">
            <text:p>8.35%</text:p>
          </table:table-cell>
          <table:table-cell table:style-name="ce1" office:value-type="percentage" office:value="0.0825999999605" calcext:value-type="percentage">
            <text:p>8.26%</text:p>
          </table:table-cell>
          <table:table-cell table:style-name="ce1" office:value-type="percentage" office:value="0.0522999997623" calcext:value-type="percentage">
            <text:p>5.23%</text:p>
          </table:table-cell>
          <table:table-cell table:style-name="ce1" office:value-type="percentage" office:value="0.0668999996223" calcext:value-type="percentage">
            <text:p>6.69%</text:p>
          </table:table-cell>
          <table:table-cell table:style-name="ce1" office:value-type="percentage" office:value="0.0918999995105" calcext:value-type="percentage">
            <text:p>9.1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0.0496999999322" calcext:value-type="percentage">
            <text:p>4.97%</text:p>
          </table:table-cell>
          <table:table-cell table:style-name="ce1" office:value-type="percentage" office:value="0.0566999995336" calcext:value-type="percentage">
            <text:p>5.67%</text:p>
          </table:table-cell>
          <table:table-cell table:style-name="ce1" office:value-type="percentage" office:value="0.086899999883" calcext:value-type="percentage">
            <text:p>8.69%</text:p>
          </table:table-cell>
          <table:table-cell table:style-name="ce1" office:value-type="percentage" office:value="0.0876999999583" calcext:value-type="percentage">
            <text:p>8.77%</text:p>
          </table:table-cell>
          <table:table-cell table:style-name="ce1" office:value-type="percentage" office:value="0.0435999997333" calcext:value-type="percentage">
            <text:p>4.36%</text:p>
          </table:table-cell>
          <table:table-cell table:style-name="ce1" office:value-type="percentage" office:value="0.0549999996275" calcext:value-type="percentage">
            <text:p>5.50%</text:p>
          </table:table-cell>
          <table:table-cell table:style-name="ce1" office:value-type="percentage" office:value="0.0736999997683" calcext:value-type="percentage">
            <text:p>7.3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percentage" office:value="0.0322999995388" calcext:value-type="percentage">
            <text:p>3.23%</text:p>
          </table:table-cell>
          <table:table-cell table:style-name="ce1" office:value-type="percentage" office:value="0.0440999998152" calcext:value-type="percentage">
            <text:p>4.41%</text:p>
          </table:table-cell>
          <table:table-cell table:style-name="ce1" office:value-type="percentage" office:value="0.0769999998249" calcext:value-type="percentage">
            <text:p>7.70%</text:p>
          </table:table-cell>
          <table:table-cell table:style-name="ce1" office:value-type="percentage" office:value="0.0783999995887" calcext:value-type="percentage">
            <text:p>7.84%</text:p>
          </table:table-cell>
          <table:table-cell table:style-name="ce1" office:value-type="percentage" office:value="0.0342999997921" calcext:value-type="percentage">
            <text:p>3.43%</text:p>
          </table:table-cell>
          <table:table-cell table:style-name="ce1" office:value-type="percentage" office:value="0.0459999997169" calcext:value-type="percentage">
            <text:p>4.60%</text:p>
          </table:table-cell>
          <table:table-cell table:style-name="ce1" office:value-type="percentage" office:value="0.0643000000156" calcext:value-type="percentage">
            <text:p>6.4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percentage" office:value="0.0322999997437" calcext:value-type="percentage">
            <text:p>3.23%</text:p>
          </table:table-cell>
          <table:table-cell table:style-name="ce1" office:value-type="percentage" office:value="0.0414999996312" calcext:value-type="percentage">
            <text:p>4.15%</text:p>
          </table:table-cell>
          <table:table-cell table:style-name="ce1" office:value-type="percentage" office:value="0.0706999999657" calcext:value-type="percentage">
            <text:p>7.07%</text:p>
          </table:table-cell>
          <table:table-cell table:style-name="ce1" office:value-type="percentage" office:value="0.0783999999613" calcext:value-type="percentage">
            <text:p>7.84%</text:p>
          </table:table-cell>
          <table:table-cell table:style-name="ce1" office:value-type="percentage" office:value="0.0348999997415" calcext:value-type="percentage">
            <text:p>3.49%</text:p>
          </table:table-cell>
          <table:table-cell table:style-name="ce1" office:value-type="percentage" office:value="0.0434999996983" calcext:value-type="percentage">
            <text:p>4.35%</text:p>
          </table:table-cell>
          <table:table-cell table:style-name="ce1" office:value-type="percentage" office:value="0.0607000000775" calcext:value-type="percentage">
            <text:p>6.0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0.0294999996945" calcext:value-type="percentage">
            <text:p>2.95%</text:p>
          </table:table-cell>
          <table:table-cell table:style-name="ce1" office:value-type="percentage" office:value="0.0363999996521" calcext:value-type="percentage">
            <text:p>3.64%</text:p>
          </table:table-cell>
          <table:table-cell table:style-name="ce1" office:value-type="percentage" office:value="0.0651999996975" calcext:value-type="percentage">
            <text:p>6.52%</text:p>
          </table:table-cell>
          <table:table-cell table:style-name="ce1" office:value-type="percentage" office:value="0.0750999999233" calcext:value-type="percentage">
            <text:p>7.51%</text:p>
          </table:table-cell>
          <table:table-cell table:style-name="ce1" office:value-type="percentage" office:value="0.0332999995165" calcext:value-type="percentage">
            <text:p>3.33%</text:p>
          </table:table-cell>
          <table:table-cell table:style-name="ce1" office:value-type="percentage" office:value="0.0392999997549" calcext:value-type="percentage">
            <text:p>3.93%</text:p>
          </table:table-cell>
          <table:table-cell table:style-name="ce1" office:value-type="percentage" office:value="0.0563999994472" calcext:value-type="percentage">
            <text:p>5.6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percentage" office:value="0.0317999996804" calcext:value-type="percentage">
            <text:p>3.18%</text:p>
          </table:table-cell>
          <table:table-cell table:style-name="ce1" office:value-type="percentage" office:value="0.0350999994762" calcext:value-type="percentage">
            <text:p>3.51%</text:p>
          </table:table-cell>
          <table:table-cell table:style-name="ce1" office:value-type="percentage" office:value="0.0593999997899" calcext:value-type="percentage">
            <text:p>5.94%</text:p>
          </table:table-cell>
          <table:table-cell table:style-name="ce1" office:value-type="percentage" office:value="0.0754999998584" calcext:value-type="percentage">
            <text:p>7.55%</text:p>
          </table:table-cell>
          <table:table-cell table:style-name="ce1" office:value-type="percentage" office:value="0.0318999996036" calcext:value-type="percentage">
            <text:p>3.19%</text:p>
          </table:table-cell>
          <table:table-cell table:style-name="ce1" office:value-type="percentage" office:value="0.038499999661" calcext:value-type="percentage">
            <text:p>3.85%</text:p>
          </table:table-cell>
          <table:table-cell table:style-name="ce1" office:value-type="percentage" office:value="0.0517999998294" calcext:value-type="percentage">
            <text:p>5.1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percentage" office:value="0.0299999996088" calcext:value-type="percentage">
            <text:p>3.00%</text:p>
          </table:table-cell>
          <table:table-cell table:style-name="ce1" office:value-type="percentage" office:value="0.0344999997504" calcext:value-type="percentage">
            <text:p>3.45%</text:p>
          </table:table-cell>
          <table:table-cell table:style-name="ce1" office:value-type="percentage" office:value="0.0543999996781" calcext:value-type="percentage">
            <text:p>5.44%</text:p>
          </table:table-cell>
          <table:table-cell table:style-name="ce1" office:value-type="percentage" office:value="0.0763999998942" calcext:value-type="percentage">
            <text:p>7.64%</text:p>
          </table:table-cell>
          <table:table-cell table:style-name="ce1" office:value-type="percentage" office:value="0.0296999997087" calcext:value-type="percentage">
            <text:p>2.97%</text:p>
          </table:table-cell>
          <table:table-cell table:style-name="ce1" office:value-type="percentage" office:value="0.0370999995619" calcext:value-type="percentage">
            <text:p>3.71%</text:p>
          </table:table-cell>
          <table:table-cell table:style-name="ce1" office:value-type="percentage" office:value="0.04949999962" calcext:value-type="percentage">
            <text:p>4.9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percentage" office:value="0.0291999995522" calcext:value-type="percentage">
            <text:p>2.92%</text:p>
          </table:table-cell>
          <table:table-cell table:style-name="ce1" office:value-type="percentage" office:value="0.0314999997243" calcext:value-type="percentage">
            <text:p>3.15%</text:p>
          </table:table-cell>
          <table:table-cell table:style-name="ce1" office:value-type="percentage" office:value="0.0525999998301" calcext:value-type="percentage">
            <text:p>5.26%</text:p>
          </table:table-cell>
          <table:table-cell table:style-name="ce1" office:value-type="percentage" office:value="0.0735000001453" calcext:value-type="percentage">
            <text:p>7.35%</text:p>
          </table:table-cell>
          <table:table-cell table:style-name="ce1" office:value-type="percentage" office:value="0.0287999995425" calcext:value-type="percentage">
            <text:p>2.88%</text:p>
          </table:table-cell>
          <table:table-cell table:style-name="ce1" office:value-type="percentage" office:value="0.035299999658" calcext:value-type="percentage">
            <text:p>3.53%</text:p>
          </table:table-cell>
          <table:table-cell table:style-name="ce1" office:value-type="percentage" office:value="0.0472999997437" calcext:value-type="percentage">
            <text:p>4.7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percentage" office:value="0.0294999996573" calcext:value-type="percentage">
            <text:p>2.95%</text:p>
          </table:table-cell>
          <table:table-cell table:style-name="ce1" office:value-type="percentage" office:value="0.0321999995224" calcext:value-type="percentage">
            <text:p>3.22%</text:p>
          </table:table-cell>
          <table:table-cell table:style-name="ce1" office:value-type="percentage" office:value="0.0479999996163" calcext:value-type="percentage">
            <text:p>4.80%</text:p>
          </table:table-cell>
          <table:table-cell table:style-name="ce1" office:value-type="percentage" office:value="0.0692999998108" calcext:value-type="percentage">
            <text:p>6.93%</text:p>
          </table:table-cell>
          <table:table-cell table:style-name="ce1" office:value-type="percentage" office:value="0.0296999995783" calcext:value-type="percentage">
            <text:p>2.97%</text:p>
          </table:table-cell>
          <table:table-cell table:style-name="ce1" office:value-type="percentage" office:value="0.0350999996066" calcext:value-type="percentage">
            <text:p>3.51%</text:p>
          </table:table-cell>
          <table:table-cell table:style-name="ce1" office:value-type="percentage" office:value="0.0465999997966" calcext:value-type="percentage">
            <text:p>4.6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percentage" office:value="0.0291999996454" calcext:value-type="percentage">
            <text:p>2.92%</text:p>
          </table:table-cell>
          <table:table-cell table:style-name="ce1" office:value-type="percentage" office:value="0.0319999996386" calcext:value-type="percentage">
            <text:p>3.20%</text:p>
          </table:table-cell>
          <table:table-cell table:style-name="ce1" office:value-type="percentage" office:value="0.0466999996826" calcext:value-type="percentage">
            <text:p>4.67%</text:p>
          </table:table-cell>
          <table:table-cell table:style-name="ce1" office:value-type="percentage" office:value="0.0673999997601" calcext:value-type="percentage">
            <text:p>6.74%</text:p>
          </table:table-cell>
          <table:table-cell table:style-name="ce1" office:value-type="percentage" office:value="0.0299999997206" calcext:value-type="percentage">
            <text:p>3.00%</text:p>
          </table:table-cell>
          <table:table-cell table:style-name="ce1" office:value-type="percentage" office:value="0.034899999667" calcext:value-type="percentage">
            <text:p>3.49%</text:p>
          </table:table-cell>
          <table:table-cell table:style-name="ce1" office:value-type="percentage" office:value="0.0443999997154" calcext:value-type="percentage">
            <text:p>4.44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percentage" office:value="0.028699999582" calcext:value-type="percentage">
            <text:p>2.87%</text:p>
          </table:table-cell>
          <table:table-cell table:style-name="ce1" office:value-type="percentage" office:value="0.028599999696" calcext:value-type="percentage">
            <text:p>2.86%</text:p>
          </table:table-cell>
          <table:table-cell table:style-name="ce1" office:value-type="percentage" office:value="0.0453999997489" calcext:value-type="percentage">
            <text:p>4.54%</text:p>
          </table:table-cell>
          <table:table-cell table:style-name="ce1" office:value-type="percentage" office:value="0.0651999997534" calcext:value-type="percentage">
            <text:p>6.52%</text:p>
          </table:table-cell>
          <table:table-cell table:style-name="ce1" office:value-type="percentage" office:value="0.0286999996565" calcext:value-type="percentage">
            <text:p>2.87%</text:p>
          </table:table-cell>
          <table:table-cell table:style-name="ce1" office:value-type="percentage" office:value="0.0336999996379" calcext:value-type="percentage">
            <text:p>3.37%</text:p>
          </table:table-cell>
          <table:table-cell table:style-name="ce1" office:value-type="percentage" office:value="0.0435999998264" calcext:value-type="percentage">
            <text:p>4.3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percentage" office:value="0.0294999996945" calcext:value-type="percentage">
            <text:p>2.95%</text:p>
          </table:table-cell>
          <table:table-cell table:style-name="ce1" office:value-type="percentage" office:value="0.0295999996364" calcext:value-type="percentage">
            <text:p>2.96%</text:p>
          </table:table-cell>
          <table:table-cell table:style-name="ce1" office:value-type="percentage" office:value="0.0407999995723" calcext:value-type="percentage">
            <text:p>4.08%</text:p>
          </table:table-cell>
          <table:table-cell table:style-name="ce1" office:value-type="percentage" office:value="0.0575999995694" calcext:value-type="percentage">
            <text:p>5.76%</text:p>
          </table:table-cell>
          <table:table-cell table:style-name="ce1" office:value-type="percentage" office:value="0.0274999996275" calcext:value-type="percentage">
            <text:p>2.75%</text:p>
          </table:table-cell>
          <table:table-cell table:style-name="ce1" office:value-type="percentage" office:value="0.0343999997713" calcext:value-type="percentage">
            <text:p>3.44%</text:p>
          </table:table-cell>
          <table:table-cell table:style-name="ce1" office:value-type="percentage" office:value="0.0422999998368" calcext:value-type="percentage">
            <text:p>4.2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percentage" office:value="0.0280999996886" calcext:value-type="percentage">
            <text:p>2.81%</text:p>
          </table:table-cell>
          <table:table-cell table:style-name="ce1" office:value-type="percentage" office:value="0.0303999996372" calcext:value-type="percentage">
            <text:p>3.04%</text:p>
          </table:table-cell>
          <table:table-cell table:style-name="ce1" office:value-type="percentage" office:value="0.0413999996334" calcext:value-type="percentage">
            <text:p>4.14%</text:p>
          </table:table-cell>
          <table:table-cell table:style-name="ce1" office:value-type="percentage" office:value="0.0619999997877" calcext:value-type="percentage">
            <text:p>6.20%</text:p>
          </table:table-cell>
          <table:table-cell table:style-name="ce1" office:value-type="percentage" office:value="0.0293999996409" calcext:value-type="percentage">
            <text:p>2.94%</text:p>
          </table:table-cell>
          <table:table-cell table:style-name="ce1" office:value-type="percentage" office:value="0.0325999996252" calcext:value-type="percentage">
            <text:p>3.26%</text:p>
          </table:table-cell>
          <table:table-cell table:style-name="ce1" office:value-type="percentage" office:value="0.0407999995537" calcext:value-type="percentage">
            <text:p>4.08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percentage" office:value="0.0285999996401" calcext:value-type="percentage">
            <text:p>2.86%</text:p>
          </table:table-cell>
          <table:table-cell table:style-name="ce1" office:value-type="percentage" office:value="0.0294999996573" calcext:value-type="percentage">
            <text:p>2.95%</text:p>
          </table:table-cell>
          <table:table-cell table:style-name="ce1" office:value-type="percentage" office:value="0.0400999997742" calcext:value-type="percentage">
            <text:p>4.01%</text:p>
          </table:table-cell>
          <table:table-cell table:style-name="ce1" office:value-type="percentage" office:value="0.0538999997079" calcext:value-type="percentage">
            <text:p>5.39%</text:p>
          </table:table-cell>
          <table:table-cell table:style-name="ce1" office:value-type="percentage" office:value="0.0251999996789" calcext:value-type="percentage">
            <text:p>2.52%</text:p>
          </table:table-cell>
          <table:table-cell table:style-name="ce1" office:value-type="percentage" office:value="0.0323999996297" calcext:value-type="percentage">
            <text:p>3.24%</text:p>
          </table:table-cell>
          <table:table-cell table:style-name="ce1" office:value-type="percentage" office:value="0.0396999997646" calcext:value-type="percentage">
            <text:p>3.97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029599999506" calcext:value-type="percentage">
            <text:p>2.96%</text:p>
          </table:table-cell>
          <table:table-cell table:style-name="ce1" office:value-type="percentage" office:value="0.0271999995783" calcext:value-type="percentage">
            <text:p>2.72%</text:p>
          </table:table-cell>
          <table:table-cell table:style-name="ce1" office:value-type="percentage" office:value="0.0338999996521" calcext:value-type="percentage">
            <text:p>3.39%</text:p>
          </table:table-cell>
          <table:table-cell table:style-name="ce1" office:value-type="percentage" office:value="0.0478999998793" calcext:value-type="percentage">
            <text:p>4.79%</text:p>
          </table:table-cell>
          <table:table-cell table:style-name="ce1" office:value-type="percentage" office:value="0.0269999995269" calcext:value-type="percentage">
            <text:p>2.70%</text:p>
          </table:table-cell>
          <table:table-cell table:style-name="ce1" office:value-type="percentage" office:value="0.0321999996342" calcext:value-type="percentage">
            <text:p>3.22%</text:p>
          </table:table-cell>
          <table:table-cell table:style-name="ce1" office:value-type="percentage" office:value="0.0380999997631" calcext:value-type="percentage">
            <text:p>3.8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percentage" office:value="0.028299999591" calcext:value-type="percentage">
            <text:p>2.83%</text:p>
          </table:table-cell>
          <table:table-cell table:style-name="ce1" office:value-type="percentage" office:value="0.0274999996461" calcext:value-type="percentage">
            <text:p>2.75%</text:p>
          </table:table-cell>
          <table:table-cell table:style-name="ce1" office:value-type="percentage" office:value="0.0354999997467" calcext:value-type="percentage">
            <text:p>3.55%</text:p>
          </table:table-cell>
          <table:table-cell table:style-name="ce1" office:value-type="percentage" office:value="0.0463999996334" calcext:value-type="percentage">
            <text:p>4.64%</text:p>
          </table:table-cell>
          <table:table-cell table:style-name="ce1" office:value-type="percentage" office:value="0.0282999996655" calcext:value-type="percentage">
            <text:p>2.83%</text:p>
          </table:table-cell>
          <table:table-cell table:style-name="ce1" office:value-type="percentage" office:value="0.0334999997728" calcext:value-type="percentage">
            <text:p>3.35%</text:p>
          </table:table-cell>
          <table:table-cell table:style-name="ce1" office:value-type="percentage" office:value="0.0401999995485" calcext:value-type="percentage">
            <text:p>4.02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percentage" office:value="0.0264999995939" calcext:value-type="percentage">
            <text:p>2.65%</text:p>
          </table:table-cell>
          <table:table-cell table:style-name="ce1" office:value-type="percentage" office:value="0.0260999996029" calcext:value-type="percentage">
            <text:p>2.61%</text:p>
          </table:table-cell>
          <table:table-cell table:style-name="ce1" office:value-type="percentage" office:value="0.0352999996394" calcext:value-type="percentage">
            <text:p>3.53%</text:p>
          </table:table-cell>
          <table:table-cell table:style-name="ce1" office:value-type="percentage" office:value="0.0476999995112" calcext:value-type="percentage">
            <text:p>4.77%</text:p>
          </table:table-cell>
          <table:table-cell table:style-name="ce1" office:value-type="percentage" office:value="0.0281999995373" calcext:value-type="percentage">
            <text:p>2.82%</text:p>
          </table:table-cell>
          <table:table-cell table:style-name="ce1" office:value-type="percentage" office:value="0.0316999996081" calcext:value-type="percentage">
            <text:p>3.17%</text:p>
          </table:table-cell>
          <table:table-cell table:style-name="ce1" office:value-type="percentage" office:value="0.0367999997176" calcext:value-type="percentage">
            <text:p>3.68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percentage" office:value="0.0257999997213" calcext:value-type="percentage">
            <text:p>2.58%</text:p>
          </table:table-cell>
          <table:table-cell table:style-name="ce1" office:value-type="percentage" office:value="0.0272999995761" calcext:value-type="percentage">
            <text:p>2.73%</text:p>
          </table:table-cell>
          <table:table-cell table:style-name="ce1" office:value-type="percentage" office:value="0.0365999996476" calcext:value-type="percentage">
            <text:p>3.66%</text:p>
          </table:table-cell>
          <table:table-cell table:style-name="ce1" office:value-type="percentage" office:value="0.0440999998152" calcext:value-type="percentage">
            <text:p>4.41%</text:p>
          </table:table-cell>
          <table:table-cell table:style-name="ce1" office:value-type="percentage" office:value="0.0260999996774" calcext:value-type="percentage">
            <text:p>2.61%</text:p>
          </table:table-cell>
          <table:table-cell table:style-name="ce1" office:value-type="percentage" office:value="0.0335999998078" calcext:value-type="percentage">
            <text:p>3.36%</text:p>
          </table:table-cell>
          <table:table-cell table:style-name="ce1" office:value-type="percentage" office:value="0.0356999996863" calcext:value-type="percentage">
            <text:p>3.57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percentage" office:value="0.028499999661" calcext:value-type="percentage">
            <text:p>2.85%</text:p>
          </table:table-cell>
          <table:table-cell table:style-name="ce1" office:value-type="percentage" office:value="0.0279999996535" calcext:value-type="percentage">
            <text:p>2.80%</text:p>
          </table:table-cell>
          <table:table-cell table:style-name="ce1" office:value-type="percentage" office:value="0.0357999995537" calcext:value-type="percentage">
            <text:p>3.58%</text:p>
          </table:table-cell>
          <table:table-cell table:style-name="ce1" office:value-type="percentage" office:value="0.0431999995932" calcext:value-type="percentage">
            <text:p>4.32%</text:p>
          </table:table-cell>
          <table:table-cell table:style-name="ce1" office:value-type="percentage" office:value="0.0257999996282" calcext:value-type="percentage">
            <text:p>2.58%</text:p>
          </table:table-cell>
          <table:table-cell table:style-name="ce1" office:value-type="percentage" office:value="0.0325999996439" calcext:value-type="percentage">
            <text:p>3.26%</text:p>
          </table:table-cell>
          <table:table-cell table:style-name="ce1" office:value-type="percentage" office:value="0.0364999996871" calcext:value-type="percentage">
            <text:p>3.6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0277999996021" calcext:value-type="percentage">
            <text:p>2.78%</text:p>
          </table:table-cell>
          <table:table-cell table:style-name="ce1" office:value-type="percentage" office:value="0.0282999996655" calcext:value-type="percentage">
            <text:p>2.83%</text:p>
          </table:table-cell>
          <table:table-cell table:style-name="ce1" office:value-type="percentage" office:value="0.0341999995336" calcext:value-type="percentage">
            <text:p>3.42%</text:p>
          </table:table-cell>
          <table:table-cell table:style-name="ce1" office:value-type="percentage" office:value="0.0434999995679" calcext:value-type="percentage">
            <text:p>4.35%</text:p>
          </table:table-cell>
          <table:table-cell table:style-name="ce1" office:value-type="percentage" office:value="0.0284999996051" calcext:value-type="percentage">
            <text:p>2.85%</text:p>
          </table:table-cell>
          <table:table-cell table:style-name="ce1" office:value-type="percentage" office:value="0.0318999997899" calcext:value-type="percentage">
            <text:p>3.19%</text:p>
          </table:table-cell>
          <table:table-cell table:style-name="ce1" office:value-type="percentage" office:value="0.0373999996297" calcext:value-type="percentage">
            <text:p>3.74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percentage" office:value="0.02449999962" calcext:value-type="percentage">
            <text:p>2.45%</text:p>
          </table:table-cell>
          <table:table-cell table:style-name="ce1" office:value-type="percentage" office:value="0.0266999996454" calcext:value-type="percentage">
            <text:p>2.67%</text:p>
          </table:table-cell>
          <table:table-cell table:style-name="ce1" office:value-type="percentage" office:value="0.032499999702" calcext:value-type="percentage">
            <text:p>3.25%</text:p>
          </table:table-cell>
          <table:table-cell table:style-name="ce1" office:value-type="percentage" office:value="0.0395999997668" calcext:value-type="percentage">
            <text:p>3.96%</text:p>
          </table:table-cell>
          <table:table-cell table:style-name="ce1" office:value-type="percentage" office:value="0.0273999995179" calcext:value-type="percentage">
            <text:p>2.74%</text:p>
          </table:table-cell>
          <table:table-cell table:style-name="ce1" office:value-type="percentage" office:value="0.0315999995917" calcext:value-type="percentage">
            <text:p>3.16%</text:p>
          </table:table-cell>
          <table:table-cell table:style-name="ce1" office:value-type="percentage" office:value="0.0364999995939" calcext:value-type="percentage">
            <text:p>3.65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percentage" office:value="0.0264999996871" calcext:value-type="percentage">
            <text:p>2.65%</text:p>
          </table:table-cell>
          <table:table-cell table:style-name="ce1" office:value-type="percentage" office:value="0.0266999996454" calcext:value-type="percentage">
            <text:p>2.67%</text:p>
          </table:table-cell>
          <table:table-cell table:style-name="ce1" office:value-type="percentage" office:value="0.032499999553" calcext:value-type="percentage">
            <text:p>3.25%</text:p>
          </table:table-cell>
          <table:table-cell table:style-name="ce1" office:value-type="percentage" office:value="0.0397999995947" calcext:value-type="percentage">
            <text:p>3.98%</text:p>
          </table:table-cell>
          <table:table-cell table:style-name="ce1" office:value-type="percentage" office:value="0.0263999997452" calcext:value-type="percentage">
            <text:p>2.64%</text:p>
          </table:table-cell>
          <table:table-cell table:style-name="ce1" office:value-type="percentage" office:value="0.0316999996826" calcext:value-type="percentage">
            <text:p>3.17%</text:p>
          </table:table-cell>
          <table:table-cell table:style-name="ce1" office:value-type="percentage" office:value="0.0370999995992" calcext:value-type="percentage">
            <text:p>3.71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percentage" office:value="0.0258999996446" calcext:value-type="percentage">
            <text:p>2.59%</text:p>
          </table:table-cell>
          <table:table-cell table:style-name="ce1" office:value-type="percentage" office:value="0.0274999996088" calcext:value-type="percentage">
            <text:p>2.75%</text:p>
          </table:table-cell>
          <table:table-cell table:style-name="ce1" office:value-type="percentage" office:value="0.0323999994993" calcext:value-type="percentage">
            <text:p>3.24%</text:p>
          </table:table-cell>
          <table:table-cell table:style-name="ce1" office:value-type="percentage" office:value="0.040899999626" calcext:value-type="percentage">
            <text:p>4.09%</text:p>
          </table:table-cell>
          <table:table-cell table:style-name="ce1" office:value-type="percentage" office:value="0.026599999629" calcext:value-type="percentage">
            <text:p>2.66%</text:p>
          </table:table-cell>
          <table:table-cell table:style-name="ce1" office:value-type="percentage" office:value="0.0306999995559" calcext:value-type="percentage">
            <text:p>3.07%</text:p>
          </table:table-cell>
          <table:table-cell table:style-name="ce1" office:value-type="percentage" office:value="0.0356999997981" calcext:value-type="percentage">
            <text:p>3.57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percentage" office:value="0.0242999996617" calcext:value-type="percentage">
            <text:p>2.43%</text:p>
          </table:table-cell>
          <table:table-cell table:style-name="ce1" office:value-type="percentage" office:value="0.0274999996647" calcext:value-type="percentage">
            <text:p>2.75%</text:p>
          </table:table-cell>
          <table:table-cell table:style-name="ce1" office:value-type="percentage" office:value="0.0333999996632" calcext:value-type="percentage">
            <text:p>3.34%</text:p>
          </table:table-cell>
          <table:table-cell table:style-name="ce1" office:value-type="percentage" office:value="0.0399999996647" calcext:value-type="percentage">
            <text:p>4.00%</text:p>
          </table:table-cell>
          <table:table-cell table:style-name="ce1" office:value-type="percentage" office:value="0.0252999997512" calcext:value-type="percentage">
            <text:p>2.53%</text:p>
          </table:table-cell>
          <table:table-cell table:style-name="ce1" office:value-type="percentage" office:value="0.0311999996193" calcext:value-type="percentage">
            <text:p>3.12%</text:p>
          </table:table-cell>
          <table:table-cell table:style-name="ce1" office:value-type="percentage" office:value="0.0352999996766" calcext:value-type="percentage">
            <text:p>3.53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percentage" office:value="0.0260999996588" calcext:value-type="percentage">
            <text:p>2.61%</text:p>
          </table:table-cell>
          <table:table-cell table:style-name="ce1" office:value-type="percentage" office:value="0.0289999997616" calcext:value-type="percentage">
            <text:p>2.90%</text:p>
          </table:table-cell>
          <table:table-cell table:style-name="ce1" office:value-type="percentage" office:value="0.0327999997139" calcext:value-type="percentage">
            <text:p>3.28%</text:p>
          </table:table-cell>
          <table:table-cell table:style-name="ce1" office:value-type="percentage" office:value="0.0407999996468" calcext:value-type="percentage">
            <text:p>4.08%</text:p>
          </table:table-cell>
          <table:table-cell table:style-name="ce1" office:value-type="percentage" office:value="0.0281999997236" calcext:value-type="percentage">
            <text:p>2.82%</text:p>
          </table:table-cell>
          <table:table-cell table:style-name="ce1" office:value-type="percentage" office:value="0.0280999996141" calcext:value-type="percentage">
            <text:p>2.81%</text:p>
          </table:table-cell>
          <table:table-cell table:style-name="ce1" office:value-type="percentage" office:value="0.0341999995522" calcext:value-type="percentage">
            <text:p>3.42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percentage" office:value="0.0262999996357" calcext:value-type="percentage">
            <text:p>2.63%</text:p>
          </table:table-cell>
          <table:table-cell table:style-name="ce1" office:value-type="percentage" office:value="0.0257999996468" calcext:value-type="percentage">
            <text:p>2.58%</text:p>
          </table:table-cell>
          <table:table-cell table:style-name="ce1" office:value-type="percentage" office:value="0.0308999996446" calcext:value-type="percentage">
            <text:p>3.09%</text:p>
          </table:table-cell>
          <table:table-cell table:style-name="ce1" office:value-type="percentage" office:value="0.0374999995716" calcext:value-type="percentage">
            <text:p>3.75%</text:p>
          </table:table-cell>
          <table:table-cell table:style-name="ce1" office:value-type="percentage" office:value="0.0273999996856" calcext:value-type="percentage">
            <text:p>2.74%</text:p>
          </table:table-cell>
          <table:table-cell table:style-name="ce1" office:value-type="percentage" office:value="0.0312999995798" calcext:value-type="percentage">
            <text:p>3.13%</text:p>
          </table:table-cell>
          <table:table-cell table:style-name="ce1" office:value-type="percentage" office:value="0.03579999974" calcext:value-type="percentage">
            <text:p>3.58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percentage" office:value="0.027399999667" calcext:value-type="percentage">
            <text:p>2.74%</text:p>
          </table:table-cell>
          <table:table-cell table:style-name="ce1" office:value-type="percentage" office:value="0.0273999996856" calcext:value-type="percentage">
            <text:p>2.74%</text:p>
          </table:table-cell>
          <table:table-cell table:style-name="ce1" office:value-type="percentage" office:value="0.0323999995925" calcext:value-type="percentage">
            <text:p>3.24%</text:p>
          </table:table-cell>
          <table:table-cell table:style-name="ce1" office:value-type="percentage" office:value="0.0378999996744" calcext:value-type="percentage">
            <text:p>3.79%</text:p>
          </table:table-cell>
          <table:table-cell table:style-name="ce1" office:value-type="percentage" office:value="0.027399999667" calcext:value-type="percentage">
            <text:p>2.74%</text:p>
          </table:table-cell>
          <table:table-cell table:style-name="ce1" office:value-type="percentage" office:value="0.0310999996029" calcext:value-type="percentage">
            <text:p>3.11%</text:p>
          </table:table-cell>
          <table:table-cell table:style-name="ce1" office:value-type="percentage" office:value="0.0350999996811" calcext:value-type="percentage">
            <text:p>3.51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percentage" office:value="0.0271999996156" calcext:value-type="percentage">
            <text:p>2.72%</text:p>
          </table:table-cell>
          <table:table-cell table:style-name="ce1" office:value-type="percentage" office:value="0.0270999996364" calcext:value-type="percentage">
            <text:p>2.71%</text:p>
          </table:table-cell>
          <table:table-cell table:style-name="ce1" office:value-type="percentage" office:value="0.0330999995954" calcext:value-type="percentage">
            <text:p>3.31%</text:p>
          </table:table-cell>
          <table:table-cell table:style-name="ce1" office:value-type="percentage" office:value="0.0387999996729" calcext:value-type="percentage">
            <text:p>3.88%</text:p>
          </table:table-cell>
          <table:table-cell table:style-name="ce1" office:value-type="percentage" office:value="0.0255999996699" calcext:value-type="percentage">
            <text:p>2.56%</text:p>
          </table:table-cell>
          <table:table-cell table:style-name="ce1" office:value-type="percentage" office:value="0.0299999997579" calcext:value-type="percentage">
            <text:p>3.00%</text:p>
          </table:table-cell>
          <table:table-cell table:style-name="ce1" office:value-type="percentage" office:value="0.035499999579" calcext:value-type="percentage">
            <text:p>3.55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percentage" office:value="0.0266999997199" calcext:value-type="percentage">
            <text:p>2.67%</text:p>
          </table:table-cell>
          <table:table-cell table:style-name="ce1" office:value-type="percentage" office:value="0.0285999996774" calcext:value-type="percentage">
            <text:p>2.86%</text:p>
          </table:table-cell>
          <table:table-cell table:style-name="ce1" office:value-type="percentage" office:value="0.0310999995656" calcext:value-type="percentage">
            <text:p>3.11%</text:p>
          </table:table-cell>
          <table:table-cell table:style-name="ce1" office:value-type="percentage" office:value="0.0355999996699" calcext:value-type="percentage">
            <text:p>3.56%</text:p>
          </table:table-cell>
          <table:table-cell table:style-name="ce1" office:value-type="percentage" office:value="0.0258999997005" calcext:value-type="percentage">
            <text:p>2.59%</text:p>
          </table:table-cell>
          <table:table-cell table:style-name="ce1" office:value-type="percentage" office:value="0.0313999997266" calcext:value-type="percentage">
            <text:p>3.14%</text:p>
          </table:table-cell>
          <table:table-cell table:style-name="ce1" office:value-type="percentage" office:value="0.0367999998294" calcext:value-type="percentage">
            <text:p>3.68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percentage" office:value="0.0259999997169" calcext:value-type="percentage">
            <text:p>2.60%</text:p>
          </table:table-cell>
          <table:table-cell table:style-name="ce1" office:value-type="percentage" office:value="0.0264999996684" calcext:value-type="percentage">
            <text:p>2.65%</text:p>
          </table:table-cell>
          <table:table-cell table:style-name="ce1" office:value-type="percentage" office:value="0.0320999996364" calcext:value-type="percentage">
            <text:p>3.21%</text:p>
          </table:table-cell>
          <table:table-cell table:style-name="ce1" office:value-type="percentage" office:value="0.0346999996156" calcext:value-type="percentage">
            <text:p>3.47%</text:p>
          </table:table-cell>
          <table:table-cell table:style-name="ce1" office:value-type="percentage" office:value="0.0265999996848" calcext:value-type="percentage">
            <text:p>2.66%</text:p>
          </table:table-cell>
          <table:table-cell table:style-name="ce1" office:value-type="percentage" office:value="0.0316999994777" calcext:value-type="percentage">
            <text:p>3.17%</text:p>
          </table:table-cell>
          <table:table-cell table:style-name="ce1" office:value-type="percentage" office:value="0.0336999998055" calcext:value-type="percentage">
            <text:p>3.37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percentage" office:value="0.0256999995746" calcext:value-type="percentage">
            <text:p>2.57%</text:p>
          </table:table-cell>
          <table:table-cell table:style-name="ce1" office:value-type="percentage" office:value="0.025099999588" calcext:value-type="percentage">
            <text:p>2.51%</text:p>
          </table:table-cell>
          <table:table-cell table:style-name="ce1" office:value-type="percentage" office:value="0.0308999996074" calcext:value-type="percentage">
            <text:p>3.09%</text:p>
          </table:table-cell>
          <table:table-cell table:style-name="ce1" office:value-type="percentage" office:value="0.0351999996789" calcext:value-type="percentage">
            <text:p>3.52%</text:p>
          </table:table-cell>
          <table:table-cell table:style-name="ce1" office:value-type="percentage" office:value="0.0262999996915" calcext:value-type="percentage">
            <text:p>2.63%</text:p>
          </table:table-cell>
          <table:table-cell table:style-name="ce1" office:value-type="percentage" office:value="0.0314999997616" calcext:value-type="percentage">
            <text:p>3.15%</text:p>
          </table:table-cell>
          <table:table-cell table:style-name="ce1" office:value-type="percentage" office:value="0.0323999997973" calcext:value-type="percentage">
            <text:p>3.24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percentage" office:value="0.0263999996893" calcext:value-type="percentage">
            <text:p>2.64%</text:p>
          </table:table-cell>
          <table:table-cell table:style-name="ce1" office:value-type="percentage" office:value="0.0240999996103" calcext:value-type="percentage">
            <text:p>2.41%</text:p>
          </table:table-cell>
          <table:table-cell table:style-name="ce1" office:value-type="percentage" office:value="0.0302999997139" calcext:value-type="percentage">
            <text:p>3.03%</text:p>
          </table:table-cell>
          <table:table-cell table:style-name="ce1" office:value-type="percentage" office:value="0.0344999997504" calcext:value-type="percentage">
            <text:p>3.45%</text:p>
          </table:table-cell>
          <table:table-cell table:style-name="ce1" office:value-type="percentage" office:value="0.0269999996945" calcext:value-type="percentage">
            <text:p>2.70%</text:p>
          </table:table-cell>
          <table:table-cell table:style-name="ce1" office:value-type="percentage" office:value="0.0308999997936" calcext:value-type="percentage">
            <text:p>3.09%</text:p>
          </table:table-cell>
          <table:table-cell table:style-name="ce1" office:value-type="percentage" office:value="0.0317999996617" calcext:value-type="percentage">
            <text:p>3.18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percentage" office:value="0.0264999996871" calcext:value-type="percentage">
            <text:p>2.65%</text:p>
          </table:table-cell>
          <table:table-cell table:style-name="ce1" office:value-type="percentage" office:value="0.0249999996275" calcext:value-type="percentage">
            <text:p>2.50%</text:p>
          </table:table-cell>
          <table:table-cell table:style-name="ce1" office:value-type="percentage" office:value="0.0319999995828" calcext:value-type="percentage">
            <text:p>3.20%</text:p>
          </table:table-cell>
          <table:table-cell table:style-name="ce1" office:value-type="percentage" office:value="0.0355999996327" calcext:value-type="percentage">
            <text:p>3.56%</text:p>
          </table:table-cell>
          <table:table-cell table:style-name="ce1" office:value-type="percentage" office:value="0.027599999588" calcext:value-type="percentage">
            <text:p>2.76%</text:p>
          </table:table-cell>
          <table:table-cell table:style-name="ce1" office:value-type="percentage" office:value="0.0290999996662" calcext:value-type="percentage">
            <text:p>2.91%</text:p>
          </table:table-cell>
          <table:table-cell table:style-name="ce1" office:value-type="percentage" office:value="0.0325999995507" calcext:value-type="percentage">
            <text:p>3.26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percentage" office:value="0.0267999996431" calcext:value-type="percentage">
            <text:p>2.68%</text:p>
          </table:table-cell>
          <table:table-cell table:style-name="ce1" office:value-type="percentage" office:value="0.0268999996409" calcext:value-type="percentage">
            <text:p>2.69%</text:p>
          </table:table-cell>
          <table:table-cell table:style-name="ce1" office:value-type="percentage" office:value="0.0294999996386" calcext:value-type="percentage">
            <text:p>2.95%</text:p>
          </table:table-cell>
          <table:table-cell table:style-name="ce1" office:value-type="percentage" office:value="0.0344999996386" calcext:value-type="percentage">
            <text:p>3.45%</text:p>
          </table:table-cell>
          <table:table-cell table:style-name="ce1" office:value-type="percentage" office:value="0.0276999995857" calcext:value-type="percentage">
            <text:p>2.77%</text:p>
          </table:table-cell>
          <table:table-cell table:style-name="ce1" office:value-type="percentage" office:value="0.0297999995761" calcext:value-type="percentage">
            <text:p>2.98%</text:p>
          </table:table-cell>
          <table:table-cell table:style-name="ce1" office:value-type="percentage" office:value="0.0327999997139" calcext:value-type="percentage">
            <text:p>3.28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percentage" office:value="0.0268999997713" calcext:value-type="percentage">
            <text:p>2.69%</text:p>
          </table:table-cell>
          <table:table-cell table:style-name="ce1" office:value-type="percentage" office:value="0.0261999996006" calcext:value-type="percentage">
            <text:p>2.62%</text:p>
          </table:table-cell>
          <table:table-cell table:style-name="ce1" office:value-type="percentage" office:value="0.0292999996059" calcext:value-type="percentage">
            <text:p>2.93%</text:p>
          </table:table-cell>
          <table:table-cell table:style-name="ce1" office:value-type="percentage" office:value="0.0356999995932" calcext:value-type="percentage">
            <text:p>3.57%</text:p>
          </table:table-cell>
          <table:table-cell table:style-name="ce1" office:value-type="percentage" office:value="0.0273999995925" calcext:value-type="percentage">
            <text:p>2.74%</text:p>
          </table:table-cell>
          <table:table-cell table:style-name="ce1" office:value-type="percentage" office:value="0.0302999997325" calcext:value-type="percentage">
            <text:p>3.03%</text:p>
          </table:table-cell>
          <table:table-cell table:style-name="ce1" office:value-type="percentage" office:value="0.0322999995761" calcext:value-type="percentage">
            <text:p>3.23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percentage" office:value="0.0264999997057" calcext:value-type="percentage">
            <text:p>2.65%</text:p>
          </table:table-cell>
          <table:table-cell table:style-name="ce1" office:value-type="percentage" office:value="0.0267999996804" calcext:value-type="percentage">
            <text:p>2.68%</text:p>
          </table:table-cell>
          <table:table-cell table:style-name="ce1" office:value-type="percentage" office:value="0.0289999996871" calcext:value-type="percentage">
            <text:p>2.90%</text:p>
          </table:table-cell>
          <table:table-cell table:style-name="ce1" office:value-type="percentage" office:value="0.0324999996834" calcext:value-type="percentage">
            <text:p>3.25%</text:p>
          </table:table-cell>
          <table:table-cell table:style-name="ce1" office:value-type="percentage" office:value="0.0274999997579" calcext:value-type="percentage">
            <text:p>2.75%</text:p>
          </table:table-cell>
          <table:table-cell table:style-name="ce1" office:value-type="percentage" office:value="0.0311999996379" calcext:value-type="percentage">
            <text:p>3.12%</text:p>
          </table:table-cell>
          <table:table-cell table:style-name="ce1" office:value-type="percentage" office:value="0.0320999997109" calcext:value-type="percentage">
            <text:p>3.21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percentage" office:value="0.0283999996632" calcext:value-type="percentage">
            <text:p>2.84%</text:p>
          </table:table-cell>
          <table:table-cell table:style-name="ce1" office:value-type="percentage" office:value="0.0260999996588" calcext:value-type="percentage">
            <text:p>2.61%</text:p>
          </table:table-cell>
          <table:table-cell table:style-name="ce1" office:value-type="percentage" office:value="0.028299999591" calcext:value-type="percentage">
            <text:p>2.83%</text:p>
          </table:table-cell>
          <table:table-cell table:style-name="ce1" office:value-type="percentage" office:value="0.035699999705" calcext:value-type="percentage">
            <text:p>3.57%</text:p>
          </table:table-cell>
          <table:table-cell table:style-name="ce1" office:value-type="percentage" office:value="0.0249999996461" calcext:value-type="percentage">
            <text:p>2.50%</text:p>
          </table:table-cell>
          <table:table-cell table:style-name="ce1" office:value-type="percentage" office:value="0.0270999995805" calcext:value-type="percentage">
            <text:p>2.71%</text:p>
          </table:table-cell>
          <table:table-cell table:style-name="ce1" office:value-type="percentage" office:value="0.0330999996141" calcext:value-type="percentage">
            <text:p>3.31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percentage" office:value="0.0260999997146" calcext:value-type="percentage">
            <text:p>2.61%</text:p>
          </table:table-cell>
          <table:table-cell table:style-name="ce1" office:value-type="percentage" office:value="0.0246999995969" calcext:value-type="percentage">
            <text:p>2.47%</text:p>
          </table:table-cell>
          <table:table-cell table:style-name="ce1" office:value-type="percentage" office:value="0.031699999664" calcext:value-type="percentage">
            <text:p>3.17%</text:p>
          </table:table-cell>
          <table:table-cell table:style-name="ce1" office:value-type="percentage" office:value="0.0334999994375" calcext:value-type="percentage">
            <text:p>3.35%</text:p>
          </table:table-cell>
          <table:table-cell table:style-name="ce1" office:value-type="percentage" office:value="0.0262999996915" calcext:value-type="percentage">
            <text:p>2.63%</text:p>
          </table:table-cell>
          <table:table-cell table:style-name="ce1" office:value-type="percentage" office:value="0.0292999996245" calcext:value-type="percentage">
            <text:p>2.93%</text:p>
          </table:table-cell>
          <table:table-cell table:style-name="ce1" office:value-type="percentage" office:value="0.0323999995179" calcext:value-type="percentage">
            <text:p>3.24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percentage" office:value="0.0273999996483" calcext:value-type="percentage">
            <text:p>2.74%</text:p>
          </table:table-cell>
          <table:table-cell table:style-name="ce1" office:value-type="percentage" office:value="0.0253999996744" calcext:value-type="percentage">
            <text:p>2.54%</text:p>
          </table:table-cell>
          <table:table-cell table:style-name="ce1" office:value-type="percentage" office:value="0.0307999996468" calcext:value-type="percentage">
            <text:p>3.08%</text:p>
          </table:table-cell>
          <table:table-cell table:style-name="ce1" office:value-type="percentage" office:value="0.0352999996766" calcext:value-type="percentage">
            <text:p>3.53%</text:p>
          </table:table-cell>
          <table:table-cell table:style-name="ce1" office:value-type="percentage" office:value="0.0259999996983" calcext:value-type="percentage">
            <text:p>2.60%</text:p>
          </table:table-cell>
          <table:table-cell table:style-name="ce1" office:value-type="percentage" office:value="0.0294999996759" calcext:value-type="percentage">
            <text:p>2.95%</text:p>
          </table:table-cell>
          <table:table-cell table:style-name="ce1" office:value-type="percentage" office:value="0.0321999996528" calcext:value-type="percentage">
            <text:p>3.22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percentage" office:value="0.0257999996096" calcext:value-type="percentage">
            <text:p>2.58%</text:p>
          </table:table-cell>
          <table:table-cell table:style-name="ce1" office:value-type="percentage" office:value="0.0244999995641" calcext:value-type="percentage">
            <text:p>2.45%</text:p>
          </table:table-cell>
          <table:table-cell table:style-name="ce1" office:value-type="percentage" office:value="0.0326999995857" calcext:value-type="percentage">
            <text:p>3.27%</text:p>
          </table:table-cell>
          <table:table-cell table:style-name="ce1" office:value-type="percentage" office:value="0.031699999664" calcext:value-type="percentage">
            <text:p>3.17%</text:p>
          </table:table-cell>
          <table:table-cell table:style-name="ce1" office:value-type="percentage" office:value="0.0251999996044" calcext:value-type="percentage">
            <text:p>2.52%</text:p>
          </table:table-cell>
          <table:table-cell table:style-name="ce1" office:value-type="percentage" office:value="0.0293999997154" calcext:value-type="percentage">
            <text:p>2.94%</text:p>
          </table:table-cell>
          <table:table-cell table:style-name="ce1" office:value-type="percentage" office:value="0.0336999996193" calcext:value-type="percentage">
            <text:p>3.37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percentage" office:value="0.0261999996752" calcext:value-type="percentage">
            <text:p>2.62%</text:p>
          </table:table-cell>
          <table:table-cell table:style-name="ce1" office:value-type="percentage" office:value="0.0249999996275" calcext:value-type="percentage">
            <text:p>2.50%</text:p>
          </table:table-cell>
          <table:table-cell table:style-name="ce1" office:value-type="percentage" office:value="0.0306999996491" calcext:value-type="percentage">
            <text:p>3.07%</text:p>
          </table:table-cell>
          <table:table-cell table:style-name="ce1" office:value-type="percentage" office:value="0.0331999996491" calcext:value-type="percentage">
            <text:p>3.32%</text:p>
          </table:table-cell>
          <table:table-cell table:style-name="ce1" office:value-type="percentage" office:value="0.0264999997243" calcext:value-type="percentage">
            <text:p>2.65%</text:p>
          </table:table-cell>
          <table:table-cell table:style-name="ce1" office:value-type="percentage" office:value="0.0294999997504" calcext:value-type="percentage">
            <text:p>2.95%</text:p>
          </table:table-cell>
          <table:table-cell table:style-name="ce1" office:value-type="percentage" office:value="0.0329999996163" calcext:value-type="percentage">
            <text:p>3.3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percentage" office:value="0.0264999996312" calcext:value-type="percentage">
            <text:p>2.65%</text:p>
          </table:table-cell>
          <table:table-cell table:style-name="ce1" office:value-type="percentage" office:value="0.0249999996461" calcext:value-type="percentage">
            <text:p>2.50%</text:p>
          </table:table-cell>
          <table:table-cell table:style-name="ce1" office:value-type="percentage" office:value="0.0280999995954" calcext:value-type="percentage">
            <text:p>2.81%</text:p>
          </table:table-cell>
          <table:table-cell table:style-name="ce1" office:value-type="percentage" office:value="0.0330999997072" calcext:value-type="percentage">
            <text:p>3.31%</text:p>
          </table:table-cell>
          <table:table-cell table:style-name="ce1" office:value-type="percentage" office:value="0.0258999996446" calcext:value-type="percentage">
            <text:p>2.59%</text:p>
          </table:table-cell>
          <table:table-cell table:style-name="ce1" office:value-type="percentage" office:value="0.0289999997057" calcext:value-type="percentage">
            <text:p>2.90%</text:p>
          </table:table-cell>
          <table:table-cell table:style-name="ce1" office:value-type="percentage" office:value="0.0316999996454" calcext:value-type="percentage">
            <text:p>3.17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percentage" office:value="0.0258999997005" calcext:value-type="percentage">
            <text:p>2.59%</text:p>
          </table:table-cell>
          <table:table-cell table:style-name="ce1" office:value-type="percentage" office:value="0.0265999997593" calcext:value-type="percentage">
            <text:p>2.66%</text:p>
          </table:table-cell>
          <table:table-cell table:style-name="ce1" office:value-type="percentage" office:value="0.0284999997169" calcext:value-type="percentage">
            <text:p>2.85%</text:p>
          </table:table-cell>
          <table:table-cell table:style-name="ce1" office:value-type="percentage" office:value="0.0333999996074" calcext:value-type="percentage">
            <text:p>3.34%</text:p>
          </table:table-cell>
          <table:table-cell table:style-name="ce1" office:value-type="percentage" office:value="0.0258999996074" calcext:value-type="percentage">
            <text:p>2.59%</text:p>
          </table:table-cell>
          <table:table-cell table:style-name="ce1" office:value-type="percentage" office:value="0.0271999996342" calcext:value-type="percentage">
            <text:p>2.72%</text:p>
          </table:table-cell>
          <table:table-cell table:style-name="ce1" office:value-type="percentage" office:value="0.0332999997027" calcext:value-type="percentage">
            <text:p>3.33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percentage" office:value="0.025799999591" calcext:value-type="percentage">
            <text:p>2.58%</text:p>
          </table:table-cell>
          <table:table-cell table:style-name="ce1" office:value-type="percentage" office:value="0.0276999995857" calcext:value-type="percentage">
            <text:p>2.77%</text:p>
          </table:table-cell>
          <table:table-cell table:style-name="ce1" office:value-type="percentage" office:value="0.0276999995671" calcext:value-type="percentage">
            <text:p>2.77%</text:p>
          </table:table-cell>
          <table:table-cell table:style-name="ce1" office:value-type="percentage" office:value="0.0335999996029" calcext:value-type="percentage">
            <text:p>3.36%</text:p>
          </table:table-cell>
          <table:table-cell table:style-name="ce1" office:value-type="percentage" office:value="0.0254999996722" calcext:value-type="percentage">
            <text:p>2.55%</text:p>
          </table:table-cell>
          <table:table-cell table:style-name="ce1" office:value-type="percentage" office:value="0.0297999998555" calcext:value-type="percentage">
            <text:p>2.98%</text:p>
          </table:table-cell>
          <table:table-cell table:style-name="ce1" office:value-type="percentage" office:value="0.0320999995992" calcext:value-type="percentage">
            <text:p>3.21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percentage" office:value="0.0234999996051" calcext:value-type="percentage">
            <text:p>2.35%</text:p>
          </table:table-cell>
          <table:table-cell table:style-name="ce1" office:value-type="percentage" office:value="0.0255999995582" calcext:value-type="percentage">
            <text:p>2.56%</text:p>
          </table:table-cell>
          <table:table-cell table:style-name="ce1" office:value-type="percentage" office:value="0.0305999996699" calcext:value-type="percentage">
            <text:p>3.06%</text:p>
          </table:table-cell>
          <table:table-cell table:style-name="ce1" office:value-type="percentage" office:value="0.0325999996997" calcext:value-type="percentage">
            <text:p>3.26%</text:p>
          </table:table-cell>
          <table:table-cell table:style-name="ce1" office:value-type="percentage" office:value="0.0255999997072" calcext:value-type="percentage">
            <text:p>2.56%</text:p>
          </table:table-cell>
          <table:table-cell table:style-name="ce1" office:value-type="percentage" office:value="0.0289999997802" calcext:value-type="percentage">
            <text:p>2.90%</text:p>
          </table:table-cell>
          <table:table-cell table:style-name="ce1" office:value-type="percentage" office:value="0.0315999995358" calcext:value-type="percentage">
            <text:p>3.16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percentage" office:value="0.0256999996118" calcext:value-type="percentage">
            <text:p>2.57%</text:p>
          </table:table-cell>
          <table:table-cell table:style-name="ce1" office:value-type="percentage" office:value="0.026199999582" calcext:value-type="percentage">
            <text:p>2.62%</text:p>
          </table:table-cell>
          <table:table-cell table:style-name="ce1" office:value-type="percentage" office:value="0.0302999996021" calcext:value-type="percentage">
            <text:p>3.03%</text:p>
          </table:table-cell>
          <table:table-cell table:style-name="ce1" office:value-type="percentage" office:value="0.0316999995708" calcext:value-type="percentage">
            <text:p>3.17%</text:p>
          </table:table-cell>
          <table:table-cell table:style-name="ce1" office:value-type="percentage" office:value="0.0262999995612" calcext:value-type="percentage">
            <text:p>2.63%</text:p>
          </table:table-cell>
          <table:table-cell table:style-name="ce1" office:value-type="percentage" office:value="0.0315999997035" calcext:value-type="percentage">
            <text:p>3.16%</text:p>
          </table:table-cell>
          <table:table-cell table:style-name="ce1" office:value-type="percentage" office:value="0.0316999997385" calcext:value-type="percentage">
            <text:p>3.17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percentage" office:value="0.0237999997102" calcext:value-type="percentage">
            <text:p>2.38%</text:p>
          </table:table-cell>
          <table:table-cell table:style-name="ce1" office:value-type="percentage" office:value="0.0261999996379" calcext:value-type="percentage">
            <text:p>2.62%</text:p>
          </table:table-cell>
          <table:table-cell table:style-name="ce1" office:value-type="percentage" office:value="0.0295999996178" calcext:value-type="percentage">
            <text:p>2.96%</text:p>
          </table:table-cell>
          <table:table-cell table:style-name="ce1" office:value-type="percentage" office:value="0.033599999696" calcext:value-type="percentage">
            <text:p>3.36%</text:p>
          </table:table-cell>
          <table:table-cell table:style-name="ce1" office:value-type="percentage" office:value="0.0251999996603" calcext:value-type="percentage">
            <text:p>2.52%</text:p>
          </table:table-cell>
          <table:table-cell table:style-name="ce1" office:value-type="percentage" office:value="0.0304999997281" calcext:value-type="percentage">
            <text:p>3.05%</text:p>
          </table:table-cell>
          <table:table-cell table:style-name="ce1" office:value-type="percentage" office:value="0.0325999997556" calcext:value-type="percentage">
            <text:p>3.26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percentage" office:value="0.0248999996111" calcext:value-type="percentage">
            <text:p>2.49%</text:p>
          </table:table-cell>
          <table:table-cell table:style-name="ce1" office:value-type="percentage" office:value="0.0284999995306" calcext:value-type="percentage">
            <text:p>2.85%</text:p>
          </table:table-cell>
          <table:table-cell table:style-name="ce1" office:value-type="percentage" office:value="0.0300999996997" calcext:value-type="percentage">
            <text:p>3.01%</text:p>
          </table:table-cell>
          <table:table-cell table:style-name="ce1" office:value-type="percentage" office:value="0.0293999996781" calcext:value-type="percentage">
            <text:p>2.94%</text:p>
          </table:table-cell>
          <table:table-cell table:style-name="ce1" office:value-type="percentage" office:value="0.0263999996521" calcext:value-type="percentage">
            <text:p>2.64%</text:p>
          </table:table-cell>
          <table:table-cell table:style-name="ce1" office:value-type="percentage" office:value="0.0275999995694" calcext:value-type="percentage">
            <text:p>2.76%</text:p>
          </table:table-cell>
          <table:table-cell table:style-name="ce1" office:value-type="percentage" office:value="0.0316999995708" calcext:value-type="percentage">
            <text:p>3.17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percentage" office:value="0.0240999995731" calcext:value-type="percentage">
            <text:p>2.41%</text:p>
          </table:table-cell>
          <table:table-cell table:style-name="ce1" office:value-type="percentage" office:value="0.0262999996357" calcext:value-type="percentage">
            <text:p>2.63%</text:p>
          </table:table-cell>
          <table:table-cell table:style-name="ce1" office:value-type="percentage" office:value="0.0279999997094" calcext:value-type="percentage">
            <text:p>2.80%</text:p>
          </table:table-cell>
          <table:table-cell table:style-name="ce1" office:value-type="percentage" office:value="0.0307999994978" calcext:value-type="percentage">
            <text:p>3.08%</text:p>
          </table:table-cell>
          <table:table-cell table:style-name="ce1" office:value-type="percentage" office:value="0.0241999995336" calcext:value-type="percentage">
            <text:p>2.42%</text:p>
          </table:table-cell>
          <table:table-cell table:style-name="ce1" office:value-type="percentage" office:value="0.029299999699" calcext:value-type="percentage">
            <text:p>2.93%</text:p>
          </table:table-cell>
          <table:table-cell table:style-name="ce1" office:value-type="percentage" office:value="0.0321999996714" calcext:value-type="percentage">
            <text:p>3.22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percentage" office:value="0.0261999996565" calcext:value-type="percentage">
            <text:p>2.62%</text:p>
          </table:table-cell>
          <table:table-cell table:style-name="ce1" office:value-type="percentage" office:value="0.0268999995664" calcext:value-type="percentage">
            <text:p>2.69%</text:p>
          </table:table-cell>
          <table:table-cell table:style-name="ce1" office:value-type="percentage" office:value="0.029099999629" calcext:value-type="percentage">
            <text:p>2.91%</text:p>
          </table:table-cell>
          <table:table-cell table:style-name="ce1" office:value-type="percentage" office:value="0.0308999997005" calcext:value-type="percentage">
            <text:p>3.09%</text:p>
          </table:table-cell>
          <table:table-cell table:style-name="ce1" office:value-type="percentage" office:value="0.0269999995641" calcext:value-type="percentage">
            <text:p>2.70%</text:p>
          </table:table-cell>
          <table:table-cell table:style-name="ce1" office:value-type="percentage" office:value="0.029199999664" calcext:value-type="percentage">
            <text:p>2.92%</text:p>
          </table:table-cell>
          <table:table-cell table:style-name="ce1" office:value-type="percentage" office:value="0.0311999996752" calcext:value-type="percentage">
            <text:p>3.12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percentage" office:value="0.0275999996625" calcext:value-type="percentage">
            <text:p>2.76%</text:p>
          </table:table-cell>
          <table:table-cell table:style-name="ce1" office:value-type="percentage" office:value="0.0255999995768" calcext:value-type="percentage">
            <text:p>2.56%</text:p>
          </table:table-cell>
          <table:table-cell table:style-name="ce1" office:value-type="percentage" office:value="0.0297999996506" calcext:value-type="percentage">
            <text:p>2.98%</text:p>
          </table:table-cell>
          <table:table-cell table:style-name="ce1" office:value-type="percentage" office:value="0.031299999617" calcext:value-type="percentage">
            <text:p>3.13%</text:p>
          </table:table-cell>
          <table:table-cell table:style-name="ce1" office:value-type="percentage" office:value="0.025999999512" calcext:value-type="percentage">
            <text:p>2.60%</text:p>
          </table:table-cell>
          <table:table-cell table:style-name="ce1" office:value-type="percentage" office:value="0.0291999997012" calcext:value-type="percentage">
            <text:p>2.92%</text:p>
          </table:table-cell>
          <table:table-cell table:style-name="ce1" office:value-type="percentage" office:value="0.0335999994911" calcext:value-type="percentage">
            <text:p>3.36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percentage" office:value="0.0268999997154" calcext:value-type="percentage">
            <text:p>2.69%</text:p>
          </table:table-cell>
          <table:table-cell table:style-name="ce1" office:value-type="percentage" office:value="0.0256999995932" calcext:value-type="percentage">
            <text:p>2.57%</text:p>
          </table:table-cell>
          <table:table-cell table:style-name="ce1" office:value-type="percentage" office:value="0.0282999996655" calcext:value-type="percentage">
            <text:p>2.83%</text:p>
          </table:table-cell>
          <table:table-cell table:style-name="ce1" office:value-type="percentage" office:value="0.0288999997638" calcext:value-type="percentage">
            <text:p>2.89%</text:p>
          </table:table-cell>
          <table:table-cell table:style-name="ce1" office:value-type="percentage" office:value="0.0247999996319" calcext:value-type="percentage">
            <text:p>2.48%</text:p>
          </table:table-cell>
          <table:table-cell table:style-name="ce1" office:value-type="percentage" office:value="0.0294999997132" calcext:value-type="percentage">
            <text:p>2.95%</text:p>
          </table:table-cell>
          <table:table-cell table:style-name="ce1" office:value-type="percentage" office:value="0.0315999996476" calcext:value-type="percentage">
            <text:p>3.16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percentage" office:value="0.0261999997124" calcext:value-type="percentage">
            <text:p>2.62%</text:p>
          </table:table-cell>
          <table:table-cell table:style-name="ce1" office:value-type="percentage" office:value="0.0254999995604" calcext:value-type="percentage">
            <text:p>2.55%</text:p>
          </table:table-cell>
          <table:table-cell table:style-name="ce1" office:value-type="percentage" office:value="0.0273999995738" calcext:value-type="percentage">
            <text:p>2.74%</text:p>
          </table:table-cell>
          <table:table-cell table:style-name="ce1" office:value-type="percentage" office:value="0.0314999996871" calcext:value-type="percentage">
            <text:p>3.15%</text:p>
          </table:table-cell>
          <table:table-cell table:style-name="ce1" office:value-type="percentage" office:value="0.0256999995746" calcext:value-type="percentage">
            <text:p>2.57%</text:p>
          </table:table-cell>
          <table:table-cell table:style-name="ce1" office:value-type="percentage" office:value="0.0293999996781" calcext:value-type="percentage">
            <text:p>2.94%</text:p>
          </table:table-cell>
          <table:table-cell table:style-name="ce1" office:value-type="percentage" office:value="0.03179999955" calcext:value-type="percentage">
            <text:p>3.18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percentage" office:value="0.0272999996133" calcext:value-type="percentage">
            <text:p>2.73%</text:p>
          </table:table-cell>
          <table:table-cell table:style-name="ce1" office:value-type="percentage" office:value="0.0235999996401" calcext:value-type="percentage">
            <text:p>2.36%</text:p>
          </table:table-cell>
          <table:table-cell table:style-name="ce1" office:value-type="percentage" office:value="0.0297999997251" calcext:value-type="percentage">
            <text:p>2.98%</text:p>
          </table:table-cell>
          <table:table-cell table:style-name="ce1" office:value-type="percentage" office:value="0.0308999995328" calcext:value-type="percentage">
            <text:p>3.09%</text:p>
          </table:table-cell>
          <table:table-cell table:style-name="ce1" office:value-type="percentage" office:value="0.0243999996968" calcext:value-type="percentage">
            <text:p>2.44%</text:p>
          </table:table-cell>
          <table:table-cell table:style-name="ce1" office:value-type="percentage" office:value="0.0297999995761" calcext:value-type="percentage">
            <text:p>2.98%</text:p>
          </table:table-cell>
          <table:table-cell table:style-name="ce1" office:value-type="percentage" office:value="0.0309999996237" calcext:value-type="percentage">
            <text:p>3.1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percentage" office:value="0.0252999995463" calcext:value-type="percentage">
            <text:p>2.53%</text:p>
          </table:table-cell>
          <table:table-cell table:style-name="ce1" office:value-type="percentage" office:value="0.0254999996908" calcext:value-type="percentage">
            <text:p>2.55%</text:p>
          </table:table-cell>
          <table:table-cell table:style-name="ce1" office:value-type="percentage" office:value="0.0271999997087" calcext:value-type="percentage">
            <text:p>2.72%</text:p>
          </table:table-cell>
          <table:table-cell table:style-name="ce1" office:value-type="percentage" office:value="0.0319999995455" calcext:value-type="percentage">
            <text:p>3.20%</text:p>
          </table:table-cell>
          <table:table-cell table:style-name="ce1" office:value-type="percentage" office:value="0.0230999995582" calcext:value-type="percentage">
            <text:p>2.31%</text:p>
          </table:table-cell>
          <table:table-cell table:style-name="ce1" office:value-type="percentage" office:value="0.0291999995522" calcext:value-type="percentage">
            <text:p>2.92%</text:p>
          </table:table-cell>
          <table:table-cell table:style-name="ce1" office:value-type="percentage" office:value="0.0305999997817" calcext:value-type="percentage">
            <text:p>3.06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percentage" office:value="0.0256999996118" calcext:value-type="percentage">
            <text:p>2.57%</text:p>
          </table:table-cell>
          <table:table-cell table:style-name="ce1" office:value-type="percentage" office:value="0.0261999996565" calcext:value-type="percentage">
            <text:p>2.62%</text:p>
          </table:table-cell>
          <table:table-cell table:style-name="ce1" office:value-type="percentage" office:value="0.0302999995463" calcext:value-type="percentage">
            <text:p>3.03%</text:p>
          </table:table-cell>
          <table:table-cell table:style-name="ce1" office:value-type="percentage" office:value="0.0306999995746" calcext:value-type="percentage">
            <text:p>3.07%</text:p>
          </table:table-cell>
          <table:table-cell table:style-name="ce1" office:value-type="percentage" office:value="0.0242999995686" calcext:value-type="percentage">
            <text:p>2.43%</text:p>
          </table:table-cell>
          <table:table-cell table:style-name="ce1" office:value-type="percentage" office:value="0.0273999996297" calcext:value-type="percentage">
            <text:p>2.74%</text:p>
          </table:table-cell>
          <table:table-cell table:style-name="ce1" office:value-type="percentage" office:value="0.0311999996565" calcext:value-type="percentage">
            <text:p>3.12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percentage" office:value="0.0272999996692" calcext:value-type="percentage">
            <text:p>2.73%</text:p>
          </table:table-cell>
          <table:table-cell table:style-name="ce1" office:value-type="percentage" office:value="0.0252999995649" calcext:value-type="percentage">
            <text:p>2.53%</text:p>
          </table:table-cell>
          <table:table-cell table:style-name="ce1" office:value-type="percentage" office:value="0.0306999996305" calcext:value-type="percentage">
            <text:p>3.07%</text:p>
          </table:table-cell>
          <table:table-cell table:style-name="ce1" office:value-type="percentage" office:value="0.0313999996334" calcext:value-type="percentage">
            <text:p>3.14%</text:p>
          </table:table-cell>
          <table:table-cell table:style-name="ce1" office:value-type="percentage" office:value="0.0237999995798" calcext:value-type="percentage">
            <text:p>2.38%</text:p>
          </table:table-cell>
          <table:table-cell table:style-name="ce1" office:value-type="percentage" office:value="0.0280999996327" calcext:value-type="percentage">
            <text:p>2.81%</text:p>
          </table:table-cell>
          <table:table-cell table:style-name="ce1" office:value-type="percentage" office:value="0.0314999998547" calcext:value-type="percentage">
            <text:p>3.15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percentage" office:value="0.0233999996632" calcext:value-type="percentage">
            <text:p>2.34%</text:p>
          </table:table-cell>
          <table:table-cell table:style-name="ce1" office:value-type="percentage" office:value="0.0229999995604" calcext:value-type="percentage">
            <text:p>2.30%</text:p>
          </table:table-cell>
          <table:table-cell table:style-name="ce1" office:value-type="percentage" office:value="0.0290999996476" calcext:value-type="percentage">
            <text:p>2.91%</text:p>
          </table:table-cell>
          <table:table-cell table:style-name="ce1" office:value-type="percentage" office:value="0.0305999995768" calcext:value-type="percentage">
            <text:p>3.06%</text:p>
          </table:table-cell>
          <table:table-cell table:style-name="ce1" office:value-type="percentage" office:value="0.0250999996625" calcext:value-type="percentage">
            <text:p>2.51%</text:p>
          </table:table-cell>
          <table:table-cell table:style-name="ce1" office:value-type="percentage" office:value="0.0290999995731" calcext:value-type="percentage">
            <text:p>2.91%</text:p>
          </table:table-cell>
          <table:table-cell table:style-name="ce1" office:value-type="percentage" office:value="0.0323999996483" calcext:value-type="percentage">
            <text:p>3.24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percentage" office:value="0.0243999997154" calcext:value-type="percentage">
            <text:p>2.44%</text:p>
          </table:table-cell>
          <table:table-cell table:style-name="ce1" office:value-type="percentage" office:value="0.0250999996997" calcext:value-type="percentage">
            <text:p>2.51%</text:p>
          </table:table-cell>
          <table:table-cell table:style-name="ce1" office:value-type="percentage" office:value="0.0270999995992" calcext:value-type="percentage">
            <text:p>2.71%</text:p>
          </table:table-cell>
          <table:table-cell table:style-name="ce1" office:value-type="percentage" office:value="0.0282999996282" calcext:value-type="percentage">
            <text:p>2.83%</text:p>
          </table:table-cell>
          <table:table-cell table:style-name="ce1" office:value-type="percentage" office:value="0.0226999995671" calcext:value-type="percentage">
            <text:p>2.27%</text:p>
          </table:table-cell>
          <table:table-cell table:style-name="ce1" office:value-type="percentage" office:value="0.0278999997862" calcext:value-type="percentage">
            <text:p>2.79%</text:p>
          </table:table-cell>
          <table:table-cell table:style-name="ce1" office:value-type="percentage" office:value="0.0312999997102" calcext:value-type="percentage">
            <text:p>3.13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percentage" office:value="0.0230999996327" calcext:value-type="percentage">
            <text:p>2.31%</text:p>
          </table:table-cell>
          <table:table-cell table:style-name="ce1" office:value-type="percentage" office:value="0.0248999996111" calcext:value-type="percentage">
            <text:p>2.49%</text:p>
          </table:table-cell>
          <table:table-cell table:style-name="ce1" office:value-type="percentage" office:value="0.0279999995604" calcext:value-type="percentage">
            <text:p>2.80%</text:p>
          </table:table-cell>
          <table:table-cell table:style-name="ce1" office:value-type="percentage" office:value="0.0288999997266" calcext:value-type="percentage">
            <text:p>2.89%</text:p>
          </table:table-cell>
          <table:table-cell table:style-name="ce1" office:value-type="percentage" office:value="0.0242999996617" calcext:value-type="percentage">
            <text:p>2.43%</text:p>
          </table:table-cell>
          <table:table-cell table:style-name="ce1" office:value-type="percentage" office:value="0.030199999623" calcext:value-type="percentage">
            <text:p>3.02%</text:p>
          </table:table-cell>
          <table:table-cell table:style-name="ce1" office:value-type="percentage" office:value="0.0300999994949" calcext:value-type="percentage">
            <text:p>3.01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percentage" office:value="0.0230999995768" calcext:value-type="percentage">
            <text:p>2.31%</text:p>
          </table:table-cell>
          <table:table-cell table:style-name="ce1" office:value-type="percentage" office:value="0.0230999996327" calcext:value-type="percentage">
            <text:p>2.31%</text:p>
          </table:table-cell>
          <table:table-cell table:style-name="ce1" office:value-type="percentage" office:value="0.027499999553" calcext:value-type="percentage">
            <text:p>2.75%</text:p>
          </table:table-cell>
          <table:table-cell table:style-name="ce1" office:value-type="percentage" office:value="0.0304999997281" calcext:value-type="percentage">
            <text:p>3.05%</text:p>
          </table:table-cell>
          <table:table-cell table:style-name="ce1" office:value-type="percentage" office:value="0.0249999996275" calcext:value-type="percentage">
            <text:p>2.50%</text:p>
          </table:table-cell>
          <table:table-cell table:style-name="ce1" office:value-type="percentage" office:value="0.0280999997072" calcext:value-type="percentage">
            <text:p>2.81%</text:p>
          </table:table-cell>
          <table:table-cell table:style-name="ce1" office:value-type="percentage" office:value="0.0312999996729" calcext:value-type="percentage">
            <text:p>3.13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percentage" office:value="0.0256999996863" calcext:value-type="percentage">
            <text:p>2.57%</text:p>
          </table:table-cell>
          <table:table-cell table:style-name="ce1" office:value-type="percentage" office:value="0.0234999995679" calcext:value-type="percentage">
            <text:p>2.35%</text:p>
          </table:table-cell>
          <table:table-cell table:style-name="ce1" office:value-type="percentage" office:value="0.0274999996275" calcext:value-type="percentage">
            <text:p>2.75%</text:p>
          </table:table-cell>
          <table:table-cell table:style-name="ce1" office:value-type="percentage" office:value="0.0299999996088" calcext:value-type="percentage">
            <text:p>3.00%</text:p>
          </table:table-cell>
          <table:table-cell table:style-name="ce1" office:value-type="percentage" office:value="0.0235999996215" calcext:value-type="percentage">
            <text:p>2.36%</text:p>
          </table:table-cell>
          <table:table-cell table:style-name="ce1" office:value-type="percentage" office:value="0.0274999996834" calcext:value-type="percentage">
            <text:p>2.75%</text:p>
          </table:table-cell>
          <table:table-cell table:style-name="ce1" office:value-type="percentage" office:value="0.0316999996454" calcext:value-type="percentage">
            <text:p>3.17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percentage" office:value="0.0257999996655" calcext:value-type="percentage">
            <text:p>2.58%</text:p>
          </table:table-cell>
          <table:table-cell table:style-name="ce1" office:value-type="percentage" office:value="0.02449999962" calcext:value-type="percentage">
            <text:p>2.45%</text:p>
          </table:table-cell>
          <table:table-cell table:style-name="ce1" office:value-type="percentage" office:value="0.0273999996297" calcext:value-type="percentage">
            <text:p>2.74%</text:p>
          </table:table-cell>
          <table:table-cell table:style-name="ce1" office:value-type="percentage" office:value="0.0314999995753" calcext:value-type="percentage">
            <text:p>3.15%</text:p>
          </table:table-cell>
          <table:table-cell table:style-name="ce1" office:value-type="percentage" office:value="0.0230999997258" calcext:value-type="percentage">
            <text:p>2.31%</text:p>
          </table:table-cell>
          <table:table-cell table:style-name="ce1" office:value-type="percentage" office:value="0.0280999998376" calcext:value-type="percentage">
            <text:p>2.81%</text:p>
          </table:table-cell>
          <table:table-cell table:style-name="ce1" office:value-type="percentage" office:value="0.0317999997362" calcext:value-type="percentage">
            <text:p>3.18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percentage" office:value="0.0256999995932" calcext:value-type="percentage">
            <text:p>2.57%</text:p>
          </table:table-cell>
          <table:table-cell table:style-name="ce1" office:value-type="percentage" office:value="0.0261999996379" calcext:value-type="percentage">
            <text:p>2.62%</text:p>
          </table:table-cell>
          <table:table-cell table:style-name="ce1" office:value-type="percentage" office:value="0.0279999995418" calcext:value-type="percentage">
            <text:p>2.80%</text:p>
          </table:table-cell>
          <table:table-cell table:style-name="ce1" office:value-type="percentage" office:value="0.0303999995627" calcext:value-type="percentage">
            <text:p>3.04%</text:p>
          </table:table-cell>
          <table:table-cell table:style-name="ce1" office:value-type="percentage" office:value="0.0245999995619" calcext:value-type="percentage">
            <text:p>2.46%</text:p>
          </table:table-cell>
          <table:table-cell table:style-name="ce1" office:value-type="percentage" office:value="0.0285999997519" calcext:value-type="percentage">
            <text:p>2.86%</text:p>
          </table:table-cell>
          <table:table-cell table:style-name="ce1" office:value-type="percentage" office:value="0.0329999998026" calcext:value-type="percentage">
            <text:p>3.3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percentage" office:value="0.0247999996878" calcext:value-type="percentage">
            <text:p>2.48%</text:p>
          </table:table-cell>
          <table:table-cell table:style-name="ce1" office:value-type="percentage" office:value="0.0247999996692" calcext:value-type="percentage">
            <text:p>2.48%</text:p>
          </table:table-cell>
          <table:table-cell table:style-name="ce1" office:value-type="percentage" office:value="0.0271999995597" calcext:value-type="percentage">
            <text:p>2.72%</text:p>
          </table:table-cell>
          <table:table-cell table:style-name="ce1" office:value-type="percentage" office:value="0.0321999995783" calcext:value-type="percentage">
            <text:p>3.22%</text:p>
          </table:table-cell>
          <table:table-cell table:style-name="ce1" office:value-type="percentage" office:value="0.0255999996886" calcext:value-type="percentage">
            <text:p>2.56%</text:p>
          </table:table-cell>
          <table:table-cell table:style-name="ce1" office:value-type="percentage" office:value="0.0292999996245" calcext:value-type="percentage">
            <text:p>2.93%</text:p>
          </table:table-cell>
          <table:table-cell table:style-name="ce1" office:value-type="percentage" office:value="0.0303999996558" calcext:value-type="percentage">
            <text:p>3.04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percentage" office:value="0.0252999995835" calcext:value-type="percentage">
            <text:p>2.53%</text:p>
          </table:table-cell>
          <table:table-cell table:style-name="ce1" office:value-type="percentage" office:value="0.0241999995895" calcext:value-type="percentage">
            <text:p>2.42%</text:p>
          </table:table-cell>
          <table:table-cell table:style-name="ce1" office:value-type="percentage" office:value="0.0282999996841" calcext:value-type="percentage">
            <text:p>2.83%</text:p>
          </table:table-cell>
          <table:table-cell table:style-name="ce1" office:value-type="percentage" office:value="0.0296999995597" calcext:value-type="percentage">
            <text:p>2.97%</text:p>
          </table:table-cell>
          <table:table-cell table:style-name="ce1" office:value-type="percentage" office:value="0.0251999996789" calcext:value-type="percentage">
            <text:p>2.52%</text:p>
          </table:table-cell>
          <table:table-cell table:style-name="ce1" office:value-type="percentage" office:value="0.0293999995664" calcext:value-type="percentage">
            <text:p>2.94%</text:p>
          </table:table-cell>
          <table:table-cell table:style-name="ce1" office:value-type="percentage" office:value="0.0316999995895" calcext:value-type="percentage">
            <text:p>3.17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percentage" office:value="0.0249999996461" calcext:value-type="percentage">
            <text:p>2.50%</text:p>
          </table:table-cell>
          <table:table-cell table:style-name="ce1" office:value-type="percentage" office:value="0.0236999996379" calcext:value-type="percentage">
            <text:p>2.37%</text:p>
          </table:table-cell>
          <table:table-cell table:style-name="ce1" office:value-type="percentage" office:value="0.0275999995507" calcext:value-type="percentage">
            <text:p>2.76%</text:p>
          </table:table-cell>
          <table:table-cell table:style-name="ce1" office:value-type="percentage" office:value="0.0308999995701" calcext:value-type="percentage">
            <text:p>3.09%</text:p>
          </table:table-cell>
          <table:table-cell table:style-name="ce1" office:value-type="percentage" office:value="0.0281999995932" calcext:value-type="percentage">
            <text:p>2.82%</text:p>
          </table:table-cell>
          <table:table-cell table:style-name="ce1" office:value-type="percentage" office:value="0.0304999996908" calcext:value-type="percentage">
            <text:p>3.05%</text:p>
          </table:table-cell>
          <table:table-cell table:style-name="ce1" office:value-type="percentage" office:value="0.0318999996409" calcext:value-type="percentage">
            <text:p>3.19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percentage" office:value="0.0243999996036" calcext:value-type="percentage">
            <text:p>2.44%</text:p>
          </table:table-cell>
          <table:table-cell table:style-name="ce1" office:value-type="percentage" office:value="0.0240999996662" calcext:value-type="percentage">
            <text:p>2.41%</text:p>
          </table:table-cell>
          <table:table-cell table:style-name="ce1" office:value-type="percentage" office:value="0.0272999995947" calcext:value-type="percentage">
            <text:p>2.73%</text:p>
          </table:table-cell>
          <table:table-cell table:style-name="ce1" office:value-type="percentage" office:value="0.0320999995992" calcext:value-type="percentage">
            <text:p>3.21%</text:p>
          </table:table-cell>
          <table:table-cell table:style-name="ce1" office:value-type="percentage" office:value="0.023599999696" calcext:value-type="percentage">
            <text:p>2.36%</text:p>
          </table:table-cell>
          <table:table-cell table:style-name="ce1" office:value-type="percentage" office:value="0.0268999996595" calcext:value-type="percentage">
            <text:p>2.69%</text:p>
          </table:table-cell>
          <table:table-cell table:style-name="ce1" office:value-type="percentage" office:value="0.0318999996781" calcext:value-type="percentage">
            <text:p>3.19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percentage" office:value="0.0255999995954" calcext:value-type="percentage">
            <text:p>2.56%</text:p>
          </table:table-cell>
          <table:table-cell table:style-name="ce1" office:value-type="percentage" office:value="0.0230999996513" calcext:value-type="percentage">
            <text:p>2.31%</text:p>
          </table:table-cell>
          <table:table-cell table:style-name="ce1" office:value-type="percentage" office:value="0.0267999996059" calcext:value-type="percentage">
            <text:p>2.68%</text:p>
          </table:table-cell>
          <table:table-cell table:style-name="ce1" office:value-type="percentage" office:value="0.0316999996454" calcext:value-type="percentage">
            <text:p>3.17%</text:p>
          </table:table-cell>
          <table:table-cell table:style-name="ce1" office:value-type="percentage" office:value="0.025899999626" calcext:value-type="percentage">
            <text:p>2.59%</text:p>
          </table:table-cell>
          <table:table-cell table:style-name="ce1" office:value-type="percentage" office:value="0.0278999996558" calcext:value-type="percentage">
            <text:p>2.79%</text:p>
          </table:table-cell>
          <table:table-cell table:style-name="ce1" office:value-type="percentage" office:value="0.0312999996357" calcext:value-type="percentage">
            <text:p>3.13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percentage" office:value="0.0253999995999" calcext:value-type="percentage">
            <text:p>2.54%</text:p>
          </table:table-cell>
          <table:table-cell table:style-name="ce1" office:value-type="percentage" office:value="0.0244999996759" calcext:value-type="percentage">
            <text:p>2.45%</text:p>
          </table:table-cell>
          <table:table-cell table:style-name="ce1" office:value-type="percentage" office:value="0.0299999995902" calcext:value-type="percentage">
            <text:p>3.00%</text:p>
          </table:table-cell>
          <table:table-cell table:style-name="ce1" office:value-type="percentage" office:value="0.0296999995969" calcext:value-type="percentage">
            <text:p>2.97%</text:p>
          </table:table-cell>
          <table:table-cell table:style-name="ce1" office:value-type="percentage" office:value="0.0266999997199" calcext:value-type="percentage">
            <text:p>2.67%</text:p>
          </table:table-cell>
          <table:table-cell table:style-name="ce1" office:value-type="percentage" office:value="0.0273999996856" calcext:value-type="percentage">
            <text:p>2.74%</text:p>
          </table:table-cell>
          <table:table-cell table:style-name="ce1" office:value-type="percentage" office:value="0.0317999997362" calcext:value-type="percentage">
            <text:p>3.18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percentage" office:value="0.0255999997444" calcext:value-type="percentage">
            <text:p>2.56%</text:p>
          </table:table-cell>
          <table:table-cell table:style-name="ce1" office:value-type="percentage" office:value="0.0248999996111" calcext:value-type="percentage">
            <text:p>2.49%</text:p>
          </table:table-cell>
          <table:table-cell table:style-name="ce1" office:value-type="percentage" office:value="0.0277999996021" calcext:value-type="percentage">
            <text:p>2.78%</text:p>
          </table:table-cell>
          <table:table-cell table:style-name="ce1" office:value-type="percentage" office:value="0.0308999997005" calcext:value-type="percentage">
            <text:p>3.09%</text:p>
          </table:table-cell>
          <table:table-cell table:style-name="ce1" office:value-type="percentage" office:value="0.0249999996834" calcext:value-type="percentage">
            <text:p>2.50%</text:p>
          </table:table-cell>
          <table:table-cell table:style-name="ce1" office:value-type="percentage" office:value="0.0285999996215" calcext:value-type="percentage">
            <text:p>2.86%</text:p>
          </table:table-cell>
          <table:table-cell table:style-name="ce1" office:value-type="percentage" office:value="0.0314999997616" calcext:value-type="percentage">
            <text:p>3.15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percentage" office:value="0.0247999996692" calcext:value-type="percentage">
            <text:p>2.48%</text:p>
          </table:table-cell>
          <table:table-cell table:style-name="ce1" office:value-type="percentage" office:value="0.0236999996938" calcext:value-type="percentage">
            <text:p>2.37%</text:p>
          </table:table-cell>
          <table:table-cell table:style-name="ce1" office:value-type="percentage" office:value="0.026699999664" calcext:value-type="percentage">
            <text:p>2.67%</text:p>
          </table:table-cell>
          <table:table-cell table:style-name="ce1" office:value-type="percentage" office:value="0.0295999996737" calcext:value-type="percentage">
            <text:p>2.96%</text:p>
          </table:table-cell>
          <table:table-cell table:style-name="ce1" office:value-type="percentage" office:value="0.0260999994725" calcext:value-type="percentage">
            <text:p>2.61%</text:p>
          </table:table-cell>
          <table:table-cell table:style-name="ce1" office:value-type="percentage" office:value="0.0278999998607" calcext:value-type="percentage">
            <text:p>2.79%</text:p>
          </table:table-cell>
          <table:table-cell table:style-name="ce1" office:value-type="percentage" office:value="0.0319999996759" calcext:value-type="percentage">
            <text:p>3.2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percentage" office:value="0.0257999996096" calcext:value-type="percentage">
            <text:p>2.58%</text:p>
          </table:table-cell>
          <table:table-cell table:style-name="ce1" office:value-type="percentage" office:value="0.0236999996379" calcext:value-type="percentage">
            <text:p>2.37%</text:p>
          </table:table-cell>
          <table:table-cell table:style-name="ce1" office:value-type="percentage" office:value="0.0278999996185" calcext:value-type="percentage">
            <text:p>2.79%</text:p>
          </table:table-cell>
          <table:table-cell table:style-name="ce1" office:value-type="percentage" office:value="0.0304999997467" calcext:value-type="percentage">
            <text:p>3.05%</text:p>
          </table:table-cell>
          <table:table-cell table:style-name="ce1" office:value-type="percentage" office:value="0.0255999997444" calcext:value-type="percentage">
            <text:p>2.56%</text:p>
          </table:table-cell>
          <table:table-cell table:style-name="ce1" office:value-type="percentage" office:value="0.027599999588" calcext:value-type="percentage">
            <text:p>2.76%</text:p>
          </table:table-cell>
          <table:table-cell table:style-name="ce1" office:value-type="percentage" office:value="0.0316999996454" calcext:value-type="percentage">
            <text:p>3.17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percentage" office:value="0.0250999997184" calcext:value-type="percentage">
            <text:p>2.51%</text:p>
          </table:table-cell>
          <table:table-cell table:style-name="ce1" office:value-type="percentage" office:value="0.0248999996856" calcext:value-type="percentage">
            <text:p>2.49%</text:p>
          </table:table-cell>
          <table:table-cell table:style-name="ce1" office:value-type="percentage" office:value="0.027499999553" calcext:value-type="percentage">
            <text:p>2.75%</text:p>
          </table:table-cell>
          <table:table-cell table:style-name="ce1" office:value-type="percentage" office:value="0.0298999995738" calcext:value-type="percentage">
            <text:p>2.99%</text:p>
          </table:table-cell>
          <table:table-cell table:style-name="ce1" office:value-type="percentage" office:value="0.0249999996834" calcext:value-type="percentage">
            <text:p>2.50%</text:p>
          </table:table-cell>
          <table:table-cell table:style-name="ce1" office:value-type="percentage" office:value="0.0266999996081" calcext:value-type="percentage">
            <text:p>2.67%</text:p>
          </table:table-cell>
          <table:table-cell table:style-name="ce1" office:value-type="percentage" office:value="0.0303999996744" calcext:value-type="percentage">
            <text:p>3.04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percentage" office:value="0.0244999996945" calcext:value-type="percentage">
            <text:p>2.45%</text:p>
          </table:table-cell>
          <table:table-cell table:style-name="ce1" office:value-type="percentage" office:value="0.0253999996372" calcext:value-type="percentage">
            <text:p>2.54%</text:p>
          </table:table-cell>
          <table:table-cell table:style-name="ce1" office:value-type="percentage" office:value="0.0277999995835" calcext:value-type="percentage">
            <text:p>2.78%</text:p>
          </table:table-cell>
          <table:table-cell table:style-name="ce1" office:value-type="percentage" office:value="0.0302999996766" calcext:value-type="percentage">
            <text:p>3.03%</text:p>
          </table:table-cell>
          <table:table-cell table:style-name="ce1" office:value-type="percentage" office:value="0.0265999995545" calcext:value-type="percentage">
            <text:p>2.66%</text:p>
          </table:table-cell>
          <table:table-cell table:style-name="ce1" office:value-type="percentage" office:value="0.0300999996997" calcext:value-type="percentage">
            <text:p>3.01%</text:p>
          </table:table-cell>
          <table:table-cell table:style-name="ce1" office:value-type="percentage" office:value="0.0300999996811" calcext:value-type="percentage">
            <text:p>3.01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percentage" office:value="0.0261999996938" calcext:value-type="percentage">
            <text:p>2.62%</text:p>
          </table:table-cell>
          <table:table-cell table:style-name="ce1" office:value-type="percentage" office:value="0.0257999996655" calcext:value-type="percentage">
            <text:p>2.58%</text:p>
          </table:table-cell>
          <table:table-cell table:style-name="ce1" office:value-type="percentage" office:value="0.0283999995701" calcext:value-type="percentage">
            <text:p>2.84%</text:p>
          </table:table-cell>
          <table:table-cell table:style-name="ce1" office:value-type="percentage" office:value="0.0267999996059" calcext:value-type="percentage">
            <text:p>2.68%</text:p>
          </table:table-cell>
          <table:table-cell table:style-name="ce1" office:value-type="percentage" office:value="0.024399999585" calcext:value-type="percentage">
            <text:p>2.44%</text:p>
          </table:table-cell>
          <table:table-cell table:style-name="ce1" office:value-type="percentage" office:value="0.0302999996208" calcext:value-type="percentage">
            <text:p>3.03%</text:p>
          </table:table-cell>
          <table:table-cell table:style-name="ce1" office:value-type="percentage" office:value="0.0310999995843" calcext:value-type="percentage">
            <text:p>3.11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percentage" office:value="0.0238999996521" calcext:value-type="percentage">
            <text:p>2.39%</text:p>
          </table:table-cell>
          <table:table-cell table:style-name="ce1" office:value-type="percentage" office:value="0.0249999996088" calcext:value-type="percentage">
            <text:p>2.50%</text:p>
          </table:table-cell>
          <table:table-cell table:style-name="ce1" office:value-type="percentage" office:value="0.0271999996528" calcext:value-type="percentage">
            <text:p>2.72%</text:p>
          </table:table-cell>
          <table:table-cell table:style-name="ce1" office:value-type="percentage" office:value="0.0312999995798" calcext:value-type="percentage">
            <text:p>3.13%</text:p>
          </table:table-cell>
          <table:table-cell table:style-name="ce1" office:value-type="percentage" office:value="0.0237999995612" calcext:value-type="percentage">
            <text:p>2.38%</text:p>
          </table:table-cell>
          <table:table-cell table:style-name="ce1" office:value-type="percentage" office:value="0.0271999996156" calcext:value-type="percentage">
            <text:p>2.72%</text:p>
          </table:table-cell>
          <table:table-cell table:style-name="ce1" office:value-type="percentage" office:value="0.0311999996379" calcext:value-type="percentage">
            <text:p>3.12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percentage" office:value="0.0252999997512" calcext:value-type="percentage">
            <text:p>2.53%</text:p>
          </table:table-cell>
          <table:table-cell table:style-name="ce1" office:value-type="percentage" office:value="0.0239999996498" calcext:value-type="percentage">
            <text:p>2.40%</text:p>
          </table:table-cell>
          <table:table-cell table:style-name="ce1" office:value-type="percentage" office:value="0.0289999995939" calcext:value-type="percentage">
            <text:p>2.90%</text:p>
          </table:table-cell>
          <table:table-cell table:style-name="ce1" office:value-type="percentage" office:value="0.0310999997146" calcext:value-type="percentage">
            <text:p>3.11%</text:p>
          </table:table-cell>
          <table:table-cell table:style-name="ce1" office:value-type="percentage" office:value="0.0245999995992" calcext:value-type="percentage">
            <text:p>2.46%</text:p>
          </table:table-cell>
          <table:table-cell table:style-name="ce1" office:value-type="percentage" office:value="0.0280999996327" calcext:value-type="percentage">
            <text:p>2.81%</text:p>
          </table:table-cell>
          <table:table-cell table:style-name="ce1" office:value-type="percentage" office:value="0.0301999996789" calcext:value-type="percentage">
            <text:p>3.02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percentage" office:value="0.0262999996543" calcext:value-type="percentage">
            <text:p>2.63%</text:p>
          </table:table-cell>
          <table:table-cell table:style-name="ce1" office:value-type="percentage" office:value="0.0232999996282" calcext:value-type="percentage">
            <text:p>2.33%</text:p>
          </table:table-cell>
          <table:table-cell table:style-name="ce1" office:value-type="percentage" office:value="0.0282999995723" calcext:value-type="percentage">
            <text:p>2.83%</text:p>
          </table:table-cell>
          <table:table-cell table:style-name="ce1" office:value-type="percentage" office:value="0.0318999996036" calcext:value-type="percentage">
            <text:p>3.19%</text:p>
          </table:table-cell>
          <table:table-cell table:style-name="ce1" office:value-type="percentage" office:value="0.0258999995887" calcext:value-type="percentage">
            <text:p>2.59%</text:p>
          </table:table-cell>
          <table:table-cell table:style-name="ce1" office:value-type="percentage" office:value="0.0289999995939" calcext:value-type="percentage">
            <text:p>2.90%</text:p>
          </table:table-cell>
          <table:table-cell table:style-name="ce1" office:value-type="percentage" office:value="0.0313999997638" calcext:value-type="percentage">
            <text:p>3.14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percentage" office:value="0.0246999996714" calcext:value-type="percentage">
            <text:p>2.47%</text:p>
          </table:table-cell>
          <table:table-cell table:style-name="ce1" office:value-type="percentage" office:value="0.0239999996498" calcext:value-type="percentage">
            <text:p>2.40%</text:p>
          </table:table-cell>
          <table:table-cell table:style-name="ce1" office:value-type="percentage" office:value="0.0289999995753" calcext:value-type="percentage">
            <text:p>2.90%</text:p>
          </table:table-cell>
          <table:table-cell table:style-name="ce1" office:value-type="percentage" office:value="0.03079999974" calcext:value-type="percentage">
            <text:p>3.08%</text:p>
          </table:table-cell>
          <table:table-cell table:style-name="ce1" office:value-type="percentage" office:value="0.0241999996826" calcext:value-type="percentage">
            <text:p>2.42%</text:p>
          </table:table-cell>
          <table:table-cell table:style-name="ce1" office:value-type="percentage" office:value="0.0277999996208" calcext:value-type="percentage">
            <text:p>2.78%</text:p>
          </table:table-cell>
          <table:table-cell table:style-name="ce1" office:value-type="percentage" office:value="0.032699999623" calcext:value-type="percentage">
            <text:p>3.27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percentage" office:value="0.0239999996498" calcext:value-type="percentage">
            <text:p>2.40%</text:p>
          </table:table-cell>
          <table:table-cell table:style-name="ce1" office:value-type="percentage" office:value="0.0245999996364" calcext:value-type="percentage">
            <text:p>2.46%</text:p>
          </table:table-cell>
          <table:table-cell table:style-name="ce1" office:value-type="percentage" office:value="0.0262999995984" calcext:value-type="percentage">
            <text:p>2.63%</text:p>
          </table:table-cell>
          <table:table-cell table:style-name="ce1" office:value-type="percentage" office:value="0.029599999655" calcext:value-type="percentage">
            <text:p>2.96%</text:p>
          </table:table-cell>
          <table:table-cell table:style-name="ce1" office:value-type="percentage" office:value="0.0230999996141" calcext:value-type="percentage">
            <text:p>2.31%</text:p>
          </table:table-cell>
          <table:table-cell table:style-name="ce1" office:value-type="percentage" office:value="0.0282999996282" calcext:value-type="percentage">
            <text:p>2.83%</text:p>
          </table:table-cell>
          <table:table-cell table:style-name="ce1" office:value-type="percentage" office:value="0.0306999996677" calcext:value-type="percentage">
            <text:p>3.07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percentage" office:value="0.0255999996141" calcext:value-type="percentage">
            <text:p>2.56%</text:p>
          </table:table-cell>
          <table:table-cell table:style-name="ce1" office:value-type="percentage" office:value="0.0229999996349" calcext:value-type="percentage">
            <text:p>2.30%</text:p>
          </table:table-cell>
          <table:table-cell table:style-name="ce1" office:value-type="percentage" office:value="0.0263999996334" calcext:value-type="percentage">
            <text:p>2.64%</text:p>
          </table:table-cell>
          <table:table-cell table:style-name="ce1" office:value-type="percentage" office:value="0.0292999995686" calcext:value-type="percentage">
            <text:p>2.93%</text:p>
          </table:table-cell>
          <table:table-cell table:style-name="ce1" office:value-type="percentage" office:value="0.0264999996312" calcext:value-type="percentage">
            <text:p>2.65%</text:p>
          </table:table-cell>
          <table:table-cell table:style-name="ce1" office:value-type="percentage" office:value="0.0298999997787" calcext:value-type="percentage">
            <text:p>2.99%</text:p>
          </table:table-cell>
          <table:table-cell table:style-name="ce1" office:value-type="percentage" office:value="0.0326999996975" calcext:value-type="percentage">
            <text:p>3.27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percentage" office:value="0.0254999996908" calcext:value-type="percentage">
            <text:p>2.55%</text:p>
          </table:table-cell>
          <table:table-cell table:style-name="ce1" office:value-type="percentage" office:value="0.0244999996386" calcext:value-type="percentage">
            <text:p>2.45%</text:p>
          </table:table-cell>
          <table:table-cell table:style-name="ce1" office:value-type="percentage" office:value="0.0257999996468" calcext:value-type="percentage">
            <text:p>2.58%</text:p>
          </table:table-cell>
          <table:table-cell table:style-name="ce1" office:value-type="percentage" office:value="0.0297999996878" calcext:value-type="percentage">
            <text:p>2.98%</text:p>
          </table:table-cell>
          <table:table-cell table:style-name="ce1" office:value-type="percentage" office:value="0.0258999996446" calcext:value-type="percentage">
            <text:p>2.59%</text:p>
          </table:table-cell>
          <table:table-cell table:style-name="ce1" office:value-type="percentage" office:value="0.0303999996558" calcext:value-type="percentage">
            <text:p>3.04%</text:p>
          </table:table-cell>
          <table:table-cell table:style-name="ce1" office:value-type="percentage" office:value="0.0301999996416" calcext:value-type="percentage">
            <text:p>3.02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percentage" office:value="0.0242999996059" calcext:value-type="percentage">
            <text:p>2.43%</text:p>
          </table:table-cell>
          <table:table-cell table:style-name="ce1" office:value-type="percentage" office:value="0.0255999996886" calcext:value-type="percentage">
            <text:p>2.56%</text:p>
          </table:table-cell>
          <table:table-cell table:style-name="ce1" office:value-type="percentage" office:value="0.0259999995865" calcext:value-type="percentage">
            <text:p>2.60%</text:p>
          </table:table-cell>
          <table:table-cell table:style-name="ce1" office:value-type="percentage" office:value="0.0292999996617" calcext:value-type="percentage">
            <text:p>2.93%</text:p>
          </table:table-cell>
          <table:table-cell table:style-name="ce1" office:value-type="percentage" office:value="0.0249999995343" calcext:value-type="percentage">
            <text:p>2.50%</text:p>
          </table:table-cell>
          <table:table-cell table:style-name="ce1" office:value-type="percentage" office:value="0.0274999996647" calcext:value-type="percentage">
            <text:p>2.75%</text:p>
          </table:table-cell>
          <table:table-cell table:style-name="ce1" office:value-type="percentage" office:value="0.0315999996848" calcext:value-type="percentage">
            <text:p>3.16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percentage" office:value="0.0258999996074" calcext:value-type="percentage">
            <text:p>2.59%</text:p>
          </table:table-cell>
          <table:table-cell table:style-name="ce1" office:value-type="percentage" office:value="0.0252999996021" calcext:value-type="percentage">
            <text:p>2.53%</text:p>
          </table:table-cell>
          <table:table-cell table:style-name="ce1" office:value-type="percentage" office:value="0.0271999996342" calcext:value-type="percentage">
            <text:p>2.72%</text:p>
          </table:table-cell>
          <table:table-cell table:style-name="ce1" office:value-type="percentage" office:value="0.0296999996528" calcext:value-type="percentage">
            <text:p>2.97%</text:p>
          </table:table-cell>
          <table:table-cell table:style-name="ce1" office:value-type="percentage" office:value="0.0244999995641" calcext:value-type="percentage">
            <text:p>2.45%</text:p>
          </table:table-cell>
          <table:table-cell table:style-name="ce1" office:value-type="percentage" office:value="0.0288999997079" calcext:value-type="percentage">
            <text:p>2.89%</text:p>
          </table:table-cell>
          <table:table-cell table:style-name="ce1" office:value-type="percentage" office:value="0.0295999996364" calcext:value-type="percentage">
            <text:p>2.96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percentage" office:value="0.02699999962" calcext:value-type="percentage">
            <text:p>2.70%</text:p>
          </table:table-cell>
          <table:table-cell table:style-name="ce1" office:value-type="percentage" office:value="0.0244999996014" calcext:value-type="percentage">
            <text:p>2.45%</text:p>
          </table:table-cell>
          <table:table-cell table:style-name="ce1" office:value-type="percentage" office:value="0.0280999996699" calcext:value-type="percentage">
            <text:p>2.81%</text:p>
          </table:table-cell>
          <table:table-cell table:style-name="ce1" office:value-type="percentage" office:value="0.0287999996357" calcext:value-type="percentage">
            <text:p>2.88%</text:p>
          </table:table-cell>
          <table:table-cell table:style-name="ce1" office:value-type="percentage" office:value="0.0246999996528" calcext:value-type="percentage">
            <text:p>2.47%</text:p>
          </table:table-cell>
          <table:table-cell table:style-name="ce1" office:value-type="percentage" office:value="0.0284999997541" calcext:value-type="percentage">
            <text:p>2.85%</text:p>
          </table:table-cell>
          <table:table-cell table:style-name="ce1" office:value-type="percentage" office:value="0.0303999995999" calcext:value-type="percentage">
            <text:p>3.04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percentage" office:value="0.0245999995992" calcext:value-type="percentage">
            <text:p>2.46%</text:p>
          </table:table-cell>
          <table:table-cell table:style-name="ce1" office:value-type="percentage" office:value="0.0246999995597" calcext:value-type="percentage">
            <text:p>2.47%</text:p>
          </table:table-cell>
          <table:table-cell table:style-name="ce1" office:value-type="percentage" office:value="0.0275999996252" calcext:value-type="percentage">
            <text:p>2.76%</text:p>
          </table:table-cell>
          <table:table-cell table:style-name="ce1" office:value-type="percentage" office:value="0.0292999996245" calcext:value-type="percentage">
            <text:p>2.93%</text:p>
          </table:table-cell>
          <table:table-cell table:style-name="ce1" office:value-type="percentage" office:value="0.0235999996401" calcext:value-type="percentage">
            <text:p>2.36%</text:p>
          </table:table-cell>
          <table:table-cell table:style-name="ce1" office:value-type="percentage" office:value="0.0287999996729" calcext:value-type="percentage">
            <text:p>2.88%</text:p>
          </table:table-cell>
          <table:table-cell table:style-name="ce1" office:value-type="percentage" office:value="0.0314999996126" calcext:value-type="percentage">
            <text:p>3.15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percentage" office:value="0.0244999996573" calcext:value-type="percentage">
            <text:p>2.45%</text:p>
          </table:table-cell>
          <table:table-cell table:style-name="ce1" office:value-type="percentage" office:value="0.0237999995984" calcext:value-type="percentage">
            <text:p>2.38%</text:p>
          </table:table-cell>
          <table:table-cell table:style-name="ce1" office:value-type="percentage" office:value="0.0262999996915" calcext:value-type="percentage">
            <text:p>2.63%</text:p>
          </table:table-cell>
          <table:table-cell table:style-name="ce1" office:value-type="percentage" office:value="0.029199999664" calcext:value-type="percentage">
            <text:p>2.92%</text:p>
          </table:table-cell>
          <table:table-cell table:style-name="ce1" office:value-type="percentage" office:value="0.024299999699" calcext:value-type="percentage">
            <text:p>2.43%</text:p>
          </table:table-cell>
          <table:table-cell table:style-name="ce1" office:value-type="percentage" office:value="0.028299999591" calcext:value-type="percentage">
            <text:p>2.83%</text:p>
          </table:table-cell>
          <table:table-cell table:style-name="ce1" office:value-type="percentage" office:value="0.0305999996141" calcext:value-type="percentage">
            <text:p>3.06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percentage" office:value="0.0245999997109" calcext:value-type="percentage">
            <text:p>2.46%</text:p>
          </table:table-cell>
          <table:table-cell table:style-name="ce1" office:value-type="percentage" office:value="0.0241999995895" calcext:value-type="percentage">
            <text:p>2.42%</text:p>
          </table:table-cell>
          <table:table-cell table:style-name="ce1" office:value-type="percentage" office:value="0.0295999996364" calcext:value-type="percentage">
            <text:p>2.96%</text:p>
          </table:table-cell>
          <table:table-cell table:style-name="ce1" office:value-type="percentage" office:value="0.0321999997459" calcext:value-type="percentage">
            <text:p>3.22%</text:p>
          </table:table-cell>
          <table:table-cell table:style-name="ce1" office:value-type="percentage" office:value="0.0244999995828" calcext:value-type="percentage">
            <text:p>2.45%</text:p>
          </table:table-cell>
          <table:table-cell table:style-name="ce1" office:value-type="percentage" office:value="0.0276999996975" calcext:value-type="percentage">
            <text:p>2.77%</text:p>
          </table:table-cell>
          <table:table-cell table:style-name="ce1" office:value-type="percentage" office:value="0.0300999996066" calcext:value-type="percentage">
            <text:p>3.01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percentage" office:value="0.026099999547" calcext:value-type="percentage">
            <text:p>2.61%</text:p>
          </table:table-cell>
          <table:table-cell table:style-name="ce1" office:value-type="percentage" office:value="0.0231999997236" calcext:value-type="percentage">
            <text:p>2.32%</text:p>
          </table:table-cell>
          <table:table-cell table:style-name="ce1" office:value-type="percentage" office:value="0.0286999995075" calcext:value-type="percentage">
            <text:p>2.87%</text:p>
          </table:table-cell>
          <table:table-cell table:style-name="ce1" office:value-type="percentage" office:value="0.0292999995872" calcext:value-type="percentage">
            <text:p>2.93%</text:p>
          </table:table-cell>
          <table:table-cell table:style-name="ce1" office:value-type="percentage" office:value="0.024199999664" calcext:value-type="percentage">
            <text:p>2.42%</text:p>
          </table:table-cell>
          <table:table-cell table:style-name="ce1" office:value-type="percentage" office:value="0.0291999995895" calcext:value-type="percentage">
            <text:p>2.92%</text:p>
          </table:table-cell>
          <table:table-cell table:style-name="ce1" office:value-type="percentage" office:value="0.0306999997236" calcext:value-type="percentage">
            <text:p>3.07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percentage" office:value="0.0240999996848" calcext:value-type="percentage">
            <text:p>2.41%</text:p>
          </table:table-cell>
          <table:table-cell table:style-name="ce1" office:value-type="percentage" office:value="0.0243999995664" calcext:value-type="percentage">
            <text:p>2.44%</text:p>
          </table:table-cell>
          <table:table-cell table:style-name="ce1" office:value-type="percentage" office:value="0.0291999995708" calcext:value-type="percentage">
            <text:p>2.92%</text:p>
          </table:table-cell>
          <table:table-cell table:style-name="ce1" office:value-type="percentage" office:value="0.0307999997027" calcext:value-type="percentage">
            <text:p>3.08%</text:p>
          </table:table-cell>
          <table:table-cell table:style-name="ce1" office:value-type="percentage" office:value="0.0256999996677" calcext:value-type="percentage">
            <text:p>2.57%</text:p>
          </table:table-cell>
          <table:table-cell table:style-name="ce1" office:value-type="percentage" office:value="0.0277999996394" calcext:value-type="percentage">
            <text:p>2.78%</text:p>
          </table:table-cell>
          <table:table-cell table:style-name="ce1" office:value-type="percentage" office:value="0.0301999997161" calcext:value-type="percentage">
            <text:p>3.02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percentage" office:value="0.0243999996595" calcext:value-type="percentage">
            <text:p>2.44%</text:p>
          </table:table-cell>
          <table:table-cell table:style-name="ce1" office:value-type="percentage" office:value="0.0237999995798" calcext:value-type="percentage">
            <text:p>2.38%</text:p>
          </table:table-cell>
          <table:table-cell table:style-name="ce1" office:value-type="percentage" office:value="0.0286999996752" calcext:value-type="percentage">
            <text:p>2.87%</text:p>
          </table:table-cell>
          <table:table-cell table:style-name="ce1" office:value-type="percentage" office:value="0.0301999997161" calcext:value-type="percentage">
            <text:p>3.02%</text:p>
          </table:table-cell>
          <table:table-cell table:style-name="ce1" office:value-type="percentage" office:value="0.0245999995805" calcext:value-type="percentage">
            <text:p>2.46%</text:p>
          </table:table-cell>
          <table:table-cell table:style-name="ce1" office:value-type="percentage" office:value="0.0287999997847" calcext:value-type="percentage">
            <text:p>2.88%</text:p>
          </table:table-cell>
          <table:table-cell table:style-name="ce1" office:value-type="percentage" office:value="0.0302999996394" calcext:value-type="percentage">
            <text:p>3.03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percentage" office:value="0.0275999996252" calcext:value-type="percentage">
            <text:p>2.76%</text:p>
          </table:table-cell>
          <table:table-cell table:style-name="ce1" office:value-type="percentage" office:value="0.023899999503" calcext:value-type="percentage">
            <text:p>2.39%</text:p>
          </table:table-cell>
          <table:table-cell table:style-name="ce1" office:value-type="percentage" office:value="0.0268999995664" calcext:value-type="percentage">
            <text:p>2.69%</text:p>
          </table:table-cell>
          <table:table-cell table:style-name="ce1" office:value-type="percentage" office:value="0.0306999995559" calcext:value-type="percentage">
            <text:p>3.07%</text:p>
          </table:table-cell>
          <table:table-cell table:style-name="ce1" office:value-type="percentage" office:value="0.0268999996968" calcext:value-type="percentage">
            <text:p>2.69%</text:p>
          </table:table-cell>
          <table:table-cell table:style-name="ce1" office:value-type="percentage" office:value="0.0264999995008" calcext:value-type="percentage">
            <text:p>2.65%</text:p>
          </table:table-cell>
          <table:table-cell table:style-name="ce1" office:value-type="percentage" office:value="0.0304999996535" calcext:value-type="percentage">
            <text:p>3.05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percentage" office:value="0.0252999996208" calcext:value-type="percentage">
            <text:p>2.53%</text:p>
          </table:table-cell>
          <table:table-cell table:style-name="ce1" office:value-type="percentage" office:value="0.0238999996893" calcext:value-type="percentage">
            <text:p>2.39%</text:p>
          </table:table-cell>
          <table:table-cell table:style-name="ce1" office:value-type="percentage" office:value="0.0277999997884" calcext:value-type="percentage">
            <text:p>2.78%</text:p>
          </table:table-cell>
          <table:table-cell table:style-name="ce1" office:value-type="percentage" office:value="0.0291999997757" calcext:value-type="percentage">
            <text:p>2.92%</text:p>
          </table:table-cell>
          <table:table-cell table:style-name="ce1" office:value-type="percentage" office:value="0.0259999997355" calcext:value-type="percentage">
            <text:p>2.60%</text:p>
          </table:table-cell>
          <table:table-cell table:style-name="ce1" office:value-type="percentage" office:value="0.0283999996074" calcext:value-type="percentage">
            <text:p>2.84%</text:p>
          </table:table-cell>
          <table:table-cell table:style-name="ce1" office:value-type="percentage" office:value="0.0291999995708" calcext:value-type="percentage">
            <text:p>2.92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percentage" office:value="0.0263999996521" calcext:value-type="percentage">
            <text:p>2.64%</text:p>
          </table:table-cell>
          <table:table-cell table:style-name="ce1" office:value-type="percentage" office:value="0.025499999579" calcext:value-type="percentage">
            <text:p>2.55%</text:p>
          </table:table-cell>
          <table:table-cell table:style-name="ce1" office:value-type="percentage" office:value="0.028499999661" calcext:value-type="percentage">
            <text:p>2.85%</text:p>
          </table:table-cell>
          <table:table-cell table:style-name="ce1" office:value-type="percentage" office:value="0.0289999997057" calcext:value-type="percentage">
            <text:p>2.90%</text:p>
          </table:table-cell>
          <table:table-cell table:style-name="ce1" office:value-type="percentage" office:value="0.0249999996834" calcext:value-type="percentage">
            <text:p>2.50%</text:p>
          </table:table-cell>
          <table:table-cell table:style-name="ce1" office:value-type="percentage" office:value="0.0301999996044" calcext:value-type="percentage">
            <text:p>3.02%</text:p>
          </table:table-cell>
          <table:table-cell table:style-name="ce1" office:value-type="percentage" office:value="0.0302999997884" calcext:value-type="percentage">
            <text:p>3.03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percentage" office:value="0.0247999996133" calcext:value-type="percentage">
            <text:p>2.48%</text:p>
          </table:table-cell>
          <table:table-cell table:style-name="ce1" office:value-type="percentage" office:value="0.0230999997444" calcext:value-type="percentage">
            <text:p>2.31%</text:p>
          </table:table-cell>
          <table:table-cell table:style-name="ce1" office:value-type="percentage" office:value="0.0269999995828" calcext:value-type="percentage">
            <text:p>2.70%</text:p>
          </table:table-cell>
          <table:table-cell table:style-name="ce1" office:value-type="percentage" office:value="0.02949999962" calcext:value-type="percentage">
            <text:p>2.95%</text:p>
          </table:table-cell>
          <table:table-cell table:style-name="ce1" office:value-type="percentage" office:value="0.0256999995746" calcext:value-type="percentage">
            <text:p>2.57%</text:p>
          </table:table-cell>
          <table:table-cell table:style-name="ce1" office:value-type="percentage" office:value="0.0291999997385" calcext:value-type="percentage">
            <text:p>2.92%</text:p>
          </table:table-cell>
          <table:table-cell table:style-name="ce1" office:value-type="percentage" office:value="0.0293999996223" calcext:value-type="percentage">
            <text:p>2.94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percentage" office:value="0.0257999996841" calcext:value-type="percentage">
            <text:p>2.58%</text:p>
          </table:table-cell>
          <table:table-cell table:style-name="ce1" office:value-type="percentage" office:value="0.0230999996513" calcext:value-type="percentage">
            <text:p>2.31%</text:p>
          </table:table-cell>
          <table:table-cell table:style-name="ce1" office:value-type="percentage" office:value="0.0277999994904" calcext:value-type="percentage">
            <text:p>2.78%</text:p>
          </table:table-cell>
          <table:table-cell table:style-name="ce1" office:value-type="percentage" office:value="0.0316999995336" calcext:value-type="percentage">
            <text:p>3.17%</text:p>
          </table:table-cell>
          <table:table-cell table:style-name="ce1" office:value-type="percentage" office:value="0.0256999996677" calcext:value-type="percentage">
            <text:p>2.57%</text:p>
          </table:table-cell>
          <table:table-cell table:style-name="ce1" office:value-type="percentage" office:value="0.0304999996908" calcext:value-type="percentage">
            <text:p>3.05%</text:p>
          </table:table-cell>
          <table:table-cell table:style-name="ce1" office:value-type="percentage" office:value="0.0304999996535" calcext:value-type="percentage">
            <text:p>3.05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percentage" office:value="0.0247999997064" calcext:value-type="percentage">
            <text:p>2.48%</text:p>
          </table:table-cell>
          <table:table-cell table:style-name="ce1" office:value-type="percentage" office:value="0.0236999996565" calcext:value-type="percentage">
            <text:p>2.37%</text:p>
          </table:table-cell>
          <table:table-cell table:style-name="ce1" office:value-type="percentage" office:value="0.0260999995656" calcext:value-type="percentage">
            <text:p>2.61%</text:p>
          </table:table-cell>
          <table:table-cell table:style-name="ce1" office:value-type="percentage" office:value="0.0275999996252" calcext:value-type="percentage">
            <text:p>2.76%</text:p>
          </table:table-cell>
          <table:table-cell table:style-name="ce1" office:value-type="percentage" office:value="0.0250999994949" calcext:value-type="percentage">
            <text:p>2.51%</text:p>
          </table:table-cell>
          <table:table-cell table:style-name="ce1" office:value-type="percentage" office:value="0.0297999996878" calcext:value-type="percentage">
            <text:p>2.98%</text:p>
          </table:table-cell>
          <table:table-cell table:style-name="ce1" office:value-type="percentage" office:value="0.0300999996625" calcext:value-type="percentage">
            <text:p>3.01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percentage" office:value="0.0265999997593" calcext:value-type="percentage">
            <text:p>2.66%</text:p>
          </table:table-cell>
          <table:table-cell table:style-name="ce1" office:value-type="percentage" office:value="0.0220999997109" calcext:value-type="percentage">
            <text:p>2.21%</text:p>
          </table:table-cell>
          <table:table-cell table:style-name="ce1" office:value-type="percentage" office:value="0.0292999996804" calcext:value-type="percentage">
            <text:p>2.93%</text:p>
          </table:table-cell>
          <table:table-cell table:style-name="ce1" office:value-type="percentage" office:value="0.028699999731" calcext:value-type="percentage">
            <text:p>2.87%</text:p>
          </table:table-cell>
          <table:table-cell table:style-name="ce1" office:value-type="percentage" office:value="0.0254999997094" calcext:value-type="percentage">
            <text:p>2.55%</text:p>
          </table:table-cell>
          <table:table-cell table:style-name="ce1" office:value-type="percentage" office:value="0.0279999997094" calcext:value-type="percentage">
            <text:p>2.80%</text:p>
          </table:table-cell>
          <table:table-cell table:style-name="ce1" office:value-type="percentage" office:value="0.0301999996789" calcext:value-type="percentage">
            <text:p>3.02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percentage" office:value="0.0245999996923" calcext:value-type="percentage">
            <text:p>2.46%</text:p>
          </table:table-cell>
          <table:table-cell table:style-name="ce1" office:value-type="percentage" office:value="0.0235999995843" calcext:value-type="percentage">
            <text:p>2.36%</text:p>
          </table:table-cell>
          <table:table-cell table:style-name="ce1" office:value-type="percentage" office:value="0.0295999995805" calcext:value-type="percentage">
            <text:p>2.96%</text:p>
          </table:table-cell>
          <table:table-cell table:style-name="ce1" office:value-type="percentage" office:value="0.0290999997407" calcext:value-type="percentage">
            <text:p>2.91%</text:p>
          </table:table-cell>
          <table:table-cell table:style-name="ce1" office:value-type="percentage" office:value="0.0219999995455" calcext:value-type="percentage">
            <text:p>2.20%</text:p>
          </table:table-cell>
          <table:table-cell table:style-name="ce1" office:value-type="percentage" office:value="0.0284999997355" calcext:value-type="percentage">
            <text:p>2.85%</text:p>
          </table:table-cell>
          <table:table-cell table:style-name="ce1" office:value-type="percentage" office:value="0.0313999995962" calcext:value-type="percentage">
            <text:p>3.14%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lpha=1, Beta=1</text:p>
          </table:table-cell>
          <table:table-cell office:value-type="string" calcext:value-type="string">
            <text:p>Alpha=1, Beta=2</text:p>
          </table:table-cell>
          <table:table-cell table:style-name="ce2" office:value-type="string" calcext:value-type="string">
            <text:p>Alpha=1, Beta=4</text:p>
          </table:table-cell>
          <table:table-cell table:style-name="ce2" office:value-type="string" calcext:value-type="string">
            <text:p>Alpha=1, Beta=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9163277335" calcext:value-type="float">
            <text:p>0.0569163277</text:p>
          </table:table-cell>
          <table:table-cell office:value-type="float" office:value="0.0594556324631" calcext:value-type="float">
            <text:p>0.0594556325</text:p>
          </table:table-cell>
          <table:table-cell office:value-type="float" office:value="0.0687442285493" calcext:value-type="float">
            <text:p>0.0687442285</text:p>
          </table:table-cell>
          <table:table-cell office:value-type="float" office:value="0.0880212651491" calcext:value-type="float">
            <text:p>0.08802126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18175059408" calcext:value-type="float">
            <text:p>0.0318175059</text:p>
          </table:table-cell>
          <table:table-cell office:value-type="float" office:value="0.0320413222071" calcext:value-type="float">
            <text:p>0.0320413222</text:p>
          </table:table-cell>
          <table:table-cell office:value-type="float" office:value="0.0366264581382" calcext:value-type="float">
            <text:p>0.0366264581</text:p>
          </table:table-cell>
          <table:table-cell office:value-type="float" office:value="0.0470553808324" calcext:value-type="float">
            <text:p>0.04705538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4077003123" calcext:value-type="float">
            <text:p>0.0264077003</text:p>
          </table:table-cell>
          <table:table-cell office:value-type="float" office:value="0.0256641068999" calcext:value-type="float">
            <text:p>0.0256641069</text:p>
          </table:table-cell>
          <table:table-cell office:value-type="float" office:value="0.0294186420916" calcext:value-type="float">
            <text:p>0.0294186421</text:p>
          </table:table-cell>
          <table:table-cell office:value-type="float" office:value="0.0383380690515" calcext:value-type="float">
            <text:p>0.03833806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8606641097" calcext:value-type="float">
            <text:p>0.0228606641</text:p>
          </table:table-cell>
          <table:table-cell office:value-type="float" office:value="0.0222246097699" calcext:value-type="float">
            <text:p>0.0222246098</text:p>
          </table:table-cell>
          <table:table-cell office:value-type="float" office:value="0.0251362759126" calcext:value-type="float">
            <text:p>0.0251362759</text:p>
          </table:table-cell>
          <table:table-cell office:value-type="float" office:value="0.0327764316136" calcext:value-type="float">
            <text:p>0.032776431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0995999821" calcext:value-type="float">
            <text:p>0.0200996</text:p>
          </table:table-cell>
          <table:table-cell office:value-type="float" office:value="0.0197274335735" calcext:value-type="float">
            <text:p>0.0197274336</text:p>
          </table:table-cell>
          <table:table-cell office:value-type="float" office:value="0.0221682964084" calcext:value-type="float">
            <text:p>0.0221682964</text:p>
          </table:table-cell>
          <table:table-cell office:value-type="float" office:value="0.0293656826373" calcext:value-type="float">
            <text:p>0.02936568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1257673379" calcext:value-type="float">
            <text:p>0.0191257673</text:p>
          </table:table-cell>
          <table:table-cell office:value-type="float" office:value="0.0179776842581" calcext:value-type="float">
            <text:p>0.0179776843</text:p>
          </table:table-cell>
          <table:table-cell office:value-type="float" office:value="0.0206304172969" calcext:value-type="float">
            <text:p>0.0206304173</text:p>
          </table:table-cell>
          <table:table-cell office:value-type="float" office:value="0.0275383137157" calcext:value-type="float">
            <text:p>0.02753831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73119981252" calcext:value-type="float">
            <text:p>0.0173119981</text:p>
          </table:table-cell>
          <table:table-cell office:value-type="float" office:value="0.0164609374851" calcext:value-type="float">
            <text:p>0.0164609375</text:p>
          </table:table-cell>
          <table:table-cell office:value-type="float" office:value="0.0183962950413" calcext:value-type="float">
            <text:p>0.018396295</text:p>
          </table:table-cell>
          <table:table-cell office:value-type="float" office:value="0.024878159448" calcext:value-type="float">
            <text:p>0.02487815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60374030457" calcext:value-type="float">
            <text:p>0.016037403</text:p>
          </table:table-cell>
          <table:table-cell office:value-type="float" office:value="0.0150229587248" calcext:value-type="float">
            <text:p>0.0150229587</text:p>
          </table:table-cell>
          <table:table-cell office:value-type="float" office:value="0.0169372580457" calcext:value-type="float">
            <text:p>0.016937258</text:p>
          </table:table-cell>
          <table:table-cell office:value-type="float" office:value="0.0230398572208" calcext:value-type="float">
            <text:p>0.02303985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2353533355" calcext:value-type="float">
            <text:p>0.0152353533</text:p>
          </table:table-cell>
          <table:table-cell office:value-type="float" office:value="0.014393166794" calcext:value-type="float">
            <text:p>0.0143931668</text:p>
          </table:table-cell>
          <table:table-cell office:value-type="float" office:value="0.0163143846043" calcext:value-type="float">
            <text:p>0.0163143846</text:p>
          </table:table-cell>
          <table:table-cell office:value-type="float" office:value="0.0218375499295" calcext:value-type="float">
            <text:p>0.02183754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2633512262" calcext:value-type="float">
            <text:p>0.0142633512</text:p>
          </table:table-cell>
          <table:table-cell office:value-type="float" office:value="0.0131017383114" calcext:value-type="float">
            <text:p>0.0131017383</text:p>
          </table:table-cell>
          <table:table-cell office:value-type="float" office:value="0.0148245016615" calcext:value-type="float">
            <text:p>0.0148245017</text:p>
          </table:table-cell>
          <table:table-cell office:value-type="float" office:value="0.0208897097474" calcext:value-type="float">
            <text:p>0.020889709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5821761871" calcext:value-type="float">
            <text:p>0.0135821762</text:p>
          </table:table-cell>
          <table:table-cell office:value-type="float" office:value="0.0119070994532" calcext:value-type="float">
            <text:p>0.0119070995</text:p>
          </table:table-cell>
          <table:table-cell office:value-type="float" office:value="0.0134052184704" calcext:value-type="float">
            <text:p>0.0134052185</text:p>
          </table:table-cell>
          <table:table-cell office:value-type="float" office:value="0.0189367124345" calcext:value-type="float">
            <text:p>0.01893671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8891624297" calcext:value-type="float">
            <text:p>0.0128891624</text:p>
          </table:table-cell>
          <table:table-cell office:value-type="float" office:value="0.011748288316" calcext:value-type="float">
            <text:p>0.0117482883</text:p>
          </table:table-cell>
          <table:table-cell office:value-type="float" office:value="0.0135349266005" calcext:value-type="float">
            <text:p>0.0135349266</text:p>
          </table:table-cell>
          <table:table-cell office:value-type="float" office:value="0.0184489517352" calcext:value-type="float">
            <text:p>0.018448951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21273720865" calcext:value-type="float">
            <text:p>0.0121273721</text:p>
          </table:table-cell>
          <table:table-cell office:value-type="float" office:value="0.0113115848079" calcext:value-type="float">
            <text:p>0.0113115848</text:p>
          </table:table-cell>
          <table:table-cell office:value-type="float" office:value="0.0126217174954" calcext:value-type="float">
            <text:p>0.0126217175</text:p>
          </table:table-cell>
          <table:table-cell office:value-type="float" office:value="0.0176433254597" calcext:value-type="float">
            <text:p>0.017643325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16581788497" calcext:value-type="float">
            <text:p>0.0116581788</text:p>
          </table:table-cell>
          <table:table-cell office:value-type="float" office:value="0.0109715935851" calcext:value-type="float">
            <text:p>0.0109715936</text:p>
          </table:table-cell>
          <table:table-cell office:value-type="float" office:value="0.0120811107701" calcext:value-type="float">
            <text:p>0.0120811108</text:p>
          </table:table-cell>
          <table:table-cell office:value-type="float" office:value="0.0171534211147" calcext:value-type="float">
            <text:p>0.017153421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16328396361" calcext:value-type="float">
            <text:p>0.0116328396</text:p>
          </table:table-cell>
          <table:table-cell office:value-type="float" office:value="0.0103023749632" calcext:value-type="float">
            <text:p>0.010302375</text:p>
          </table:table-cell>
          <table:table-cell office:value-type="float" office:value="0.0115127668462" calcext:value-type="float">
            <text:p>0.0115127668</text:p>
          </table:table-cell>
          <table:table-cell office:value-type="float" office:value="0.0162083793487" calcext:value-type="float">
            <text:p>0.01620837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6429099237" calcext:value-type="float">
            <text:p>0.0106429099</text:p>
          </table:table-cell>
          <table:table-cell office:value-type="float" office:value="0.00959639352147" calcext:value-type="float">
            <text:p>0.0095963935</text:p>
          </table:table-cell>
          <table:table-cell office:value-type="float" office:value="0.0108633615586" calcext:value-type="float">
            <text:p>0.0108633616</text:p>
          </table:table-cell>
          <table:table-cell office:value-type="float" office:value="0.0152845010434" calcext:value-type="float">
            <text:p>0.01528450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156998837" calcext:value-type="float">
            <text:p>0.0101569988</text:p>
          </table:table-cell>
          <table:table-cell office:value-type="float" office:value="0.00928434340539" calcext:value-type="float">
            <text:p>0.0092843434</text:p>
          </table:table-cell>
          <table:table-cell office:value-type="float" office:value="0.0106813905074" calcext:value-type="float">
            <text:p>0.0106813905</text:p>
          </table:table-cell>
          <table:table-cell office:value-type="float" office:value="0.0149112634663" calcext:value-type="float">
            <text:p>0.014911263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0152520619" calcext:value-type="float">
            <text:p>0.0101525206</text:p>
          </table:table-cell>
          <table:table-cell office:value-type="float" office:value="0.00926599445962" calcext:value-type="float">
            <text:p>0.0092659945</text:p>
          </table:table-cell>
          <table:table-cell office:value-type="float" office:value="0.0105629243989" calcext:value-type="float">
            <text:p>0.0105629244</text:p>
          </table:table-cell>
          <table:table-cell office:value-type="float" office:value="0.0145047131202" calcext:value-type="float">
            <text:p>0.014504713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929338051841" calcext:value-type="float">
            <text:p>0.0092933805</text:p>
          </table:table-cell>
          <table:table-cell office:value-type="float" office:value="0.00880221815483" calcext:value-type="float">
            <text:p>0.0088022182</text:p>
          </table:table-cell>
          <table:table-cell office:value-type="float" office:value="0.00992036912701" calcext:value-type="float">
            <text:p>0.0099203691</text:p>
          </table:table-cell>
          <table:table-cell office:value-type="float" office:value="0.0138745378109" calcext:value-type="float">
            <text:p>0.01387453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33033266906" calcext:value-type="float">
            <text:p>0.0093303327</text:p>
          </table:table-cell>
          <table:table-cell office:value-type="float" office:value="0.00863610957423" calcext:value-type="float">
            <text:p>0.0086361096</text:p>
          </table:table-cell>
          <table:table-cell office:value-type="float" office:value="0.00978626603761" calcext:value-type="float">
            <text:p>0.009786266</text:p>
          </table:table-cell>
          <table:table-cell office:value-type="float" office:value="0.0137277512361" calcext:value-type="float">
            <text:p>0.013727751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897341223195" calcext:value-type="float">
            <text:p>0.0089734122</text:p>
          </table:table-cell>
          <table:table-cell office:value-type="float" office:value="0.0079966450191" calcext:value-type="float">
            <text:p>0.007996645</text:p>
          </table:table-cell>
          <table:table-cell office:value-type="float" office:value="0.00935428619373" calcext:value-type="float">
            <text:p>0.0093542862</text:p>
          </table:table-cell>
          <table:table-cell office:value-type="float" office:value="0.0129919903215" calcext:value-type="float">
            <text:p>0.01299199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46785525652" calcext:value-type="float">
            <text:p>0.0084678553</text:p>
          </table:table-cell>
          <table:table-cell office:value-type="float" office:value="0.00817178854349" calcext:value-type="float">
            <text:p>0.0081717885</text:p>
          </table:table-cell>
          <table:table-cell office:value-type="float" office:value="0.00900587711626" calcext:value-type="float">
            <text:p>0.0090058771</text:p>
          </table:table-cell>
          <table:table-cell office:value-type="float" office:value="0.0128406639691" calcext:value-type="float">
            <text:p>0.01284066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838372589307" calcext:value-type="float">
            <text:p>0.0083837259</text:p>
          </table:table-cell>
          <table:table-cell office:value-type="float" office:value="0.00751173849968" calcext:value-type="float">
            <text:p>0.0075117385</text:p>
          </table:table-cell>
          <table:table-cell office:value-type="float" office:value="0.00867130923647" calcext:value-type="float">
            <text:p>0.0086713092</text:p>
          </table:table-cell>
          <table:table-cell office:value-type="float" office:value="0.0122499183175" calcext:value-type="float">
            <text:p>0.012249918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4992126" calcext:value-type="float">
            <text:p>0.0084992126</text:p>
          </table:table-cell>
          <table:table-cell office:value-type="float" office:value="0.00743516614768" calcext:value-type="float">
            <text:p>0.0074351661</text:p>
          </table:table-cell>
          <table:table-cell office:value-type="float" office:value="0.00843712698779" calcext:value-type="float">
            <text:p>0.008437127</text:p>
          </table:table-cell>
          <table:table-cell office:value-type="float" office:value="0.0119077691962" calcext:value-type="float">
            <text:p>0.011907769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48347076843" calcext:value-type="float">
            <text:p>0.0074834708</text:p>
          </table:table-cell>
          <table:table-cell office:value-type="float" office:value="0.00678433213772" calcext:value-type="float">
            <text:p>0.0067843321</text:p>
          </table:table-cell>
          <table:table-cell office:value-type="float" office:value="0.0078173359932" calcext:value-type="float">
            <text:p>0.007817336</text:p>
          </table:table-cell>
          <table:table-cell office:value-type="float" office:value="0.010937903081" calcext:value-type="float">
            <text:p>0.010937903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89202156264" calcext:value-type="float">
            <text:p>0.0078920216</text:p>
          </table:table-cell>
          <table:table-cell office:value-type="float" office:value="0.00730857428946" calcext:value-type="float">
            <text:p>0.0073085743</text:p>
          </table:table-cell>
          <table:table-cell office:value-type="float" office:value="0.00808521545321" calcext:value-type="float">
            <text:p>0.0080852155</text:p>
          </table:table-cell>
          <table:table-cell office:value-type="float" office:value="0.0112144508169" calcext:value-type="float">
            <text:p>0.011214450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50694868576" calcext:value-type="float">
            <text:p>0.0075069487</text:p>
          </table:table-cell>
          <table:table-cell office:value-type="float" office:value="0.0068461682875" calcext:value-type="float">
            <text:p>0.0068461683</text:p>
          </table:table-cell>
          <table:table-cell office:value-type="float" office:value="0.00781668632675" calcext:value-type="float">
            <text:p>0.0078166863</text:p>
          </table:table-cell>
          <table:table-cell office:value-type="float" office:value="0.0110462633966" calcext:value-type="float">
            <text:p>0.011046263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760764079445" calcext:value-type="float">
            <text:p>0.0076076408</text:p>
          </table:table-cell>
          <table:table-cell office:value-type="float" office:value="0.00675329915056" calcext:value-type="float">
            <text:p>0.0067532992</text:p>
          </table:table-cell>
          <table:table-cell office:value-type="float" office:value="0.00784524853803" calcext:value-type="float">
            <text:p>0.0078452485</text:p>
          </table:table-cell>
          <table:table-cell office:value-type="float" office:value="0.0110314702194" calcext:value-type="float">
            <text:p>0.011031470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677865511542" calcext:value-type="float">
            <text:p>0.0067786551</text:p>
          </table:table-cell>
          <table:table-cell office:value-type="float" office:value="0.00590977278069" calcext:value-type="float">
            <text:p>0.0059097728</text:p>
          </table:table-cell>
          <table:table-cell office:value-type="float" office:value="0.00699729075569" calcext:value-type="float">
            <text:p>0.0069972908</text:p>
          </table:table-cell>
          <table:table-cell office:value-type="float" office:value="0.0101268819733" calcext:value-type="float">
            <text:p>0.01012688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26100219702" calcext:value-type="float">
            <text:p>0.0072610022</text:p>
          </table:table-cell>
          <table:table-cell office:value-type="float" office:value="0.00624164333967" calcext:value-type="float">
            <text:p>0.0062416433</text:p>
          </table:table-cell>
          <table:table-cell office:value-type="float" office:value="0.00714292797901" calcext:value-type="float">
            <text:p>0.007142928</text:p>
          </table:table-cell>
          <table:table-cell office:value-type="float" office:value="0.0106463849056" calcext:value-type="float">
            <text:p>0.01064638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96639850869" calcext:value-type="float">
            <text:p>0.0069663985</text:p>
          </table:table-cell>
          <table:table-cell office:value-type="float" office:value="0.00630220914875" calcext:value-type="float">
            <text:p>0.0063022091</text:p>
          </table:table-cell>
          <table:table-cell office:value-type="float" office:value="0.00688945470164" calcext:value-type="float">
            <text:p>0.0068894547</text:p>
          </table:table-cell>
          <table:table-cell office:value-type="float" office:value="0.00977177400759" calcext:value-type="float">
            <text:p>0.0097717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665093918443" calcext:value-type="float">
            <text:p>0.0066509392</text:p>
          </table:table-cell>
          <table:table-cell office:value-type="float" office:value="0.00627150170495" calcext:value-type="float">
            <text:p>0.0062715017</text:p>
          </table:table-cell>
          <table:table-cell office:value-type="float" office:value="0.00668531081306" calcext:value-type="float">
            <text:p>0.0066853108</text:p>
          </table:table-cell>
          <table:table-cell office:value-type="float" office:value="0.00983674149509" calcext:value-type="float">
            <text:p>0.009836741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612792104048" calcext:value-type="float">
            <text:p>0.006127921</text:p>
          </table:table-cell>
          <table:table-cell office:value-type="float" office:value="0.00588632840832" calcext:value-type="float">
            <text:p>0.0058863284</text:p>
          </table:table-cell>
          <table:table-cell office:value-type="float" office:value="0.00645201166781" calcext:value-type="float">
            <text:p>0.0064520117</text:p>
          </table:table-cell>
          <table:table-cell office:value-type="float" office:value="0.00979691019584" calcext:value-type="float">
            <text:p>0.009796910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58978714585" calcext:value-type="float">
            <text:p>0.0058978715</text:p>
          </table:table-cell>
          <table:table-cell office:value-type="float" office:value="0.00582829346163" calcext:value-type="float">
            <text:p>0.0058282935</text:p>
          </table:table-cell>
          <table:table-cell office:value-type="float" office:value="0.00626743534768" calcext:value-type="float">
            <text:p>0.0062674353</text:p>
          </table:table-cell>
          <table:table-cell office:value-type="float" office:value="0.00919696062338" calcext:value-type="float">
            <text:p>0.009196960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17972947139" calcext:value-type="float">
            <text:p>0.0061797295</text:p>
          </table:table-cell>
          <table:table-cell office:value-type="float" office:value="0.00578746936168" calcext:value-type="float">
            <text:p>0.0057874694</text:p>
          </table:table-cell>
          <table:table-cell office:value-type="float" office:value="0.00623174633469" calcext:value-type="float">
            <text:p>0.0062317463</text:p>
          </table:table-cell>
          <table:table-cell office:value-type="float" office:value="0.00910052436593" calcext:value-type="float">
            <text:p>0.009100524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587491524434" calcext:value-type="float">
            <text:p>0.0058749152</text:p>
          </table:table-cell>
          <table:table-cell office:value-type="float" office:value="0.0054163915367" calcext:value-type="float">
            <text:p>0.0054163915</text:p>
          </table:table-cell>
          <table:table-cell office:value-type="float" office:value="0.00621838826175" calcext:value-type="float">
            <text:p>0.0062183883</text:p>
          </table:table-cell>
          <table:table-cell office:value-type="float" office:value="0.00876271899272" calcext:value-type="float">
            <text:p>0.00876271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561302153183" calcext:value-type="float">
            <text:p>0.0056130215</text:p>
          </table:table-cell>
          <table:table-cell office:value-type="float" office:value="0.00527470375553" calcext:value-type="float">
            <text:p>0.0052747038</text:p>
          </table:table-cell>
          <table:table-cell office:value-type="float" office:value="0.00593745039864" calcext:value-type="float">
            <text:p>0.0059374504</text:p>
          </table:table-cell>
          <table:table-cell office:value-type="float" office:value="0.00866722450336" calcext:value-type="float">
            <text:p>0.008667224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605336776059" calcext:value-type="float">
            <text:p>0.0060533678</text:p>
          </table:table-cell>
          <table:table-cell office:value-type="float" office:value="0.00528186173364" calcext:value-type="float">
            <text:p>0.0052818617</text:p>
          </table:table-cell>
          <table:table-cell office:value-type="float" office:value="0.00604531434807" calcext:value-type="float">
            <text:p>0.0060453143</text:p>
          </table:table-cell>
          <table:table-cell office:value-type="float" office:value="0.00883070206445" calcext:value-type="float">
            <text:p>0.008830702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42909432527" calcext:value-type="float">
            <text:p>0.0054290943</text:p>
          </table:table-cell>
          <table:table-cell office:value-type="float" office:value="0.00513266998938" calcext:value-type="float">
            <text:p>0.00513267</text:p>
          </table:table-cell>
          <table:table-cell office:value-type="float" office:value="0.00568790133957" calcext:value-type="float">
            <text:p>0.0056879013</text:p>
          </table:table-cell>
          <table:table-cell office:value-type="float" office:value="0.00786608145529" calcext:value-type="float">
            <text:p>0.007866081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78342741619" calcext:value-type="float">
            <text:p>0.0057834274</text:p>
          </table:table-cell>
          <table:table-cell office:value-type="float" office:value="0.00547138711699" calcext:value-type="float">
            <text:p>0.0054713871</text:p>
          </table:table-cell>
          <table:table-cell office:value-type="float" office:value="0.00591330910447" calcext:value-type="float">
            <text:p>0.0059133091</text:p>
          </table:table-cell>
          <table:table-cell office:value-type="float" office:value="0.00831954068187" calcext:value-type="float">
            <text:p>0.008319540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549761128056" calcext:value-type="float">
            <text:p>0.0054976113</text:p>
          </table:table-cell>
          <table:table-cell office:value-type="float" office:value="0.00506398338278" calcext:value-type="float">
            <text:p>0.0050639834</text:p>
          </table:table-cell>
          <table:table-cell office:value-type="float" office:value="0.00576322231966" calcext:value-type="float">
            <text:p>0.0057632223</text:p>
          </table:table-cell>
          <table:table-cell office:value-type="float" office:value="0.00845560217413" calcext:value-type="float">
            <text:p>0.008455602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47731457771" calcext:value-type="float">
            <text:p>0.0054773146</text:p>
          </table:table-cell>
          <table:table-cell office:value-type="float" office:value="0.0049532729504" calcext:value-type="float">
            <text:p>0.004953273</text:p>
          </table:table-cell>
          <table:table-cell office:value-type="float" office:value="0.00555265559973" calcext:value-type="float">
            <text:p>0.0055526556</text:p>
          </table:table-cell>
          <table:table-cell office:value-type="float" office:value="0.00801923513009" calcext:value-type="float">
            <text:p>0.008019235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4235648317" calcext:value-type="float">
            <text:p>0.0054235648</text:p>
          </table:table-cell>
          <table:table-cell office:value-type="float" office:value="0.00469801617023" calcext:value-type="float">
            <text:p>0.0046980162</text:p>
          </table:table-cell>
          <table:table-cell office:value-type="float" office:value="0.00520277852205" calcext:value-type="float">
            <text:p>0.0052027785</text:p>
          </table:table-cell>
          <table:table-cell office:value-type="float" office:value="0.00795957101795" calcext:value-type="float">
            <text:p>0.00795957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86649410664" calcext:value-type="float">
            <text:p>0.0048664941</text:p>
          </table:table-cell>
          <table:table-cell office:value-type="float" office:value="0.00456692661616" calcext:value-type="float">
            <text:p>0.0045669266</text:p>
          </table:table-cell>
          <table:table-cell office:value-type="float" office:value="0.00523768907259" calcext:value-type="float">
            <text:p>0.0052376891</text:p>
          </table:table-cell>
          <table:table-cell office:value-type="float" office:value="0.00760560967511" calcext:value-type="float">
            <text:p>0.007605609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29319043665" calcext:value-type="float">
            <text:p>0.0052931904</text:p>
          </table:table-cell>
          <table:table-cell office:value-type="float" office:value="0.00490952046424" calcext:value-type="float">
            <text:p>0.0049095205</text:p>
          </table:table-cell>
          <table:table-cell office:value-type="float" office:value="0.0055427371886" calcext:value-type="float">
            <text:p>0.0055427372</text:p>
          </table:table-cell>
          <table:table-cell office:value-type="float" office:value="0.00772196191756" calcext:value-type="float">
            <text:p>0.00772196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479733607326" calcext:value-type="float">
            <text:p>0.0047973361</text:p>
          </table:table-cell>
          <table:table-cell office:value-type="float" office:value="0.00451409757039" calcext:value-type="float">
            <text:p>0.0045140976</text:p>
          </table:table-cell>
          <table:table-cell office:value-type="float" office:value="0.00497179387399" calcext:value-type="float">
            <text:p>0.0049717939</text:p>
          </table:table-cell>
          <table:table-cell office:value-type="float" office:value="0.00741294164661" calcext:value-type="float">
            <text:p>0.00741294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460902015947" calcext:value-type="float">
            <text:p>0.0046090202</text:p>
          </table:table-cell>
          <table:table-cell office:value-type="float" office:value="0.00442535224075" calcext:value-type="float">
            <text:p>0.0044253522</text:p>
          </table:table-cell>
          <table:table-cell office:value-type="float" office:value="0.00508609400319" calcext:value-type="float">
            <text:p>0.005086094</text:p>
          </table:table-cell>
          <table:table-cell office:value-type="float" office:value="0.00708259219425" calcext:value-type="float">
            <text:p>0.007082592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76164989651" calcext:value-type="float">
            <text:p>0.0047616499</text:p>
          </table:table-cell>
          <table:table-cell office:value-type="float" office:value="0.00420884110337" calcext:value-type="float">
            <text:p>0.0042088411</text:p>
          </table:table-cell>
          <table:table-cell office:value-type="float" office:value="0.00501873343025" calcext:value-type="float">
            <text:p>0.0050187334</text:p>
          </table:table-cell>
          <table:table-cell office:value-type="float" office:value="0.0070353281717" calcext:value-type="float">
            <text:p>0.007035328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45336850117" calcext:value-type="float">
            <text:p>0.0044533685</text:p>
          </table:table-cell>
          <table:table-cell office:value-type="float" office:value="0.00439842473333" calcext:value-type="float">
            <text:p>0.0043984247</text:p>
          </table:table-cell>
          <table:table-cell office:value-type="float" office:value="0.00485061088437" calcext:value-type="float">
            <text:p>0.0048506109</text:p>
          </table:table-cell>
          <table:table-cell office:value-type="float" office:value="0.00709273655248" calcext:value-type="float">
            <text:p>0.007092736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39486548241" calcext:value-type="float">
            <text:p>0.0043948655</text:p>
          </table:table-cell>
          <table:table-cell office:value-type="float" office:value="0.00443285726872" calcext:value-type="float">
            <text:p>0.0044328573</text:p>
          </table:table-cell>
          <table:table-cell office:value-type="float" office:value="0.00452663691729" calcext:value-type="float">
            <text:p>0.0045266369</text:p>
          </table:table-cell>
          <table:table-cell office:value-type="float" office:value="0.00678705890282" calcext:value-type="float">
            <text:p>0.006787058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5927202758" calcext:value-type="float">
            <text:p>0.0045927203</text:p>
          </table:table-cell>
          <table:table-cell office:value-type="float" office:value="0.00442086809182" calcext:value-type="float">
            <text:p>0.0044208681</text:p>
          </table:table-cell>
          <table:table-cell office:value-type="float" office:value="0.00466200093447" calcext:value-type="float">
            <text:p>0.0046620009</text:p>
          </table:table-cell>
          <table:table-cell office:value-type="float" office:value="0.00683224540269" calcext:value-type="float">
            <text:p>0.006832245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55058627655" calcext:value-type="float">
            <text:p>0.0045505863</text:p>
          </table:table-cell>
          <table:table-cell office:value-type="float" office:value="0.00429015348972" calcext:value-type="float">
            <text:p>0.0042901535</text:p>
          </table:table-cell>
          <table:table-cell office:value-type="float" office:value="0.00460554340655" calcext:value-type="float">
            <text:p>0.0046055434</text:p>
          </table:table-cell>
          <table:table-cell office:value-type="float" office:value="0.00677394807011" calcext:value-type="float">
            <text:p>0.006773948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41671563821" calcext:value-type="float">
            <text:p>0.0044167156</text:p>
          </table:table-cell>
          <table:table-cell office:value-type="float" office:value="0.00440176882936" calcext:value-type="float">
            <text:p>0.0044017688</text:p>
          </table:table-cell>
          <table:table-cell office:value-type="float" office:value="0.00483769446821" calcext:value-type="float">
            <text:p>0.0048376945</text:p>
          </table:table-cell>
          <table:table-cell office:value-type="float" office:value="0.00670468254611" calcext:value-type="float">
            <text:p>0.006704682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38453617797" calcext:value-type="float">
            <text:p>0.0043845362</text:p>
          </table:table-cell>
          <table:table-cell office:value-type="float" office:value="0.00420378019696" calcext:value-type="float">
            <text:p>0.0042037802</text:p>
          </table:table-cell>
          <table:table-cell office:value-type="float" office:value="0.00446942624635" calcext:value-type="float">
            <text:p>0.0044694262</text:p>
          </table:table-cell>
          <table:table-cell office:value-type="float" office:value="0.00680482024625" calcext:value-type="float">
            <text:p>0.006804820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35069601224" calcext:value-type="float">
            <text:p>0.004350696</text:p>
          </table:table-cell>
          <table:table-cell office:value-type="float" office:value="0.00391052919247" calcext:value-type="float">
            <text:p>0.0039105292</text:p>
          </table:table-cell>
          <table:table-cell office:value-type="float" office:value="0.00453368353043" calcext:value-type="float">
            <text:p>0.0045336835</text:p>
          </table:table-cell>
          <table:table-cell office:value-type="float" office:value="0.00645161615457" calcext:value-type="float">
            <text:p>0.006451616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439099504337" calcext:value-type="float">
            <text:p>0.004390995</text:p>
          </table:table-cell>
          <table:table-cell office:value-type="float" office:value="0.00404419709471" calcext:value-type="float">
            <text:p>0.0040441971</text:p>
          </table:table-cell>
          <table:table-cell office:value-type="float" office:value="0.00451426599841" calcext:value-type="float">
            <text:p>0.004514266</text:p>
          </table:table-cell>
          <table:table-cell office:value-type="float" office:value="0.00666717273853" calcext:value-type="float">
            <text:p>0.006667172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409342310591" calcext:value-type="float">
            <text:p>0.0040934231</text:p>
          </table:table-cell>
          <table:table-cell office:value-type="float" office:value="0.00386869263178" calcext:value-type="float">
            <text:p>0.0038686926</text:p>
          </table:table-cell>
          <table:table-cell office:value-type="float" office:value="0.00435581045457" calcext:value-type="float">
            <text:p>0.0043558105</text:p>
          </table:table-cell>
          <table:table-cell office:value-type="float" office:value="0.00625806430346" calcext:value-type="float">
            <text:p>0.006258064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412792604872" calcext:value-type="float">
            <text:p>0.004127926</text:p>
          </table:table-cell>
          <table:table-cell office:value-type="float" office:value="0.00386515223211" calcext:value-type="float">
            <text:p>0.0038651522</text:p>
          </table:table-cell>
          <table:table-cell office:value-type="float" office:value="0.00446473482193" calcext:value-type="float">
            <text:p>0.0044647348</text:p>
          </table:table-cell>
          <table:table-cell office:value-type="float" office:value="0.00618985647992" calcext:value-type="float">
            <text:p>0.006189856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9929239345" calcext:value-type="float">
            <text:p>0.0039929239</text:p>
          </table:table-cell>
          <table:table-cell office:value-type="float" office:value="0.00413129788712" calcext:value-type="float">
            <text:p>0.0041312979</text:p>
          </table:table-cell>
          <table:table-cell office:value-type="float" office:value="0.00454683488688" calcext:value-type="float">
            <text:p>0.0045468349</text:p>
          </table:table-cell>
          <table:table-cell office:value-type="float" office:value="0.00658714211649" calcext:value-type="float">
            <text:p>0.006587142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426078445026" calcext:value-type="float">
            <text:p>0.0042607845</text:p>
          </table:table-cell>
          <table:table-cell office:value-type="float" office:value="0.00371471464038" calcext:value-type="float">
            <text:p>0.0037147146</text:p>
          </table:table-cell>
          <table:table-cell office:value-type="float" office:value="0.00446056828497" calcext:value-type="float">
            <text:p>0.0044605683</text:p>
          </table:table-cell>
          <table:table-cell office:value-type="float" office:value="0.00644619144483" calcext:value-type="float">
            <text:p>0.006446191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399339436454" calcext:value-type="float">
            <text:p>0.0039933944</text:p>
          </table:table-cell>
          <table:table-cell office:value-type="float" office:value="0.00369527436817" calcext:value-type="float">
            <text:p>0.0036952744</text:p>
          </table:table-cell>
          <table:table-cell office:value-type="float" office:value="0.00399283298527" calcext:value-type="float">
            <text:p>0.003992833</text:p>
          </table:table-cell>
          <table:table-cell office:value-type="float" office:value="0.00599132524095" calcext:value-type="float">
            <text:p>0.005991325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400833477507" calcext:value-type="float">
            <text:p>0.0040083348</text:p>
          </table:table-cell>
          <table:table-cell office:value-type="float" office:value="0.00351106685984" calcext:value-type="float">
            <text:p>0.0035110669</text:p>
          </table:table-cell>
          <table:table-cell office:value-type="float" office:value="0.00397744112341" calcext:value-type="float">
            <text:p>0.0039774411</text:p>
          </table:table-cell>
          <table:table-cell office:value-type="float" office:value="0.00592837307756" calcext:value-type="float">
            <text:p>0.005928373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38437331971" calcext:value-type="float">
            <text:p>0.0038437332</text:p>
          </table:table-cell>
          <table:table-cell office:value-type="float" office:value="0.00370728301115" calcext:value-type="float">
            <text:p>0.003707283</text:p>
          </table:table-cell>
          <table:table-cell office:value-type="float" office:value="0.00428487467891" calcext:value-type="float">
            <text:p>0.0042848747</text:p>
          </table:table-cell>
          <table:table-cell office:value-type="float" office:value="0.00577465431528" calcext:value-type="float">
            <text:p>0.005774654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74703116229" calcext:value-type="float">
            <text:p>0.0037470312</text:p>
          </table:table-cell>
          <table:table-cell office:value-type="float" office:value="0.00347267692257" calcext:value-type="float">
            <text:p>0.0034726769</text:p>
          </table:table-cell>
          <table:table-cell office:value-type="float" office:value="0.00387470273937" calcext:value-type="float">
            <text:p>0.0038747027</text:p>
          </table:table-cell>
          <table:table-cell office:value-type="float" office:value="0.00564440776967" calcext:value-type="float">
            <text:p>0.005644407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91975326843" calcext:value-type="float">
            <text:p>0.0039197533</text:p>
          </table:table-cell>
          <table:table-cell office:value-type="float" office:value="0.00354937257807" calcext:value-type="float">
            <text:p>0.0035493726</text:p>
          </table:table-cell>
          <table:table-cell office:value-type="float" office:value="0.00396595211846" calcext:value-type="float">
            <text:p>0.0039659521</text:p>
          </table:table-cell>
          <table:table-cell office:value-type="float" office:value="0.00586064994577" calcext:value-type="float">
            <text:p>0.005860649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396040096956" calcext:value-type="float">
            <text:p>0.003960401</text:p>
          </table:table-cell>
          <table:table-cell office:value-type="float" office:value="0.00377342098007" calcext:value-type="float">
            <text:p>0.003773421</text:p>
          </table:table-cell>
          <table:table-cell office:value-type="float" office:value="0.00418292930022" calcext:value-type="float">
            <text:p>0.0041829293</text:p>
          </table:table-cell>
          <table:table-cell office:value-type="float" office:value="0.00568828313889" calcext:value-type="float">
            <text:p>0.005688283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369291199574" calcext:value-type="float">
            <text:p>0.003692912</text:p>
          </table:table-cell>
          <table:table-cell office:value-type="float" office:value="0.00347814108934" calcext:value-type="float">
            <text:p>0.0034781411</text:p>
          </table:table-cell>
          <table:table-cell office:value-type="float" office:value="0.00382068455603" calcext:value-type="float">
            <text:p>0.0038206846</text:p>
          </table:table-cell>
          <table:table-cell office:value-type="float" office:value="0.00529946944255" calcext:value-type="float">
            <text:p>0.005299469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355000669732" calcext:value-type="float">
            <text:p>0.0035500067</text:p>
          </table:table-cell>
          <table:table-cell office:value-type="float" office:value="0.00308971930772" calcext:value-type="float">
            <text:p>0.0030897193</text:p>
          </table:table-cell>
          <table:table-cell office:value-type="float" office:value="0.00413190895005" calcext:value-type="float">
            <text:p>0.004131909</text:p>
          </table:table-cell>
          <table:table-cell office:value-type="float" office:value="0.00525343293491" calcext:value-type="float">
            <text:p>0.005253432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353246437048" calcext:value-type="float">
            <text:p>0.0035324644</text:p>
          </table:table-cell>
          <table:table-cell office:value-type="float" office:value="0.00348043692617" calcext:value-type="float">
            <text:p>0.0034804369</text:p>
          </table:table-cell>
          <table:table-cell office:value-type="float" office:value="0.0040061302013" calcext:value-type="float">
            <text:p>0.0040061302</text:p>
          </table:table-cell>
          <table:table-cell office:value-type="float" office:value="0.00542941302778" calcext:value-type="float">
            <text:p>0.00542941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67396605892" calcext:value-type="float">
            <text:p>0.0036739661</text:p>
          </table:table-cell>
          <table:table-cell office:value-type="float" office:value="0.00349734376595" calcext:value-type="float">
            <text:p>0.0034973438</text:p>
          </table:table-cell>
          <table:table-cell office:value-type="float" office:value="0.00372623171752" calcext:value-type="float">
            <text:p>0.0037262317</text:p>
          </table:table-cell>
          <table:table-cell office:value-type="float" office:value="0.00529442559406" calcext:value-type="float">
            <text:p>0.005294425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343604449704" calcext:value-type="float">
            <text:p>0.0034360445</text:p>
          </table:table-cell>
          <table:table-cell office:value-type="float" office:value="0.00348104356502" calcext:value-type="float">
            <text:p>0.0034810436</text:p>
          </table:table-cell>
          <table:table-cell office:value-type="float" office:value="0.00389764969113" calcext:value-type="float">
            <text:p>0.0038976497</text:p>
          </table:table-cell>
          <table:table-cell office:value-type="float" office:value="0.0052210868707" calcext:value-type="float">
            <text:p>0.005221086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330844882443" calcext:value-type="float">
            <text:p>0.0033084488</text:p>
          </table:table-cell>
          <table:table-cell office:value-type="float" office:value="0.00306730524039" calcext:value-type="float">
            <text:p>0.0030673052</text:p>
          </table:table-cell>
          <table:table-cell office:value-type="float" office:value="0.00358612076537" calcext:value-type="float">
            <text:p>0.0035861208</text:p>
          </table:table-cell>
          <table:table-cell office:value-type="float" office:value="0.00507997356016" calcext:value-type="float">
            <text:p>0.005079973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335456475044" calcext:value-type="float">
            <text:p>0.0033545648</text:p>
          </table:table-cell>
          <table:table-cell office:value-type="float" office:value="0.00338079107232" calcext:value-type="float">
            <text:p>0.0033807911</text:p>
          </table:table-cell>
          <table:table-cell office:value-type="float" office:value="0.00376976107856" calcext:value-type="float">
            <text:p>0.0037697611</text:p>
          </table:table-cell>
          <table:table-cell office:value-type="float" office:value="0.0050063264471" calcext:value-type="float">
            <text:p>0.005006326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335620419572" calcext:value-type="float">
            <text:p>0.0033562042</text:p>
          </table:table-cell>
          <table:table-cell office:value-type="float" office:value="0.00307676456429" calcext:value-type="float">
            <text:p>0.0030767646</text:p>
          </table:table-cell>
          <table:table-cell office:value-type="float" office:value="0.0036425700468" calcext:value-type="float">
            <text:p>0.00364257</text:p>
          </table:table-cell>
          <table:table-cell office:value-type="float" office:value="0.00538106082685" calcext:value-type="float">
            <text:p>0.005381060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352001894738" calcext:value-type="float">
            <text:p>0.0035200189</text:p>
          </table:table-cell>
          <table:table-cell office:value-type="float" office:value="0.00277790252912" calcext:value-type="float">
            <text:p>0.0027779025</text:p>
          </table:table-cell>
          <table:table-cell office:value-type="float" office:value="0.00367285993361" calcext:value-type="float">
            <text:p>0.0036728599</text:p>
          </table:table-cell>
          <table:table-cell office:value-type="float" office:value="0.00516079248968" calcext:value-type="float">
            <text:p>0.005160792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34065030521" calcext:value-type="float">
            <text:p>0.0034065031</text:p>
          </table:table-cell>
          <table:table-cell office:value-type="float" office:value="0.00296467018456" calcext:value-type="float">
            <text:p>0.0029646702</text:p>
          </table:table-cell>
          <table:table-cell office:value-type="float" office:value="0.00373884069969" calcext:value-type="float">
            <text:p>0.0037388407</text:p>
          </table:table-cell>
          <table:table-cell office:value-type="float" office:value="0.0053205034237" calcext:value-type="float">
            <text:p>0.005320503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312555669517" calcext:value-type="float">
            <text:p>0.0031255567</text:p>
          </table:table-cell>
          <table:table-cell office:value-type="float" office:value="0.00302283244523" calcext:value-type="float">
            <text:p>0.0030228324</text:p>
          </table:table-cell>
          <table:table-cell office:value-type="float" office:value="0.0034284201222" calcext:value-type="float">
            <text:p>0.0034284201</text:p>
          </table:table-cell>
          <table:table-cell office:value-type="float" office:value="0.00501123720368" calcext:value-type="float">
            <text:p>0.005011237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25888165447" calcext:value-type="float">
            <text:p>0.0032588817</text:p>
          </table:table-cell>
          <table:table-cell office:value-type="float" office:value="0.00310417971148" calcext:value-type="float">
            <text:p>0.0031041797</text:p>
          </table:table-cell>
          <table:table-cell office:value-type="float" office:value="0.00347040647115" calcext:value-type="float">
            <text:p>0.0034704065</text:p>
          </table:table-cell>
          <table:table-cell office:value-type="float" office:value="0.00480047127197" calcext:value-type="float">
            <text:p>0.004800471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23554656739" calcext:value-type="float">
            <text:p>0.0032355466</text:p>
          </table:table-cell>
          <table:table-cell office:value-type="float" office:value="0.00312802764585" calcext:value-type="float">
            <text:p>0.0031280276</text:p>
          </table:table-cell>
          <table:table-cell office:value-type="float" office:value="0.00333359865433" calcext:value-type="float">
            <text:p>0.0033335987</text:p>
          </table:table-cell>
          <table:table-cell office:value-type="float" office:value="0.00509883225789" calcext:value-type="float">
            <text:p>0.005098832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08129929142" calcext:value-type="float">
            <text:p>0.0030812993</text:p>
          </table:table-cell>
          <table:table-cell office:value-type="float" office:value="0.00304254764791" calcext:value-type="float">
            <text:p>0.0030425476</text:p>
          </table:table-cell>
          <table:table-cell office:value-type="float" office:value="0.00347985979308" calcext:value-type="float">
            <text:p>0.0034798598</text:p>
          </table:table-cell>
          <table:table-cell office:value-type="float" office:value="0.00509687929132" calcext:value-type="float">
            <text:p>0.005096879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320962623075" calcext:value-type="float">
            <text:p>0.0032096262</text:p>
          </table:table-cell>
          <table:table-cell office:value-type="float" office:value="0.00299543777536" calcext:value-type="float">
            <text:p>0.0029954378</text:p>
          </table:table-cell>
          <table:table-cell office:value-type="float" office:value="0.00355346312515" calcext:value-type="float">
            <text:p>0.0035534631</text:p>
          </table:table-cell>
          <table:table-cell office:value-type="float" office:value="0.00489121639027" calcext:value-type="float">
            <text:p>0.004891216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31140200707" calcext:value-type="float">
            <text:p>0.003311402</text:p>
          </table:table-cell>
          <table:table-cell office:value-type="float" office:value="0.002739406726" calcext:value-type="float">
            <text:p>0.0027394067</text:p>
          </table:table-cell>
          <table:table-cell office:value-type="float" office:value="0.00336839768439" calcext:value-type="float">
            <text:p>0.0033683977</text:p>
          </table:table-cell>
          <table:table-cell office:value-type="float" office:value="0.00479764220642" calcext:value-type="float">
            <text:p>0.004797642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302112960576" calcext:value-type="float">
            <text:p>0.0030211296</text:p>
          </table:table-cell>
          <table:table-cell office:value-type="float" office:value="0.00275683958264" calcext:value-type="float">
            <text:p>0.0027568396</text:p>
          </table:table-cell>
          <table:table-cell office:value-type="float" office:value="0.00297779197153" calcext:value-type="float">
            <text:p>0.002977792</text:p>
          </table:table-cell>
          <table:table-cell office:value-type="float" office:value="0.00450143374957" calcext:value-type="float">
            <text:p>0.004501433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318469331557" calcext:value-type="float">
            <text:p>0.0031846933</text:p>
          </table:table-cell>
          <table:table-cell office:value-type="float" office:value="0.00314197408722" calcext:value-type="float">
            <text:p>0.0031419741</text:p>
          </table:table-cell>
          <table:table-cell office:value-type="float" office:value="0.00362009372104" calcext:value-type="float">
            <text:p>0.0036200937</text:p>
          </table:table-cell>
          <table:table-cell office:value-type="float" office:value="0.00460635673827" calcext:value-type="float">
            <text:p>0.004606356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314381843716" calcext:value-type="float">
            <text:p>0.0031438184</text:p>
          </table:table-cell>
          <table:table-cell office:value-type="float" office:value="0.00290302224004" calcext:value-type="float">
            <text:p>0.0029030222</text:p>
          </table:table-cell>
          <table:table-cell office:value-type="float" office:value="0.00303031134351" calcext:value-type="float">
            <text:p>0.0030303113</text:p>
          </table:table-cell>
          <table:table-cell office:value-type="float" office:value="0.00460571882046" calcext:value-type="float">
            <text:p>0.004605718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10917061398" calcext:value-type="float">
            <text:p>0.0031091706</text:p>
          </table:table-cell>
          <table:table-cell office:value-type="float" office:value="0.00336243398293" calcext:value-type="float">
            <text:p>0.003362434</text:p>
          </table:table-cell>
          <table:table-cell office:value-type="float" office:value="0.00319456951666" calcext:value-type="float">
            <text:p>0.0031945695</text:p>
          </table:table-cell>
          <table:table-cell office:value-type="float" office:value="0.00450852472101" calcext:value-type="float">
            <text:p>0.004508524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80582886398" calcext:value-type="float">
            <text:p>0.0028058289</text:p>
          </table:table-cell>
          <table:table-cell office:value-type="float" office:value="0.00259390754289" calcext:value-type="float">
            <text:p>0.0025939075</text:p>
          </table:table-cell>
          <table:table-cell office:value-type="float" office:value="0.00323153003723" calcext:value-type="float">
            <text:p>0.00323153</text:p>
          </table:table-cell>
          <table:table-cell office:value-type="float" office:value="0.00456017129349" calcext:value-type="float">
            <text:p>0.004560171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303353507274" calcext:value-type="float">
            <text:p>0.0030335351</text:p>
          </table:table-cell>
          <table:table-cell office:value-type="float" office:value="0.0028578910312" calcext:value-type="float">
            <text:p>0.002857891</text:p>
          </table:table-cell>
          <table:table-cell office:value-type="float" office:value="0.00328978095746" calcext:value-type="float">
            <text:p>0.003289781</text:p>
          </table:table-cell>
          <table:table-cell office:value-type="float" office:value="0.00500655918597" calcext:value-type="float">
            <text:p>0.00500655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3979486421" calcext:value-type="float">
            <text:p>0.0023979486</text:p>
          </table:table-cell>
          <table:table-cell office:value-type="float" office:value="0.00245614025025" calcext:value-type="float">
            <text:p>0.0024561403</text:p>
          </table:table-cell>
          <table:table-cell office:value-type="float" office:value="0.0029544925761" calcext:value-type="float">
            <text:p>0.0029544926</text:p>
          </table:table-cell>
          <table:table-cell office:value-type="float" office:value="0.00425398779725" calcext:value-type="float">
            <text:p>0.004253987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331908076302" calcext:value-type="float">
            <text:p>0.0033190808</text:p>
          </table:table-cell>
          <table:table-cell office:value-type="float" office:value="0.00283713070883" calcext:value-type="float">
            <text:p>0.0028371307</text:p>
          </table:table-cell>
          <table:table-cell office:value-type="float" office:value="0.00295152513285" calcext:value-type="float">
            <text:p>0.0029515251</text:p>
          </table:table-cell>
          <table:table-cell office:value-type="float" office:value="0.00455629717828" calcext:value-type="float">
            <text:p>0.004556297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70390669645" calcext:value-type="float">
            <text:p>0.0027039067</text:p>
          </table:table-cell>
          <table:table-cell office:value-type="float" office:value="0.00274008987822" calcext:value-type="float">
            <text:p>0.0027400899</text:p>
          </table:table-cell>
          <table:table-cell office:value-type="float" office:value="0.00292500785612" calcext:value-type="float">
            <text:p>0.0029250079</text:p>
          </table:table-cell>
          <table:table-cell office:value-type="float" office:value="0.00434490883082" calcext:value-type="float">
            <text:p>0.004344908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86099926457" calcext:value-type="float">
            <text:p>0.0028609993</text:p>
          </table:table-cell>
          <table:table-cell office:value-type="float" office:value="0.00262202975536" calcext:value-type="float">
            <text:p>0.0026220298</text:p>
          </table:table-cell>
          <table:table-cell office:value-type="float" office:value="0.00314223512463" calcext:value-type="float">
            <text:p>0.0031422351</text:p>
          </table:table-cell>
          <table:table-cell office:value-type="float" office:value="0.00451474317676" calcext:value-type="float">
            <text:p>0.004514743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97659916354" calcext:value-type="float">
            <text:p>0.0029765992</text:p>
          </table:table-cell>
          <table:table-cell office:value-type="float" office:value="0.00289685101222" calcext:value-type="float">
            <text:p>0.002896851</text:p>
          </table:table-cell>
          <table:table-cell office:value-type="float" office:value="0.00327500078059" calcext:value-type="float">
            <text:p>0.0032750008</text:p>
          </table:table-cell>
          <table:table-cell office:value-type="float" office:value="0.00468925233743" calcext:value-type="float">
            <text:p>0.004689252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75016937353" calcext:value-type="float">
            <text:p>0.0027501694</text:p>
          </table:table-cell>
          <table:table-cell office:value-type="float" office:value="0.00256778431328" calcext:value-type="float">
            <text:p>0.0025677843</text:p>
          </table:table-cell>
          <table:table-cell office:value-type="float" office:value="0.00314127817306" calcext:value-type="float">
            <text:p>0.0031412782</text:p>
          </table:table-cell>
          <table:table-cell office:value-type="float" office:value="0.0042118997339" calcext:value-type="float">
            <text:p>0.004211899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58525057082" calcext:value-type="float">
            <text:p>0.0025852506</text:p>
          </table:table-cell>
          <table:table-cell office:value-type="float" office:value="0.0025165466848" calcext:value-type="float">
            <text:p>0.0025165467</text:p>
          </table:table-cell>
          <table:table-cell office:value-type="float" office:value="0.00302313554097" calcext:value-type="float">
            <text:p>0.0030231355</text:p>
          </table:table-cell>
          <table:table-cell office:value-type="float" office:value="0.00422861004553" calcext:value-type="float">
            <text:p>0.0042286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84662354987" calcext:value-type="float">
            <text:p>0.0028466235</text:p>
          </table:table-cell>
          <table:table-cell office:value-type="float" office:value="0.00249259569684" calcext:value-type="float">
            <text:p>0.0024925957</text:p>
          </table:table-cell>
          <table:table-cell office:value-type="float" office:value="0.00303989539018" calcext:value-type="float">
            <text:p>0.0030398954</text:p>
          </table:table-cell>
          <table:table-cell office:value-type="float" office:value="0.00408113674242" calcext:value-type="float">
            <text:p>0.004081136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72880692828" calcext:value-type="float">
            <text:p>0.0027288069</text:p>
          </table:table-cell>
          <table:table-cell office:value-type="float" office:value="0.00271619856964" calcext:value-type="float">
            <text:p>0.0027161986</text:p>
          </table:table-cell>
          <table:table-cell office:value-type="float" office:value="0.00265684795464" calcext:value-type="float">
            <text:p>0.002656848</text:p>
          </table:table-cell>
          <table:table-cell office:value-type="float" office:value="0.00454393809673" calcext:value-type="float">
            <text:p>0.004543938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40612340619" calcext:value-type="float">
            <text:p>0.0024061234</text:p>
          </table:table-cell>
          <table:table-cell office:value-type="float" office:value="0.00237116978552" calcext:value-type="float">
            <text:p>0.0023711698</text:p>
          </table:table-cell>
          <table:table-cell office:value-type="float" office:value="0.00272697362215" calcext:value-type="float">
            <text:p>0.0027269736</text:p>
          </table:table-cell>
          <table:table-cell office:value-type="float" office:value="0.00390133001721" calcext:value-type="float">
            <text:p>0.0039013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74569003353" calcext:value-type="float">
            <text:p>0.00274569</text:p>
          </table:table-cell>
          <table:table-cell office:value-type="float" office:value="0.00254808491208" calcext:value-type="float">
            <text:p>0.0025480849</text:p>
          </table:table-cell>
          <table:table-cell office:value-type="float" office:value="0.00278843581172" calcext:value-type="float">
            <text:p>0.0027884358</text:p>
          </table:table-cell>
          <table:table-cell office:value-type="float" office:value="0.00404621787889" calcext:value-type="float">
            <text:p>0.004046217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60094825324" calcext:value-type="float">
            <text:p>0.0026009483</text:p>
          </table:table-cell>
          <table:table-cell office:value-type="float" office:value="0.00278348999229" calcext:value-type="float">
            <text:p>0.00278349</text:p>
          </table:table-cell>
          <table:table-cell office:value-type="float" office:value="0.00268192408115" calcext:value-type="float">
            <text:p>0.0026819241</text:p>
          </table:table-cell>
          <table:table-cell office:value-type="float" office:value="0.00419173016476" calcext:value-type="float">
            <text:p>0.00419173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lpha=1, Beta=1</text:p>
          </table:table-cell>
          <table:table-cell office:value-type="string" calcext:value-type="string">
            <text:p>Alpha=1, Beta=2</text:p>
          </table:table-cell>
          <table:table-cell table:style-name="ce2" office:value-type="string" calcext:value-type="string">
            <text:p>Alpha=1, Beta=4</text:p>
          </table:table-cell>
          <table:table-cell table:style-name="ce2" office:value-type="string" calcext:value-type="string">
            <text:p>Alpha=1, Beta=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percentage" office:value="0.0540999996103" calcext:value-type="percentage">
            <text:p>5.41%</text:p>
          </table:table-cell>
          <table:table-cell table:style-name="ce1" office:value-type="percentage" office:value="0.0491999996454" calcext:value-type="percentage">
            <text:p>4.92%</text:p>
          </table:table-cell>
          <table:table-cell table:style-name="ce1" office:value-type="percentage" office:value="0.059999999404" calcext:value-type="percentage">
            <text:p>6.00%</text:p>
          </table:table-cell>
          <table:table-cell table:style-name="ce1" office:value-type="percentage" office:value="0.0785000000149" calcext:value-type="percentage">
            <text:p>7.85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0.0449999996834" calcext:value-type="percentage">
            <text:p>4.50%</text:p>
          </table:table-cell>
          <table:table-cell table:style-name="ce1" office:value-type="percentage" office:value="0.0443999996968" calcext:value-type="percentage">
            <text:p>4.44%</text:p>
          </table:table-cell>
          <table:table-cell table:style-name="ce1" office:value-type="percentage" office:value="0.0497999997064" calcext:value-type="percentage">
            <text:p>4.98%</text:p>
          </table:table-cell>
          <table:table-cell table:style-name="ce1" office:value-type="percentage" office:value="0.0631999996677" calcext:value-type="percentage">
            <text:p>6.32%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percentage" office:value="0.0378999995999" calcext:value-type="percentage">
            <text:p>3.79%</text:p>
          </table:table-cell>
          <table:table-cell table:style-name="ce1" office:value-type="percentage" office:value="0.0369999995455" calcext:value-type="percentage">
            <text:p>3.70%</text:p>
          </table:table-cell>
          <table:table-cell table:style-name="ce1" office:value-type="percentage" office:value="0.0418999996223" calcext:value-type="percentage">
            <text:p>4.19%</text:p>
          </table:table-cell>
          <table:table-cell table:style-name="ce1" office:value-type="percentage" office:value="0.0514999997243" calcext:value-type="percentage">
            <text:p>5.15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percentage" office:value="0.0377999995835" calcext:value-type="percentage">
            <text:p>3.78%</text:p>
          </table:table-cell>
          <table:table-cell table:style-name="ce1" office:value-type="percentage" office:value="0.0354999995604" calcext:value-type="percentage">
            <text:p>3.55%</text:p>
          </table:table-cell>
          <table:table-cell table:style-name="ce1" office:value-type="percentage" office:value="0.0414999997243" calcext:value-type="percentage">
            <text:p>4.15%</text:p>
          </table:table-cell>
          <table:table-cell table:style-name="ce1" office:value-type="percentage" office:value="0.0458999995515" calcext:value-type="percentage">
            <text:p>4.59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0.0351999995671" calcext:value-type="percentage">
            <text:p>3.52%</text:p>
          </table:table-cell>
          <table:table-cell table:style-name="ce1" office:value-type="percentage" office:value="0.0326999996044" calcext:value-type="percentage">
            <text:p>3.27%</text:p>
          </table:table-cell>
          <table:table-cell table:style-name="ce1" office:value-type="percentage" office:value="0.0347999996878" calcext:value-type="percentage">
            <text:p>3.48%</text:p>
          </table:table-cell>
          <table:table-cell table:style-name="ce1" office:value-type="percentage" office:value="0.0425999997556" calcext:value-type="percentage">
            <text:p>4.26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percentage" office:value="0.0329999995977" calcext:value-type="percentage">
            <text:p>3.30%</text:p>
          </table:table-cell>
          <table:table-cell table:style-name="ce1" office:value-type="percentage" office:value="0.028599999696" calcext:value-type="percentage">
            <text:p>2.86%</text:p>
          </table:table-cell>
          <table:table-cell table:style-name="ce1" office:value-type="percentage" office:value="0.0360999996029" calcext:value-type="percentage">
            <text:p>3.61%</text:p>
          </table:table-cell>
          <table:table-cell table:style-name="ce1" office:value-type="percentage" office:value="0.0414999996498" calcext:value-type="percentage">
            <text:p>4.15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percentage" office:value="0.0316999997757" calcext:value-type="percentage">
            <text:p>3.17%</text:p>
          </table:table-cell>
          <table:table-cell table:style-name="ce1" office:value-type="percentage" office:value="0.0312999996543" calcext:value-type="percentage">
            <text:p>3.13%</text:p>
          </table:table-cell>
          <table:table-cell table:style-name="ce1" office:value-type="percentage" office:value="0.0350999997556" calcext:value-type="percentage">
            <text:p>3.51%</text:p>
          </table:table-cell>
          <table:table-cell table:style-name="ce1" office:value-type="percentage" office:value="0.0411999996006" calcext:value-type="percentage">
            <text:p>4.12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percentage" office:value="0.0325999996997" calcext:value-type="percentage">
            <text:p>3.26%</text:p>
          </table:table-cell>
          <table:table-cell table:style-name="ce1" office:value-type="percentage" office:value="0.0297999996319" calcext:value-type="percentage">
            <text:p>2.98%</text:p>
          </table:table-cell>
          <table:table-cell table:style-name="ce1" office:value-type="percentage" office:value="0.0337999997288" calcext:value-type="percentage">
            <text:p>3.38%</text:p>
          </table:table-cell>
          <table:table-cell table:style-name="ce1" office:value-type="percentage" office:value="0.0414999995194" calcext:value-type="percentage">
            <text:p>4.15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percentage" office:value="0.0314999995194" calcext:value-type="percentage">
            <text:p>3.15%</text:p>
          </table:table-cell>
          <table:table-cell table:style-name="ce1" office:value-type="percentage" office:value="0.030099999588" calcext:value-type="percentage">
            <text:p>3.01%</text:p>
          </table:table-cell>
          <table:table-cell table:style-name="ce1" office:value-type="percentage" office:value="0.0333999997005" calcext:value-type="percentage">
            <text:p>3.34%</text:p>
          </table:table-cell>
          <table:table-cell table:style-name="ce1" office:value-type="percentage" office:value="0.0395999996737" calcext:value-type="percentage">
            <text:p>3.96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percentage" office:value="0.0308999997377" calcext:value-type="percentage">
            <text:p>3.09%</text:p>
          </table:table-cell>
          <table:table-cell table:style-name="ce1" office:value-type="percentage" office:value="0.0289999996684" calcext:value-type="percentage">
            <text:p>2.90%</text:p>
          </table:table-cell>
          <table:table-cell table:style-name="ce1" office:value-type="percentage" office:value="0.0348999997042" calcext:value-type="percentage">
            <text:p>3.49%</text:p>
          </table:table-cell>
          <table:table-cell table:style-name="ce1" office:value-type="percentage" office:value="0.0380999996141" calcext:value-type="percentage">
            <text:p>3.81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percentage" office:value="0.0311999996006" calcext:value-type="percentage">
            <text:p>3.12%</text:p>
          </table:table-cell>
          <table:table-cell table:style-name="ce1" office:value-type="percentage" office:value="0.0282999996468" calcext:value-type="percentage">
            <text:p>2.83%</text:p>
          </table:table-cell>
          <table:table-cell table:style-name="ce1" office:value-type="percentage" office:value="0.0328999996558" calcext:value-type="percentage">
            <text:p>3.29%</text:p>
          </table:table-cell>
          <table:table-cell table:style-name="ce1" office:value-type="percentage" office:value="0.0369999997132" calcext:value-type="percentage">
            <text:p>3.7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percentage" office:value="0.0312999995798" calcext:value-type="percentage">
            <text:p>3.13%</text:p>
          </table:table-cell>
          <table:table-cell table:style-name="ce1" office:value-type="percentage" office:value="0.0298999996856" calcext:value-type="percentage">
            <text:p>2.99%</text:p>
          </table:table-cell>
          <table:table-cell table:style-name="ce1" office:value-type="percentage" office:value="0.0321999996528" calcext:value-type="percentage">
            <text:p>3.22%</text:p>
          </table:table-cell>
          <table:table-cell table:style-name="ce1" office:value-type="percentage" office:value="0.0388999995403" calcext:value-type="percentage">
            <text:p>3.89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percentage" office:value="0.0291999997385" calcext:value-type="percentage">
            <text:p>2.92%</text:p>
          </table:table-cell>
          <table:table-cell table:style-name="ce1" office:value-type="percentage" office:value="0.0286999996565" calcext:value-type="percentage">
            <text:p>2.87%</text:p>
          </table:table-cell>
          <table:table-cell table:style-name="ce1" office:value-type="percentage" office:value="0.0322999996133" calcext:value-type="percentage">
            <text:p>3.23%</text:p>
          </table:table-cell>
          <table:table-cell table:style-name="ce1" office:value-type="percentage" office:value="0.0351999994181" calcext:value-type="percentage">
            <text:p>3.52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percentage" office:value="0.0303999997862" calcext:value-type="percentage">
            <text:p>3.04%</text:p>
          </table:table-cell>
          <table:table-cell table:style-name="ce1" office:value-type="percentage" office:value="0.0285999995656" calcext:value-type="percentage">
            <text:p>2.86%</text:p>
          </table:table-cell>
          <table:table-cell table:style-name="ce1" office:value-type="percentage" office:value="0.030999999512" calcext:value-type="percentage">
            <text:p>3.10%</text:p>
          </table:table-cell>
          <table:table-cell table:style-name="ce1" office:value-type="percentage" office:value="0.0365999996103" calcext:value-type="percentage">
            <text:p>3.66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0260999996588" calcext:value-type="percentage">
            <text:p>2.61%</text:p>
          </table:table-cell>
          <table:table-cell table:style-name="ce1" office:value-type="percentage" office:value="0.0284999997169" calcext:value-type="percentage">
            <text:p>2.85%</text:p>
          </table:table-cell>
          <table:table-cell table:style-name="ce1" office:value-type="percentage" office:value="0.0300999996625" calcext:value-type="percentage">
            <text:p>3.01%</text:p>
          </table:table-cell>
          <table:table-cell table:style-name="ce1" office:value-type="percentage" office:value="0.0370999998227" calcext:value-type="percentage">
            <text:p>3.71%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percentage" office:value="0.0285999995656" calcext:value-type="percentage">
            <text:p>2.86%</text:p>
          </table:table-cell>
          <table:table-cell table:style-name="ce1" office:value-type="percentage" office:value="0.0286999995634" calcext:value-type="percentage">
            <text:p>2.87%</text:p>
          </table:table-cell>
          <table:table-cell table:style-name="ce1" office:value-type="percentage" office:value="0.0314999996126" calcext:value-type="percentage">
            <text:p>3.15%</text:p>
          </table:table-cell>
          <table:table-cell table:style-name="ce1" office:value-type="percentage" office:value="0.0354999995977" calcext:value-type="percentage">
            <text:p>3.55%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percentage" office:value="0.0263999996893" calcext:value-type="percentage">
            <text:p>2.64%</text:p>
          </table:table-cell>
          <table:table-cell table:style-name="ce1" office:value-type="percentage" office:value="0.0290999996662" calcext:value-type="percentage">
            <text:p>2.91%</text:p>
          </table:table-cell>
          <table:table-cell table:style-name="ce1" office:value-type="percentage" office:value="0.0302999996021" calcext:value-type="percentage">
            <text:p>3.03%</text:p>
          </table:table-cell>
          <table:table-cell table:style-name="ce1" office:value-type="percentage" office:value="0.0381999996677" calcext:value-type="percentage">
            <text:p>3.82%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percentage" office:value="0.027699999623" calcext:value-type="percentage">
            <text:p>2.77%</text:p>
          </table:table-cell>
          <table:table-cell table:style-name="ce1" office:value-type="percentage" office:value="0.0274999996088" calcext:value-type="percentage">
            <text:p>2.75%</text:p>
          </table:table-cell>
          <table:table-cell table:style-name="ce1" office:value-type="percentage" office:value="0.0304999996535" calcext:value-type="percentage">
            <text:p>3.05%</text:p>
          </table:table-cell>
          <table:table-cell table:style-name="ce1" office:value-type="percentage" office:value="0.0358999995515" calcext:value-type="percentage">
            <text:p>3.59%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percentage" office:value="0.0283999996819" calcext:value-type="percentage">
            <text:p>2.84%</text:p>
          </table:table-cell>
          <table:table-cell table:style-name="ce1" office:value-type="percentage" office:value="0.0266999996267" calcext:value-type="percentage">
            <text:p>2.67%</text:p>
          </table:table-cell>
          <table:table-cell table:style-name="ce1" office:value-type="percentage" office:value="0.029899999667" calcext:value-type="percentage">
            <text:p>2.99%</text:p>
          </table:table-cell>
          <table:table-cell table:style-name="ce1" office:value-type="percentage" office:value="0.0346999996156" calcext:value-type="percentage">
            <text:p>3.47%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0286999996938" calcext:value-type="percentage">
            <text:p>2.87%</text:p>
          </table:table-cell>
          <table:table-cell table:style-name="ce1" office:value-type="percentage" office:value="0.0273999994993" calcext:value-type="percentage">
            <text:p>2.74%</text:p>
          </table:table-cell>
          <table:table-cell table:style-name="ce1" office:value-type="percentage" office:value="0.0305999996699" calcext:value-type="percentage">
            <text:p>3.06%</text:p>
          </table:table-cell>
          <table:table-cell table:style-name="ce1" office:value-type="percentage" office:value="0.0373999995738" calcext:value-type="percentage">
            <text:p>3.74%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percentage" office:value="0.0261999996752" calcext:value-type="percentage">
            <text:p>2.62%</text:p>
          </table:table-cell>
          <table:table-cell table:style-name="ce1" office:value-type="percentage" office:value="0.0281999996677" calcext:value-type="percentage">
            <text:p>2.82%</text:p>
          </table:table-cell>
          <table:table-cell table:style-name="ce1" office:value-type="percentage" office:value="0.0286999997497" calcext:value-type="percentage">
            <text:p>2.87%</text:p>
          </table:table-cell>
          <table:table-cell table:style-name="ce1" office:value-type="percentage" office:value="0.0372999996319" calcext:value-type="percentage">
            <text:p>3.73%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percentage" office:value="0.0297999995947" calcext:value-type="percentage">
            <text:p>2.98%</text:p>
          </table:table-cell>
          <table:table-cell table:style-name="ce1" office:value-type="percentage" office:value="0.0269999996014" calcext:value-type="percentage">
            <text:p>2.70%</text:p>
          </table:table-cell>
          <table:table-cell table:style-name="ce1" office:value-type="percentage" office:value="0.0308999996446" calcext:value-type="percentage">
            <text:p>3.09%</text:p>
          </table:table-cell>
          <table:table-cell table:style-name="ce1" office:value-type="percentage" office:value="0.036699999664" calcext:value-type="percentage">
            <text:p>3.67%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percentage" office:value="0.0285999997519" calcext:value-type="percentage">
            <text:p>2.86%</text:p>
          </table:table-cell>
          <table:table-cell table:style-name="ce1" office:value-type="percentage" office:value="0.027699999772" calcext:value-type="percentage">
            <text:p>2.77%</text:p>
          </table:table-cell>
          <table:table-cell table:style-name="ce1" office:value-type="percentage" office:value="0.0302999996766" calcext:value-type="percentage">
            <text:p>3.03%</text:p>
          </table:table-cell>
          <table:table-cell table:style-name="ce1" office:value-type="percentage" office:value="0.0342999996431" calcext:value-type="percentage">
            <text:p>3.43%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percentage" office:value="0.0277999995649" calcext:value-type="percentage">
            <text:p>2.78%</text:p>
          </table:table-cell>
          <table:table-cell table:style-name="ce1" office:value-type="percentage" office:value="0.0256999995187" calcext:value-type="percentage">
            <text:p>2.57%</text:p>
          </table:table-cell>
          <table:table-cell table:style-name="ce1" office:value-type="percentage" office:value="0.0295999996923" calcext:value-type="percentage">
            <text:p>2.96%</text:p>
          </table:table-cell>
          <table:table-cell table:style-name="ce1" office:value-type="percentage" office:value="0.0329999995977" calcext:value-type="percentage">
            <text:p>3.30%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percentage" office:value="0.0269999995455" calcext:value-type="percentage">
            <text:p>2.70%</text:p>
          </table:table-cell>
          <table:table-cell table:style-name="ce1" office:value-type="percentage" office:value="0.027699999623" calcext:value-type="percentage">
            <text:p>2.77%</text:p>
          </table:table-cell>
          <table:table-cell table:style-name="ce1" office:value-type="percentage" office:value="0.0286999996565" calcext:value-type="percentage">
            <text:p>2.87%</text:p>
          </table:table-cell>
          <table:table-cell table:style-name="ce1" office:value-type="percentage" office:value="0.0338999997452" calcext:value-type="percentage">
            <text:p>3.39%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percentage" office:value="0.0283999996819" calcext:value-type="percentage">
            <text:p>2.84%</text:p>
          </table:table-cell>
          <table:table-cell table:style-name="ce1" office:value-type="percentage" office:value="0.0270999996923" calcext:value-type="percentage">
            <text:p>2.71%</text:p>
          </table:table-cell>
          <table:table-cell table:style-name="ce1" office:value-type="percentage" office:value="0.0304999996349" calcext:value-type="percentage">
            <text:p>3.05%</text:p>
          </table:table-cell>
          <table:table-cell table:style-name="ce1" office:value-type="percentage" office:value="0.0357999996282" calcext:value-type="percentage">
            <text:p>3.58%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percentage" office:value="0.0248999997228" calcext:value-type="percentage">
            <text:p>2.49%</text:p>
          </table:table-cell>
          <table:table-cell table:style-name="ce1" office:value-type="percentage" office:value="0.0261999996752" calcext:value-type="percentage">
            <text:p>2.62%</text:p>
          </table:table-cell>
          <table:table-cell table:style-name="ce1" office:value-type="percentage" office:value="0.0278999995627" calcext:value-type="percentage">
            <text:p>2.79%</text:p>
          </table:table-cell>
          <table:table-cell table:style-name="ce1" office:value-type="percentage" office:value="0.0331999996863" calcext:value-type="percentage">
            <text:p>3.32%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percentage" office:value="0.0253999995813" calcext:value-type="percentage">
            <text:p>2.54%</text:p>
          </table:table-cell>
          <table:table-cell table:style-name="ce1" office:value-type="percentage" office:value="0.0271999996901" calcext:value-type="percentage">
            <text:p>2.72%</text:p>
          </table:table-cell>
          <table:table-cell table:style-name="ce1" office:value-type="percentage" office:value="0.0296999995783" calcext:value-type="percentage">
            <text:p>2.97%</text:p>
          </table:table-cell>
          <table:table-cell table:style-name="ce1" office:value-type="percentage" office:value="0.032999999579" calcext:value-type="percentage">
            <text:p>3.30%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percentage" office:value="0.0258999996819" calcext:value-type="percentage">
            <text:p>2.59%</text:p>
          </table:table-cell>
          <table:table-cell table:style-name="ce1" office:value-type="percentage" office:value="0.0269999995828" calcext:value-type="percentage">
            <text:p>2.70%</text:p>
          </table:table-cell>
          <table:table-cell table:style-name="ce1" office:value-type="percentage" office:value="0.0298999996297" calcext:value-type="percentage">
            <text:p>2.99%</text:p>
          </table:table-cell>
          <table:table-cell table:style-name="ce1" office:value-type="percentage" office:value="0.0327999996953" calcext:value-type="percentage">
            <text:p>3.28%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percentage" office:value="0.0250999996439" calcext:value-type="percentage">
            <text:p>2.51%</text:p>
          </table:table-cell>
          <table:table-cell table:style-name="ce1" office:value-type="percentage" office:value="0.0274999996275" calcext:value-type="percentage">
            <text:p>2.75%</text:p>
          </table:table-cell>
          <table:table-cell table:style-name="ce1" office:value-type="percentage" office:value="0.0291999996267" calcext:value-type="percentage">
            <text:p>2.92%</text:p>
          </table:table-cell>
          <table:table-cell table:style-name="ce1" office:value-type="percentage" office:value="0.0341999996081" calcext:value-type="percentage">
            <text:p>3.42%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percentage" office:value="0.0247999996319" calcext:value-type="percentage">
            <text:p>2.48%</text:p>
          </table:table-cell>
          <table:table-cell table:style-name="ce1" office:value-type="percentage" office:value="0.0262999996729" calcext:value-type="percentage">
            <text:p>2.63%</text:p>
          </table:table-cell>
          <table:table-cell table:style-name="ce1" office:value-type="percentage" office:value="0.0309999996051" calcext:value-type="percentage">
            <text:p>3.10%</text:p>
          </table:table-cell>
          <table:table-cell table:style-name="ce1" office:value-type="percentage" office:value="0.0318999995477" calcext:value-type="percentage">
            <text:p>3.19%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percentage" office:value="0.0276999995485" calcext:value-type="percentage">
            <text:p>2.77%</text:p>
          </table:table-cell>
          <table:table-cell table:style-name="ce1" office:value-type="percentage" office:value="0.0279999996163" calcext:value-type="percentage">
            <text:p>2.80%</text:p>
          </table:table-cell>
          <table:table-cell table:style-name="ce1" office:value-type="percentage" office:value="0.0287999996543" calcext:value-type="percentage">
            <text:p>2.88%</text:p>
          </table:table-cell>
          <table:table-cell table:style-name="ce1" office:value-type="percentage" office:value="0.0349999997392" calcext:value-type="percentage">
            <text:p>3.50%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percentage" office:value="0.0270999995433" calcext:value-type="percentage">
            <text:p>2.71%</text:p>
          </table:table-cell>
          <table:table-cell table:style-name="ce1" office:value-type="percentage" office:value="0.0251999996044" calcext:value-type="percentage">
            <text:p>2.52%</text:p>
          </table:table-cell>
          <table:table-cell table:style-name="ce1" office:value-type="percentage" office:value="0.0288999996148" calcext:value-type="percentage">
            <text:p>2.89%</text:p>
          </table:table-cell>
          <table:table-cell table:style-name="ce1" office:value-type="percentage" office:value="0.0322999996133" calcext:value-type="percentage">
            <text:p>3.23%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percentage" office:value="0.026699999664" calcext:value-type="percentage">
            <text:p>2.67%</text:p>
          </table:table-cell>
          <table:table-cell table:style-name="ce1" office:value-type="percentage" office:value="0.0266999995522" calcext:value-type="percentage">
            <text:p>2.67%</text:p>
          </table:table-cell>
          <table:table-cell table:style-name="ce1" office:value-type="percentage" office:value="0.02949999962" calcext:value-type="percentage">
            <text:p>2.95%</text:p>
          </table:table-cell>
          <table:table-cell table:style-name="ce1" office:value-type="percentage" office:value="0.0341999996081" calcext:value-type="percentage">
            <text:p>3.42%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percentage" office:value="0.0252999996766" calcext:value-type="percentage">
            <text:p>2.53%</text:p>
          </table:table-cell>
          <table:table-cell table:style-name="ce1" office:value-type="percentage" office:value="0.028699999731" calcext:value-type="percentage">
            <text:p>2.87%</text:p>
          </table:table-cell>
          <table:table-cell table:style-name="ce1" office:value-type="percentage" office:value="0.0281999995746" calcext:value-type="percentage">
            <text:p>2.82%</text:p>
          </table:table-cell>
          <table:table-cell table:style-name="ce1" office:value-type="percentage" office:value="0.0333999995515" calcext:value-type="percentage">
            <text:p>3.34%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percentage" office:value="0.025499999579" calcext:value-type="percentage">
            <text:p>2.55%</text:p>
          </table:table-cell>
          <table:table-cell table:style-name="ce1" office:value-type="percentage" office:value="0.0281999996491" calcext:value-type="percentage">
            <text:p>2.82%</text:p>
          </table:table-cell>
          <table:table-cell table:style-name="ce1" office:value-type="percentage" office:value="0.0308999995142" calcext:value-type="percentage">
            <text:p>3.09%</text:p>
          </table:table-cell>
          <table:table-cell table:style-name="ce1" office:value-type="percentage" office:value="0.0341999997757" calcext:value-type="percentage">
            <text:p>3.42%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percentage" office:value="0.0257999996468" calcext:value-type="percentage">
            <text:p>2.58%</text:p>
          </table:table-cell>
          <table:table-cell table:style-name="ce1" office:value-type="percentage" office:value="0.0278999995813" calcext:value-type="percentage">
            <text:p>2.79%</text:p>
          </table:table-cell>
          <table:table-cell table:style-name="ce1" office:value-type="percentage" office:value="0.0272999995574" calcext:value-type="percentage">
            <text:p>2.73%</text:p>
          </table:table-cell>
          <table:table-cell table:style-name="ce1" office:value-type="percentage" office:value="0.0338999995776" calcext:value-type="percentage">
            <text:p>3.39%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percentage" office:value="0.0253999996744" calcext:value-type="percentage">
            <text:p>2.54%</text:p>
          </table:table-cell>
          <table:table-cell table:style-name="ce1" office:value-type="percentage" office:value="0.0253999996185" calcext:value-type="percentage">
            <text:p>2.54%</text:p>
          </table:table-cell>
          <table:table-cell table:style-name="ce1" office:value-type="percentage" office:value="0.0282999995723" calcext:value-type="percentage">
            <text:p>2.83%</text:p>
          </table:table-cell>
          <table:table-cell table:style-name="ce1" office:value-type="percentage" office:value="0.0322999996506" calcext:value-type="percentage">
            <text:p>3.23%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percentage" office:value="0.0258999995515" calcext:value-type="percentage">
            <text:p>2.59%</text:p>
          </table:table-cell>
          <table:table-cell table:style-name="ce1" office:value-type="percentage" office:value="0.027799999658" calcext:value-type="percentage">
            <text:p>2.78%</text:p>
          </table:table-cell>
          <table:table-cell table:style-name="ce1" office:value-type="percentage" office:value="0.0264999996498" calcext:value-type="percentage">
            <text:p>2.65%</text:p>
          </table:table-cell>
          <table:table-cell table:style-name="ce1" office:value-type="percentage" office:value="0.0322999996878" calcext:value-type="percentage">
            <text:p>3.23%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percentage" office:value="0.0275999996439" calcext:value-type="percentage">
            <text:p>2.76%</text:p>
          </table:table-cell>
          <table:table-cell table:style-name="ce1" office:value-type="percentage" office:value="0.0252999996394" calcext:value-type="percentage">
            <text:p>2.53%</text:p>
          </table:table-cell>
          <table:table-cell table:style-name="ce1" office:value-type="percentage" office:value="0.0288999996521" calcext:value-type="percentage">
            <text:p>2.89%</text:p>
          </table:table-cell>
          <table:table-cell table:style-name="ce1" office:value-type="percentage" office:value="0.0321999994479" calcext:value-type="percentage">
            <text:p>3.22%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percentage" office:value="0.0258999995328" calcext:value-type="percentage">
            <text:p>2.59%</text:p>
          </table:table-cell>
          <table:table-cell table:style-name="ce1" office:value-type="percentage" office:value="0.0269999995828" calcext:value-type="percentage">
            <text:p>2.70%</text:p>
          </table:table-cell>
          <table:table-cell table:style-name="ce1" office:value-type="percentage" office:value="0.0293999996968" calcext:value-type="percentage">
            <text:p>2.94%</text:p>
          </table:table-cell>
          <table:table-cell table:style-name="ce1" office:value-type="percentage" office:value="0.0299999996461" calcext:value-type="percentage">
            <text:p>3.00%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percentage" office:value="0.0280999996141" calcext:value-type="percentage">
            <text:p>2.81%</text:p>
          </table:table-cell>
          <table:table-cell table:style-name="ce1" office:value-type="percentage" office:value="0.0280999995954" calcext:value-type="percentage">
            <text:p>2.81%</text:p>
          </table:table-cell>
          <table:table-cell table:style-name="ce1" office:value-type="percentage" office:value="0.0278999996744" calcext:value-type="percentage">
            <text:p>2.79%</text:p>
          </table:table-cell>
          <table:table-cell table:style-name="ce1" office:value-type="percentage" office:value="0.0298999996297" calcext:value-type="percentage">
            <text:p>2.99%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percentage" office:value="0.0252999996021" calcext:value-type="percentage">
            <text:p>2.53%</text:p>
          </table:table-cell>
          <table:table-cell table:style-name="ce1" office:value-type="percentage" office:value="0.0250999995507" calcext:value-type="percentage">
            <text:p>2.51%</text:p>
          </table:table-cell>
          <table:table-cell table:style-name="ce1" office:value-type="percentage" office:value="0.0295999997482" calcext:value-type="percentage">
            <text:p>2.96%</text:p>
          </table:table-cell>
          <table:table-cell table:style-name="ce1" office:value-type="percentage" office:value="0.0323999995366" calcext:value-type="percentage">
            <text:p>3.24%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percentage" office:value="0.0264999995939" calcext:value-type="percentage">
            <text:p>2.65%</text:p>
          </table:table-cell>
          <table:table-cell table:style-name="ce1" office:value-type="percentage" office:value="0.0262999997474" calcext:value-type="percentage">
            <text:p>2.63%</text:p>
          </table:table-cell>
          <table:table-cell table:style-name="ce1" office:value-type="percentage" office:value="0.0274999996088" calcext:value-type="percentage">
            <text:p>2.75%</text:p>
          </table:table-cell>
          <table:table-cell table:style-name="ce1" office:value-type="percentage" office:value="0.0299999996461" calcext:value-type="percentage">
            <text:p>3.00%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percentage" office:value="0.0254999996722" calcext:value-type="percentage">
            <text:p>2.55%</text:p>
          </table:table-cell>
          <table:table-cell table:style-name="ce1" office:value-type="percentage" office:value="0.0257999996655" calcext:value-type="percentage">
            <text:p>2.58%</text:p>
          </table:table-cell>
          <table:table-cell table:style-name="ce1" office:value-type="percentage" office:value="0.0272999995574" calcext:value-type="percentage">
            <text:p>2.73%</text:p>
          </table:table-cell>
          <table:table-cell table:style-name="ce1" office:value-type="percentage" office:value="0.0314999996871" calcext:value-type="percentage">
            <text:p>3.15%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percentage" office:value="0.0242999996804" calcext:value-type="percentage">
            <text:p>2.43%</text:p>
          </table:table-cell>
          <table:table-cell table:style-name="ce1" office:value-type="percentage" office:value="0.0255999996513" calcext:value-type="percentage">
            <text:p>2.56%</text:p>
          </table:table-cell>
          <table:table-cell table:style-name="ce1" office:value-type="percentage" office:value="0.0276999996789" calcext:value-type="percentage">
            <text:p>2.77%</text:p>
          </table:table-cell>
          <table:table-cell table:style-name="ce1" office:value-type="percentage" office:value="0.0306999997608" calcext:value-type="percentage">
            <text:p>3.07%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percentage" office:value="0.0263999996893" calcext:value-type="percentage">
            <text:p>2.64%</text:p>
          </table:table-cell>
          <table:table-cell table:style-name="ce1" office:value-type="percentage" office:value="0.0264999996498" calcext:value-type="percentage">
            <text:p>2.65%</text:p>
          </table:table-cell>
          <table:table-cell table:style-name="ce1" office:value-type="percentage" office:value="0.0273999996856" calcext:value-type="percentage">
            <text:p>2.74%</text:p>
          </table:table-cell>
          <table:table-cell table:style-name="ce1" office:value-type="percentage" office:value="0.0324999996275" calcext:value-type="percentage">
            <text:p>3.25%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percentage" office:value="0.0247999997064" calcext:value-type="percentage">
            <text:p>2.48%</text:p>
          </table:table-cell>
          <table:table-cell table:style-name="ce1" office:value-type="percentage" office:value="0.0269999996386" calcext:value-type="percentage">
            <text:p>2.70%</text:p>
          </table:table-cell>
          <table:table-cell table:style-name="ce1" office:value-type="percentage" office:value="0.0306999995373" calcext:value-type="percentage">
            <text:p>3.07%</text:p>
          </table:table-cell>
          <table:table-cell table:style-name="ce1" office:value-type="percentage" office:value="0.0314999995939" calcext:value-type="percentage">
            <text:p>3.15%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percentage" office:value="0.0255999995954" calcext:value-type="percentage">
            <text:p>2.56%</text:p>
          </table:table-cell>
          <table:table-cell table:style-name="ce1" office:value-type="percentage" office:value="0.0255999996513" calcext:value-type="percentage">
            <text:p>2.56%</text:p>
          </table:table-cell>
          <table:table-cell table:style-name="ce1" office:value-type="percentage" office:value="0.0293999996968" calcext:value-type="percentage">
            <text:p>2.94%</text:p>
          </table:table-cell>
          <table:table-cell table:style-name="ce1" office:value-type="percentage" office:value="0.0310999995656" calcext:value-type="percentage">
            <text:p>3.11%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percentage" office:value="0.0253999996744" calcext:value-type="percentage">
            <text:p>2.54%</text:p>
          </table:table-cell>
          <table:table-cell table:style-name="ce1" office:value-type="percentage" office:value="0.0257999996468" calcext:value-type="percentage">
            <text:p>2.58%</text:p>
          </table:table-cell>
          <table:table-cell table:style-name="ce1" office:value-type="percentage" office:value="0.0288999996707" calcext:value-type="percentage">
            <text:p>2.89%</text:p>
          </table:table-cell>
          <table:table-cell table:style-name="ce1" office:value-type="percentage" office:value="0.0307999997213" calcext:value-type="percentage">
            <text:p>3.08%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percentage" office:value="0.0266999996454" calcext:value-type="percentage">
            <text:p>2.67%</text:p>
          </table:table-cell>
          <table:table-cell table:style-name="ce1" office:value-type="percentage" office:value="0.0263999995403" calcext:value-type="percentage">
            <text:p>2.64%</text:p>
          </table:table-cell>
          <table:table-cell table:style-name="ce1" office:value-type="percentage" office:value="0.0295999995247" calcext:value-type="percentage">
            <text:p>2.96%</text:p>
          </table:table-cell>
          <table:table-cell table:style-name="ce1" office:value-type="percentage" office:value="0.0307999996841" calcext:value-type="percentage">
            <text:p>3.08%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percentage" office:value="0.0256999996677" calcext:value-type="percentage">
            <text:p>2.57%</text:p>
          </table:table-cell>
          <table:table-cell table:style-name="ce1" office:value-type="percentage" office:value="0.0276999996603" calcext:value-type="percentage">
            <text:p>2.77%</text:p>
          </table:table-cell>
          <table:table-cell table:style-name="ce1" office:value-type="percentage" office:value="0.0274999996275" calcext:value-type="percentage">
            <text:p>2.75%</text:p>
          </table:table-cell>
          <table:table-cell table:style-name="ce1" office:value-type="percentage" office:value="0.0319999996573" calcext:value-type="percentage">
            <text:p>3.20%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percentage" office:value="0.0242999996245" calcext:value-type="percentage">
            <text:p>2.43%</text:p>
          </table:table-cell>
          <table:table-cell table:style-name="ce1" office:value-type="percentage" office:value="0.0267999995872" calcext:value-type="percentage">
            <text:p>2.68%</text:p>
          </table:table-cell>
          <table:table-cell table:style-name="ce1" office:value-type="percentage" office:value="0.0272999995947" calcext:value-type="percentage">
            <text:p>2.73%</text:p>
          </table:table-cell>
          <table:table-cell table:style-name="ce1" office:value-type="percentage" office:value="0.0307999995723" calcext:value-type="percentage">
            <text:p>3.08%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percentage" office:value="0.0252999996394" calcext:value-type="percentage">
            <text:p>2.53%</text:p>
          </table:table-cell>
          <table:table-cell table:style-name="ce1" office:value-type="percentage" office:value="0.0261999995634" calcext:value-type="percentage">
            <text:p>2.62%</text:p>
          </table:table-cell>
          <table:table-cell table:style-name="ce1" office:value-type="percentage" office:value="0.0284999996424" calcext:value-type="percentage">
            <text:p>2.85%</text:p>
          </table:table-cell>
          <table:table-cell table:style-name="ce1" office:value-type="percentage" office:value="0.0315999995545" calcext:value-type="percentage">
            <text:p>3.16%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percentage" office:value="0.0260999996029" calcext:value-type="percentage">
            <text:p>2.61%</text:p>
          </table:table-cell>
          <table:table-cell table:style-name="ce1" office:value-type="percentage" office:value="0.0263999996707" calcext:value-type="percentage">
            <text:p>2.64%</text:p>
          </table:table-cell>
          <table:table-cell table:style-name="ce1" office:value-type="percentage" office:value="0.0293999996036" calcext:value-type="percentage">
            <text:p>2.94%</text:p>
          </table:table-cell>
          <table:table-cell table:style-name="ce1" office:value-type="percentage" office:value="0.0318999996781" calcext:value-type="percentage">
            <text:p>3.19%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percentage" office:value="0.0246999996901" calcext:value-type="percentage">
            <text:p>2.47%</text:p>
          </table:table-cell>
          <table:table-cell table:style-name="ce1" office:value-type="percentage" office:value="0.025499999579" calcext:value-type="percentage">
            <text:p>2.55%</text:p>
          </table:table-cell>
          <table:table-cell table:style-name="ce1" office:value-type="percentage" office:value="0.0276999996044" calcext:value-type="percentage">
            <text:p>2.77%</text:p>
          </table:table-cell>
          <table:table-cell table:style-name="ce1" office:value-type="percentage" office:value="0.0326999996416" calcext:value-type="percentage">
            <text:p>3.27%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percentage" office:value="0.0236999995634" calcext:value-type="percentage">
            <text:p>2.37%</text:p>
          </table:table-cell>
          <table:table-cell table:style-name="ce1" office:value-type="percentage" office:value="0.0265999997221" calcext:value-type="percentage">
            <text:p>2.66%</text:p>
          </table:table-cell>
          <table:table-cell table:style-name="ce1" office:value-type="percentage" office:value="0.0277999995649" calcext:value-type="percentage">
            <text:p>2.78%</text:p>
          </table:table-cell>
          <table:table-cell table:style-name="ce1" office:value-type="percentage" office:value="0.0304999996722" calcext:value-type="percentage">
            <text:p>3.05%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percentage" office:value="0.0238999996521" calcext:value-type="percentage">
            <text:p>2.39%</text:p>
          </table:table-cell>
          <table:table-cell table:style-name="ce1" office:value-type="percentage" office:value="0.0259999995865" calcext:value-type="percentage">
            <text:p>2.60%</text:p>
          </table:table-cell>
          <table:table-cell table:style-name="ce1" office:value-type="percentage" office:value="0.0291999996454" calcext:value-type="percentage">
            <text:p>2.92%</text:p>
          </table:table-cell>
          <table:table-cell table:style-name="ce1" office:value-type="percentage" office:value="0.0298999995925" calcext:value-type="percentage">
            <text:p>2.99%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percentage" office:value="0.025699999705" calcext:value-type="percentage">
            <text:p>2.57%</text:p>
          </table:table-cell>
          <table:table-cell table:style-name="ce1" office:value-type="percentage" office:value="0.0251999995671" calcext:value-type="percentage">
            <text:p>2.52%</text:p>
          </table:table-cell>
          <table:table-cell table:style-name="ce1" office:value-type="percentage" office:value="0.0271999995038" calcext:value-type="percentage">
            <text:p>2.72%</text:p>
          </table:table-cell>
          <table:table-cell table:style-name="ce1" office:value-type="percentage" office:value="0.0294999997318" calcext:value-type="percentage">
            <text:p>2.95%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percentage" office:value="0.0261999997124" calcext:value-type="percentage">
            <text:p>2.62%</text:p>
          </table:table-cell>
          <table:table-cell table:style-name="ce1" office:value-type="percentage" office:value="0.0254999996535" calcext:value-type="percentage">
            <text:p>2.55%</text:p>
          </table:table-cell>
          <table:table-cell table:style-name="ce1" office:value-type="percentage" office:value="0.0277999996766" calcext:value-type="percentage">
            <text:p>2.78%</text:p>
          </table:table-cell>
          <table:table-cell table:style-name="ce1" office:value-type="percentage" office:value="0.0300999996066" calcext:value-type="percentage">
            <text:p>3.01%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percentage" office:value="0.0249999997579" calcext:value-type="percentage">
            <text:p>2.50%</text:p>
          </table:table-cell>
          <table:table-cell table:style-name="ce1" office:value-type="percentage" office:value="0.0270999995992" calcext:value-type="percentage">
            <text:p>2.71%</text:p>
          </table:table-cell>
          <table:table-cell table:style-name="ce1" office:value-type="percentage" office:value="0.0296999996714" calcext:value-type="percentage">
            <text:p>2.97%</text:p>
          </table:table-cell>
          <table:table-cell table:style-name="ce1" office:value-type="percentage" office:value="0.0321999996156" calcext:value-type="percentage">
            <text:p>3.22%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percentage" office:value="0.0240999995731" calcext:value-type="percentage">
            <text:p>2.41%</text:p>
          </table:table-cell>
          <table:table-cell table:style-name="ce1" office:value-type="percentage" office:value="0.0259999996424" calcext:value-type="percentage">
            <text:p>2.60%</text:p>
          </table:table-cell>
          <table:table-cell table:style-name="ce1" office:value-type="percentage" office:value="0.0287999997474" calcext:value-type="percentage">
            <text:p>2.88%</text:p>
          </table:table-cell>
          <table:table-cell table:style-name="ce1" office:value-type="percentage" office:value="0.0310999995843" calcext:value-type="percentage">
            <text:p>3.11%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percentage" office:value="0.0258999997564" calcext:value-type="percentage">
            <text:p>2.59%</text:p>
          </table:table-cell>
          <table:table-cell table:style-name="ce1" office:value-type="percentage" office:value="0.0251999995485" calcext:value-type="percentage">
            <text:p>2.52%</text:p>
          </table:table-cell>
          <table:table-cell table:style-name="ce1" office:value-type="percentage" office:value="0.027399999667" calcext:value-type="percentage">
            <text:p>2.74%</text:p>
          </table:table-cell>
          <table:table-cell table:style-name="ce1" office:value-type="percentage" office:value="0.0318999996968" calcext:value-type="percentage">
            <text:p>3.19%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percentage" office:value="0.0240999998525" calcext:value-type="percentage">
            <text:p>2.41%</text:p>
          </table:table-cell>
          <table:table-cell table:style-name="ce1" office:value-type="percentage" office:value="0.0270999996178" calcext:value-type="percentage">
            <text:p>2.71%</text:p>
          </table:table-cell>
          <table:table-cell table:style-name="ce1" office:value-type="percentage" office:value="0.0277999996766" calcext:value-type="percentage">
            <text:p>2.78%</text:p>
          </table:table-cell>
          <table:table-cell table:style-name="ce1" office:value-type="percentage" office:value="0.0314999996312" calcext:value-type="percentage">
            <text:p>3.15%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percentage" office:value="0.0236999996565" calcext:value-type="percentage">
            <text:p>2.37%</text:p>
          </table:table-cell>
          <table:table-cell table:style-name="ce1" office:value-type="percentage" office:value="0.0250999996811" calcext:value-type="percentage">
            <text:p>2.51%</text:p>
          </table:table-cell>
          <table:table-cell table:style-name="ce1" office:value-type="percentage" office:value="0.0275999996252" calcext:value-type="percentage">
            <text:p>2.76%</text:p>
          </table:table-cell>
          <table:table-cell table:style-name="ce1" office:value-type="percentage" office:value="0.0316999995895" calcext:value-type="percentage">
            <text:p>3.17%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percentage" office:value="0.023699999731" calcext:value-type="percentage">
            <text:p>2.37%</text:p>
          </table:table-cell>
          <table:table-cell table:style-name="ce1" office:value-type="percentage" office:value="0.0251999996975" calcext:value-type="percentage">
            <text:p>2.52%</text:p>
          </table:table-cell>
          <table:table-cell table:style-name="ce1" office:value-type="percentage" office:value="0.0269999996759" calcext:value-type="percentage">
            <text:p>2.70%</text:p>
          </table:table-cell>
          <table:table-cell table:style-name="ce1" office:value-type="percentage" office:value="0.0316999996454" calcext:value-type="percentage">
            <text:p>3.17%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percentage" office:value="0.0241999997385" calcext:value-type="percentage">
            <text:p>2.42%</text:p>
          </table:table-cell>
          <table:table-cell table:style-name="ce1" office:value-type="percentage" office:value="0.0261999995634" calcext:value-type="percentage">
            <text:p>2.62%</text:p>
          </table:table-cell>
          <table:table-cell table:style-name="ce1" office:value-type="percentage" office:value="0.0275999996997" calcext:value-type="percentage">
            <text:p>2.76%</text:p>
          </table:table-cell>
          <table:table-cell table:style-name="ce1" office:value-type="percentage" office:value="0.0296999995969" calcext:value-type="percentage">
            <text:p>2.97%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percentage" office:value="0.0257999996468" calcext:value-type="percentage">
            <text:p>2.58%</text:p>
          </table:table-cell>
          <table:table-cell table:style-name="ce1" office:value-type="percentage" office:value="0.0244999996573" calcext:value-type="percentage">
            <text:p>2.45%</text:p>
          </table:table-cell>
          <table:table-cell table:style-name="ce1" office:value-type="percentage" office:value="0.0272999996506" calcext:value-type="percentage">
            <text:p>2.73%</text:p>
          </table:table-cell>
          <table:table-cell table:style-name="ce1" office:value-type="percentage" office:value="0.0289999996871" calcext:value-type="percentage">
            <text:p>2.90%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percentage" office:value="0.0234999996983" calcext:value-type="percentage">
            <text:p>2.35%</text:p>
          </table:table-cell>
          <table:table-cell table:style-name="ce1" office:value-type="percentage" office:value="0.0265999996476" calcext:value-type="percentage">
            <text:p>2.66%</text:p>
          </table:table-cell>
          <table:table-cell table:style-name="ce1" office:value-type="percentage" office:value="0.0282999996096" calcext:value-type="percentage">
            <text:p>2.83%</text:p>
          </table:table-cell>
          <table:table-cell table:style-name="ce1" office:value-type="percentage" office:value="0.0308999997005" calcext:value-type="percentage">
            <text:p>3.09%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percentage" office:value="0.0237999997102" calcext:value-type="percentage">
            <text:p>2.38%</text:p>
          </table:table-cell>
          <table:table-cell table:style-name="ce1" office:value-type="percentage" office:value="0.0266999995895" calcext:value-type="percentage">
            <text:p>2.67%</text:p>
          </table:table-cell>
          <table:table-cell table:style-name="ce1" office:value-type="percentage" office:value="0.027599999588" calcext:value-type="percentage">
            <text:p>2.76%</text:p>
          </table:table-cell>
          <table:table-cell table:style-name="ce1" office:value-type="percentage" office:value="0.0315999996662" calcext:value-type="percentage">
            <text:p>3.16%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percentage" office:value="0.0239999996312" calcext:value-type="percentage">
            <text:p>2.40%</text:p>
          </table:table-cell>
          <table:table-cell table:style-name="ce1" office:value-type="percentage" office:value="0.0263999995589" calcext:value-type="percentage">
            <text:p>2.64%</text:p>
          </table:table-cell>
          <table:table-cell table:style-name="ce1" office:value-type="percentage" office:value="0.0267999997362" calcext:value-type="percentage">
            <text:p>2.68%</text:p>
          </table:table-cell>
          <table:table-cell table:style-name="ce1" office:value-type="percentage" office:value="0.0295999996737" calcext:value-type="percentage">
            <text:p>2.96%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percentage" office:value="0.0265999996103" calcext:value-type="percentage">
            <text:p>2.66%</text:p>
          </table:table-cell>
          <table:table-cell table:style-name="ce1" office:value-type="percentage" office:value="0.0250999996811" calcext:value-type="percentage">
            <text:p>2.51%</text:p>
          </table:table-cell>
          <table:table-cell table:style-name="ce1" office:value-type="percentage" office:value="0.0261999996565" calcext:value-type="percentage">
            <text:p>2.62%</text:p>
          </table:table-cell>
          <table:table-cell table:style-name="ce1" office:value-type="percentage" office:value="0.0290999995172" calcext:value-type="percentage">
            <text:p>2.91%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percentage" office:value="0.0245999997482" calcext:value-type="percentage">
            <text:p>2.46%</text:p>
          </table:table-cell>
          <table:table-cell table:style-name="ce1" office:value-type="percentage" office:value="0.0255999996699" calcext:value-type="percentage">
            <text:p>2.56%</text:p>
          </table:table-cell>
          <table:table-cell table:style-name="ce1" office:value-type="percentage" office:value="0.0272999996319" calcext:value-type="percentage">
            <text:p>2.73%</text:p>
          </table:table-cell>
          <table:table-cell table:style-name="ce1" office:value-type="percentage" office:value="0.0302999995835" calcext:value-type="percentage">
            <text:p>3.03%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percentage" office:value="0.0239999996312" calcext:value-type="percentage">
            <text:p>2.40%</text:p>
          </table:table-cell>
          <table:table-cell table:style-name="ce1" office:value-type="percentage" office:value="0.0261999996006" calcext:value-type="percentage">
            <text:p>2.62%</text:p>
          </table:table-cell>
          <table:table-cell table:style-name="ce1" office:value-type="percentage" office:value="0.0289999996126" calcext:value-type="percentage">
            <text:p>2.90%</text:p>
          </table:table-cell>
          <table:table-cell table:style-name="ce1" office:value-type="percentage" office:value="0.0307999996468" calcext:value-type="percentage">
            <text:p>3.08%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percentage" office:value="0.024899999667" calcext:value-type="percentage">
            <text:p>2.49%</text:p>
          </table:table-cell>
          <table:table-cell table:style-name="ce1" office:value-type="percentage" office:value="0.0242999996059" calcext:value-type="percentage">
            <text:p>2.43%</text:p>
          </table:table-cell>
          <table:table-cell table:style-name="ce1" office:value-type="percentage" office:value="0.0274999995902" calcext:value-type="percentage">
            <text:p>2.75%</text:p>
          </table:table-cell>
          <table:table-cell table:style-name="ce1" office:value-type="percentage" office:value="0.0298999996297" calcext:value-type="percentage">
            <text:p>2.99%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percentage" office:value="0.0259999996237" calcext:value-type="percentage">
            <text:p>2.60%</text:p>
          </table:table-cell>
          <table:table-cell table:style-name="ce1" office:value-type="percentage" office:value="0.026299999617" calcext:value-type="percentage">
            <text:p>2.63%</text:p>
          </table:table-cell>
          <table:table-cell table:style-name="ce1" office:value-type="percentage" office:value="0.0260999996588" calcext:value-type="percentage">
            <text:p>2.61%</text:p>
          </table:table-cell>
          <table:table-cell table:style-name="ce1" office:value-type="percentage" office:value="0.0311999995634" calcext:value-type="percentage">
            <text:p>3.12%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percentage" office:value="0.0222999996506" calcext:value-type="percentage">
            <text:p>2.23%</text:p>
          </table:table-cell>
          <table:table-cell table:style-name="ce1" office:value-type="percentage" office:value="0.0271999996156" calcext:value-type="percentage">
            <text:p>2.72%</text:p>
          </table:table-cell>
          <table:table-cell table:style-name="ce1" office:value-type="percentage" office:value="0.0267999997362" calcext:value-type="percentage">
            <text:p>2.68%</text:p>
          </table:table-cell>
          <table:table-cell table:style-name="ce1" office:value-type="percentage" office:value="0.0313999995589" calcext:value-type="percentage">
            <text:p>3.14%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percentage" office:value="0.0260999997146" calcext:value-type="percentage">
            <text:p>2.61%</text:p>
          </table:table-cell>
          <table:table-cell table:style-name="ce1" office:value-type="percentage" office:value="0.0254999996349" calcext:value-type="percentage">
            <text:p>2.55%</text:p>
          </table:table-cell>
          <table:table-cell table:style-name="ce1" office:value-type="percentage" office:value="0.0279999996163" calcext:value-type="percentage">
            <text:p>2.80%</text:p>
          </table:table-cell>
          <table:table-cell table:style-name="ce1" office:value-type="percentage" office:value="0.0318999994732" calcext:value-type="percentage">
            <text:p>3.19%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percentage" office:value="0.0243999996781" calcext:value-type="percentage">
            <text:p>2.44%</text:p>
          </table:table-cell>
          <table:table-cell table:style-name="ce1" office:value-type="percentage" office:value="0.0262999996543" calcext:value-type="percentage">
            <text:p>2.63%</text:p>
          </table:table-cell>
          <table:table-cell table:style-name="ce1" office:value-type="percentage" office:value="0.028799999617" calcext:value-type="percentage">
            <text:p>2.88%</text:p>
          </table:table-cell>
          <table:table-cell table:style-name="ce1" office:value-type="percentage" office:value="0.030299999658" calcext:value-type="percentage">
            <text:p>3.03%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percentage" office:value="0.0240999995917" calcext:value-type="percentage">
            <text:p>2.41%</text:p>
          </table:table-cell>
          <table:table-cell table:style-name="ce1" office:value-type="percentage" office:value="0.0260999996215" calcext:value-type="percentage">
            <text:p>2.61%</text:p>
          </table:table-cell>
          <table:table-cell table:style-name="ce1" office:value-type="percentage" office:value="0.0279999995604" calcext:value-type="percentage">
            <text:p>2.80%</text:p>
          </table:table-cell>
          <table:table-cell table:style-name="ce1" office:value-type="percentage" office:value="0.0293999996223" calcext:value-type="percentage">
            <text:p>2.94%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percentage" office:value="0.0250999996811" calcext:value-type="percentage">
            <text:p>2.51%</text:p>
          </table:table-cell>
          <table:table-cell table:style-name="ce1" office:value-type="percentage" office:value="0.0274999996088" calcext:value-type="percentage">
            <text:p>2.75%</text:p>
          </table:table-cell>
          <table:table-cell table:style-name="ce1" office:value-type="percentage" office:value="0.0288999998011" calcext:value-type="percentage">
            <text:p>2.89%</text:p>
          </table:table-cell>
          <table:table-cell table:style-name="ce1" office:value-type="percentage" office:value="0.0316999996267" calcext:value-type="percentage">
            <text:p>3.17%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percentage" office:value="0.0240999997593" calcext:value-type="percentage">
            <text:p>2.41%</text:p>
          </table:table-cell>
          <table:table-cell table:style-name="ce1" office:value-type="percentage" office:value="0.0242999995872" calcext:value-type="percentage">
            <text:p>2.43%</text:p>
          </table:table-cell>
          <table:table-cell table:style-name="ce1" office:value-type="percentage" office:value="0.0297999995947" calcext:value-type="percentage">
            <text:p>2.98%</text:p>
          </table:table-cell>
          <table:table-cell table:style-name="ce1" office:value-type="percentage" office:value="0.0322999997437" calcext:value-type="percentage">
            <text:p>3.23%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percentage" office:value="0.0252999996953" calcext:value-type="percentage">
            <text:p>2.53%</text:p>
          </table:table-cell>
          <table:table-cell table:style-name="ce1" office:value-type="percentage" office:value="0.0265999997035" calcext:value-type="percentage">
            <text:p>2.66%</text:p>
          </table:table-cell>
          <table:table-cell table:style-name="ce1" office:value-type="percentage" office:value="0.028499999661" calcext:value-type="percentage">
            <text:p>2.85%</text:p>
          </table:table-cell>
          <table:table-cell table:style-name="ce1" office:value-type="percentage" office:value="0.0302999996766" calcext:value-type="percentage">
            <text:p>3.03%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percentage" office:value="0.025299999658" calcext:value-type="percentage">
            <text:p>2.53%</text:p>
          </table:table-cell>
          <table:table-cell table:style-name="ce1" office:value-type="percentage" office:value="0.0257999996096" calcext:value-type="percentage">
            <text:p>2.58%</text:p>
          </table:table-cell>
          <table:table-cell table:style-name="ce1" office:value-type="percentage" office:value="0.026899999734" calcext:value-type="percentage">
            <text:p>2.69%</text:p>
          </table:table-cell>
          <table:table-cell table:style-name="ce1" office:value-type="percentage" office:value="0.0324999995902" calcext:value-type="percentage">
            <text:p>3.25%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percentage" office:value="0.0246999996901" calcext:value-type="percentage">
            <text:p>2.47%</text:p>
          </table:table-cell>
          <table:table-cell table:style-name="ce1" office:value-type="percentage" office:value="0.0239999995939" calcext:value-type="percentage">
            <text:p>2.40%</text:p>
          </table:table-cell>
          <table:table-cell table:style-name="ce1" office:value-type="percentage" office:value="0.027499999702" calcext:value-type="percentage">
            <text:p>2.75%</text:p>
          </table:table-cell>
          <table:table-cell table:style-name="ce1" office:value-type="percentage" office:value="0.0297999996506" calcext:value-type="percentage">
            <text:p>2.98%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percentage" office:value="0.0257999995351" calcext:value-type="percentage">
            <text:p>2.58%</text:p>
          </table:table-cell>
          <table:table-cell table:style-name="ce1" office:value-type="percentage" office:value="0.0258999995887" calcext:value-type="percentage">
            <text:p>2.59%</text:p>
          </table:table-cell>
          <table:table-cell table:style-name="ce1" office:value-type="percentage" office:value="0.0278999995999" calcext:value-type="percentage">
            <text:p>2.79%</text:p>
          </table:table-cell>
          <table:table-cell table:style-name="ce1" office:value-type="percentage" office:value="0.0299999996275" calcext:value-type="percentage">
            <text:p>3.00%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percentage" office:value="0.0245999997109" calcext:value-type="percentage">
            <text:p>2.46%</text:p>
          </table:table-cell>
          <table:table-cell table:style-name="ce1" office:value-type="percentage" office:value="0.0243999995291" calcext:value-type="percentage">
            <text:p>2.44%</text:p>
          </table:table-cell>
          <table:table-cell table:style-name="ce1" office:value-type="percentage" office:value="0.028199999705" calcext:value-type="percentage">
            <text:p>2.82%</text:p>
          </table:table-cell>
          <table:table-cell table:style-name="ce1" office:value-type="percentage" office:value="0.0297999996692" calcext:value-type="percentage">
            <text:p>2.98%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percentage" office:value="0.0235999996588" calcext:value-type="percentage">
            <text:p>2.36%</text:p>
          </table:table-cell>
          <table:table-cell table:style-name="ce1" office:value-type="percentage" office:value="0.0267999994941" calcext:value-type="percentage">
            <text:p>2.68%</text:p>
          </table:table-cell>
          <table:table-cell table:style-name="ce1" office:value-type="percentage" office:value="0.0282999995165" calcext:value-type="percentage">
            <text:p>2.83%</text:p>
          </table:table-cell>
          <table:table-cell table:style-name="ce1" office:value-type="percentage" office:value="0.030499999579" calcext:value-type="percentage">
            <text:p>3.05%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percentage" office:value="0.0224999995716" calcext:value-type="percentage">
            <text:p>2.25%</text:p>
          </table:table-cell>
          <table:table-cell table:style-name="ce1" office:value-type="percentage" office:value="0.0268999995291" calcext:value-type="percentage">
            <text:p>2.69%</text:p>
          </table:table-cell>
          <table:table-cell table:style-name="ce1" office:value-type="percentage" office:value="0.0272999996692" calcext:value-type="percentage">
            <text:p>2.73%</text:p>
          </table:table-cell>
          <table:table-cell table:style-name="ce1" office:value-type="percentage" office:value="0.0301999996603" calcext:value-type="percentage">
            <text:p>3.02%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percentage" office:value="0.0241999995708" calcext:value-type="percentage">
            <text:p>2.42%</text:p>
          </table:table-cell>
          <table:table-cell table:style-name="ce1" office:value-type="percentage" office:value="0.0267999996617" calcext:value-type="percentage">
            <text:p>2.68%</text:p>
          </table:table-cell>
          <table:table-cell table:style-name="ce1" office:value-type="percentage" office:value="0.0273999997042" calcext:value-type="percentage">
            <text:p>2.74%</text:p>
          </table:table-cell>
          <table:table-cell table:style-name="ce1" office:value-type="percentage" office:value="0.0293999996223" calcext:value-type="percentage">
            <text:p>2.94%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percentage" office:value="0.022699999623" calcext:value-type="percentage">
            <text:p>2.27%</text:p>
          </table:table-cell>
          <table:table-cell table:style-name="ce1" office:value-type="percentage" office:value="0.0271999996342" calcext:value-type="percentage">
            <text:p>2.72%</text:p>
          </table:table-cell>
          <table:table-cell table:style-name="ce1" office:value-type="percentage" office:value="0.0288999995217" calcext:value-type="percentage">
            <text:p>2.89%</text:p>
          </table:table-cell>
          <table:table-cell table:style-name="ce1" office:value-type="percentage" office:value="0.028399999626" calcext:value-type="percentage">
            <text:p>2.84%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percentage" office:value="0.0259999996237" calcext:value-type="percentage">
            <text:p>2.60%</text:p>
          </table:table-cell>
          <table:table-cell table:style-name="ce1" office:value-type="percentage" office:value="0.0239999995381" calcext:value-type="percentage">
            <text:p>2.40%</text:p>
          </table:table-cell>
          <table:table-cell table:style-name="ce1" office:value-type="percentage" office:value="0.0269999996945" calcext:value-type="percentage">
            <text:p>2.70%</text:p>
          </table:table-cell>
          <table:table-cell table:style-name="ce1" office:value-type="percentage" office:value="0.031699999515" calcext:value-type="percentage">
            <text:p>3.17%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percentage" office:value="0.0255999996699" calcext:value-type="percentage">
            <text:p>2.56%</text:p>
          </table:table-cell>
          <table:table-cell table:style-name="ce1" office:value-type="percentage" office:value="0.0260999996029" calcext:value-type="percentage">
            <text:p>2.61%</text:p>
          </table:table-cell>
          <table:table-cell table:style-name="ce1" office:value-type="percentage" office:value="0.0294999996945" calcext:value-type="percentage">
            <text:p>2.95%</text:p>
          </table:table-cell>
          <table:table-cell table:style-name="ce1" office:value-type="percentage" office:value="0.0307999996841" calcext:value-type="percentage">
            <text:p>3.08%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percentage" office:value="0.0240999997221" calcext:value-type="percentage">
            <text:p>2.41%</text:p>
          </table:table-cell>
          <table:table-cell table:style-name="ce1" office:value-type="percentage" office:value="0.026599999629" calcext:value-type="percentage">
            <text:p>2.66%</text:p>
          </table:table-cell>
          <table:table-cell table:style-name="ce1" office:value-type="percentage" office:value="0.0270999997109" calcext:value-type="percentage">
            <text:p>2.71%</text:p>
          </table:table-cell>
          <table:table-cell table:style-name="ce1" office:value-type="percentage" office:value="0.0311999996565" calcext:value-type="percentage">
            <text:p>3.12%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percentage" office:value="0.026899999585" calcext:value-type="percentage">
            <text:p>2.69%</text:p>
          </table:table-cell>
          <table:table-cell table:style-name="ce1" office:value-type="percentage" office:value="0.0261999996193" calcext:value-type="percentage">
            <text:p>2.62%</text:p>
          </table:table-cell>
          <table:table-cell table:style-name="ce1" office:value-type="percentage" office:value="0.0277999995276" calcext:value-type="percentage">
            <text:p>2.78%</text:p>
          </table:table-cell>
          <table:table-cell table:style-name="ce1" office:value-type="percentage" office:value="0.0286999996565" calcext:value-type="percentage">
            <text:p>2.87%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percentage" office:value="0.0253999996558" calcext:value-type="percentage">
            <text:p>2.54%</text:p>
          </table:table-cell>
          <table:table-cell table:style-name="ce1" office:value-type="percentage" office:value="0.0248999996111" calcext:value-type="percentage">
            <text:p>2.49%</text:p>
          </table:table-cell>
          <table:table-cell table:style-name="ce1" office:value-type="percentage" office:value="0.0260999996029" calcext:value-type="percentage">
            <text:p>2.61%</text:p>
          </table:table-cell>
          <table:table-cell table:style-name="ce1" office:value-type="percentage" office:value="0.0304999996722" calcext:value-type="percentage">
            <text:p>3.05%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percentage" office:value="0.0252999996394" calcext:value-type="percentage">
            <text:p>2.53%</text:p>
          </table:table-cell>
          <table:table-cell table:style-name="ce1" office:value-type="percentage" office:value="0.0273999995738" calcext:value-type="percentage">
            <text:p>2.74%</text:p>
          </table:table-cell>
          <table:table-cell table:style-name="ce1" office:value-type="percentage" office:value="0.0259999995492" calcext:value-type="percentage">
            <text:p>2.60%</text:p>
          </table:table-cell>
          <table:table-cell table:style-name="ce1" office:value-type="percentage" office:value="0.0303999995999" calcext:value-type="percentage">
            <text:p>3.04%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percentage" office:value="0.0263999995962" calcext:value-type="percentage">
            <text:p>2.64%</text:p>
          </table:table-cell>
          <table:table-cell table:style-name="ce1" office:value-type="percentage" office:value="0.0276999995857" calcext:value-type="percentage">
            <text:p>2.77%</text:p>
          </table:table-cell>
          <table:table-cell table:style-name="ce1" office:value-type="percentage" office:value="0.0271999996156" calcext:value-type="percentage">
            <text:p>2.72%</text:p>
          </table:table-cell>
          <table:table-cell table:style-name="ce1" office:value-type="percentage" office:value="0.030299999807" calcext:value-type="percentage">
            <text:p>3.03%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percentage" office:value="0.0257999996655" calcext:value-type="percentage">
            <text:p>2.58%</text:p>
          </table:table-cell>
          <table:table-cell table:style-name="ce1" office:value-type="percentage" office:value="0.0261999995448" calcext:value-type="percentage">
            <text:p>2.62%</text:p>
          </table:table-cell>
          <table:table-cell table:style-name="ce1" office:value-type="percentage" office:value="0.0261999995261" calcext:value-type="percentage">
            <text:p>2.62%</text:p>
          </table:table-cell>
          <table:table-cell table:style-name="ce1" office:value-type="percentage" office:value="0.0292999995686" calcext:value-type="percentage">
            <text:p>2.93%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percentage" office:value="0.0249999996088" calcext:value-type="percentage">
            <text:p>2.50%</text:p>
          </table:table-cell>
          <table:table-cell table:style-name="ce1" office:value-type="percentage" office:value="0.025399999544" calcext:value-type="percentage">
            <text:p>2.54%</text:p>
          </table:table-cell>
          <table:table-cell table:style-name="ce1" office:value-type="percentage" office:value="0.0285999996401" calcext:value-type="percentage">
            <text:p>2.86%</text:p>
          </table:table-cell>
          <table:table-cell table:style-name="ce1" office:value-type="percentage" office:value="0.0291999996454" calcext:value-type="percentage">
            <text:p>2.92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2:40:07.812808954</meta:creation-date>
    <meta:generator>LibreOffice/5.1.4.2$Linux_X86_64 LibreOffice_project/10m0$Build-2</meta:generator>
    <dc:date>2016-11-08T23:53:00.962338762</dc:date>
    <meta:editing-duration>PT9M18S</meta:editing-duration>
    <meta:editing-cycles>4</meta:editing-cycles>
    <meta:document-statistic meta:table-count="1" meta:cell-count="26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77cm" svg:height="16.947cm" xlink:href=".." xlink:type="simple" chart:class="chart:scatter" chart:style-name="ch1">
        <chart:legend chart:legend-position="end" svg:x="26.172cm" svg:y="6.68cm" style:legend-expansion="high" chart:style-name="ch2"/>
        <chart:plot-area chart:style-name="ch3" table:cell-range-address="Sheet1.A2:Sheet1.H102" chart:data-source-has-labels="row" svg:x="1.592cm" svg:y="0.338cm" svg:width="23.999cm" svg:height="15.29cm">
          <chartooo:coordinate-region svg:x="2.504cm" svg:y="0.537cm" svg:width="22.807cm" svg:height="14.444cm"/>
          <chart:axis chart:dimension="x" chart:name="primary-x" chart:style-name="ch4">
            <chart:title svg:x="13.071cm" svg:y="15.966cm" chart:style-name="ch5">
              <text:p>Epoch</text:p>
            </chart:title>
          </chart:axis>
          <chart:axis chart:dimension="y" chart:name="primary-y" chart:style-name="ch4">
            <chart:title svg:x="0.451cm" svg:y="9.006cm" chart:style-name="ch6">
              <text:p>Training Loss</text:p>
            </chart:title>
            <chart:grid chart:style-name="ch7" chart:class="major"/>
          </chart:axis>
          <chart:series chart:style-name="ch8" chart:values-cell-range-address="Sheet1.B3:Sheet1.B102" chart:label-cell-address="Sheet1.B2:Sheet1.B2" chart:class="chart:scatter">
            <chart:domain table:cell-range-address="Sheet1.A3:Sheet1.A102"/>
            <chart:data-point chart:repeated="100"/>
          </chart:series>
          <chart:series chart:style-name="ch9" chart:values-cell-range-address="Sheet1.C3:Sheet1.C102" chart:label-cell-address="Sheet1.C2:Sheet1.C2" chart:class="chart:scatter">
            <chart:data-point chart:repeated="100"/>
          </chart:series>
          <chart:series chart:style-name="ch10" chart:values-cell-range-address="Sheet1.D3:Sheet1.D102" chart:label-cell-address="Sheet1.D2:Sheet1.D2" chart:class="chart:scatter">
            <chart:data-point chart:repeated="100"/>
          </chart:series>
          <chart:series chart:style-name="ch11" chart:values-cell-range-address="Sheet1.E3:Sheet1.E102" chart:label-cell-address="Sheet1.E2:Sheet1.E2" chart:class="chart:scatter">
            <chart:data-point chart:repeated="100"/>
          </chart:series>
          <chart:series chart:style-name="ch12" chart:values-cell-range-address="Sheet1.F3:Sheet1.F102" chart:label-cell-address="Sheet1.F2:Sheet1.F2" chart:class="chart:scatter">
            <chart:data-point chart:repeated="100"/>
          </chart:series>
          <chart:series chart:style-name="ch13" chart:values-cell-range-address="Sheet1.G3:Sheet1.G102" chart:label-cell-address="Sheet1.G2:Sheet1.G2" chart:class="chart:scatter">
            <chart:data-point chart:repeated="100"/>
          </chart:series>
          <chart:series chart:style-name="ch14" chart:values-cell-range-address="Sheet1.H3:Sheet1.H102" chart:label-cell-address="Sheet1.H2:Sheet1.H2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=1</text:p>
                <draw:g>
                  <svg:desc>Sheet1.B2:Sheet1.B2</svg:desc>
                </draw:g>
              </table:table-cell>
              <table:table-cell office:value-type="string">
                <text:p>Alpha=2</text:p>
                <draw:g>
                  <svg:desc>Sheet1.C2:Sheet1.C2</svg:desc>
                </draw:g>
              </table:table-cell>
              <table:table-cell office:value-type="string">
                <text:p>Alpha=4</text:p>
                <draw:g>
                  <svg:desc>Sheet1.D2:Sheet1.D2</svg:desc>
                </draw:g>
              </table:table-cell>
              <table:table-cell office:value-type="string">
                <text:p>Alpha=8</text:p>
                <draw:g>
                  <svg:desc>Sheet1.E2:Sheet1.E2</svg:desc>
                </draw:g>
              </table:table-cell>
              <table:table-cell office:value-type="string">
                <text:p>Alpha=0.5</text:p>
                <draw:g>
                  <svg:desc>Sheet1.F2:Sheet1.F2</svg:desc>
                </draw:g>
              </table:table-cell>
              <table:table-cell office:value-type="string">
                <text:p>Alpha=0.2</text:p>
                <draw:g>
                  <svg:desc>Sheet1.G2:Sheet1.G2</svg:desc>
                </draw:g>
              </table:table-cell>
              <table:table-cell office:value-type="string">
                <text:p>Alpha=0.1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2</svg:desc>
                </draw:g>
              </table:table-cell>
              <table:table-cell office:value-type="float" office:value="0.0542543179207">
                <text:p>0.0542543179207</text:p>
                <draw:g>
                  <svg:desc>Sheet1.B3:Sheet1.B102</svg:desc>
                </draw:g>
              </table:table-cell>
              <table:table-cell office:value-type="float" office:value="0.0652052897774">
                <text:p>0.0652052897774</text:p>
                <draw:g>
                  <svg:desc>Sheet1.C3:Sheet1.C102</svg:desc>
                </draw:g>
              </table:table-cell>
              <table:table-cell office:value-type="float" office:value="0.0712791987434">
                <text:p>0.0712791987434</text:p>
                <draw:g>
                  <svg:desc>Sheet1.D3:Sheet1.D102</svg:desc>
                </draw:g>
              </table:table-cell>
              <table:table-cell office:value-type="float" office:value="0.0710198739693">
                <text:p>0.0710198739693</text:p>
                <draw:g>
                  <svg:desc>Sheet1.E3:Sheet1.E102</svg:desc>
                </draw:g>
              </table:table-cell>
              <table:table-cell office:value-type="float" office:value="0.0558976559993">
                <text:p>0.0558976559993</text:p>
                <draw:g>
                  <svg:desc>Sheet1.F3:Sheet1.F102</svg:desc>
                </draw:g>
              </table:table-cell>
              <table:table-cell office:value-type="float" office:value="0.0748197979592">
                <text:p>0.0748197979592</text:p>
                <draw:g>
                  <svg:desc>Sheet1.G3:Sheet1.G102</svg:desc>
                </draw:g>
              </table:table-cell>
              <table:table-cell office:value-type="float" office:value="0.0971852076352">
                <text:p>0.0971852076352</text:p>
                <draw:g>
                  <svg:desc>Sheet1.H3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04171599764">
                <text:p>0.0304171599764</text:p>
              </table:table-cell>
              <table:table-cell office:value-type="float" office:value="0.0411688161753">
                <text:p>0.0411688161753</text:p>
              </table:table-cell>
              <table:table-cell office:value-type="float" office:value="0.0544590351209">
                <text:p>0.0544590351209</text:p>
              </table:table-cell>
              <table:table-cell office:value-type="float" office:value="0.0553953068443">
                <text:p>0.0553953068443</text:p>
              </table:table-cell>
              <table:table-cell office:value-type="float" office:value="0.0295881115375">
                <text:p>0.0295881115375</text:p>
              </table:table-cell>
              <table:table-cell office:value-type="float" office:value="0.0398595006913">
                <text:p>0.0398595006913</text:p>
              </table:table-cell>
              <table:table-cell office:value-type="float" office:value="0.0558434285484">
                <text:p>0.0558434285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55079575619">
                <text:p>0.0255079575619</text:p>
              </table:table-cell>
              <table:table-cell office:value-type="float" office:value="0.0342982695494">
                <text:p>0.0342982695494</text:p>
              </table:table-cell>
              <table:table-cell office:value-type="float" office:value="0.0513517838642">
                <text:p>0.0513517838642</text:p>
              </table:table-cell>
              <table:table-cell office:value-type="float" office:value="0.0530772995315">
                <text:p>0.0530772995315</text:p>
              </table:table-cell>
              <table:table-cell office:value-type="float" office:value="0.0245065955566">
                <text:p>0.0245065955566</text:p>
              </table:table-cell>
              <table:table-cell office:value-type="float" office:value="0.0326928585824">
                <text:p>0.0326928585824</text:p>
              </table:table-cell>
              <table:table-cell office:value-type="float" office:value="0.0459444411807">
                <text:p>0.0459444411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20214808034">
                <text:p>0.0220214808034</text:p>
              </table:table-cell>
              <table:table-cell office:value-type="float" office:value="0.0290114145232">
                <text:p>0.0290114145232</text:p>
              </table:table-cell>
              <table:table-cell office:value-type="float" office:value="0.048409773428">
                <text:p>0.048409773428</text:p>
              </table:table-cell>
              <table:table-cell office:value-type="float" office:value="0.051461013902">
                <text:p>0.051461013902</text:p>
              </table:table-cell>
              <table:table-cell office:value-type="float" office:value="0.0209409351982">
                <text:p>0.0209409351982</text:p>
              </table:table-cell>
              <table:table-cell office:value-type="float" office:value="0.028103471369">
                <text:p>0.028103471369</text:p>
              </table:table-cell>
              <table:table-cell office:value-type="float" office:value="0.0400810495112">
                <text:p>0.040081049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96867888598">
                <text:p>0.0196867888598</text:p>
              </table:table-cell>
              <table:table-cell office:value-type="float" office:value="0.0256020601024">
                <text:p>0.0256020601024</text:p>
              </table:table-cell>
              <table:table-cell office:value-type="float" office:value="0.0456684353724">
                <text:p>0.0456684353724</text:p>
              </table:table-cell>
              <table:table-cell office:value-type="float" office:value="0.0510976335853">
                <text:p>0.0510976335853</text:p>
              </table:table-cell>
              <table:table-cell office:value-type="float" office:value="0.0185948068476">
                <text:p>0.0185948068476</text:p>
              </table:table-cell>
              <table:table-cell office:value-type="float" office:value="0.0250918419082">
                <text:p>0.0250918419082</text:p>
              </table:table-cell>
              <table:table-cell office:value-type="float" office:value="0.0360990422443">
                <text:p>0.0360990422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84146457044">
                <text:p>0.0184146457044</text:p>
              </table:table-cell>
              <table:table-cell office:value-type="float" office:value="0.0234866069872">
                <text:p>0.0234866069872</text:p>
              </table:table-cell>
              <table:table-cell office:value-type="float" office:value="0.0424590006731">
                <text:p>0.0424590006731</text:p>
              </table:table-cell>
              <table:table-cell office:value-type="float" office:value="0.0509712850302">
                <text:p>0.0509712850302</text:p>
              </table:table-cell>
              <table:table-cell office:value-type="float" office:value="0.017602126003">
                <text:p>0.017602126003</text:p>
              </table:table-cell>
              <table:table-cell office:value-type="float" office:value="0.023274795041">
                <text:p>0.023274795041</text:p>
              </table:table-cell>
              <table:table-cell office:value-type="float" office:value="0.0344221795164">
                <text:p>0.0344221795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65610914521">
                <text:p>0.0165610914521</text:p>
              </table:table-cell>
              <table:table-cell office:value-type="float" office:value="0.0211900647879">
                <text:p>0.0211900647879</text:p>
              </table:table-cell>
              <table:table-cell office:value-type="float" office:value="0.0392220193725">
                <text:p>0.0392220193725</text:p>
              </table:table-cell>
              <table:table-cell office:value-type="float" office:value="0.0495778113604">
                <text:p>0.0495778113604</text:p>
              </table:table-cell>
              <table:table-cell office:value-type="float" office:value="0.0158314102339">
                <text:p>0.0158314102339</text:p>
              </table:table-cell>
              <table:table-cell office:value-type="float" office:value="0.0210085903374">
                <text:p>0.0210085903374</text:p>
              </table:table-cell>
              <table:table-cell office:value-type="float" office:value="0.03182168594">
                <text:p>0.03182168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55421504746">
                <text:p>0.0155421504746</text:p>
              </table:table-cell>
              <table:table-cell office:value-type="float" office:value="0.0195507455692">
                <text:p>0.0195507455692</text:p>
              </table:table-cell>
              <table:table-cell office:value-type="float" office:value="0.0357128282543">
                <text:p>0.0357128282543</text:p>
              </table:table-cell>
              <table:table-cell office:value-type="float" office:value="0.0481888098866">
                <text:p>0.0481888098866</text:p>
              </table:table-cell>
              <table:table-cell office:value-type="float" office:value="0.0145100735014">
                <text:p>0.0145100735014</text:p>
              </table:table-cell>
              <table:table-cell office:value-type="float" office:value="0.0194084407599">
                <text:p>0.0194084407599</text:p>
              </table:table-cell>
              <table:table-cell office:value-type="float" office:value="0.0295278323274">
                <text:p>0.029527832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46927867329">
                <text:p>0.0146927867329</text:p>
              </table:table-cell>
              <table:table-cell office:value-type="float" office:value="0.018730825383">
                <text:p>0.018730825383</text:p>
              </table:table-cell>
              <table:table-cell office:value-type="float" office:value="0.0338275896413">
                <text:p>0.0338275896413</text:p>
              </table:table-cell>
              <table:table-cell office:value-type="float" office:value="0.047458372511">
                <text:p>0.047458372511</text:p>
              </table:table-cell>
              <table:table-cell office:value-type="float" office:value="0.0143207682387">
                <text:p>0.0143207682387</text:p>
              </table:table-cell>
              <table:table-cell office:value-type="float" office:value="0.0185996133178">
                <text:p>0.0185996133178</text:p>
              </table:table-cell>
              <table:table-cell office:value-type="float" office:value="0.0285195383029">
                <text:p>0.0285195383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3861369562">
                <text:p>0.013861369562</text:p>
              </table:table-cell>
              <table:table-cell office:value-type="float" office:value="0.017090594159">
                <text:p>0.017090594159</text:p>
              </table:table-cell>
              <table:table-cell office:value-type="float" office:value="0.0315572998542">
                <text:p>0.0315572998542</text:p>
              </table:table-cell>
              <table:table-cell office:value-type="float" office:value="0.0448595307823">
                <text:p>0.0448595307823</text:p>
              </table:table-cell>
              <table:table-cell office:value-type="float" office:value="0.013202147055">
                <text:p>0.013202147055</text:p>
              </table:table-cell>
              <table:table-cell office:value-type="float" office:value="0.0170958013684">
                <text:p>0.0170958013684</text:p>
              </table:table-cell>
              <table:table-cell office:value-type="float" office:value="0.0267577276891">
                <text:p>0.0267577276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26039327579">
                <text:p>0.0126039327579</text:p>
              </table:table-cell>
              <table:table-cell office:value-type="float" office:value="0.016228708542">
                <text:p>0.016228708542</text:p>
              </table:table-cell>
              <table:table-cell office:value-type="float" office:value="0.0293032680145">
                <text:p>0.0293032680145</text:p>
              </table:table-cell>
              <table:table-cell office:value-type="float" office:value="0.0430008508805">
                <text:p>0.0430008508805</text:p>
              </table:table-cell>
              <table:table-cell office:value-type="float" office:value="0.0124763129008">
                <text:p>0.0124763129008</text:p>
              </table:table-cell>
              <table:table-cell office:value-type="float" office:value="0.0157656660252">
                <text:p>0.0157656660252</text:p>
              </table:table-cell>
              <table:table-cell office:value-type="float" office:value="0.0253117191279">
                <text:p>0.0253117191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22513139655">
                <text:p>0.0122513139655</text:p>
              </table:table-cell>
              <table:table-cell office:value-type="float" office:value="0.015219812328">
                <text:p>0.015219812328</text:p>
              </table:table-cell>
              <table:table-cell office:value-type="float" office:value="0.0274682604391">
                <text:p>0.0274682604391</text:p>
              </table:table-cell>
              <table:table-cell office:value-type="float" office:value="0.0403849747647">
                <text:p>0.0403849747647</text:p>
              </table:table-cell>
              <table:table-cell office:value-type="float" office:value="0.011937668667">
                <text:p>0.011937668667</text:p>
              </table:table-cell>
              <table:table-cell office:value-type="float" office:value="0.015394129979">
                <text:p>0.015394129979</text:p>
              </table:table-cell>
              <table:table-cell office:value-type="float" office:value="0.0244907607869">
                <text:p>0.0244907607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15850706027">
                <text:p>0.0115850706027</text:p>
              </table:table-cell>
              <table:table-cell office:value-type="float" office:value="0.0146384695163">
                <text:p>0.0146384695163</text:p>
              </table:table-cell>
              <table:table-cell office:value-type="float" office:value="0.0264192651389">
                <text:p>0.0264192651389</text:p>
              </table:table-cell>
              <table:table-cell office:value-type="float" office:value="0.038429776106">
                <text:p>0.038429776106</text:p>
              </table:table-cell>
              <table:table-cell office:value-type="float" office:value="0.0113159322439">
                <text:p>0.0113159322439</text:p>
              </table:table-cell>
              <table:table-cell office:value-type="float" office:value="0.0149187186062">
                <text:p>0.0149187186062</text:p>
              </table:table-cell>
              <table:table-cell office:value-type="float" office:value="0.0234662879556">
                <text:p>0.0234662879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16606419116">
                <text:p>0.0116606419116</text:p>
              </table:table-cell>
              <table:table-cell office:value-type="float" office:value="0.0141076022082">
                <text:p>0.0141076022082</text:p>
              </table:table-cell>
              <table:table-cell office:value-type="float" office:value="0.0254455083078">
                <text:p>0.0254455083078</text:p>
              </table:table-cell>
              <table:table-cell office:value-type="float" office:value="0.0362797346693">
                <text:p>0.0362797346693</text:p>
              </table:table-cell>
              <table:table-cell office:value-type="float" office:value="0.0110200086697">
                <text:p>0.0110200086697</text:p>
              </table:table-cell>
              <table:table-cell office:value-type="float" office:value="0.0142573121068">
                <text:p>0.0142573121068</text:p>
              </table:table-cell>
              <table:table-cell office:value-type="float" office:value="0.0226080311527">
                <text:p>0.0226080311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08298822996">
                <text:p>0.0108298822996</text:p>
              </table:table-cell>
              <table:table-cell office:value-type="float" office:value="0.0133161439933">
                <text:p>0.0133161439933</text:p>
              </table:table-cell>
              <table:table-cell office:value-type="float" office:value="0.023642084375">
                <text:p>0.023642084375</text:p>
              </table:table-cell>
              <table:table-cell office:value-type="float" office:value="0.0343910649866">
                <text:p>0.0343910649866</text:p>
              </table:table-cell>
              <table:table-cell office:value-type="float" office:value="0.0102432762471">
                <text:p>0.0102432762471</text:p>
              </table:table-cell>
              <table:table-cell office:value-type="float" office:value="0.0131862855591">
                <text:p>0.0131862855591</text:p>
              </table:table-cell>
              <table:table-cell office:value-type="float" office:value="0.0218611493749">
                <text:p>0.0218611493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00858397464">
                <text:p>0.0100858397464</text:p>
              </table:table-cell>
              <table:table-cell office:value-type="float" office:value="0.0124272752306">
                <text:p>0.0124272752306</text:p>
              </table:table-cell>
              <table:table-cell office:value-type="float" office:value="0.0223168905601">
                <text:p>0.0223168905601</text:p>
              </table:table-cell>
              <table:table-cell office:value-type="float" office:value="0.0325924707083">
                <text:p>0.0325924707083</text:p>
              </table:table-cell>
              <table:table-cell office:value-type="float" office:value="0.0100828967291">
                <text:p>0.0100828967291</text:p>
              </table:table-cell>
              <table:table-cell office:value-type="float" office:value="0.0124681869779">
                <text:p>0.0124681869779</text:p>
              </table:table-cell>
              <table:table-cell office:value-type="float" office:value="0.0205553543018">
                <text:p>0.0205553543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972388433432">
                <text:p>0.00972388433432</text:p>
              </table:table-cell>
              <table:table-cell office:value-type="float" office:value="0.0117980728569">
                <text:p>0.0117980728569</text:p>
              </table:table-cell>
              <table:table-cell office:value-type="float" office:value="0.0215803589914">
                <text:p>0.0215803589914</text:p>
              </table:table-cell>
              <table:table-cell office:value-type="float" office:value="0.0306527688913">
                <text:p>0.0306527688913</text:p>
              </table:table-cell>
              <table:table-cell office:value-type="float" office:value="0.00966831360312">
                <text:p>0.00966831360312</text:p>
              </table:table-cell>
              <table:table-cell office:value-type="float" office:value="0.0118946091973">
                <text:p>0.0118946091973</text:p>
              </table:table-cell>
              <table:table-cell office:value-type="float" office:value="0.0204002284454">
                <text:p>0.0204002284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958140157515">
                <text:p>0.00958140157515</text:p>
              </table:table-cell>
              <table:table-cell office:value-type="float" office:value="0.0116809932704">
                <text:p>0.0116809932704</text:p>
              </table:table-cell>
              <table:table-cell office:value-type="float" office:value="0.0212354256334">
                <text:p>0.0212354256334</text:p>
              </table:table-cell>
              <table:table-cell office:value-type="float" office:value="0.0290366025213">
                <text:p>0.0290366025213</text:p>
              </table:table-cell>
              <table:table-cell office:value-type="float" office:value="0.00958985194832">
                <text:p>0.00958985194832</text:p>
              </table:table-cell>
              <table:table-cell office:value-type="float" office:value="0.0124707459679">
                <text:p>0.0124707459679</text:p>
              </table:table-cell>
              <table:table-cell office:value-type="float" office:value="0.020070113407">
                <text:p>0.020070113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885514716148">
                <text:p>0.00885514716148</text:p>
              </table:table-cell>
              <table:table-cell office:value-type="float" office:value="0.0112604389575">
                <text:p>0.0112604389575</text:p>
              </table:table-cell>
              <table:table-cell office:value-type="float" office:value="0.0198512583147">
                <text:p>0.0198512583147</text:p>
              </table:table-cell>
              <table:table-cell office:value-type="float" office:value="0.0281524816551">
                <text:p>0.0281524816551</text:p>
              </table:table-cell>
              <table:table-cell office:value-type="float" office:value="0.00886770399926">
                <text:p>0.00886770399926</text:p>
              </table:table-cell>
              <table:table-cell office:value-type="float" office:value="0.0112407133902">
                <text:p>0.0112407133902</text:p>
              </table:table-cell>
              <table:table-cell office:value-type="float" office:value="0.018997707414">
                <text:p>0.018997707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856394492945">
                <text:p>0.00856394492945</text:p>
              </table:table-cell>
              <table:table-cell office:value-type="float" office:value="0.0109220850845">
                <text:p>0.0109220850845</text:p>
              </table:table-cell>
              <table:table-cell office:value-type="float" office:value="0.0194623753461">
                <text:p>0.0194623753461</text:p>
              </table:table-cell>
              <table:table-cell office:value-type="float" office:value="0.0271920332462">
                <text:p>0.0271920332462</text:p>
              </table:table-cell>
              <table:table-cell office:value-type="float" office:value="0.00870408229536">
                <text:p>0.00870408229536</text:p>
              </table:table-cell>
              <table:table-cell office:value-type="float" office:value="0.0115026712702">
                <text:p>0.0115026712702</text:p>
              </table:table-cell>
              <table:table-cell office:value-type="float" office:value="0.0190096558677">
                <text:p>0.0190096558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827384658658">
                <text:p>0.00827384658658</text:p>
              </table:table-cell>
              <table:table-cell office:value-type="float" office:value="0.0105898997392">
                <text:p>0.0105898997392</text:p>
              </table:table-cell>
              <table:table-cell office:value-type="float" office:value="0.0187926332839">
                <text:p>0.0187926332839</text:p>
              </table:table-cell>
              <table:table-cell office:value-type="float" office:value="0.0262498838059">
                <text:p>0.0262498838059</text:p>
              </table:table-cell>
              <table:table-cell office:value-type="float" office:value="0.00825446605496">
                <text:p>0.00825446605496</text:p>
              </table:table-cell>
              <table:table-cell office:value-type="float" office:value="0.0108004834132">
                <text:p>0.0108004834132</text:p>
              </table:table-cell>
              <table:table-cell office:value-type="float" office:value="0.0179591557398">
                <text:p>0.0179591557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810730737934">
                <text:p>0.00810730737934</text:p>
              </table:table-cell>
              <table:table-cell office:value-type="float" office:value="0.00998382890824">
                <text:p>0.00998382890824</text:p>
              </table:table-cell>
              <table:table-cell office:value-type="float" office:value="0.0185761604914">
                <text:p>0.0185761604914</text:p>
              </table:table-cell>
              <table:table-cell office:value-type="float" office:value="0.0251554095335">
                <text:p>0.0251554095335</text:p>
              </table:table-cell>
              <table:table-cell office:value-type="float" office:value="0.008099154706">
                <text:p>0.008099154706</text:p>
              </table:table-cell>
              <table:table-cell office:value-type="float" office:value="0.010480193629">
                <text:p>0.010480193629</text:p>
              </table:table-cell>
              <table:table-cell office:value-type="float" office:value="0.0177398022613">
                <text:p>0.0177398022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827568772758">
                <text:p>0.00827568772758</text:p>
              </table:table-cell>
              <table:table-cell office:value-type="float" office:value="0.0098811003234">
                <text:p>0.0098811003234</text:p>
              </table:table-cell>
              <table:table-cell office:value-type="float" office:value="0.0172568617163">
                <text:p>0.0172568617163</text:p>
              </table:table-cell>
              <table:table-cell office:value-type="float" office:value="0.0242341172742">
                <text:p>0.0242341172742</text:p>
              </table:table-cell>
              <table:table-cell office:value-type="float" office:value="0.00787076516748">
                <text:p>0.00787076516748</text:p>
              </table:table-cell>
              <table:table-cell office:value-type="float" office:value="0.0101901660791">
                <text:p>0.0101901660791</text:p>
              </table:table-cell>
              <table:table-cell office:value-type="float" office:value="0.0173011252154">
                <text:p>0.0173011252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812045280728">
                <text:p>0.00812045280728</text:p>
              </table:table-cell>
              <table:table-cell office:value-type="float" office:value="0.00963811773824">
                <text:p>0.00963811773824</text:p>
              </table:table-cell>
              <table:table-cell office:value-type="float" office:value="0.0165681676276">
                <text:p>0.0165681676276</text:p>
              </table:table-cell>
              <table:table-cell office:value-type="float" office:value="0.0233222272554">
                <text:p>0.0233222272554</text:p>
              </table:table-cell>
              <table:table-cell office:value-type="float" office:value="0.00791478713455">
                <text:p>0.00791478713455</text:p>
              </table:table-cell>
              <table:table-cell office:value-type="float" office:value="0.00982213554854">
                <text:p>0.00982213554854</text:p>
              </table:table-cell>
              <table:table-cell office:value-type="float" office:value="0.0168688561306">
                <text:p>0.0168688561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09543053807">
                <text:p>0.00709543053807</text:p>
              </table:table-cell>
              <table:table-cell office:value-type="float" office:value="0.00865701982338">
                <text:p>0.00865701982338</text:p>
              </table:table-cell>
              <table:table-cell office:value-type="float" office:value="0.0157314146515">
                <text:p>0.0157314146515</text:p>
              </table:table-cell>
              <table:table-cell office:value-type="float" office:value="0.0219787392267">
                <text:p>0.0219787392267</text:p>
              </table:table-cell>
              <table:table-cell office:value-type="float" office:value="0.00723011487426">
                <text:p>0.00723011487426</text:p>
              </table:table-cell>
              <table:table-cell office:value-type="float" office:value="0.00901927633339">
                <text:p>0.00901927633339</text:p>
              </table:table-cell>
              <table:table-cell office:value-type="float" office:value="0.0161133976772">
                <text:p>0.0161133976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773930671388">
                <text:p>0.00773930671388</text:p>
              </table:table-cell>
              <table:table-cell office:value-type="float" office:value="0.00887595871254">
                <text:p>0.00887595871254</text:p>
              </table:table-cell>
              <table:table-cell office:value-type="float" office:value="0.01618972403">
                <text:p>0.01618972403</text:p>
              </table:table-cell>
              <table:table-cell office:value-type="float" office:value="0.0220658538649">
                <text:p>0.0220658538649</text:p>
              </table:table-cell>
              <table:table-cell office:value-type="float" office:value="0.00720247801632">
                <text:p>0.00720247801632</text:p>
              </table:table-cell>
              <table:table-cell office:value-type="float" office:value="0.0093627166221">
                <text:p>0.0093627166221</text:p>
              </table:table-cell>
              <table:table-cell office:value-type="float" office:value="0.0162489992912">
                <text:p>0.0162489992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726119924957">
                <text:p>0.00726119924957</text:p>
              </table:table-cell>
              <table:table-cell office:value-type="float" office:value="0.00855432200768">
                <text:p>0.00855432200768</text:p>
              </table:table-cell>
              <table:table-cell office:value-type="float" office:value="0.015595424301">
                <text:p>0.015595424301</text:p>
              </table:table-cell>
              <table:table-cell office:value-type="float" office:value="0.0213876240999">
                <text:p>0.0213876240999</text:p>
              </table:table-cell>
              <table:table-cell office:value-type="float" office:value="0.00717949861172">
                <text:p>0.00717949861172</text:p>
              </table:table-cell>
              <table:table-cell office:value-type="float" office:value="0.00870891889607">
                <text:p>0.00870891889607</text:p>
              </table:table-cell>
              <table:table-cell office:value-type="float" office:value="0.015880732646">
                <text:p>0.015880732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693949262727">
                <text:p>0.00693949262727</text:p>
              </table:table-cell>
              <table:table-cell office:value-type="float" office:value="0.00859207127745">
                <text:p>0.00859207127745</text:p>
              </table:table-cell>
              <table:table-cell office:value-type="float" office:value="0.0147177534909">
                <text:p>0.0147177534909</text:p>
              </table:table-cell>
              <table:table-cell office:value-type="float" office:value="0.0206161153442">
                <text:p>0.0206161153442</text:p>
              </table:table-cell>
              <table:table-cell office:value-type="float" office:value="0.00696122810536">
                <text:p>0.00696122810536</text:p>
              </table:table-cell>
              <table:table-cell office:value-type="float" office:value="0.00903750973346">
                <text:p>0.00903750973346</text:p>
              </table:table-cell>
              <table:table-cell office:value-type="float" office:value="0.0155624743358">
                <text:p>0.0155624743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634974853987">
                <text:p>0.00634974853987</text:p>
              </table:table-cell>
              <table:table-cell office:value-type="float" office:value="0.00768342475517">
                <text:p>0.00768342475517</text:p>
              </table:table-cell>
              <table:table-cell office:value-type="float" office:value="0.0138607873976">
                <text:p>0.0138607873976</text:p>
              </table:table-cell>
              <table:table-cell office:value-type="float" office:value="0.0195221033618">
                <text:p>0.0195221033618</text:p>
              </table:table-cell>
              <table:table-cell office:value-type="float" office:value="0.00635352424468">
                <text:p>0.00635352424468</text:p>
              </table:table-cell>
              <table:table-cell office:value-type="float" office:value="0.00817415768366">
                <text:p>0.00817415768366</text:p>
              </table:table-cell>
              <table:table-cell office:value-type="float" office:value="0.0146605871895">
                <text:p>0.0146605871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637896599471">
                <text:p>0.00637896599471</text:p>
              </table:table-cell>
              <table:table-cell office:value-type="float" office:value="0.00789103642205">
                <text:p>0.00789103642205</text:p>
              </table:table-cell>
              <table:table-cell office:value-type="float" office:value="0.0145630216782">
                <text:p>0.0145630216782</text:p>
              </table:table-cell>
              <table:table-cell office:value-type="float" office:value="0.0194223095872">
                <text:p>0.0194223095872</text:p>
              </table:table-cell>
              <table:table-cell office:value-type="float" office:value="0.00669903873425">
                <text:p>0.00669903873425</text:p>
              </table:table-cell>
              <table:table-cell office:value-type="float" office:value="0.00834938443537">
                <text:p>0.00834938443537</text:p>
              </table:table-cell>
              <table:table-cell office:value-type="float" office:value="0.0146823873672">
                <text:p>0.0146823873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638645084357">
                <text:p>0.00638645084357</text:p>
              </table:table-cell>
              <table:table-cell office:value-type="float" office:value="0.00770959740365">
                <text:p>0.00770959740365</text:p>
              </table:table-cell>
              <table:table-cell office:value-type="float" office:value="0.0135796141236">
                <text:p>0.0135796141236</text:p>
              </table:table-cell>
              <table:table-cell office:value-type="float" office:value="0.0188935586205">
                <text:p>0.0188935586205</text:p>
              </table:table-cell>
              <table:table-cell office:value-type="float" office:value="0.00641034919923">
                <text:p>0.00641034919923</text:p>
              </table:table-cell>
              <table:table-cell office:value-type="float" office:value="0.00835065112587">
                <text:p>0.00835065112587</text:p>
              </table:table-cell>
              <table:table-cell office:value-type="float" office:value="0.0139497545441">
                <text:p>0.0139497545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622116627702">
                <text:p>0.00622116627702</text:p>
              </table:table-cell>
              <table:table-cell office:value-type="float" office:value="0.00738310971079">
                <text:p>0.00738310971079</text:p>
              </table:table-cell>
              <table:table-cell office:value-type="float" office:value="0.0131597345786">
                <text:p>0.0131597345786</text:p>
              </table:table-cell>
              <table:table-cell office:value-type="float" office:value="0.0183344650576">
                <text:p>0.0183344650576</text:p>
              </table:table-cell>
              <table:table-cell office:value-type="float" office:value="0.00599504172622">
                <text:p>0.00599504172622</text:p>
              </table:table-cell>
              <table:table-cell office:value-type="float" office:value="0.00788002183428">
                <text:p>0.00788002183428</text:p>
              </table:table-cell>
              <table:table-cell office:value-type="float" office:value="0.0138250999525">
                <text:p>0.0138250999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574021975815">
                <text:p>0.00574021975815</text:p>
              </table:table-cell>
              <table:table-cell office:value-type="float" office:value="0.00713198418682">
                <text:p>0.00713198418682</text:p>
              </table:table-cell>
              <table:table-cell office:value-type="float" office:value="0.0128688651958">
                <text:p>0.0128688651958</text:p>
              </table:table-cell>
              <table:table-cell office:value-type="float" office:value="0.01769757537">
                <text:p>0.01769757537</text:p>
              </table:table-cell>
              <table:table-cell office:value-type="float" office:value="0.00588280399311">
                <text:p>0.00588280399311</text:p>
              </table:table-cell>
              <table:table-cell office:value-type="float" office:value="0.00741216282702">
                <text:p>0.00741216282702</text:p>
              </table:table-cell>
              <table:table-cell office:value-type="float" office:value="0.013520975276">
                <text:p>0.013520975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603469856648">
                <text:p>0.00603469856648</text:p>
              </table:table-cell>
              <table:table-cell office:value-type="float" office:value="0.00712991719717">
                <text:p>0.00712991719717</text:p>
              </table:table-cell>
              <table:table-cell office:value-type="float" office:value="0.0126922741085">
                <text:p>0.0126922741085</text:p>
              </table:table-cell>
              <table:table-cell office:value-type="float" office:value="0.0174940256211">
                <text:p>0.0174940256211</text:p>
              </table:table-cell>
              <table:table-cell office:value-type="float" office:value="0.00625651014883">
                <text:p>0.00625651014883</text:p>
              </table:table-cell>
              <table:table-cell office:value-type="float" office:value="0.00725493681913">
                <text:p>0.00725493681913</text:p>
              </table:table-cell>
              <table:table-cell office:value-type="float" office:value="0.0133977802907">
                <text:p>0.0133977802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548955220646">
                <text:p>0.00548955220646</text:p>
              </table:table-cell>
              <table:table-cell office:value-type="float" office:value="0.00692023027374">
                <text:p>0.00692023027374</text:p>
              </table:table-cell>
              <table:table-cell office:value-type="float" office:value="0.0125921043433">
                <text:p>0.0125921043433</text:p>
              </table:table-cell>
              <table:table-cell office:value-type="float" office:value="0.0170025675842">
                <text:p>0.0170025675842</text:p>
              </table:table-cell>
              <table:table-cell office:value-type="float" office:value="0.00606093020654">
                <text:p>0.00606093020654</text:p>
              </table:table-cell>
              <table:table-cell office:value-type="float" office:value="0.00737263476031">
                <text:p>0.00737263476031</text:p>
              </table:table-cell>
              <table:table-cell office:value-type="float" office:value="0.0131353460919">
                <text:p>0.0131353460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546822976874">
                <text:p>0.00546822976874</text:p>
              </table:table-cell>
              <table:table-cell office:value-type="float" office:value="0.00670650994848">
                <text:p>0.00670650994848</text:p>
              </table:table-cell>
              <table:table-cell office:value-type="float" office:value="0.0118880878317">
                <text:p>0.0118880878317</text:p>
              </table:table-cell>
              <table:table-cell office:value-type="float" office:value="0.016452252385">
                <text:p>0.016452252385</text:p>
              </table:table-cell>
              <table:table-cell office:value-type="float" office:value="0.00547118341601">
                <text:p>0.00547118341601</text:p>
              </table:table-cell>
              <table:table-cell office:value-type="float" office:value="0.00704278860746">
                <text:p>0.00704278860746</text:p>
              </table:table-cell>
              <table:table-cell office:value-type="float" office:value="0.0127270704022">
                <text:p>0.0127270704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557439005106">
                <text:p>0.00557439005106</text:p>
              </table:table-cell>
              <table:table-cell office:value-type="float" office:value="0.00637741946042">
                <text:p>0.00637741946042</text:p>
              </table:table-cell>
              <table:table-cell office:value-type="float" office:value="0.011862222852">
                <text:p>0.011862222852</text:p>
              </table:table-cell>
              <table:table-cell office:value-type="float" office:value="0.0160753044244">
                <text:p>0.0160753044244</text:p>
              </table:table-cell>
              <table:table-cell office:value-type="float" office:value="0.00573165448937">
                <text:p>0.00573165448937</text:p>
              </table:table-cell>
              <table:table-cell office:value-type="float" office:value="0.00701017522439">
                <text:p>0.00701017522439</text:p>
              </table:table-cell>
              <table:table-cell office:value-type="float" office:value="0.0126521788239">
                <text:p>0.0126521788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5719195087">
                <text:p>0.005719195087</text:p>
              </table:table-cell>
              <table:table-cell office:value-type="float" office:value="0.00644770020503">
                <text:p>0.00644770020503</text:p>
              </table:table-cell>
              <table:table-cell office:value-type="float" office:value="0.0115064935933">
                <text:p>0.0115064935933</text:p>
              </table:table-cell>
              <table:table-cell office:value-type="float" office:value="0.0163078217562">
                <text:p>0.0163078217562</text:p>
              </table:table-cell>
              <table:table-cell office:value-type="float" office:value="0.0055837113353">
                <text:p>0.0055837113353</text:p>
              </table:table-cell>
              <table:table-cell office:value-type="float" office:value="0.0071060057123">
                <text:p>0.0071060057123</text:p>
              </table:table-cell>
              <table:table-cell office:value-type="float" office:value="0.0124956144539">
                <text:p>0.0124956144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483023216205">
                <text:p>0.00483023216205</text:p>
              </table:table-cell>
              <table:table-cell office:value-type="float" office:value="0.00605518953056">
                <text:p>0.00605518953056</text:p>
              </table:table-cell>
              <table:table-cell office:value-type="float" office:value="0.011017962863">
                <text:p>0.011017962863</text:p>
              </table:table-cell>
              <table:table-cell office:value-type="float" office:value="0.0151279097991">
                <text:p>0.0151279097991</text:p>
              </table:table-cell>
              <table:table-cell office:value-type="float" office:value="0.00518275494281">
                <text:p>0.00518275494281</text:p>
              </table:table-cell>
              <table:table-cell office:value-type="float" office:value="0.00629955555388">
                <text:p>0.00629955555388</text:p>
              </table:table-cell>
              <table:table-cell office:value-type="float" office:value="0.0116855670706">
                <text:p>0.0116855670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531008514355">
                <text:p>0.00531008514355</text:p>
              </table:table-cell>
              <table:table-cell office:value-type="float" office:value="0.00618446578787">
                <text:p>0.00618446578787</text:p>
              </table:table-cell>
              <table:table-cell office:value-type="float" office:value="0.0107779203032">
                <text:p>0.0107779203032</text:p>
              </table:table-cell>
              <table:table-cell office:value-type="float" office:value="0.0153013319641">
                <text:p>0.0153013319641</text:p>
              </table:table-cell>
              <table:table-cell office:value-type="float" office:value="0.00550383069554">
                <text:p>0.00550383069554</text:p>
              </table:table-cell>
              <table:table-cell office:value-type="float" office:value="0.00669557947487">
                <text:p>0.00669557947487</text:p>
              </table:table-cell>
              <table:table-cell office:value-type="float" office:value="0.0121836530249">
                <text:p>0.0121836530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540692402222">
                <text:p>0.00540692402222</text:p>
              </table:table-cell>
              <table:table-cell office:value-type="float" office:value="0.00627517078325">
                <text:p>0.00627517078325</text:p>
              </table:table-cell>
              <table:table-cell office:value-type="float" office:value="0.0106933154876">
                <text:p>0.0106933154876</text:p>
              </table:table-cell>
              <table:table-cell office:value-type="float" office:value="0.0151779432841">
                <text:p>0.0151779432841</text:p>
              </table:table-cell>
              <table:table-cell office:value-type="float" office:value="0.00524897248631">
                <text:p>0.00524897248631</text:p>
              </table:table-cell>
              <table:table-cell office:value-type="float" office:value="0.00679607139659">
                <text:p>0.00679607139659</text:p>
              </table:table-cell>
              <table:table-cell office:value-type="float" office:value="0.0121165319929">
                <text:p>0.0121165319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490354799628">
                <text:p>0.00490354799628</text:p>
              </table:table-cell>
              <table:table-cell office:value-type="float" office:value="0.00581097404033">
                <text:p>0.00581097404033</text:p>
              </table:table-cell>
              <table:table-cell office:value-type="float" office:value="0.0105865356619">
                <text:p>0.0105865356619</text:p>
              </table:table-cell>
              <table:table-cell office:value-type="float" office:value="0.0145666430875">
                <text:p>0.0145666430875</text:p>
              </table:table-cell>
              <table:table-cell office:value-type="float" office:value="0.00538301994559">
                <text:p>0.00538301994559</text:p>
              </table:table-cell>
              <table:table-cell office:value-type="float" office:value="0.00653086233545">
                <text:p>0.00653086233545</text:p>
              </table:table-cell>
              <table:table-cell office:value-type="float" office:value="0.0117901531598">
                <text:p>0.01179015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479229214429">
                <text:p>0.00479229214429</text:p>
              </table:table-cell>
              <table:table-cell office:value-type="float" office:value="0.00569677882029">
                <text:p>0.00569677882029</text:p>
              </table:table-cell>
              <table:table-cell office:value-type="float" office:value="0.010226974404">
                <text:p>0.010226974404</text:p>
              </table:table-cell>
              <table:table-cell office:value-type="float" office:value="0.0139117360103">
                <text:p>0.0139117360103</text:p>
              </table:table-cell>
              <table:table-cell office:value-type="float" office:value="0.00501753538915">
                <text:p>0.00501753538915</text:p>
              </table:table-cell>
              <table:table-cell office:value-type="float" office:value="0.0062509561219">
                <text:p>0.0062509561219</text:p>
              </table:table-cell>
              <table:table-cell office:value-type="float" office:value="0.0113221445656">
                <text:p>0.0113221445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487931085722">
                <text:p>0.00487931085722</text:p>
              </table:table-cell>
              <table:table-cell office:value-type="float" office:value="0.00568194430399">
                <text:p>0.00568194430399</text:p>
              </table:table-cell>
              <table:table-cell office:value-type="float" office:value="0.0100848419568">
                <text:p>0.0100848419568</text:p>
              </table:table-cell>
              <table:table-cell office:value-type="float" office:value="0.0139124275469">
                <text:p>0.0139124275469</text:p>
              </table:table-cell>
              <table:table-cell office:value-type="float" office:value="0.00492941336556">
                <text:p>0.00492941336556</text:p>
              </table:table-cell>
              <table:table-cell office:value-type="float" office:value="0.00634405071879">
                <text:p>0.00634405071879</text:p>
              </table:table-cell>
              <table:table-cell office:value-type="float" office:value="0.0114624638229">
                <text:p>0.011462463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478032060307">
                <text:p>0.00478032060307</text:p>
              </table:table-cell>
              <table:table-cell office:value-type="float" office:value="0.0060793631776">
                <text:p>0.0060793631776</text:p>
              </table:table-cell>
              <table:table-cell office:value-type="float" office:value="0.0101824562884">
                <text:p>0.0101824562884</text:p>
              </table:table-cell>
              <table:table-cell office:value-type="float" office:value="0.0140659431479">
                <text:p>0.0140659431479</text:p>
              </table:table-cell>
              <table:table-cell office:value-type="float" office:value="0.00489969736126">
                <text:p>0.00489969736126</text:p>
              </table:table-cell>
              <table:table-cell office:value-type="float" office:value="0.00605808591898">
                <text:p>0.00605808591898</text:p>
              </table:table-cell>
              <table:table-cell office:value-type="float" office:value="0.0113872234474">
                <text:p>0.0113872234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484919077714">
                <text:p>0.00484919077714</text:p>
              </table:table-cell>
              <table:table-cell office:value-type="float" office:value="0.00551704085423">
                <text:p>0.00551704085423</text:p>
              </table:table-cell>
              <table:table-cell office:value-type="float" office:value="0.0097124153225">
                <text:p>0.0097124153225</text:p>
              </table:table-cell>
              <table:table-cell office:value-type="float" office:value="0.0136375791969">
                <text:p>0.0136375791969</text:p>
              </table:table-cell>
              <table:table-cell office:value-type="float" office:value="0.00474369087104">
                <text:p>0.00474369087104</text:p>
              </table:table-cell>
              <table:table-cell office:value-type="float" office:value="0.00591186944122">
                <text:p>0.00591186944122</text:p>
              </table:table-cell>
              <table:table-cell office:value-type="float" office:value="0.0105644281399">
                <text:p>0.0105644281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444466196216">
                <text:p>0.00444466196216</text:p>
              </table:table-cell>
              <table:table-cell office:value-type="float" office:value="0.00515190551265">
                <text:p>0.00515190551265</text:p>
              </table:table-cell>
              <table:table-cell office:value-type="float" office:value="0.00922461616353">
                <text:p>0.00922461616353</text:p>
              </table:table-cell>
              <table:table-cell office:value-type="float" office:value="0.0131810988693">
                <text:p>0.0131810988693</text:p>
              </table:table-cell>
              <table:table-cell office:value-type="float" office:value="0.00475478222239">
                <text:p>0.00475478222239</text:p>
              </table:table-cell>
              <table:table-cell office:value-type="float" office:value="0.00592515345671">
                <text:p>0.00592515345671</text:p>
              </table:table-cell>
              <table:table-cell office:value-type="float" office:value="0.010991941919">
                <text:p>0.010991941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456994034462">
                <text:p>0.00456994034462</text:p>
              </table:table-cell>
              <table:table-cell office:value-type="float" office:value="0.00519028352046">
                <text:p>0.00519028352046</text:p>
              </table:table-cell>
              <table:table-cell office:value-type="float" office:value="0.00939890734549">
                <text:p>0.00939890734549</text:p>
              </table:table-cell>
              <table:table-cell office:value-type="float" office:value="0.0129245617185">
                <text:p>0.0129245617185</text:p>
              </table:table-cell>
              <table:table-cell office:value-type="float" office:value="0.00463615553101">
                <text:p>0.00463615553101</text:p>
              </table:table-cell>
              <table:table-cell office:value-type="float" office:value="0.00568891169642">
                <text:p>0.00568891169642</text:p>
              </table:table-cell>
              <table:table-cell office:value-type="float" office:value="0.0105899223943">
                <text:p>0.0105899223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438033145461">
                <text:p>0.00438033145461</text:p>
              </table:table-cell>
              <table:table-cell office:value-type="float" office:value="0.0050282901123">
                <text:p>0.0050282901123</text:p>
              </table:table-cell>
              <table:table-cell office:value-type="float" office:value="0.00887791494606">
                <text:p>0.00887791494606</text:p>
              </table:table-cell>
              <table:table-cell office:value-type="float" office:value="0.0128718696485">
                <text:p>0.0128718696485</text:p>
              </table:table-cell>
              <table:table-cell office:value-type="float" office:value="0.00461743616147">
                <text:p>0.00461743616147</text:p>
              </table:table-cell>
              <table:table-cell office:value-type="float" office:value="0.00552662697353">
                <text:p>0.00552662697353</text:p>
              </table:table-cell>
              <table:table-cell office:value-type="float" office:value="0.0104743010672">
                <text:p>0.0104743010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424805067491">
                <text:p>0.00424805067491</text:p>
              </table:table-cell>
              <table:table-cell office:value-type="float" office:value="0.00492212935726">
                <text:p>0.00492212935726</text:p>
              </table:table-cell>
              <table:table-cell office:value-type="float" office:value="0.00848853599554">
                <text:p>0.00848853599554</text:p>
              </table:table-cell>
              <table:table-cell office:value-type="float" office:value="0.0124828608903">
                <text:p>0.0124828608903</text:p>
              </table:table-cell>
              <table:table-cell office:value-type="float" office:value="0.00441645605467">
                <text:p>0.00441645605467</text:p>
              </table:table-cell>
              <table:table-cell office:value-type="float" office:value="0.00554584188894">
                <text:p>0.00554584188894</text:p>
              </table:table-cell>
              <table:table-cell office:value-type="float" office:value="0.010122522405">
                <text:p>0.010122522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426325452979">
                <text:p>0.00426325452979</text:p>
              </table:table-cell>
              <table:table-cell office:value-type="float" office:value="0.00492471302472">
                <text:p>0.00492471302472</text:p>
              </table:table-cell>
              <table:table-cell office:value-type="float" office:value="0.00910067142473">
                <text:p>0.00910067142473</text:p>
              </table:table-cell>
              <table:table-cell office:value-type="float" office:value="0.0120795262827">
                <text:p>0.0120795262827</text:p>
              </table:table-cell>
              <table:table-cell office:value-type="float" office:value="0.00443174537741">
                <text:p>0.00443174537741</text:p>
              </table:table-cell>
              <table:table-cell office:value-type="float" office:value="0.00552141100881">
                <text:p>0.00552141100881</text:p>
              </table:table-cell>
              <table:table-cell office:value-type="float" office:value="0.0103791284498">
                <text:p>0.0103791284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420076344878">
                <text:p>0.00420076344878</text:p>
              </table:table-cell>
              <table:table-cell office:value-type="float" office:value="0.00489025033372">
                <text:p>0.00489025033372</text:p>
              </table:table-cell>
              <table:table-cell office:value-type="float" office:value="0.00855370622958">
                <text:p>0.00855370622958</text:p>
              </table:table-cell>
              <table:table-cell office:value-type="float" office:value="0.0121562617237">
                <text:p>0.0121562617237</text:p>
              </table:table-cell>
              <table:table-cell office:value-type="float" office:value="0.00462510730563">
                <text:p>0.00462510730563</text:p>
              </table:table-cell>
              <table:table-cell office:value-type="float" office:value="0.00556479489992">
                <text:p>0.00556479489992</text:p>
              </table:table-cell>
              <table:table-cell office:value-type="float" office:value="0.0102669469158">
                <text:p>0.010266946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423947649436">
                <text:p>0.00423947649436</text:p>
              </table:table-cell>
              <table:table-cell office:value-type="float" office:value="0.00505068417445">
                <text:p>0.00505068417445</text:p>
              </table:table-cell>
              <table:table-cell office:value-type="float" office:value="0.00895661956884">
                <text:p>0.00895661956884</text:p>
              </table:table-cell>
              <table:table-cell office:value-type="float" office:value="0.0119152815036">
                <text:p>0.0119152815036</text:p>
              </table:table-cell>
              <table:table-cell office:value-type="float" office:value="0.0043505218703">
                <text:p>0.0043505218703</text:p>
              </table:table-cell>
              <table:table-cell office:value-type="float" office:value="0.00533859648287">
                <text:p>0.00533859648287</text:p>
              </table:table-cell>
              <table:table-cell office:value-type="float" office:value="0.0101680548773">
                <text:p>0.0101680548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419173464426">
                <text:p>0.00419173464426</text:p>
              </table:table-cell>
              <table:table-cell office:value-type="float" office:value="0.00493573161343">
                <text:p>0.00493573161343</text:p>
              </table:table-cell>
              <table:table-cell office:value-type="float" office:value="0.00844965793649">
                <text:p>0.00844965793649</text:p>
              </table:table-cell>
              <table:table-cell office:value-type="float" office:value="0.0116682251833">
                <text:p>0.0116682251833</text:p>
              </table:table-cell>
              <table:table-cell office:value-type="float" office:value="0.00451587105722">
                <text:p>0.00451587105722</text:p>
              </table:table-cell>
              <table:table-cell office:value-type="float" office:value="0.00535668632818">
                <text:p>0.00535668632818</text:p>
              </table:table-cell>
              <table:table-cell office:value-type="float" office:value="0.0101231366498">
                <text:p>0.0101231366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423929938707">
                <text:p>0.00423929938707</text:p>
              </table:table-cell>
              <table:table-cell office:value-type="float" office:value="0.00471941385149">
                <text:p>0.00471941385149</text:p>
              </table:table-cell>
              <table:table-cell office:value-type="float" office:value="0.00807140911394">
                <text:p>0.00807140911394</text:p>
              </table:table-cell>
              <table:table-cell office:value-type="float" office:value="0.0112629258909">
                <text:p>0.0112629258909</text:p>
              </table:table-cell>
              <table:table-cell office:value-type="float" office:value="0.00403025998944">
                <text:p>0.00403025998944</text:p>
              </table:table-cell>
              <table:table-cell office:value-type="float" office:value="0.00528192433376">
                <text:p>0.00528192433376</text:p>
              </table:table-cell>
              <table:table-cell office:value-type="float" office:value="0.00981722262106">
                <text:p>0.009817222621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407284171958">
                <text:p>0.00407284171958</text:p>
              </table:table-cell>
              <table:table-cell office:value-type="float" office:value="0.00458826380861">
                <text:p>0.00458826380861</text:p>
              </table:table-cell>
              <table:table-cell office:value-type="float" office:value="0.00818246473628">
                <text:p>0.00818246473628</text:p>
              </table:table-cell>
              <table:table-cell office:value-type="float" office:value="0.0115097109278">
                <text:p>0.0115097109278</text:p>
              </table:table-cell>
              <table:table-cell office:value-type="float" office:value="0.00416835276233">
                <text:p>0.00416835276233</text:p>
              </table:table-cell>
              <table:table-cell office:value-type="float" office:value="0.00522314637764">
                <text:p>0.00522314637764</text:p>
              </table:table-cell>
              <table:table-cell office:value-type="float" office:value="0.00956101137973">
                <text:p>0.00956101137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395332704149">
                <text:p>0.00395332704149</text:p>
              </table:table-cell>
              <table:table-cell office:value-type="float" office:value="0.00426958211131">
                <text:p>0.00426958211131</text:p>
              </table:table-cell>
              <table:table-cell office:value-type="float" office:value="0.00779596419762">
                <text:p>0.00779596419762</text:p>
              </table:table-cell>
              <table:table-cell office:value-type="float" office:value="0.0108367707944">
                <text:p>0.0108367707944</text:p>
              </table:table-cell>
              <table:table-cell office:value-type="float" office:value="0.00388981152703">
                <text:p>0.00388981152703</text:p>
              </table:table-cell>
              <table:table-cell office:value-type="float" office:value="0.00496093389041">
                <text:p>0.00496093389041</text:p>
              </table:table-cell>
              <table:table-cell office:value-type="float" office:value="0.00918732583662">
                <text:p>0.0091873258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388716448979">
                <text:p>0.00388716448979</text:p>
              </table:table-cell>
              <table:table-cell office:value-type="float" office:value="0.00435133450616">
                <text:p>0.00435133450616</text:p>
              </table:table-cell>
              <table:table-cell office:value-type="float" office:value="0.00786665710065">
                <text:p>0.00786665710065</text:p>
              </table:table-cell>
              <table:table-cell office:value-type="float" office:value="0.0105794022391">
                <text:p>0.0105794022391</text:p>
              </table:table-cell>
              <table:table-cell office:value-type="float" office:value="0.00389447389786">
                <text:p>0.00389447389786</text:p>
              </table:table-cell>
              <table:table-cell office:value-type="float" office:value="0.0049568896452">
                <text:p>0.0049568896452</text:p>
              </table:table-cell>
              <table:table-cell office:value-type="float" office:value="0.00943486948774">
                <text:p>0.00943486948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393061699972">
                <text:p>0.00393061699972</text:p>
              </table:table-cell>
              <table:table-cell office:value-type="float" office:value="0.00447698381883">
                <text:p>0.00447698381883</text:p>
              </table:table-cell>
              <table:table-cell office:value-type="float" office:value="0.00792622343536">
                <text:p>0.00792622343536</text:p>
              </table:table-cell>
              <table:table-cell office:value-type="float" office:value="0.0111202563599">
                <text:p>0.0111202563599</text:p>
              </table:table-cell>
              <table:table-cell office:value-type="float" office:value="0.00392655013069">
                <text:p>0.00392655013069</text:p>
              </table:table-cell>
              <table:table-cell office:value-type="float" office:value="0.00519211379036">
                <text:p>0.00519211379036</text:p>
              </table:table-cell>
              <table:table-cell office:value-type="float" office:value="0.00940966911003">
                <text:p>0.00940966911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389357478614">
                <text:p>0.00389357478614</text:p>
              </table:table-cell>
              <table:table-cell office:value-type="float" office:value="0.00451082087009">
                <text:p>0.00451082087009</text:p>
              </table:table-cell>
              <table:table-cell office:value-type="float" office:value="0.00755893951135">
                <text:p>0.00755893951135</text:p>
              </table:table-cell>
              <table:table-cell office:value-type="float" office:value="0.0107604001557">
                <text:p>0.0107604001557</text:p>
              </table:table-cell>
              <table:table-cell office:value-type="float" office:value="0.00398803052996">
                <text:p>0.00398803052996</text:p>
              </table:table-cell>
              <table:table-cell office:value-type="float" office:value="0.00480122111728">
                <text:p>0.00480122111728</text:p>
              </table:table-cell>
              <table:table-cell office:value-type="float" office:value="0.00922191520945">
                <text:p>0.00922191520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364500527395">
                <text:p>0.00364500527395</text:p>
              </table:table-cell>
              <table:table-cell office:value-type="float" office:value="0.00430383183534">
                <text:p>0.00430383183534</text:p>
              </table:table-cell>
              <table:table-cell office:value-type="float" office:value="0.00735499744455">
                <text:p>0.00735499744455</text:p>
              </table:table-cell>
              <table:table-cell office:value-type="float" office:value="0.0101442877606">
                <text:p>0.0101442877606</text:p>
              </table:table-cell>
              <table:table-cell office:value-type="float" office:value="0.00379005512443">
                <text:p>0.00379005512443</text:p>
              </table:table-cell>
              <table:table-cell office:value-type="float" office:value="0.00453448518454">
                <text:p>0.00453448518454</text:p>
              </table:table-cell>
              <table:table-cell office:value-type="float" office:value="0.0085907131461">
                <text:p>0.00859071314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382443086219">
                <text:p>0.00382443086219</text:p>
              </table:table-cell>
              <table:table-cell office:value-type="float" office:value="0.00428667375243">
                <text:p>0.00428667375243</text:p>
              </table:table-cell>
              <table:table-cell office:value-type="float" office:value="0.0073337633164">
                <text:p>0.0073337633164</text:p>
              </table:table-cell>
              <table:table-cell office:value-type="float" office:value="0.01028581213">
                <text:p>0.01028581213</text:p>
              </table:table-cell>
              <table:table-cell office:value-type="float" office:value="0.00377559340392">
                <text:p>0.00377559340392</text:p>
              </table:table-cell>
              <table:table-cell office:value-type="float" office:value="0.00480523455444">
                <text:p>0.00480523455444</text:p>
              </table:table-cell>
              <table:table-cell office:value-type="float" office:value="0.00858380802887">
                <text:p>0.00858380802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360580802902">
                <text:p>0.00360580802902</text:p>
              </table:table-cell>
              <table:table-cell office:value-type="float" office:value="0.0042558685987">
                <text:p>0.0042558685987</text:p>
              </table:table-cell>
              <table:table-cell office:value-type="float" office:value="0.00711625194587">
                <text:p>0.00711625194587</text:p>
              </table:table-cell>
              <table:table-cell office:value-type="float" office:value="0.0101656468086">
                <text:p>0.0101656468086</text:p>
              </table:table-cell>
              <table:table-cell office:value-type="float" office:value="0.00372531954138">
                <text:p>0.00372531954138</text:p>
              </table:table-cell>
              <table:table-cell office:value-type="float" office:value="0.0046941719838">
                <text:p>0.0046941719838</text:p>
              </table:table-cell>
              <table:table-cell office:value-type="float" office:value="0.00841689594791">
                <text:p>0.00841689594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31545653996">
                <text:p>0.00331545653996</text:p>
              </table:table-cell>
              <table:table-cell office:value-type="float" office:value="0.00408534117469">
                <text:p>0.00408534117469</text:p>
              </table:table-cell>
              <table:table-cell office:value-type="float" office:value="0.00711552694266">
                <text:p>0.00711552694266</text:p>
              </table:table-cell>
              <table:table-cell office:value-type="float" office:value="0.00989012313864">
                <text:p>0.00989012313864</text:p>
              </table:table-cell>
              <table:table-cell office:value-type="float" office:value="0.00353995006692">
                <text:p>0.00353995006692</text:p>
              </table:table-cell>
              <table:table-cell office:value-type="float" office:value="0.00450217645582">
                <text:p>0.00450217645582</text:p>
              </table:table-cell>
              <table:table-cell office:value-type="float" office:value="0.0083050322958">
                <text:p>0.0083050322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365543259336">
                <text:p>0.00365543259336</text:p>
              </table:table-cell>
              <table:table-cell office:value-type="float" office:value="0.00401060669964">
                <text:p>0.00401060669964</text:p>
              </table:table-cell>
              <table:table-cell office:value-type="float" office:value="0.00694905801885">
                <text:p>0.00694905801885</text:p>
              </table:table-cell>
              <table:table-cell office:value-type="float" office:value="0.00995414082691">
                <text:p>0.00995414082691</text:p>
              </table:table-cell>
              <table:table-cell office:value-type="float" office:value="0.00374722895882">
                <text:p>0.00374722895882</text:p>
              </table:table-cell>
              <table:table-cell office:value-type="float" office:value="0.00473485250635">
                <text:p>0.00473485250635</text:p>
              </table:table-cell>
              <table:table-cell office:value-type="float" office:value="0.00841912565165">
                <text:p>0.00841912565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359201042297">
                <text:p>0.00359201042297</text:p>
              </table:table-cell>
              <table:table-cell office:value-type="float" office:value="0.00411844143388">
                <text:p>0.00411844143388</text:p>
              </table:table-cell>
              <table:table-cell office:value-type="float" office:value="0.00673268694061">
                <text:p>0.00673268694061</text:p>
              </table:table-cell>
              <table:table-cell office:value-type="float" office:value="0.00957029344117">
                <text:p>0.00957029344117</text:p>
              </table:table-cell>
              <table:table-cell office:value-type="float" office:value="0.00374601905693">
                <text:p>0.00374601905693</text:p>
              </table:table-cell>
              <table:table-cell office:value-type="float" office:value="0.00471542342826">
                <text:p>0.00471542342826</text:p>
              </table:table-cell>
              <table:table-cell office:value-type="float" office:value="0.00837633206439">
                <text:p>0.00837633206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346591651882">
                <text:p>0.00346591651882</text:p>
              </table:table-cell>
              <table:table-cell office:value-type="float" office:value="0.00372922313143">
                <text:p>0.00372922313143</text:p>
              </table:table-cell>
              <table:table-cell office:value-type="float" office:value="0.00678767408399">
                <text:p>0.00678767408399</text:p>
              </table:table-cell>
              <table:table-cell office:value-type="float" office:value="0.00930108137196">
                <text:p>0.00930108137196</text:p>
              </table:table-cell>
              <table:table-cell office:value-type="float" office:value="0.00374586091445">
                <text:p>0.00374586091445</text:p>
              </table:table-cell>
              <table:table-cell office:value-type="float" office:value="0.00427698833992">
                <text:p>0.00427698833992</text:p>
              </table:table-cell>
              <table:table-cell office:value-type="float" office:value="0.00811219704727">
                <text:p>0.00811219704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36287773753">
                <text:p>0.00336287773753</text:p>
              </table:table-cell>
              <table:table-cell office:value-type="float" office:value="0.00378594249245">
                <text:p>0.00378594249245</text:p>
              </table:table-cell>
              <table:table-cell office:value-type="float" office:value="0.0062873602794">
                <text:p>0.0062873602794</text:p>
              </table:table-cell>
              <table:table-cell office:value-type="float" office:value="0.00908108935889">
                <text:p>0.00908108935889</text:p>
              </table:table-cell>
              <table:table-cell office:value-type="float" office:value="0.00347319833066">
                <text:p>0.00347319833066</text:p>
              </table:table-cell>
              <table:table-cell office:value-type="float" office:value="0.00416008672748">
                <text:p>0.00416008672748</text:p>
              </table:table-cell>
              <table:table-cell office:value-type="float" office:value="0.00792453825893">
                <text:p>0.00792453825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357851454306">
                <text:p>0.00357851454306</text:p>
              </table:table-cell>
              <table:table-cell office:value-type="float" office:value="0.00382927127737">
                <text:p>0.00382927127737</text:p>
              </table:table-cell>
              <table:table-cell office:value-type="float" office:value="0.00647387364354">
                <text:p>0.00647387364354</text:p>
              </table:table-cell>
              <table:table-cell office:value-type="float" office:value="0.00920412960666">
                <text:p>0.00920412960666</text:p>
              </table:table-cell>
              <table:table-cell office:value-type="float" office:value="0.00363712428885">
                <text:p>0.00363712428885</text:p>
              </table:table-cell>
              <table:table-cell office:value-type="float" office:value="0.00462511462412">
                <text:p>0.00462511462412</text:p>
              </table:table-cell>
              <table:table-cell office:value-type="float" office:value="0.00785783871845">
                <text:p>0.00785783871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357033178916">
                <text:p>0.00357033178916</text:p>
              </table:table-cell>
              <table:table-cell office:value-type="float" office:value="0.00382228150576">
                <text:p>0.00382228150576</text:p>
              </table:table-cell>
              <table:table-cell office:value-type="float" office:value="0.00649114870234">
                <text:p>0.00649114870234</text:p>
              </table:table-cell>
              <table:table-cell office:value-type="float" office:value="0.00899141963011">
                <text:p>0.00899141963011</text:p>
              </table:table-cell>
              <table:table-cell office:value-type="float" office:value="0.00355304547244">
                <text:p>0.00355304547244</text:p>
              </table:table-cell>
              <table:table-cell office:value-type="float" office:value="0.00433076373873">
                <text:p>0.00433076373873</text:p>
              </table:table-cell>
              <table:table-cell office:value-type="float" office:value="0.00789347619809">
                <text:p>0.007893476198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312978831473">
                <text:p>0.00312978831473</text:p>
              </table:table-cell>
              <table:table-cell office:value-type="float" office:value="0.00378895431255">
                <text:p>0.00378895431255</text:p>
              </table:table-cell>
              <table:table-cell office:value-type="float" office:value="0.00634564071691">
                <text:p>0.00634564071691</text:p>
              </table:table-cell>
              <table:table-cell office:value-type="float" office:value="0.00877549933144">
                <text:p>0.00877549933144</text:p>
              </table:table-cell>
              <table:table-cell office:value-type="float" office:value="0.00333131819326">
                <text:p>0.00333131819326</text:p>
              </table:table-cell>
              <table:table-cell office:value-type="float" office:value="0.00439429986474">
                <text:p>0.00439429986474</text:p>
              </table:table-cell>
              <table:table-cell office:value-type="float" office:value="0.00793265563593">
                <text:p>0.00793265563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314125884269">
                <text:p>0.00314125884269</text:p>
              </table:table-cell>
              <table:table-cell office:value-type="float" office:value="0.00358625904464">
                <text:p>0.00358625904464</text:p>
              </table:table-cell>
              <table:table-cell office:value-type="float" office:value="0.00631854761166">
                <text:p>0.00631854761166</text:p>
              </table:table-cell>
              <table:table-cell office:value-type="float" office:value="0.00840965757889">
                <text:p>0.00840965757889</text:p>
              </table:table-cell>
              <table:table-cell office:value-type="float" office:value="0.00313556831008">
                <text:p>0.00313556831008</text:p>
              </table:table-cell>
              <table:table-cell office:value-type="float" office:value="0.0039641836769">
                <text:p>0.0039641836769</text:p>
              </table:table-cell>
              <table:table-cell office:value-type="float" office:value="0.00737245156323">
                <text:p>0.00737245156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332100725522">
                <text:p>0.00332100725522</text:p>
              </table:table-cell>
              <table:table-cell office:value-type="float" office:value="0.00355465649899">
                <text:p>0.00355465649899</text:p>
              </table:table-cell>
              <table:table-cell office:value-type="float" office:value="0.00622446881954">
                <text:p>0.00622446881954</text:p>
              </table:table-cell>
              <table:table-cell office:value-type="float" office:value="0.00861313062551">
                <text:p>0.00861313062551</text:p>
              </table:table-cell>
              <table:table-cell office:value-type="float" office:value="0.00325361899976">
                <text:p>0.00325361899976</text:p>
              </table:table-cell>
              <table:table-cell office:value-type="float" office:value="0.00407507485256">
                <text:p>0.00407507485256</text:p>
              </table:table-cell>
              <table:table-cell office:value-type="float" office:value="0.00762818138356">
                <text:p>0.00762818138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336981810269">
                <text:p>0.00336981810269</text:p>
              </table:table-cell>
              <table:table-cell office:value-type="float" office:value="0.00379229529838">
                <text:p>0.00379229529838</text:p>
              </table:table-cell>
              <table:table-cell office:value-type="float" office:value="0.00606174649215">
                <text:p>0.00606174649215</text:p>
              </table:table-cell>
              <table:table-cell office:value-type="float" office:value="0.00878149839099">
                <text:p>0.00878149839099</text:p>
              </table:table-cell>
              <table:table-cell office:value-type="float" office:value="0.00355077679983">
                <text:p>0.00355077679983</text:p>
              </table:table-cell>
              <table:table-cell office:value-type="float" office:value="0.00422624010028">
                <text:p>0.00422624010028</text:p>
              </table:table-cell>
              <table:table-cell office:value-type="float" office:value="0.00759384618506">
                <text:p>0.00759384618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309387483784">
                <text:p>0.00309387483784</text:p>
              </table:table-cell>
              <table:table-cell office:value-type="float" office:value="0.0036966244224">
                <text:p>0.0036966244224</text:p>
              </table:table-cell>
              <table:table-cell office:value-type="float" office:value="0.00591995116976">
                <text:p>0.00591995116976</text:p>
              </table:table-cell>
              <table:table-cell office:value-type="float" office:value="0.00835235000259">
                <text:p>0.00835235000259</text:p>
              </table:table-cell>
              <table:table-cell office:value-type="float" office:value="0.00334530125991">
                <text:p>0.00334530125991</text:p>
              </table:table-cell>
              <table:table-cell office:value-type="float" office:value="0.00402589580545">
                <text:p>0.00402589580545</text:p>
              </table:table-cell>
              <table:table-cell office:value-type="float" office:value="0.00784078891504">
                <text:p>0.00784078891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308426036455">
                <text:p>0.00308426036455</text:p>
              </table:table-cell>
              <table:table-cell office:value-type="float" office:value="0.00349640734692">
                <text:p>0.00349640734692</text:p>
              </table:table-cell>
              <table:table-cell office:value-type="float" office:value="0.0063037900941">
                <text:p>0.0063037900941</text:p>
              </table:table-cell>
              <table:table-cell office:value-type="float" office:value="0.00842704713374">
                <text:p>0.00842704713374</text:p>
              </table:table-cell>
              <table:table-cell office:value-type="float" office:value="0.00348239998013">
                <text:p>0.00348239998013</text:p>
              </table:table-cell>
              <table:table-cell office:value-type="float" office:value="0.00400352639279">
                <text:p>0.00400352639279</text:p>
              </table:table-cell>
              <table:table-cell office:value-type="float" office:value="0.00758797212937">
                <text:p>0.007587972129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290260777521">
                <text:p>0.00290260777521</text:p>
              </table:table-cell>
              <table:table-cell office:value-type="float" office:value="0.00330954670506">
                <text:p>0.00330954670506</text:p>
              </table:table-cell>
              <table:table-cell office:value-type="float" office:value="0.00576481819217">
                <text:p>0.00576481819217</text:p>
              </table:table-cell>
              <table:table-cell office:value-type="float" office:value="0.0075595023722">
                <text:p>0.0075595023722</text:p>
              </table:table-cell>
              <table:table-cell office:value-type="float" office:value="0.00331252142415">
                <text:p>0.00331252142415</text:p>
              </table:table-cell>
              <table:table-cell office:value-type="float" office:value="0.00385152428925">
                <text:p>0.00385152428925</text:p>
              </table:table-cell>
              <table:table-cell office:value-type="float" office:value="0.00715888654676">
                <text:p>0.00715888654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318478418954">
                <text:p>0.00318478418954</text:p>
              </table:table-cell>
              <table:table-cell office:value-type="float" office:value="0.00360445831136">
                <text:p>0.00360445831136</text:p>
              </table:table-cell>
              <table:table-cell office:value-type="float" office:value="0.00576537843903">
                <text:p>0.00576537843903</text:p>
              </table:table-cell>
              <table:table-cell office:value-type="float" office:value="0.00798096361716">
                <text:p>0.00798096361716</text:p>
              </table:table-cell>
              <table:table-cell office:value-type="float" office:value="0.00312917816708">
                <text:p>0.00312917816708</text:p>
              </table:table-cell>
              <table:table-cell office:value-type="float" office:value="0.00421122098537">
                <text:p>0.00421122098537</text:p>
              </table:table-cell>
              <table:table-cell office:value-type="float" office:value="0.00730527170682">
                <text:p>0.00730527170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318003356073">
                <text:p>0.00318003356073</text:p>
              </table:table-cell>
              <table:table-cell office:value-type="float" office:value="0.00349792479238">
                <text:p>0.00349792479238</text:p>
              </table:table-cell>
              <table:table-cell office:value-type="float" office:value="0.00579177874888">
                <text:p>0.00579177874888</text:p>
              </table:table-cell>
              <table:table-cell office:value-type="float" office:value="0.00797134786204">
                <text:p>0.00797134786204</text:p>
              </table:table-cell>
              <table:table-cell office:value-type="float" office:value="0.00318427153724">
                <text:p>0.00318427153724</text:p>
              </table:table-cell>
              <table:table-cell office:value-type="float" office:value="0.00394909328293">
                <text:p>0.00394909328293</text:p>
              </table:table-cell>
              <table:table-cell office:value-type="float" office:value="0.00723315907106">
                <text:p>0.007233159071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295378152536">
                <text:p>0.00295378152536</text:p>
              </table:table-cell>
              <table:table-cell office:value-type="float" office:value="0.00336903060896">
                <text:p>0.00336903060896</text:p>
              </table:table-cell>
              <table:table-cell office:value-type="float" office:value="0.00545897334973">
                <text:p>0.00545897334973</text:p>
              </table:table-cell>
              <table:table-cell office:value-type="float" office:value="0.00769899634035">
                <text:p>0.00769899634035</text:p>
              </table:table-cell>
              <table:table-cell office:value-type="float" office:value="0.00307505183256">
                <text:p>0.00307505183256</text:p>
              </table:table-cell>
              <table:table-cell office:value-type="float" office:value="0.00405727412743">
                <text:p>0.00405727412743</text:p>
              </table:table-cell>
              <table:table-cell office:value-type="float" office:value="0.00681198019451">
                <text:p>0.006811980194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327518776634">
                <text:p>0.00327518776634</text:p>
              </table:table-cell>
              <table:table-cell office:value-type="float" office:value="0.0035136212595">
                <text:p>0.0035136212595</text:p>
              </table:table-cell>
              <table:table-cell office:value-type="float" office:value="0.00561390844578">
                <text:p>0.00561390844578</text:p>
              </table:table-cell>
              <table:table-cell office:value-type="float" office:value="0.00753809464075">
                <text:p>0.00753809464075</text:p>
              </table:table-cell>
              <table:table-cell office:value-type="float" office:value="0.00309782094786">
                <text:p>0.00309782094786</text:p>
              </table:table-cell>
              <table:table-cell office:value-type="float" office:value="0.00387065947007">
                <text:p>0.00387065947007</text:p>
              </table:table-cell>
              <table:table-cell office:value-type="float" office:value="0.00730112151797">
                <text:p>0.00730112151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04530344985">
                <text:p>0.00304530344985</text:p>
              </table:table-cell>
              <table:table-cell office:value-type="float" office:value="0.00323322604367">
                <text:p>0.00323322604367</text:p>
              </table:table-cell>
              <table:table-cell office:value-type="float" office:value="0.00566893970946">
                <text:p>0.00566893970946</text:p>
              </table:table-cell>
              <table:table-cell office:value-type="float" office:value="0.00732548514706">
                <text:p>0.00732548514706</text:p>
              </table:table-cell>
              <table:table-cell office:value-type="float" office:value="0.0030217489575">
                <text:p>0.0030217489575</text:p>
              </table:table-cell>
              <table:table-cell office:value-type="float" office:value="0.00382908545321">
                <text:p>0.00382908545321</text:p>
              </table:table-cell>
              <table:table-cell office:value-type="float" office:value="0.0071229187964">
                <text:p>0.0071229187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275757397213">
                <text:p>0.00275757397213</text:p>
              </table:table-cell>
              <table:table-cell office:value-type="float" office:value="0.00313769114947">
                <text:p>0.00313769114947</text:p>
              </table:table-cell>
              <table:table-cell office:value-type="float" office:value="0.0053009299344">
                <text:p>0.0053009299344</text:p>
              </table:table-cell>
              <table:table-cell office:value-type="float" office:value="0.00733558320167">
                <text:p>0.00733558320167</text:p>
              </table:table-cell>
              <table:table-cell office:value-type="float" office:value="0.00297476572022">
                <text:p>0.00297476572022</text:p>
              </table:table-cell>
              <table:table-cell office:value-type="float" office:value="0.00383061761796">
                <text:p>0.00383061761796</text:p>
              </table:table-cell>
              <table:table-cell office:value-type="float" office:value="0.00671009524455">
                <text:p>0.00671009524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293158969405">
                <text:p>0.00293158969405</text:p>
              </table:table-cell>
              <table:table-cell office:value-type="float" office:value="0.00359738371301">
                <text:p>0.00359738371301</text:p>
              </table:table-cell>
              <table:table-cell office:value-type="float" office:value="0.00556271259788">
                <text:p>0.00556271259788</text:p>
              </table:table-cell>
              <table:table-cell office:value-type="float" office:value="0.0072145398572">
                <text:p>0.0072145398572</text:p>
              </table:table-cell>
              <table:table-cell office:value-type="float" office:value="0.00319853197791">
                <text:p>0.00319853197791</text:p>
              </table:table-cell>
              <table:table-cell office:value-type="float" office:value="0.00384187881289">
                <text:p>0.00384187881289</text:p>
              </table:table-cell>
              <table:table-cell office:value-type="float" office:value="0.00680354178433">
                <text:p>0.00680354178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28919111025">
                <text:p>0.0028919111025</text:p>
              </table:table-cell>
              <table:table-cell office:value-type="float" office:value="0.00337051003327">
                <text:p>0.00337051003327</text:p>
              </table:table-cell>
              <table:table-cell office:value-type="float" office:value="0.00563320033485">
                <text:p>0.00563320033485</text:p>
              </table:table-cell>
              <table:table-cell office:value-type="float" office:value="0.00746136339873">
                <text:p>0.00746136339873</text:p>
              </table:table-cell>
              <table:table-cell office:value-type="float" office:value="0.00299753423075">
                <text:p>0.00299753423075</text:p>
              </table:table-cell>
              <table:table-cell office:value-type="float" office:value="0.00388012891711">
                <text:p>0.00388012891711</text:p>
              </table:table-cell>
              <table:table-cell office:value-type="float" office:value="0.00671473867169">
                <text:p>0.00671473867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289200869186">
                <text:p>0.00289200869186</text:p>
              </table:table-cell>
              <table:table-cell office:value-type="float" office:value="0.0031941425378">
                <text:p>0.0031941425378</text:p>
              </table:table-cell>
              <table:table-cell office:value-type="float" office:value="0.00523952729355">
                <text:p>0.00523952729355</text:p>
              </table:table-cell>
              <table:table-cell office:value-type="float" office:value="0.00709417012107">
                <text:p>0.00709417012107</text:p>
              </table:table-cell>
              <table:table-cell office:value-type="float" office:value="0.00312059697058">
                <text:p>0.00312059697058</text:p>
              </table:table-cell>
              <table:table-cell office:value-type="float" office:value="0.00362094697936">
                <text:p>0.00362094697936</text:p>
              </table:table-cell>
              <table:table-cell office:value-type="float" office:value="0.00657530328518">
                <text:p>0.00657530328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296404704727">
                <text:p>0.00296404704727</text:p>
              </table:table-cell>
              <table:table-cell office:value-type="float" office:value="0.00295472940577">
                <text:p>0.00295472940577</text:p>
              </table:table-cell>
              <table:table-cell office:value-type="float" office:value="0.00503705805283">
                <text:p>0.00503705805283</text:p>
              </table:table-cell>
              <table:table-cell office:value-type="float" office:value="0.00698264700244">
                <text:p>0.00698264700244</text:p>
              </table:table-cell>
              <table:table-cell office:value-type="float" office:value="0.00310557864844">
                <text:p>0.00310557864844</text:p>
              </table:table-cell>
              <table:table-cell office:value-type="float" office:value="0.00377629514061">
                <text:p>0.00377629514061</text:p>
              </table:table-cell>
              <table:table-cell office:value-type="float" office:value="0.00644244691719">
                <text:p>0.00644244691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295081205318">
                <text:p>0.00295081205318</text:p>
              </table:table-cell>
              <table:table-cell office:value-type="float" office:value="0.00308187615926">
                <text:p>0.00308187615926</text:p>
              </table:table-cell>
              <table:table-cell office:value-type="float" office:value="0.00509869027375">
                <text:p>0.00509869027375</text:p>
              </table:table-cell>
              <table:table-cell office:value-type="float" office:value="0.00719860530279">
                <text:p>0.00719860530279</text:p>
              </table:table-cell>
              <table:table-cell office:value-type="float" office:value="0.00308793755503">
                <text:p>0.00308793755503</text:p>
              </table:table-cell>
              <table:table-cell office:value-type="float" office:value="0.00363719355654">
                <text:p>0.00363719355654</text:p>
              </table:table-cell>
              <table:table-cell office:value-type="float" office:value="0.00668177669146">
                <text:p>0.00668177669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26226625566">
                <text:p>0.0026226625566</text:p>
              </table:table-cell>
              <table:table-cell office:value-type="float" office:value="0.00279705883475">
                <text:p>0.00279705883475</text:p>
              </table:table-cell>
              <table:table-cell office:value-type="float" office:value="0.00471636220883">
                <text:p>0.00471636220883</text:p>
              </table:table-cell>
              <table:table-cell office:value-type="float" office:value="0.00640328254345">
                <text:p>0.00640328254345</text:p>
              </table:table-cell>
              <table:table-cell office:value-type="float" office:value="0.00264483805202">
                <text:p>0.00264483805202</text:p>
              </table:table-cell>
              <table:table-cell office:value-type="float" office:value="0.00317322899913">
                <text:p>0.00317322899913</text:p>
              </table:table-cell>
              <table:table-cell office:value-type="float" office:value="0.0062273576513">
                <text:p>0.00622735765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272560770054">
                <text:p>0.00272560770054</text:p>
              </table:table-cell>
              <table:table-cell office:value-type="float" office:value="0.00319410596432">
                <text:p>0.00319410596432</text:p>
              </table:table-cell>
              <table:table-cell office:value-type="float" office:value="0.00504653338091">
                <text:p>0.00504653338091</text:p>
              </table:table-cell>
              <table:table-cell office:value-type="float" office:value="0.00707054458335">
                <text:p>0.00707054458335</text:p>
              </table:table-cell>
              <table:table-cell office:value-type="float" office:value="0.00316410954964">
                <text:p>0.00316410954964</text:p>
              </table:table-cell>
              <table:table-cell office:value-type="float" office:value="0.00358187482475">
                <text:p>0.00358187482475</text:p>
              </table:table-cell>
              <table:table-cell office:value-type="float" office:value="0.00666912736736">
                <text:p>0.00666912736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239832543936">
                <text:p>0.00239832543936</text:p>
              </table:table-cell>
              <table:table-cell office:value-type="float" office:value="0.00300065598256">
                <text:p>0.00300065598256</text:p>
              </table:table-cell>
              <table:table-cell office:value-type="float" office:value="0.00496605809774">
                <text:p>0.00496605809774</text:p>
              </table:table-cell>
              <table:table-cell office:value-type="float" office:value="0.00659789828782">
                <text:p>0.00659789828782</text:p>
              </table:table-cell>
              <table:table-cell office:value-type="float" office:value="0.00275774177801">
                <text:p>0.00275774177801</text:p>
              </table:table-cell>
              <table:table-cell office:value-type="float" office:value="0.00335541855223">
                <text:p>0.00335541855223</text:p>
              </table:table-cell>
              <table:table-cell office:value-type="float" office:value="0.00630729041094">
                <text:p>0.00630729041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2902088679">
                <text:p>0.002902088679</text:p>
              </table:table-cell>
              <table:table-cell office:value-type="float" office:value="0.00312706478667">
                <text:p>0.00312706478667</text:p>
              </table:table-cell>
              <table:table-cell office:value-type="float" office:value="0.00498663677861">
                <text:p>0.00498663677861</text:p>
              </table:table-cell>
              <table:table-cell office:value-type="float" office:value="0.00689570300524">
                <text:p>0.00689570300524</text:p>
              </table:table-cell>
              <table:table-cell office:value-type="float" office:value="0.00310290318737">
                <text:p>0.00310290318737</text:p>
              </table:table-cell>
              <table:table-cell office:value-type="float" office:value="0.00368676721153">
                <text:p>0.00368676721153</text:p>
              </table:table-cell>
              <table:table-cell office:value-type="float" office:value="0.00647126905587">
                <text:p>0.00647126905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307405558594">
                <text:p>0.00307405558594</text:p>
              </table:table-cell>
              <table:table-cell office:value-type="float" office:value="0.00317557461765">
                <text:p>0.00317557461765</text:p>
              </table:table-cell>
              <table:table-cell office:value-type="float" office:value="0.00515556339175">
                <text:p>0.00515556339175</text:p>
              </table:table-cell>
              <table:table-cell office:value-type="float" office:value="0.00672614805956">
                <text:p>0.00672614805956</text:p>
              </table:table-cell>
              <table:table-cell office:value-type="float" office:value="0.00335850739763">
                <text:p>0.00335850739763</text:p>
              </table:table-cell>
              <table:table-cell office:value-type="float" office:value="0.00378530800615">
                <text:p>0.00378530800615</text:p>
              </table:table-cell>
              <table:table-cell office:value-type="float" office:value="0.00666205408168">
                <text:p>0.00666205408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254002540348">
                <text:p>0.00254002540348</text:p>
              </table:table-cell>
              <table:table-cell office:value-type="float" office:value="0.00293689341276">
                <text:p>0.00293689341276</text:p>
              </table:table-cell>
              <table:table-cell office:value-type="float" office:value="0.00467295493473">
                <text:p>0.00467295493473</text:p>
              </table:table-cell>
              <table:table-cell office:value-type="float" office:value="0.00640161183673">
                <text:p>0.00640161183673</text:p>
              </table:table-cell>
              <table:table-cell office:value-type="float" office:value="0.00310903333045">
                <text:p>0.00310903333045</text:p>
              </table:table-cell>
              <table:table-cell office:value-type="float" office:value="0.00329916416495">
                <text:p>0.00329916416495</text:p>
              </table:table-cell>
              <table:table-cell office:value-type="float" office:value="0.00592037692666">
                <text:p>0.00592037692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25473298542">
                <text:p>0.0025473298542</text:p>
              </table:table-cell>
              <table:table-cell office:value-type="float" office:value="0.00305135574225">
                <text:p>0.00305135574225</text:p>
              </table:table-cell>
              <table:table-cell office:value-type="float" office:value="0.0044213171104">
                <text:p>0.0044213171104</text:p>
              </table:table-cell>
              <table:table-cell office:value-type="float" office:value="0.00600307978885">
                <text:p>0.00600307978885</text:p>
              </table:table-cell>
              <table:table-cell office:value-type="float" office:value="0.00274979991358">
                <text:p>0.00274979991358</text:p>
              </table:table-cell>
              <table:table-cell office:value-type="float" office:value="0.00318473653549">
                <text:p>0.00318473653549</text:p>
              </table:table-cell>
              <table:table-cell office:value-type="float" office:value="0.00598357200234">
                <text:p>0.00598357200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26614285546">
                <text:p>0.0026614285546</text:p>
              </table:table-cell>
              <table:table-cell office:value-type="float" office:value="0.00259946168318">
                <text:p>0.00259946168318</text:p>
              </table:table-cell>
              <table:table-cell office:value-type="float" office:value="0.0045840604101">
                <text:p>0.0045840604101</text:p>
              </table:table-cell>
              <table:table-cell office:value-type="float" office:value="0.00649147307088">
                <text:p>0.00649147307088</text:p>
              </table:table-cell>
              <table:table-cell office:value-type="float" office:value="0.00283613433677">
                <text:p>0.00283613433677</text:p>
              </table:table-cell>
              <table:table-cell office:value-type="float" office:value="0.00360639486608">
                <text:p>0.00360639486608</text:p>
              </table:table-cell>
              <table:table-cell office:value-type="float" office:value="0.00605404827169">
                <text:p>0.00605404827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25641369273">
                <text:p>0.0025641369273</text:p>
              </table:table-cell>
              <table:table-cell office:value-type="float" office:value="0.00287080649191">
                <text:p>0.00287080649191</text:p>
              </table:table-cell>
              <table:table-cell office:value-type="float" office:value="0.00469558631807">
                <text:p>0.00469558631807</text:p>
              </table:table-cell>
              <table:table-cell office:value-type="float" office:value="0.00618755804139">
                <text:p>0.00618755804139</text:p>
              </table:table-cell>
              <table:table-cell office:value-type="float" office:value="0.00270054861036">
                <text:p>0.00270054861036</text:p>
              </table:table-cell>
              <table:table-cell office:value-type="float" office:value="0.00346829262246">
                <text:p>0.00346829262246</text:p>
              </table:table-cell>
              <table:table-cell office:value-type="float" office:value="0.00634415017754">
                <text:p>0.00634415017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24281695825">
                <text:p>0.0024281695825</text:p>
              </table:table-cell>
              <table:table-cell office:value-type="float" office:value="0.00281169909433">
                <text:p>0.00281169909433</text:p>
              </table:table-cell>
              <table:table-cell office:value-type="float" office:value="0.00456801349748">
                <text:p>0.00456801349748</text:p>
              </table:table-cell>
              <table:table-cell office:value-type="float" office:value="0.005947624108">
                <text:p>0.005947624108</text:p>
              </table:table-cell>
              <table:table-cell office:value-type="float" office:value="0.00272337748715">
                <text:p>0.00272337748715</text:p>
              </table:table-cell>
              <table:table-cell office:value-type="float" office:value="0.00312051716646">
                <text:p>0.00312051716646</text:p>
              </table:table-cell>
              <table:table-cell office:value-type="float" office:value="0.00603348809436">
                <text:p>0.0060334880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266281827036">
                <text:p>0.00266281827036</text:p>
              </table:table-cell>
              <table:table-cell office:value-type="float" office:value="0.00270383143726">
                <text:p>0.00270383143726</text:p>
              </table:table-cell>
              <table:table-cell office:value-type="float" office:value="0.0044595860312">
                <text:p>0.0044595860312</text:p>
              </table:table-cell>
              <table:table-cell office:value-type="float" office:value="0.00599203157527">
                <text:p>0.00599203157527</text:p>
              </table:table-cell>
              <table:table-cell office:value-type="float" office:value="0.00272934669568">
                <text:p>0.00272934669568</text:p>
              </table:table-cell>
              <table:table-cell office:value-type="float" office:value="0.00313497538843">
                <text:p>0.00313497538843</text:p>
              </table:table-cell>
              <table:table-cell office:value-type="float" office:value="0.00573808355081">
                <text:p>0.00573808355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255179238247">
                <text:p>0.00255179238247</text:p>
              </table:table-cell>
              <table:table-cell office:value-type="float" office:value="0.00273648780695">
                <text:p>0.00273648780695</text:p>
              </table:table-cell>
              <table:table-cell office:value-type="float" office:value="0.00441846401905">
                <text:p>0.00441846401905</text:p>
              </table:table-cell>
              <table:table-cell office:value-type="float" office:value="0.00575855624088">
                <text:p>0.00575855624088</text:p>
              </table:table-cell>
              <table:table-cell office:value-type="float" office:value="0.0027550554006">
                <text:p>0.0027550554006</text:p>
              </table:table-cell>
              <table:table-cell office:value-type="float" office:value="0.00312045284538">
                <text:p>0.00312045284538</text:p>
              </table:table-cell>
              <table:table-cell office:value-type="float" office:value="0.00571574710399">
                <text:p>0.00571574710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077cm" svg:height="18.913cm" xlink:href=".." xlink:type="simple" chart:class="chart:scatter" chart:style-name="ch1">
        <chart:legend chart:legend-position="end" svg:x="26.172cm" svg:y="7.663cm" style:legend-expansion="high" chart:style-name="ch2"/>
        <chart:plot-area chart:style-name="ch3" table:cell-range-address="Sheet1.A107:Sheet1.H207" chart:data-source-has-labels="row" svg:x="1.592cm" svg:y="0.378cm" svg:width="23.999cm" svg:height="17.176cm">
          <chartooo:coordinate-region svg:x="2.822cm" svg:y="0.578cm" svg:width="22.305cm" svg:height="16.329cm"/>
          <chart:axis chart:dimension="x" chart:name="primary-x" chart:style-name="ch4">
            <chart:title svg:x="13.071cm" svg:y="17.932cm" chart:style-name="ch5">
              <text:p>Epoch</text:p>
            </chart:title>
          </chart:axis>
          <chart:axis chart:dimension="y" chart:name="primary-y" chart:style-name="ch6">
            <chart:title svg:x="0.451cm" svg:y="10.796cm" chart:style-name="ch7">
              <text:p>Validation Set Error Rate</text:p>
            </chart:title>
            <chart:grid chart:style-name="ch8" chart:class="major"/>
          </chart:axis>
          <chart:series chart:style-name="ch9" chart:values-cell-range-address="Sheet1.B108:Sheet1.B207" chart:label-cell-address="Sheet1.B107:Sheet1.B107" chart:class="chart:scatter">
            <chart:domain table:cell-range-address="Sheet1.A108:Sheet1.A207"/>
            <chart:data-point chart:repeated="100"/>
          </chart:series>
          <chart:series chart:style-name="ch10" chart:values-cell-range-address="Sheet1.C108:Sheet1.C207" chart:label-cell-address="Sheet1.C107:Sheet1.C107" chart:class="chart:scatter">
            <chart:data-point chart:repeated="100"/>
          </chart:series>
          <chart:series chart:style-name="ch11" chart:values-cell-range-address="Sheet1.D108:Sheet1.D207" chart:label-cell-address="Sheet1.D107:Sheet1.D107" chart:class="chart:scatter">
            <chart:data-point chart:repeated="100"/>
          </chart:series>
          <chart:series chart:style-name="ch12" chart:values-cell-range-address="Sheet1.E108:Sheet1.E207" chart:label-cell-address="Sheet1.E107:Sheet1.E107" chart:class="chart:scatter">
            <chart:data-point chart:repeated="100"/>
          </chart:series>
          <chart:series chart:style-name="ch13" chart:values-cell-range-address="Sheet1.F108:Sheet1.F207" chart:label-cell-address="Sheet1.F107:Sheet1.F107" chart:class="chart:scatter">
            <chart:data-point chart:repeated="100"/>
          </chart:series>
          <chart:series chart:style-name="ch14" chart:values-cell-range-address="Sheet1.G108:Sheet1.G207" chart:label-cell-address="Sheet1.G107:Sheet1.G107" chart:class="chart:scatter">
            <chart:data-point chart:repeated="100"/>
          </chart:series>
          <chart:series chart:style-name="ch15" chart:values-cell-range-address="Sheet1.H108:Sheet1.H207" chart:label-cell-address="Sheet1.H107:Sheet1.H107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=1</text:p>
                <draw:g>
                  <svg:desc>Sheet1.B107:Sheet1.B107</svg:desc>
                </draw:g>
              </table:table-cell>
              <table:table-cell office:value-type="string">
                <text:p>Alpha=2</text:p>
                <draw:g>
                  <svg:desc>Sheet1.C107:Sheet1.C107</svg:desc>
                </draw:g>
              </table:table-cell>
              <table:table-cell office:value-type="string">
                <text:p>Alpha=4</text:p>
                <draw:g>
                  <svg:desc>Sheet1.D107:Sheet1.D107</svg:desc>
                </draw:g>
              </table:table-cell>
              <table:table-cell office:value-type="string">
                <text:p>Alpha=8</text:p>
                <draw:g>
                  <svg:desc>Sheet1.E107:Sheet1.E107</svg:desc>
                </draw:g>
              </table:table-cell>
              <table:table-cell office:value-type="string">
                <text:p>Alpha=0.5</text:p>
                <draw:g>
                  <svg:desc>Sheet1.F107:Sheet1.F107</svg:desc>
                </draw:g>
              </table:table-cell>
              <table:table-cell office:value-type="string">
                <text:p>Alpha=0.2</text:p>
                <draw:g>
                  <svg:desc>Sheet1.G107:Sheet1.G107</svg:desc>
                </draw:g>
              </table:table-cell>
              <table:table-cell office:value-type="string">
                <text:p>Alpha=0.1</text:p>
                <draw:g>
                  <svg:desc>Sheet1.H107:Sheet1.H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8:Sheet1.A207</svg:desc>
                </draw:g>
              </table:table-cell>
              <table:table-cell office:value-type="float" office:value="0.0476999995299">
                <text:p>0.0476999995299</text:p>
                <draw:g>
                  <svg:desc>Sheet1.B108:Sheet1.B207</svg:desc>
                </draw:g>
              </table:table-cell>
              <table:table-cell office:value-type="float" office:value="0.0641999997385">
                <text:p>0.0641999997385</text:p>
                <draw:g>
                  <svg:desc>Sheet1.C108:Sheet1.C207</svg:desc>
                </draw:g>
              </table:table-cell>
              <table:table-cell office:value-type="float" office:value="0.083500000108">
                <text:p>0.083500000108</text:p>
                <draw:g>
                  <svg:desc>Sheet1.D108:Sheet1.D207</svg:desc>
                </draw:g>
              </table:table-cell>
              <table:table-cell office:value-type="float" office:value="0.0825999999605">
                <text:p>0.0825999999605</text:p>
                <draw:g>
                  <svg:desc>Sheet1.E108:Sheet1.E207</svg:desc>
                </draw:g>
              </table:table-cell>
              <table:table-cell office:value-type="float" office:value="0.0522999997623">
                <text:p>0.0522999997623</text:p>
                <draw:g>
                  <svg:desc>Sheet1.F108:Sheet1.F207</svg:desc>
                </draw:g>
              </table:table-cell>
              <table:table-cell office:value-type="float" office:value="0.0668999996223">
                <text:p>0.0668999996223</text:p>
                <draw:g>
                  <svg:desc>Sheet1.G108:Sheet1.G207</svg:desc>
                </draw:g>
              </table:table-cell>
              <table:table-cell office:value-type="float" office:value="0.0918999995105">
                <text:p>0.0918999995105</text:p>
                <draw:g>
                  <svg:desc>Sheet1.H108:Sheet1.H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96999999322">
                <text:p>0.0496999999322</text:p>
              </table:table-cell>
              <table:table-cell office:value-type="float" office:value="0.0566999995336">
                <text:p>0.0566999995336</text:p>
              </table:table-cell>
              <table:table-cell office:value-type="float" office:value="0.086899999883">
                <text:p>0.086899999883</text:p>
              </table:table-cell>
              <table:table-cell office:value-type="float" office:value="0.0876999999583">
                <text:p>0.0876999999583</text:p>
              </table:table-cell>
              <table:table-cell office:value-type="float" office:value="0.0435999997333">
                <text:p>0.0435999997333</text:p>
              </table:table-cell>
              <table:table-cell office:value-type="float" office:value="0.0549999996275">
                <text:p>0.0549999996275</text:p>
              </table:table-cell>
              <table:table-cell office:value-type="float" office:value="0.0736999997683">
                <text:p>0.0736999997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22999995388">
                <text:p>0.0322999995388</text:p>
              </table:table-cell>
              <table:table-cell office:value-type="float" office:value="0.0440999998152">
                <text:p>0.0440999998152</text:p>
              </table:table-cell>
              <table:table-cell office:value-type="float" office:value="0.0769999998249">
                <text:p>0.0769999998249</text:p>
              </table:table-cell>
              <table:table-cell office:value-type="float" office:value="0.0783999995887">
                <text:p>0.0783999995887</text:p>
              </table:table-cell>
              <table:table-cell office:value-type="float" office:value="0.0342999997921">
                <text:p>0.0342999997921</text:p>
              </table:table-cell>
              <table:table-cell office:value-type="float" office:value="0.0459999997169">
                <text:p>0.0459999997169</text:p>
              </table:table-cell>
              <table:table-cell office:value-type="float" office:value="0.0643000000156">
                <text:p>0.0643000000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22999997437">
                <text:p>0.0322999997437</text:p>
              </table:table-cell>
              <table:table-cell office:value-type="float" office:value="0.0414999996312">
                <text:p>0.0414999996312</text:p>
              </table:table-cell>
              <table:table-cell office:value-type="float" office:value="0.0706999999657">
                <text:p>0.0706999999657</text:p>
              </table:table-cell>
              <table:table-cell office:value-type="float" office:value="0.0783999999613">
                <text:p>0.0783999999613</text:p>
              </table:table-cell>
              <table:table-cell office:value-type="float" office:value="0.0348999997415">
                <text:p>0.0348999997415</text:p>
              </table:table-cell>
              <table:table-cell office:value-type="float" office:value="0.0434999996983">
                <text:p>0.0434999996983</text:p>
              </table:table-cell>
              <table:table-cell office:value-type="float" office:value="0.0607000000775">
                <text:p>0.0607000000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94999996945">
                <text:p>0.0294999996945</text:p>
              </table:table-cell>
              <table:table-cell office:value-type="float" office:value="0.0363999996521">
                <text:p>0.0363999996521</text:p>
              </table:table-cell>
              <table:table-cell office:value-type="float" office:value="0.0651999996975">
                <text:p>0.0651999996975</text:p>
              </table:table-cell>
              <table:table-cell office:value-type="float" office:value="0.0750999999233">
                <text:p>0.0750999999233</text:p>
              </table:table-cell>
              <table:table-cell office:value-type="float" office:value="0.0332999995165">
                <text:p>0.0332999995165</text:p>
              </table:table-cell>
              <table:table-cell office:value-type="float" office:value="0.0392999997549">
                <text:p>0.0392999997549</text:p>
              </table:table-cell>
              <table:table-cell office:value-type="float" office:value="0.0563999994472">
                <text:p>0.0563999994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17999996804">
                <text:p>0.0317999996804</text:p>
              </table:table-cell>
              <table:table-cell office:value-type="float" office:value="0.0350999994762">
                <text:p>0.0350999994762</text:p>
              </table:table-cell>
              <table:table-cell office:value-type="float" office:value="0.0593999997899">
                <text:p>0.0593999997899</text:p>
              </table:table-cell>
              <table:table-cell office:value-type="float" office:value="0.0754999998584">
                <text:p>0.0754999998584</text:p>
              </table:table-cell>
              <table:table-cell office:value-type="float" office:value="0.0318999996036">
                <text:p>0.0318999996036</text:p>
              </table:table-cell>
              <table:table-cell office:value-type="float" office:value="0.038499999661">
                <text:p>0.038499999661</text:p>
              </table:table-cell>
              <table:table-cell office:value-type="float" office:value="0.0517999998294">
                <text:p>0.0517999998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99999996088">
                <text:p>0.0299999996088</text:p>
              </table:table-cell>
              <table:table-cell office:value-type="float" office:value="0.0344999997504">
                <text:p>0.0344999997504</text:p>
              </table:table-cell>
              <table:table-cell office:value-type="float" office:value="0.0543999996781">
                <text:p>0.0543999996781</text:p>
              </table:table-cell>
              <table:table-cell office:value-type="float" office:value="0.0763999998942">
                <text:p>0.0763999998942</text:p>
              </table:table-cell>
              <table:table-cell office:value-type="float" office:value="0.0296999997087">
                <text:p>0.0296999997087</text:p>
              </table:table-cell>
              <table:table-cell office:value-type="float" office:value="0.0370999995619">
                <text:p>0.0370999995619</text:p>
              </table:table-cell>
              <table:table-cell office:value-type="float" office:value="0.04949999962">
                <text:p>0.0494999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91999995522">
                <text:p>0.0291999995522</text:p>
              </table:table-cell>
              <table:table-cell office:value-type="float" office:value="0.0314999997243">
                <text:p>0.0314999997243</text:p>
              </table:table-cell>
              <table:table-cell office:value-type="float" office:value="0.0525999998301">
                <text:p>0.0525999998301</text:p>
              </table:table-cell>
              <table:table-cell office:value-type="float" office:value="0.0735000001453">
                <text:p>0.0735000001453</text:p>
              </table:table-cell>
              <table:table-cell office:value-type="float" office:value="0.0287999995425">
                <text:p>0.0287999995425</text:p>
              </table:table-cell>
              <table:table-cell office:value-type="float" office:value="0.035299999658">
                <text:p>0.035299999658</text:p>
              </table:table-cell>
              <table:table-cell office:value-type="float" office:value="0.0472999997437">
                <text:p>0.0472999997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294999996573">
                <text:p>0.0294999996573</text:p>
              </table:table-cell>
              <table:table-cell office:value-type="float" office:value="0.0321999995224">
                <text:p>0.0321999995224</text:p>
              </table:table-cell>
              <table:table-cell office:value-type="float" office:value="0.0479999996163">
                <text:p>0.0479999996163</text:p>
              </table:table-cell>
              <table:table-cell office:value-type="float" office:value="0.0692999998108">
                <text:p>0.0692999998108</text:p>
              </table:table-cell>
              <table:table-cell office:value-type="float" office:value="0.0296999995783">
                <text:p>0.0296999995783</text:p>
              </table:table-cell>
              <table:table-cell office:value-type="float" office:value="0.0350999996066">
                <text:p>0.0350999996066</text:p>
              </table:table-cell>
              <table:table-cell office:value-type="float" office:value="0.0465999997966">
                <text:p>0.0465999997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91999996454">
                <text:p>0.0291999996454</text:p>
              </table:table-cell>
              <table:table-cell office:value-type="float" office:value="0.0319999996386">
                <text:p>0.0319999996386</text:p>
              </table:table-cell>
              <table:table-cell office:value-type="float" office:value="0.0466999996826">
                <text:p>0.0466999996826</text:p>
              </table:table-cell>
              <table:table-cell office:value-type="float" office:value="0.0673999997601">
                <text:p>0.0673999997601</text:p>
              </table:table-cell>
              <table:table-cell office:value-type="float" office:value="0.0299999997206">
                <text:p>0.0299999997206</text:p>
              </table:table-cell>
              <table:table-cell office:value-type="float" office:value="0.034899999667">
                <text:p>0.034899999667</text:p>
              </table:table-cell>
              <table:table-cell office:value-type="float" office:value="0.0443999997154">
                <text:p>0.0443999997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28699999582">
                <text:p>0.028699999582</text:p>
              </table:table-cell>
              <table:table-cell office:value-type="float" office:value="0.028599999696">
                <text:p>0.028599999696</text:p>
              </table:table-cell>
              <table:table-cell office:value-type="float" office:value="0.0453999997489">
                <text:p>0.0453999997489</text:p>
              </table:table-cell>
              <table:table-cell office:value-type="float" office:value="0.0651999997534">
                <text:p>0.0651999997534</text:p>
              </table:table-cell>
              <table:table-cell office:value-type="float" office:value="0.0286999996565">
                <text:p>0.0286999996565</text:p>
              </table:table-cell>
              <table:table-cell office:value-type="float" office:value="0.0336999996379">
                <text:p>0.0336999996379</text:p>
              </table:table-cell>
              <table:table-cell office:value-type="float" office:value="0.0435999998264">
                <text:p>0.0435999998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94999996945">
                <text:p>0.0294999996945</text:p>
              </table:table-cell>
              <table:table-cell office:value-type="float" office:value="0.0295999996364">
                <text:p>0.0295999996364</text:p>
              </table:table-cell>
              <table:table-cell office:value-type="float" office:value="0.0407999995723">
                <text:p>0.0407999995723</text:p>
              </table:table-cell>
              <table:table-cell office:value-type="float" office:value="0.0575999995694">
                <text:p>0.0575999995694</text:p>
              </table:table-cell>
              <table:table-cell office:value-type="float" office:value="0.0274999996275">
                <text:p>0.0274999996275</text:p>
              </table:table-cell>
              <table:table-cell office:value-type="float" office:value="0.0343999997713">
                <text:p>0.0343999997713</text:p>
              </table:table-cell>
              <table:table-cell office:value-type="float" office:value="0.0422999998368">
                <text:p>0.0422999998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280999996886">
                <text:p>0.0280999996886</text:p>
              </table:table-cell>
              <table:table-cell office:value-type="float" office:value="0.0303999996372">
                <text:p>0.0303999996372</text:p>
              </table:table-cell>
              <table:table-cell office:value-type="float" office:value="0.0413999996334">
                <text:p>0.0413999996334</text:p>
              </table:table-cell>
              <table:table-cell office:value-type="float" office:value="0.0619999997877">
                <text:p>0.0619999997877</text:p>
              </table:table-cell>
              <table:table-cell office:value-type="float" office:value="0.0293999996409">
                <text:p>0.0293999996409</text:p>
              </table:table-cell>
              <table:table-cell office:value-type="float" office:value="0.0325999996252">
                <text:p>0.0325999996252</text:p>
              </table:table-cell>
              <table:table-cell office:value-type="float" office:value="0.0407999995537">
                <text:p>0.0407999995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85999996401">
                <text:p>0.0285999996401</text:p>
              </table:table-cell>
              <table:table-cell office:value-type="float" office:value="0.0294999996573">
                <text:p>0.0294999996573</text:p>
              </table:table-cell>
              <table:table-cell office:value-type="float" office:value="0.0400999997742">
                <text:p>0.0400999997742</text:p>
              </table:table-cell>
              <table:table-cell office:value-type="float" office:value="0.0538999997079">
                <text:p>0.0538999997079</text:p>
              </table:table-cell>
              <table:table-cell office:value-type="float" office:value="0.0251999996789">
                <text:p>0.0251999996789</text:p>
              </table:table-cell>
              <table:table-cell office:value-type="float" office:value="0.0323999996297">
                <text:p>0.0323999996297</text:p>
              </table:table-cell>
              <table:table-cell office:value-type="float" office:value="0.0396999997646">
                <text:p>0.0396999997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9599999506">
                <text:p>0.029599999506</text:p>
              </table:table-cell>
              <table:table-cell office:value-type="float" office:value="0.0271999995783">
                <text:p>0.0271999995783</text:p>
              </table:table-cell>
              <table:table-cell office:value-type="float" office:value="0.0338999996521">
                <text:p>0.0338999996521</text:p>
              </table:table-cell>
              <table:table-cell office:value-type="float" office:value="0.0478999998793">
                <text:p>0.0478999998793</text:p>
              </table:table-cell>
              <table:table-cell office:value-type="float" office:value="0.0269999995269">
                <text:p>0.0269999995269</text:p>
              </table:table-cell>
              <table:table-cell office:value-type="float" office:value="0.0321999996342">
                <text:p>0.0321999996342</text:p>
              </table:table-cell>
              <table:table-cell office:value-type="float" office:value="0.0380999997631">
                <text:p>0.0380999997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8299999591">
                <text:p>0.028299999591</text:p>
              </table:table-cell>
              <table:table-cell office:value-type="float" office:value="0.0274999996461">
                <text:p>0.0274999996461</text:p>
              </table:table-cell>
              <table:table-cell office:value-type="float" office:value="0.0354999997467">
                <text:p>0.0354999997467</text:p>
              </table:table-cell>
              <table:table-cell office:value-type="float" office:value="0.0463999996334">
                <text:p>0.0463999996334</text:p>
              </table:table-cell>
              <table:table-cell office:value-type="float" office:value="0.0282999996655">
                <text:p>0.0282999996655</text:p>
              </table:table-cell>
              <table:table-cell office:value-type="float" office:value="0.0334999997728">
                <text:p>0.0334999997728</text:p>
              </table:table-cell>
              <table:table-cell office:value-type="float" office:value="0.0401999995485">
                <text:p>0.0401999995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64999995939">
                <text:p>0.0264999995939</text:p>
              </table:table-cell>
              <table:table-cell office:value-type="float" office:value="0.0260999996029">
                <text:p>0.0260999996029</text:p>
              </table:table-cell>
              <table:table-cell office:value-type="float" office:value="0.0352999996394">
                <text:p>0.0352999996394</text:p>
              </table:table-cell>
              <table:table-cell office:value-type="float" office:value="0.0476999995112">
                <text:p>0.0476999995112</text:p>
              </table:table-cell>
              <table:table-cell office:value-type="float" office:value="0.0281999995373">
                <text:p>0.0281999995373</text:p>
              </table:table-cell>
              <table:table-cell office:value-type="float" office:value="0.0316999996081">
                <text:p>0.0316999996081</text:p>
              </table:table-cell>
              <table:table-cell office:value-type="float" office:value="0.0367999997176">
                <text:p>0.0367999997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57999997213">
                <text:p>0.0257999997213</text:p>
              </table:table-cell>
              <table:table-cell office:value-type="float" office:value="0.0272999995761">
                <text:p>0.0272999995761</text:p>
              </table:table-cell>
              <table:table-cell office:value-type="float" office:value="0.0365999996476">
                <text:p>0.0365999996476</text:p>
              </table:table-cell>
              <table:table-cell office:value-type="float" office:value="0.0440999998152">
                <text:p>0.0440999998152</text:p>
              </table:table-cell>
              <table:table-cell office:value-type="float" office:value="0.0260999996774">
                <text:p>0.0260999996774</text:p>
              </table:table-cell>
              <table:table-cell office:value-type="float" office:value="0.0335999998078">
                <text:p>0.0335999998078</text:p>
              </table:table-cell>
              <table:table-cell office:value-type="float" office:value="0.0356999996863">
                <text:p>0.0356999996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28499999661">
                <text:p>0.028499999661</text:p>
              </table:table-cell>
              <table:table-cell office:value-type="float" office:value="0.0279999996535">
                <text:p>0.0279999996535</text:p>
              </table:table-cell>
              <table:table-cell office:value-type="float" office:value="0.0357999995537">
                <text:p>0.0357999995537</text:p>
              </table:table-cell>
              <table:table-cell office:value-type="float" office:value="0.0431999995932">
                <text:p>0.0431999995932</text:p>
              </table:table-cell>
              <table:table-cell office:value-type="float" office:value="0.0257999996282">
                <text:p>0.0257999996282</text:p>
              </table:table-cell>
              <table:table-cell office:value-type="float" office:value="0.0325999996439">
                <text:p>0.0325999996439</text:p>
              </table:table-cell>
              <table:table-cell office:value-type="float" office:value="0.0364999996871">
                <text:p>0.0364999996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277999996021">
                <text:p>0.0277999996021</text:p>
              </table:table-cell>
              <table:table-cell office:value-type="float" office:value="0.0282999996655">
                <text:p>0.0282999996655</text:p>
              </table:table-cell>
              <table:table-cell office:value-type="float" office:value="0.0341999995336">
                <text:p>0.0341999995336</text:p>
              </table:table-cell>
              <table:table-cell office:value-type="float" office:value="0.0434999995679">
                <text:p>0.0434999995679</text:p>
              </table:table-cell>
              <table:table-cell office:value-type="float" office:value="0.0284999996051">
                <text:p>0.0284999996051</text:p>
              </table:table-cell>
              <table:table-cell office:value-type="float" office:value="0.0318999997899">
                <text:p>0.0318999997899</text:p>
              </table:table-cell>
              <table:table-cell office:value-type="float" office:value="0.0373999996297">
                <text:p>0.0373999996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449999962">
                <text:p>0.02449999962</text:p>
              </table:table-cell>
              <table:table-cell office:value-type="float" office:value="0.0266999996454">
                <text:p>0.0266999996454</text:p>
              </table:table-cell>
              <table:table-cell office:value-type="float" office:value="0.032499999702">
                <text:p>0.032499999702</text:p>
              </table:table-cell>
              <table:table-cell office:value-type="float" office:value="0.0395999997668">
                <text:p>0.0395999997668</text:p>
              </table:table-cell>
              <table:table-cell office:value-type="float" office:value="0.0273999995179">
                <text:p>0.0273999995179</text:p>
              </table:table-cell>
              <table:table-cell office:value-type="float" office:value="0.0315999995917">
                <text:p>0.0315999995917</text:p>
              </table:table-cell>
              <table:table-cell office:value-type="float" office:value="0.0364999995939">
                <text:p>0.0364999995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64999996871">
                <text:p>0.0264999996871</text:p>
              </table:table-cell>
              <table:table-cell office:value-type="float" office:value="0.0266999996454">
                <text:p>0.0266999996454</text:p>
              </table:table-cell>
              <table:table-cell office:value-type="float" office:value="0.032499999553">
                <text:p>0.032499999553</text:p>
              </table:table-cell>
              <table:table-cell office:value-type="float" office:value="0.0397999995947">
                <text:p>0.0397999995947</text:p>
              </table:table-cell>
              <table:table-cell office:value-type="float" office:value="0.0263999997452">
                <text:p>0.0263999997452</text:p>
              </table:table-cell>
              <table:table-cell office:value-type="float" office:value="0.0316999996826">
                <text:p>0.0316999996826</text:p>
              </table:table-cell>
              <table:table-cell office:value-type="float" office:value="0.0370999995992">
                <text:p>0.0370999995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258999996446">
                <text:p>0.0258999996446</text:p>
              </table:table-cell>
              <table:table-cell office:value-type="float" office:value="0.0274999996088">
                <text:p>0.0274999996088</text:p>
              </table:table-cell>
              <table:table-cell office:value-type="float" office:value="0.0323999994993">
                <text:p>0.0323999994993</text:p>
              </table:table-cell>
              <table:table-cell office:value-type="float" office:value="0.040899999626">
                <text:p>0.040899999626</text:p>
              </table:table-cell>
              <table:table-cell office:value-type="float" office:value="0.026599999629">
                <text:p>0.026599999629</text:p>
              </table:table-cell>
              <table:table-cell office:value-type="float" office:value="0.0306999995559">
                <text:p>0.0306999995559</text:p>
              </table:table-cell>
              <table:table-cell office:value-type="float" office:value="0.0356999997981">
                <text:p>0.0356999997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242999996617">
                <text:p>0.0242999996617</text:p>
              </table:table-cell>
              <table:table-cell office:value-type="float" office:value="0.0274999996647">
                <text:p>0.0274999996647</text:p>
              </table:table-cell>
              <table:table-cell office:value-type="float" office:value="0.0333999996632">
                <text:p>0.0333999996632</text:p>
              </table:table-cell>
              <table:table-cell office:value-type="float" office:value="0.0399999996647">
                <text:p>0.0399999996647</text:p>
              </table:table-cell>
              <table:table-cell office:value-type="float" office:value="0.0252999997512">
                <text:p>0.0252999997512</text:p>
              </table:table-cell>
              <table:table-cell office:value-type="float" office:value="0.0311999996193">
                <text:p>0.0311999996193</text:p>
              </table:table-cell>
              <table:table-cell office:value-type="float" office:value="0.0352999996766">
                <text:p>0.0352999996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260999996588">
                <text:p>0.0260999996588</text:p>
              </table:table-cell>
              <table:table-cell office:value-type="float" office:value="0.0289999997616">
                <text:p>0.0289999997616</text:p>
              </table:table-cell>
              <table:table-cell office:value-type="float" office:value="0.0327999997139">
                <text:p>0.0327999997139</text:p>
              </table:table-cell>
              <table:table-cell office:value-type="float" office:value="0.0407999996468">
                <text:p>0.0407999996468</text:p>
              </table:table-cell>
              <table:table-cell office:value-type="float" office:value="0.0281999997236">
                <text:p>0.0281999997236</text:p>
              </table:table-cell>
              <table:table-cell office:value-type="float" office:value="0.0280999996141">
                <text:p>0.0280999996141</text:p>
              </table:table-cell>
              <table:table-cell office:value-type="float" office:value="0.0341999995522">
                <text:p>0.0341999995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62999996357">
                <text:p>0.0262999996357</text:p>
              </table:table-cell>
              <table:table-cell office:value-type="float" office:value="0.0257999996468">
                <text:p>0.0257999996468</text:p>
              </table:table-cell>
              <table:table-cell office:value-type="float" office:value="0.0308999996446">
                <text:p>0.0308999996446</text:p>
              </table:table-cell>
              <table:table-cell office:value-type="float" office:value="0.0374999995716">
                <text:p>0.0374999995716</text:p>
              </table:table-cell>
              <table:table-cell office:value-type="float" office:value="0.0273999996856">
                <text:p>0.0273999996856</text:p>
              </table:table-cell>
              <table:table-cell office:value-type="float" office:value="0.0312999995798">
                <text:p>0.0312999995798</text:p>
              </table:table-cell>
              <table:table-cell office:value-type="float" office:value="0.03579999974">
                <text:p>0.03579999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27399999667">
                <text:p>0.027399999667</text:p>
              </table:table-cell>
              <table:table-cell office:value-type="float" office:value="0.0273999996856">
                <text:p>0.0273999996856</text:p>
              </table:table-cell>
              <table:table-cell office:value-type="float" office:value="0.0323999995925">
                <text:p>0.0323999995925</text:p>
              </table:table-cell>
              <table:table-cell office:value-type="float" office:value="0.0378999996744">
                <text:p>0.0378999996744</text:p>
              </table:table-cell>
              <table:table-cell office:value-type="float" office:value="0.027399999667">
                <text:p>0.027399999667</text:p>
              </table:table-cell>
              <table:table-cell office:value-type="float" office:value="0.0310999996029">
                <text:p>0.0310999996029</text:p>
              </table:table-cell>
              <table:table-cell office:value-type="float" office:value="0.0350999996811">
                <text:p>0.0350999996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271999996156">
                <text:p>0.0271999996156</text:p>
              </table:table-cell>
              <table:table-cell office:value-type="float" office:value="0.0270999996364">
                <text:p>0.0270999996364</text:p>
              </table:table-cell>
              <table:table-cell office:value-type="float" office:value="0.0330999995954">
                <text:p>0.0330999995954</text:p>
              </table:table-cell>
              <table:table-cell office:value-type="float" office:value="0.0387999996729">
                <text:p>0.0387999996729</text:p>
              </table:table-cell>
              <table:table-cell office:value-type="float" office:value="0.0255999996699">
                <text:p>0.0255999996699</text:p>
              </table:table-cell>
              <table:table-cell office:value-type="float" office:value="0.0299999997579">
                <text:p>0.0299999997579</text:p>
              </table:table-cell>
              <table:table-cell office:value-type="float" office:value="0.035499999579">
                <text:p>0.035499999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266999997199">
                <text:p>0.0266999997199</text:p>
              </table:table-cell>
              <table:table-cell office:value-type="float" office:value="0.0285999996774">
                <text:p>0.0285999996774</text:p>
              </table:table-cell>
              <table:table-cell office:value-type="float" office:value="0.0310999995656">
                <text:p>0.0310999995656</text:p>
              </table:table-cell>
              <table:table-cell office:value-type="float" office:value="0.0355999996699">
                <text:p>0.0355999996699</text:p>
              </table:table-cell>
              <table:table-cell office:value-type="float" office:value="0.0258999997005">
                <text:p>0.0258999997005</text:p>
              </table:table-cell>
              <table:table-cell office:value-type="float" office:value="0.0313999997266">
                <text:p>0.0313999997266</text:p>
              </table:table-cell>
              <table:table-cell office:value-type="float" office:value="0.0367999998294">
                <text:p>0.0367999998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59999997169">
                <text:p>0.0259999997169</text:p>
              </table:table-cell>
              <table:table-cell office:value-type="float" office:value="0.0264999996684">
                <text:p>0.0264999996684</text:p>
              </table:table-cell>
              <table:table-cell office:value-type="float" office:value="0.0320999996364">
                <text:p>0.0320999996364</text:p>
              </table:table-cell>
              <table:table-cell office:value-type="float" office:value="0.0346999996156">
                <text:p>0.0346999996156</text:p>
              </table:table-cell>
              <table:table-cell office:value-type="float" office:value="0.0265999996848">
                <text:p>0.0265999996848</text:p>
              </table:table-cell>
              <table:table-cell office:value-type="float" office:value="0.0316999994777">
                <text:p>0.0316999994777</text:p>
              </table:table-cell>
              <table:table-cell office:value-type="float" office:value="0.0336999998055">
                <text:p>0.0336999998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256999995746">
                <text:p>0.0256999995746</text:p>
              </table:table-cell>
              <table:table-cell office:value-type="float" office:value="0.025099999588">
                <text:p>0.025099999588</text:p>
              </table:table-cell>
              <table:table-cell office:value-type="float" office:value="0.0308999996074">
                <text:p>0.0308999996074</text:p>
              </table:table-cell>
              <table:table-cell office:value-type="float" office:value="0.0351999996789">
                <text:p>0.0351999996789</text:p>
              </table:table-cell>
              <table:table-cell office:value-type="float" office:value="0.0262999996915">
                <text:p>0.0262999996915</text:p>
              </table:table-cell>
              <table:table-cell office:value-type="float" office:value="0.0314999997616">
                <text:p>0.0314999997616</text:p>
              </table:table-cell>
              <table:table-cell office:value-type="float" office:value="0.0323999997973">
                <text:p>0.0323999997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263999996893">
                <text:p>0.0263999996893</text:p>
              </table:table-cell>
              <table:table-cell office:value-type="float" office:value="0.0240999996103">
                <text:p>0.0240999996103</text:p>
              </table:table-cell>
              <table:table-cell office:value-type="float" office:value="0.0302999997139">
                <text:p>0.0302999997139</text:p>
              </table:table-cell>
              <table:table-cell office:value-type="float" office:value="0.0344999997504">
                <text:p>0.0344999997504</text:p>
              </table:table-cell>
              <table:table-cell office:value-type="float" office:value="0.0269999996945">
                <text:p>0.0269999996945</text:p>
              </table:table-cell>
              <table:table-cell office:value-type="float" office:value="0.0308999997936">
                <text:p>0.0308999997936</text:p>
              </table:table-cell>
              <table:table-cell office:value-type="float" office:value="0.0317999996617">
                <text:p>0.0317999996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264999996871">
                <text:p>0.0264999996871</text:p>
              </table:table-cell>
              <table:table-cell office:value-type="float" office:value="0.0249999996275">
                <text:p>0.0249999996275</text:p>
              </table:table-cell>
              <table:table-cell office:value-type="float" office:value="0.0319999995828">
                <text:p>0.0319999995828</text:p>
              </table:table-cell>
              <table:table-cell office:value-type="float" office:value="0.0355999996327">
                <text:p>0.0355999996327</text:p>
              </table:table-cell>
              <table:table-cell office:value-type="float" office:value="0.027599999588">
                <text:p>0.027599999588</text:p>
              </table:table-cell>
              <table:table-cell office:value-type="float" office:value="0.0290999996662">
                <text:p>0.0290999996662</text:p>
              </table:table-cell>
              <table:table-cell office:value-type="float" office:value="0.0325999995507">
                <text:p>0.0325999995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67999996431">
                <text:p>0.0267999996431</text:p>
              </table:table-cell>
              <table:table-cell office:value-type="float" office:value="0.0268999996409">
                <text:p>0.0268999996409</text:p>
              </table:table-cell>
              <table:table-cell office:value-type="float" office:value="0.0294999996386">
                <text:p>0.0294999996386</text:p>
              </table:table-cell>
              <table:table-cell office:value-type="float" office:value="0.0344999996386">
                <text:p>0.0344999996386</text:p>
              </table:table-cell>
              <table:table-cell office:value-type="float" office:value="0.0276999995857">
                <text:p>0.0276999995857</text:p>
              </table:table-cell>
              <table:table-cell office:value-type="float" office:value="0.0297999995761">
                <text:p>0.0297999995761</text:p>
              </table:table-cell>
              <table:table-cell office:value-type="float" office:value="0.0327999997139">
                <text:p>0.0327999997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68999997713">
                <text:p>0.0268999997713</text:p>
              </table:table-cell>
              <table:table-cell office:value-type="float" office:value="0.0261999996006">
                <text:p>0.0261999996006</text:p>
              </table:table-cell>
              <table:table-cell office:value-type="float" office:value="0.0292999996059">
                <text:p>0.0292999996059</text:p>
              </table:table-cell>
              <table:table-cell office:value-type="float" office:value="0.0356999995932">
                <text:p>0.0356999995932</text:p>
              </table:table-cell>
              <table:table-cell office:value-type="float" office:value="0.0273999995925">
                <text:p>0.0273999995925</text:p>
              </table:table-cell>
              <table:table-cell office:value-type="float" office:value="0.0302999997325">
                <text:p>0.0302999997325</text:p>
              </table:table-cell>
              <table:table-cell office:value-type="float" office:value="0.0322999995761">
                <text:p>0.0322999995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264999997057">
                <text:p>0.0264999997057</text:p>
              </table:table-cell>
              <table:table-cell office:value-type="float" office:value="0.0267999996804">
                <text:p>0.0267999996804</text:p>
              </table:table-cell>
              <table:table-cell office:value-type="float" office:value="0.0289999996871">
                <text:p>0.0289999996871</text:p>
              </table:table-cell>
              <table:table-cell office:value-type="float" office:value="0.0324999996834">
                <text:p>0.0324999996834</text:p>
              </table:table-cell>
              <table:table-cell office:value-type="float" office:value="0.0274999997579">
                <text:p>0.0274999997579</text:p>
              </table:table-cell>
              <table:table-cell office:value-type="float" office:value="0.0311999996379">
                <text:p>0.0311999996379</text:p>
              </table:table-cell>
              <table:table-cell office:value-type="float" office:value="0.0320999997109">
                <text:p>0.0320999997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283999996632">
                <text:p>0.0283999996632</text:p>
              </table:table-cell>
              <table:table-cell office:value-type="float" office:value="0.0260999996588">
                <text:p>0.0260999996588</text:p>
              </table:table-cell>
              <table:table-cell office:value-type="float" office:value="0.028299999591">
                <text:p>0.028299999591</text:p>
              </table:table-cell>
              <table:table-cell office:value-type="float" office:value="0.035699999705">
                <text:p>0.035699999705</text:p>
              </table:table-cell>
              <table:table-cell office:value-type="float" office:value="0.0249999996461">
                <text:p>0.0249999996461</text:p>
              </table:table-cell>
              <table:table-cell office:value-type="float" office:value="0.0270999995805">
                <text:p>0.0270999995805</text:p>
              </table:table-cell>
              <table:table-cell office:value-type="float" office:value="0.0330999996141">
                <text:p>0.0330999996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260999997146">
                <text:p>0.0260999997146</text:p>
              </table:table-cell>
              <table:table-cell office:value-type="float" office:value="0.0246999995969">
                <text:p>0.0246999995969</text:p>
              </table:table-cell>
              <table:table-cell office:value-type="float" office:value="0.031699999664">
                <text:p>0.031699999664</text:p>
              </table:table-cell>
              <table:table-cell office:value-type="float" office:value="0.0334999994375">
                <text:p>0.0334999994375</text:p>
              </table:table-cell>
              <table:table-cell office:value-type="float" office:value="0.0262999996915">
                <text:p>0.0262999996915</text:p>
              </table:table-cell>
              <table:table-cell office:value-type="float" office:value="0.0292999996245">
                <text:p>0.0292999996245</text:p>
              </table:table-cell>
              <table:table-cell office:value-type="float" office:value="0.0323999995179">
                <text:p>0.0323999995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273999996483">
                <text:p>0.0273999996483</text:p>
              </table:table-cell>
              <table:table-cell office:value-type="float" office:value="0.0253999996744">
                <text:p>0.0253999996744</text:p>
              </table:table-cell>
              <table:table-cell office:value-type="float" office:value="0.0307999996468">
                <text:p>0.0307999996468</text:p>
              </table:table-cell>
              <table:table-cell office:value-type="float" office:value="0.0352999996766">
                <text:p>0.0352999996766</text:p>
              </table:table-cell>
              <table:table-cell office:value-type="float" office:value="0.0259999996983">
                <text:p>0.0259999996983</text:p>
              </table:table-cell>
              <table:table-cell office:value-type="float" office:value="0.0294999996759">
                <text:p>0.0294999996759</text:p>
              </table:table-cell>
              <table:table-cell office:value-type="float" office:value="0.0321999996528">
                <text:p>0.03219999965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257999996096">
                <text:p>0.0257999996096</text:p>
              </table:table-cell>
              <table:table-cell office:value-type="float" office:value="0.0244999995641">
                <text:p>0.0244999995641</text:p>
              </table:table-cell>
              <table:table-cell office:value-type="float" office:value="0.0326999995857">
                <text:p>0.0326999995857</text:p>
              </table:table-cell>
              <table:table-cell office:value-type="float" office:value="0.031699999664">
                <text:p>0.031699999664</text:p>
              </table:table-cell>
              <table:table-cell office:value-type="float" office:value="0.0251999996044">
                <text:p>0.0251999996044</text:p>
              </table:table-cell>
              <table:table-cell office:value-type="float" office:value="0.0293999997154">
                <text:p>0.0293999997154</text:p>
              </table:table-cell>
              <table:table-cell office:value-type="float" office:value="0.0336999996193">
                <text:p>0.0336999996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61999996752">
                <text:p>0.0261999996752</text:p>
              </table:table-cell>
              <table:table-cell office:value-type="float" office:value="0.0249999996275">
                <text:p>0.0249999996275</text:p>
              </table:table-cell>
              <table:table-cell office:value-type="float" office:value="0.0306999996491">
                <text:p>0.0306999996491</text:p>
              </table:table-cell>
              <table:table-cell office:value-type="float" office:value="0.0331999996491">
                <text:p>0.0331999996491</text:p>
              </table:table-cell>
              <table:table-cell office:value-type="float" office:value="0.0264999997243">
                <text:p>0.0264999997243</text:p>
              </table:table-cell>
              <table:table-cell office:value-type="float" office:value="0.0294999997504">
                <text:p>0.0294999997504</text:p>
              </table:table-cell>
              <table:table-cell office:value-type="float" office:value="0.0329999996163">
                <text:p>0.0329999996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264999996312">
                <text:p>0.0264999996312</text:p>
              </table:table-cell>
              <table:table-cell office:value-type="float" office:value="0.0249999996461">
                <text:p>0.0249999996461</text:p>
              </table:table-cell>
              <table:table-cell office:value-type="float" office:value="0.0280999995954">
                <text:p>0.0280999995954</text:p>
              </table:table-cell>
              <table:table-cell office:value-type="float" office:value="0.0330999997072">
                <text:p>0.0330999997072</text:p>
              </table:table-cell>
              <table:table-cell office:value-type="float" office:value="0.0258999996446">
                <text:p>0.0258999996446</text:p>
              </table:table-cell>
              <table:table-cell office:value-type="float" office:value="0.0289999997057">
                <text:p>0.0289999997057</text:p>
              </table:table-cell>
              <table:table-cell office:value-type="float" office:value="0.0316999996454">
                <text:p>0.0316999996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258999997005">
                <text:p>0.0258999997005</text:p>
              </table:table-cell>
              <table:table-cell office:value-type="float" office:value="0.0265999997593">
                <text:p>0.0265999997593</text:p>
              </table:table-cell>
              <table:table-cell office:value-type="float" office:value="0.0284999997169">
                <text:p>0.0284999997169</text:p>
              </table:table-cell>
              <table:table-cell office:value-type="float" office:value="0.0333999996074">
                <text:p>0.0333999996074</text:p>
              </table:table-cell>
              <table:table-cell office:value-type="float" office:value="0.0258999996074">
                <text:p>0.0258999996074</text:p>
              </table:table-cell>
              <table:table-cell office:value-type="float" office:value="0.0271999996342">
                <text:p>0.0271999996342</text:p>
              </table:table-cell>
              <table:table-cell office:value-type="float" office:value="0.0332999997027">
                <text:p>0.0332999997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25799999591">
                <text:p>0.025799999591</text:p>
              </table:table-cell>
              <table:table-cell office:value-type="float" office:value="0.0276999995857">
                <text:p>0.0276999995857</text:p>
              </table:table-cell>
              <table:table-cell office:value-type="float" office:value="0.0276999995671">
                <text:p>0.0276999995671</text:p>
              </table:table-cell>
              <table:table-cell office:value-type="float" office:value="0.0335999996029">
                <text:p>0.0335999996029</text:p>
              </table:table-cell>
              <table:table-cell office:value-type="float" office:value="0.0254999996722">
                <text:p>0.0254999996722</text:p>
              </table:table-cell>
              <table:table-cell office:value-type="float" office:value="0.0297999998555">
                <text:p>0.0297999998555</text:p>
              </table:table-cell>
              <table:table-cell office:value-type="float" office:value="0.0320999995992">
                <text:p>0.03209999959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234999996051">
                <text:p>0.0234999996051</text:p>
              </table:table-cell>
              <table:table-cell office:value-type="float" office:value="0.0255999995582">
                <text:p>0.0255999995582</text:p>
              </table:table-cell>
              <table:table-cell office:value-type="float" office:value="0.0305999996699">
                <text:p>0.0305999996699</text:p>
              </table:table-cell>
              <table:table-cell office:value-type="float" office:value="0.0325999996997">
                <text:p>0.0325999996997</text:p>
              </table:table-cell>
              <table:table-cell office:value-type="float" office:value="0.0255999997072">
                <text:p>0.0255999997072</text:p>
              </table:table-cell>
              <table:table-cell office:value-type="float" office:value="0.0289999997802">
                <text:p>0.0289999997802</text:p>
              </table:table-cell>
              <table:table-cell office:value-type="float" office:value="0.0315999995358">
                <text:p>0.0315999995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56999996118">
                <text:p>0.0256999996118</text:p>
              </table:table-cell>
              <table:table-cell office:value-type="float" office:value="0.026199999582">
                <text:p>0.026199999582</text:p>
              </table:table-cell>
              <table:table-cell office:value-type="float" office:value="0.0302999996021">
                <text:p>0.0302999996021</text:p>
              </table:table-cell>
              <table:table-cell office:value-type="float" office:value="0.0316999995708">
                <text:p>0.0316999995708</text:p>
              </table:table-cell>
              <table:table-cell office:value-type="float" office:value="0.0262999995612">
                <text:p>0.0262999995612</text:p>
              </table:table-cell>
              <table:table-cell office:value-type="float" office:value="0.0315999997035">
                <text:p>0.0315999997035</text:p>
              </table:table-cell>
              <table:table-cell office:value-type="float" office:value="0.0316999997385">
                <text:p>0.0316999997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237999997102">
                <text:p>0.0237999997102</text:p>
              </table:table-cell>
              <table:table-cell office:value-type="float" office:value="0.0261999996379">
                <text:p>0.0261999996379</text:p>
              </table:table-cell>
              <table:table-cell office:value-type="float" office:value="0.0295999996178">
                <text:p>0.0295999996178</text:p>
              </table:table-cell>
              <table:table-cell office:value-type="float" office:value="0.033599999696">
                <text:p>0.033599999696</text:p>
              </table:table-cell>
              <table:table-cell office:value-type="float" office:value="0.0251999996603">
                <text:p>0.0251999996603</text:p>
              </table:table-cell>
              <table:table-cell office:value-type="float" office:value="0.0304999997281">
                <text:p>0.0304999997281</text:p>
              </table:table-cell>
              <table:table-cell office:value-type="float" office:value="0.0325999997556">
                <text:p>0.0325999997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48999996111">
                <text:p>0.0248999996111</text:p>
              </table:table-cell>
              <table:table-cell office:value-type="float" office:value="0.0284999995306">
                <text:p>0.0284999995306</text:p>
              </table:table-cell>
              <table:table-cell office:value-type="float" office:value="0.0300999996997">
                <text:p>0.0300999996997</text:p>
              </table:table-cell>
              <table:table-cell office:value-type="float" office:value="0.0293999996781">
                <text:p>0.0293999996781</text:p>
              </table:table-cell>
              <table:table-cell office:value-type="float" office:value="0.0263999996521">
                <text:p>0.0263999996521</text:p>
              </table:table-cell>
              <table:table-cell office:value-type="float" office:value="0.0275999995694">
                <text:p>0.0275999995694</text:p>
              </table:table-cell>
              <table:table-cell office:value-type="float" office:value="0.0316999995708">
                <text:p>0.0316999995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240999995731">
                <text:p>0.0240999995731</text:p>
              </table:table-cell>
              <table:table-cell office:value-type="float" office:value="0.0262999996357">
                <text:p>0.0262999996357</text:p>
              </table:table-cell>
              <table:table-cell office:value-type="float" office:value="0.0279999997094">
                <text:p>0.0279999997094</text:p>
              </table:table-cell>
              <table:table-cell office:value-type="float" office:value="0.0307999994978">
                <text:p>0.0307999994978</text:p>
              </table:table-cell>
              <table:table-cell office:value-type="float" office:value="0.0241999995336">
                <text:p>0.0241999995336</text:p>
              </table:table-cell>
              <table:table-cell office:value-type="float" office:value="0.029299999699">
                <text:p>0.029299999699</text:p>
              </table:table-cell>
              <table:table-cell office:value-type="float" office:value="0.0321999996714">
                <text:p>0.0321999996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61999996565">
                <text:p>0.0261999996565</text:p>
              </table:table-cell>
              <table:table-cell office:value-type="float" office:value="0.0268999995664">
                <text:p>0.0268999995664</text:p>
              </table:table-cell>
              <table:table-cell office:value-type="float" office:value="0.029099999629">
                <text:p>0.029099999629</text:p>
              </table:table-cell>
              <table:table-cell office:value-type="float" office:value="0.0308999997005">
                <text:p>0.0308999997005</text:p>
              </table:table-cell>
              <table:table-cell office:value-type="float" office:value="0.0269999995641">
                <text:p>0.0269999995641</text:p>
              </table:table-cell>
              <table:table-cell office:value-type="float" office:value="0.029199999664">
                <text:p>0.029199999664</text:p>
              </table:table-cell>
              <table:table-cell office:value-type="float" office:value="0.0311999996752">
                <text:p>0.0311999996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75999996625">
                <text:p>0.0275999996625</text:p>
              </table:table-cell>
              <table:table-cell office:value-type="float" office:value="0.0255999995768">
                <text:p>0.0255999995768</text:p>
              </table:table-cell>
              <table:table-cell office:value-type="float" office:value="0.0297999996506">
                <text:p>0.0297999996506</text:p>
              </table:table-cell>
              <table:table-cell office:value-type="float" office:value="0.031299999617">
                <text:p>0.031299999617</text:p>
              </table:table-cell>
              <table:table-cell office:value-type="float" office:value="0.025999999512">
                <text:p>0.025999999512</text:p>
              </table:table-cell>
              <table:table-cell office:value-type="float" office:value="0.0291999997012">
                <text:p>0.0291999997012</text:p>
              </table:table-cell>
              <table:table-cell office:value-type="float" office:value="0.0335999994911">
                <text:p>0.0335999994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268999997154">
                <text:p>0.0268999997154</text:p>
              </table:table-cell>
              <table:table-cell office:value-type="float" office:value="0.0256999995932">
                <text:p>0.0256999995932</text:p>
              </table:table-cell>
              <table:table-cell office:value-type="float" office:value="0.0282999996655">
                <text:p>0.0282999996655</text:p>
              </table:table-cell>
              <table:table-cell office:value-type="float" office:value="0.0288999997638">
                <text:p>0.0288999997638</text:p>
              </table:table-cell>
              <table:table-cell office:value-type="float" office:value="0.0247999996319">
                <text:p>0.0247999996319</text:p>
              </table:table-cell>
              <table:table-cell office:value-type="float" office:value="0.0294999997132">
                <text:p>0.0294999997132</text:p>
              </table:table-cell>
              <table:table-cell office:value-type="float" office:value="0.0315999996476">
                <text:p>0.0315999996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261999997124">
                <text:p>0.0261999997124</text:p>
              </table:table-cell>
              <table:table-cell office:value-type="float" office:value="0.0254999995604">
                <text:p>0.0254999995604</text:p>
              </table:table-cell>
              <table:table-cell office:value-type="float" office:value="0.0273999995738">
                <text:p>0.0273999995738</text:p>
              </table:table-cell>
              <table:table-cell office:value-type="float" office:value="0.0314999996871">
                <text:p>0.0314999996871</text:p>
              </table:table-cell>
              <table:table-cell office:value-type="float" office:value="0.0256999995746">
                <text:p>0.0256999995746</text:p>
              </table:table-cell>
              <table:table-cell office:value-type="float" office:value="0.0293999996781">
                <text:p>0.0293999996781</text:p>
              </table:table-cell>
              <table:table-cell office:value-type="float" office:value="0.03179999955">
                <text:p>0.03179999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272999996133">
                <text:p>0.0272999996133</text:p>
              </table:table-cell>
              <table:table-cell office:value-type="float" office:value="0.0235999996401">
                <text:p>0.0235999996401</text:p>
              </table:table-cell>
              <table:table-cell office:value-type="float" office:value="0.0297999997251">
                <text:p>0.0297999997251</text:p>
              </table:table-cell>
              <table:table-cell office:value-type="float" office:value="0.0308999995328">
                <text:p>0.0308999995328</text:p>
              </table:table-cell>
              <table:table-cell office:value-type="float" office:value="0.0243999996968">
                <text:p>0.0243999996968</text:p>
              </table:table-cell>
              <table:table-cell office:value-type="float" office:value="0.0297999995761">
                <text:p>0.0297999995761</text:p>
              </table:table-cell>
              <table:table-cell office:value-type="float" office:value="0.0309999996237">
                <text:p>0.03099999962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252999995463">
                <text:p>0.0252999995463</text:p>
              </table:table-cell>
              <table:table-cell office:value-type="float" office:value="0.0254999996908">
                <text:p>0.0254999996908</text:p>
              </table:table-cell>
              <table:table-cell office:value-type="float" office:value="0.0271999997087">
                <text:p>0.0271999997087</text:p>
              </table:table-cell>
              <table:table-cell office:value-type="float" office:value="0.0319999995455">
                <text:p>0.0319999995455</text:p>
              </table:table-cell>
              <table:table-cell office:value-type="float" office:value="0.0230999995582">
                <text:p>0.0230999995582</text:p>
              </table:table-cell>
              <table:table-cell office:value-type="float" office:value="0.0291999995522">
                <text:p>0.0291999995522</text:p>
              </table:table-cell>
              <table:table-cell office:value-type="float" office:value="0.0305999997817">
                <text:p>0.03059999978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256999996118">
                <text:p>0.0256999996118</text:p>
              </table:table-cell>
              <table:table-cell office:value-type="float" office:value="0.0261999996565">
                <text:p>0.0261999996565</text:p>
              </table:table-cell>
              <table:table-cell office:value-type="float" office:value="0.0302999995463">
                <text:p>0.0302999995463</text:p>
              </table:table-cell>
              <table:table-cell office:value-type="float" office:value="0.0306999995746">
                <text:p>0.0306999995746</text:p>
              </table:table-cell>
              <table:table-cell office:value-type="float" office:value="0.0242999995686">
                <text:p>0.0242999995686</text:p>
              </table:table-cell>
              <table:table-cell office:value-type="float" office:value="0.0273999996297">
                <text:p>0.0273999996297</text:p>
              </table:table-cell>
              <table:table-cell office:value-type="float" office:value="0.0311999996565">
                <text:p>0.0311999996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272999996692">
                <text:p>0.0272999996692</text:p>
              </table:table-cell>
              <table:table-cell office:value-type="float" office:value="0.0252999995649">
                <text:p>0.0252999995649</text:p>
              </table:table-cell>
              <table:table-cell office:value-type="float" office:value="0.0306999996305">
                <text:p>0.0306999996305</text:p>
              </table:table-cell>
              <table:table-cell office:value-type="float" office:value="0.0313999996334">
                <text:p>0.0313999996334</text:p>
              </table:table-cell>
              <table:table-cell office:value-type="float" office:value="0.0237999995798">
                <text:p>0.0237999995798</text:p>
              </table:table-cell>
              <table:table-cell office:value-type="float" office:value="0.0280999996327">
                <text:p>0.0280999996327</text:p>
              </table:table-cell>
              <table:table-cell office:value-type="float" office:value="0.0314999998547">
                <text:p>0.03149999985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233999996632">
                <text:p>0.0233999996632</text:p>
              </table:table-cell>
              <table:table-cell office:value-type="float" office:value="0.0229999995604">
                <text:p>0.0229999995604</text:p>
              </table:table-cell>
              <table:table-cell office:value-type="float" office:value="0.0290999996476">
                <text:p>0.0290999996476</text:p>
              </table:table-cell>
              <table:table-cell office:value-type="float" office:value="0.0305999995768">
                <text:p>0.0305999995768</text:p>
              </table:table-cell>
              <table:table-cell office:value-type="float" office:value="0.0250999996625">
                <text:p>0.0250999996625</text:p>
              </table:table-cell>
              <table:table-cell office:value-type="float" office:value="0.0290999995731">
                <text:p>0.0290999995731</text:p>
              </table:table-cell>
              <table:table-cell office:value-type="float" office:value="0.0323999996483">
                <text:p>0.0323999996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43999997154">
                <text:p>0.0243999997154</text:p>
              </table:table-cell>
              <table:table-cell office:value-type="float" office:value="0.0250999996997">
                <text:p>0.0250999996997</text:p>
              </table:table-cell>
              <table:table-cell office:value-type="float" office:value="0.0270999995992">
                <text:p>0.0270999995992</text:p>
              </table:table-cell>
              <table:table-cell office:value-type="float" office:value="0.0282999996282">
                <text:p>0.0282999996282</text:p>
              </table:table-cell>
              <table:table-cell office:value-type="float" office:value="0.0226999995671">
                <text:p>0.0226999995671</text:p>
              </table:table-cell>
              <table:table-cell office:value-type="float" office:value="0.0278999997862">
                <text:p>0.0278999997862</text:p>
              </table:table-cell>
              <table:table-cell office:value-type="float" office:value="0.0312999997102">
                <text:p>0.0312999997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230999996327">
                <text:p>0.0230999996327</text:p>
              </table:table-cell>
              <table:table-cell office:value-type="float" office:value="0.0248999996111">
                <text:p>0.0248999996111</text:p>
              </table:table-cell>
              <table:table-cell office:value-type="float" office:value="0.0279999995604">
                <text:p>0.0279999995604</text:p>
              </table:table-cell>
              <table:table-cell office:value-type="float" office:value="0.0288999997266">
                <text:p>0.0288999997266</text:p>
              </table:table-cell>
              <table:table-cell office:value-type="float" office:value="0.0242999996617">
                <text:p>0.0242999996617</text:p>
              </table:table-cell>
              <table:table-cell office:value-type="float" office:value="0.030199999623">
                <text:p>0.030199999623</text:p>
              </table:table-cell>
              <table:table-cell office:value-type="float" office:value="0.0300999994949">
                <text:p>0.03009999949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230999995768">
                <text:p>0.0230999995768</text:p>
              </table:table-cell>
              <table:table-cell office:value-type="float" office:value="0.0230999996327">
                <text:p>0.0230999996327</text:p>
              </table:table-cell>
              <table:table-cell office:value-type="float" office:value="0.027499999553">
                <text:p>0.027499999553</text:p>
              </table:table-cell>
              <table:table-cell office:value-type="float" office:value="0.0304999997281">
                <text:p>0.0304999997281</text:p>
              </table:table-cell>
              <table:table-cell office:value-type="float" office:value="0.0249999996275">
                <text:p>0.0249999996275</text:p>
              </table:table-cell>
              <table:table-cell office:value-type="float" office:value="0.0280999997072">
                <text:p>0.0280999997072</text:p>
              </table:table-cell>
              <table:table-cell office:value-type="float" office:value="0.0312999996729">
                <text:p>0.0312999996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256999996863">
                <text:p>0.0256999996863</text:p>
              </table:table-cell>
              <table:table-cell office:value-type="float" office:value="0.0234999995679">
                <text:p>0.0234999995679</text:p>
              </table:table-cell>
              <table:table-cell office:value-type="float" office:value="0.0274999996275">
                <text:p>0.0274999996275</text:p>
              </table:table-cell>
              <table:table-cell office:value-type="float" office:value="0.0299999996088">
                <text:p>0.0299999996088</text:p>
              </table:table-cell>
              <table:table-cell office:value-type="float" office:value="0.0235999996215">
                <text:p>0.0235999996215</text:p>
              </table:table-cell>
              <table:table-cell office:value-type="float" office:value="0.0274999996834">
                <text:p>0.0274999996834</text:p>
              </table:table-cell>
              <table:table-cell office:value-type="float" office:value="0.0316999996454">
                <text:p>0.03169999964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257999996655">
                <text:p>0.0257999996655</text:p>
              </table:table-cell>
              <table:table-cell office:value-type="float" office:value="0.02449999962">
                <text:p>0.02449999962</text:p>
              </table:table-cell>
              <table:table-cell office:value-type="float" office:value="0.0273999996297">
                <text:p>0.0273999996297</text:p>
              </table:table-cell>
              <table:table-cell office:value-type="float" office:value="0.0314999995753">
                <text:p>0.0314999995753</text:p>
              </table:table-cell>
              <table:table-cell office:value-type="float" office:value="0.0230999997258">
                <text:p>0.0230999997258</text:p>
              </table:table-cell>
              <table:table-cell office:value-type="float" office:value="0.0280999998376">
                <text:p>0.0280999998376</text:p>
              </table:table-cell>
              <table:table-cell office:value-type="float" office:value="0.0317999997362">
                <text:p>0.0317999997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256999995932">
                <text:p>0.0256999995932</text:p>
              </table:table-cell>
              <table:table-cell office:value-type="float" office:value="0.0261999996379">
                <text:p>0.0261999996379</text:p>
              </table:table-cell>
              <table:table-cell office:value-type="float" office:value="0.0279999995418">
                <text:p>0.0279999995418</text:p>
              </table:table-cell>
              <table:table-cell office:value-type="float" office:value="0.0303999995627">
                <text:p>0.0303999995627</text:p>
              </table:table-cell>
              <table:table-cell office:value-type="float" office:value="0.0245999995619">
                <text:p>0.0245999995619</text:p>
              </table:table-cell>
              <table:table-cell office:value-type="float" office:value="0.0285999997519">
                <text:p>0.0285999997519</text:p>
              </table:table-cell>
              <table:table-cell office:value-type="float" office:value="0.0329999998026">
                <text:p>0.0329999998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247999996878">
                <text:p>0.0247999996878</text:p>
              </table:table-cell>
              <table:table-cell office:value-type="float" office:value="0.0247999996692">
                <text:p>0.0247999996692</text:p>
              </table:table-cell>
              <table:table-cell office:value-type="float" office:value="0.0271999995597">
                <text:p>0.0271999995597</text:p>
              </table:table-cell>
              <table:table-cell office:value-type="float" office:value="0.0321999995783">
                <text:p>0.0321999995783</text:p>
              </table:table-cell>
              <table:table-cell office:value-type="float" office:value="0.0255999996886">
                <text:p>0.0255999996886</text:p>
              </table:table-cell>
              <table:table-cell office:value-type="float" office:value="0.0292999996245">
                <text:p>0.0292999996245</text:p>
              </table:table-cell>
              <table:table-cell office:value-type="float" office:value="0.0303999996558">
                <text:p>0.03039999965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52999995835">
                <text:p>0.0252999995835</text:p>
              </table:table-cell>
              <table:table-cell office:value-type="float" office:value="0.0241999995895">
                <text:p>0.0241999995895</text:p>
              </table:table-cell>
              <table:table-cell office:value-type="float" office:value="0.0282999996841">
                <text:p>0.0282999996841</text:p>
              </table:table-cell>
              <table:table-cell office:value-type="float" office:value="0.0296999995597">
                <text:p>0.0296999995597</text:p>
              </table:table-cell>
              <table:table-cell office:value-type="float" office:value="0.0251999996789">
                <text:p>0.0251999996789</text:p>
              </table:table-cell>
              <table:table-cell office:value-type="float" office:value="0.0293999995664">
                <text:p>0.0293999995664</text:p>
              </table:table-cell>
              <table:table-cell office:value-type="float" office:value="0.0316999995895">
                <text:p>0.0316999995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49999996461">
                <text:p>0.0249999996461</text:p>
              </table:table-cell>
              <table:table-cell office:value-type="float" office:value="0.0236999996379">
                <text:p>0.0236999996379</text:p>
              </table:table-cell>
              <table:table-cell office:value-type="float" office:value="0.0275999995507">
                <text:p>0.0275999995507</text:p>
              </table:table-cell>
              <table:table-cell office:value-type="float" office:value="0.0308999995701">
                <text:p>0.0308999995701</text:p>
              </table:table-cell>
              <table:table-cell office:value-type="float" office:value="0.0281999995932">
                <text:p>0.0281999995932</text:p>
              </table:table-cell>
              <table:table-cell office:value-type="float" office:value="0.0304999996908">
                <text:p>0.0304999996908</text:p>
              </table:table-cell>
              <table:table-cell office:value-type="float" office:value="0.0318999996409">
                <text:p>0.0318999996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243999996036">
                <text:p>0.0243999996036</text:p>
              </table:table-cell>
              <table:table-cell office:value-type="float" office:value="0.0240999996662">
                <text:p>0.0240999996662</text:p>
              </table:table-cell>
              <table:table-cell office:value-type="float" office:value="0.0272999995947">
                <text:p>0.0272999995947</text:p>
              </table:table-cell>
              <table:table-cell office:value-type="float" office:value="0.0320999995992">
                <text:p>0.0320999995992</text:p>
              </table:table-cell>
              <table:table-cell office:value-type="float" office:value="0.023599999696">
                <text:p>0.023599999696</text:p>
              </table:table-cell>
              <table:table-cell office:value-type="float" office:value="0.0268999996595">
                <text:p>0.0268999996595</text:p>
              </table:table-cell>
              <table:table-cell office:value-type="float" office:value="0.0318999996781">
                <text:p>0.03189999967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255999995954">
                <text:p>0.0255999995954</text:p>
              </table:table-cell>
              <table:table-cell office:value-type="float" office:value="0.0230999996513">
                <text:p>0.0230999996513</text:p>
              </table:table-cell>
              <table:table-cell office:value-type="float" office:value="0.0267999996059">
                <text:p>0.0267999996059</text:p>
              </table:table-cell>
              <table:table-cell office:value-type="float" office:value="0.0316999996454">
                <text:p>0.0316999996454</text:p>
              </table:table-cell>
              <table:table-cell office:value-type="float" office:value="0.025899999626">
                <text:p>0.025899999626</text:p>
              </table:table-cell>
              <table:table-cell office:value-type="float" office:value="0.0278999996558">
                <text:p>0.0278999996558</text:p>
              </table:table-cell>
              <table:table-cell office:value-type="float" office:value="0.0312999996357">
                <text:p>0.0312999996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253999995999">
                <text:p>0.0253999995999</text:p>
              </table:table-cell>
              <table:table-cell office:value-type="float" office:value="0.0244999996759">
                <text:p>0.0244999996759</text:p>
              </table:table-cell>
              <table:table-cell office:value-type="float" office:value="0.0299999995902">
                <text:p>0.0299999995902</text:p>
              </table:table-cell>
              <table:table-cell office:value-type="float" office:value="0.0296999995969">
                <text:p>0.0296999995969</text:p>
              </table:table-cell>
              <table:table-cell office:value-type="float" office:value="0.0266999997199">
                <text:p>0.0266999997199</text:p>
              </table:table-cell>
              <table:table-cell office:value-type="float" office:value="0.0273999996856">
                <text:p>0.0273999996856</text:p>
              </table:table-cell>
              <table:table-cell office:value-type="float" office:value="0.0317999997362">
                <text:p>0.0317999997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255999997444">
                <text:p>0.0255999997444</text:p>
              </table:table-cell>
              <table:table-cell office:value-type="float" office:value="0.0248999996111">
                <text:p>0.0248999996111</text:p>
              </table:table-cell>
              <table:table-cell office:value-type="float" office:value="0.0277999996021">
                <text:p>0.0277999996021</text:p>
              </table:table-cell>
              <table:table-cell office:value-type="float" office:value="0.0308999997005">
                <text:p>0.0308999997005</text:p>
              </table:table-cell>
              <table:table-cell office:value-type="float" office:value="0.0249999996834">
                <text:p>0.0249999996834</text:p>
              </table:table-cell>
              <table:table-cell office:value-type="float" office:value="0.0285999996215">
                <text:p>0.0285999996215</text:p>
              </table:table-cell>
              <table:table-cell office:value-type="float" office:value="0.0314999997616">
                <text:p>0.03149999976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247999996692">
                <text:p>0.0247999996692</text:p>
              </table:table-cell>
              <table:table-cell office:value-type="float" office:value="0.0236999996938">
                <text:p>0.0236999996938</text:p>
              </table:table-cell>
              <table:table-cell office:value-type="float" office:value="0.026699999664">
                <text:p>0.026699999664</text:p>
              </table:table-cell>
              <table:table-cell office:value-type="float" office:value="0.0295999996737">
                <text:p>0.0295999996737</text:p>
              </table:table-cell>
              <table:table-cell office:value-type="float" office:value="0.0260999994725">
                <text:p>0.0260999994725</text:p>
              </table:table-cell>
              <table:table-cell office:value-type="float" office:value="0.0278999998607">
                <text:p>0.0278999998607</text:p>
              </table:table-cell>
              <table:table-cell office:value-type="float" office:value="0.0319999996759">
                <text:p>0.0319999996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257999996096">
                <text:p>0.0257999996096</text:p>
              </table:table-cell>
              <table:table-cell office:value-type="float" office:value="0.0236999996379">
                <text:p>0.0236999996379</text:p>
              </table:table-cell>
              <table:table-cell office:value-type="float" office:value="0.0278999996185">
                <text:p>0.0278999996185</text:p>
              </table:table-cell>
              <table:table-cell office:value-type="float" office:value="0.0304999997467">
                <text:p>0.0304999997467</text:p>
              </table:table-cell>
              <table:table-cell office:value-type="float" office:value="0.0255999997444">
                <text:p>0.0255999997444</text:p>
              </table:table-cell>
              <table:table-cell office:value-type="float" office:value="0.027599999588">
                <text:p>0.027599999588</text:p>
              </table:table-cell>
              <table:table-cell office:value-type="float" office:value="0.0316999996454">
                <text:p>0.0316999996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50999997184">
                <text:p>0.0250999997184</text:p>
              </table:table-cell>
              <table:table-cell office:value-type="float" office:value="0.0248999996856">
                <text:p>0.0248999996856</text:p>
              </table:table-cell>
              <table:table-cell office:value-type="float" office:value="0.027499999553">
                <text:p>0.027499999553</text:p>
              </table:table-cell>
              <table:table-cell office:value-type="float" office:value="0.0298999995738">
                <text:p>0.0298999995738</text:p>
              </table:table-cell>
              <table:table-cell office:value-type="float" office:value="0.0249999996834">
                <text:p>0.0249999996834</text:p>
              </table:table-cell>
              <table:table-cell office:value-type="float" office:value="0.0266999996081">
                <text:p>0.0266999996081</text:p>
              </table:table-cell>
              <table:table-cell office:value-type="float" office:value="0.0303999996744">
                <text:p>0.0303999996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244999996945">
                <text:p>0.0244999996945</text:p>
              </table:table-cell>
              <table:table-cell office:value-type="float" office:value="0.0253999996372">
                <text:p>0.0253999996372</text:p>
              </table:table-cell>
              <table:table-cell office:value-type="float" office:value="0.0277999995835">
                <text:p>0.0277999995835</text:p>
              </table:table-cell>
              <table:table-cell office:value-type="float" office:value="0.0302999996766">
                <text:p>0.0302999996766</text:p>
              </table:table-cell>
              <table:table-cell office:value-type="float" office:value="0.0265999995545">
                <text:p>0.0265999995545</text:p>
              </table:table-cell>
              <table:table-cell office:value-type="float" office:value="0.0300999996997">
                <text:p>0.0300999996997</text:p>
              </table:table-cell>
              <table:table-cell office:value-type="float" office:value="0.0300999996811">
                <text:p>0.03009999968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61999996938">
                <text:p>0.0261999996938</text:p>
              </table:table-cell>
              <table:table-cell office:value-type="float" office:value="0.0257999996655">
                <text:p>0.0257999996655</text:p>
              </table:table-cell>
              <table:table-cell office:value-type="float" office:value="0.0283999995701">
                <text:p>0.0283999995701</text:p>
              </table:table-cell>
              <table:table-cell office:value-type="float" office:value="0.0267999996059">
                <text:p>0.0267999996059</text:p>
              </table:table-cell>
              <table:table-cell office:value-type="float" office:value="0.024399999585">
                <text:p>0.024399999585</text:p>
              </table:table-cell>
              <table:table-cell office:value-type="float" office:value="0.0302999996208">
                <text:p>0.0302999996208</text:p>
              </table:table-cell>
              <table:table-cell office:value-type="float" office:value="0.0310999995843">
                <text:p>0.03109999958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238999996521">
                <text:p>0.0238999996521</text:p>
              </table:table-cell>
              <table:table-cell office:value-type="float" office:value="0.0249999996088">
                <text:p>0.0249999996088</text:p>
              </table:table-cell>
              <table:table-cell office:value-type="float" office:value="0.0271999996528">
                <text:p>0.0271999996528</text:p>
              </table:table-cell>
              <table:table-cell office:value-type="float" office:value="0.0312999995798">
                <text:p>0.0312999995798</text:p>
              </table:table-cell>
              <table:table-cell office:value-type="float" office:value="0.0237999995612">
                <text:p>0.0237999995612</text:p>
              </table:table-cell>
              <table:table-cell office:value-type="float" office:value="0.0271999996156">
                <text:p>0.0271999996156</text:p>
              </table:table-cell>
              <table:table-cell office:value-type="float" office:value="0.0311999996379">
                <text:p>0.0311999996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252999997512">
                <text:p>0.0252999997512</text:p>
              </table:table-cell>
              <table:table-cell office:value-type="float" office:value="0.0239999996498">
                <text:p>0.0239999996498</text:p>
              </table:table-cell>
              <table:table-cell office:value-type="float" office:value="0.0289999995939">
                <text:p>0.0289999995939</text:p>
              </table:table-cell>
              <table:table-cell office:value-type="float" office:value="0.0310999997146">
                <text:p>0.0310999997146</text:p>
              </table:table-cell>
              <table:table-cell office:value-type="float" office:value="0.0245999995992">
                <text:p>0.0245999995992</text:p>
              </table:table-cell>
              <table:table-cell office:value-type="float" office:value="0.0280999996327">
                <text:p>0.0280999996327</text:p>
              </table:table-cell>
              <table:table-cell office:value-type="float" office:value="0.0301999996789">
                <text:p>0.0301999996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62999996543">
                <text:p>0.0262999996543</text:p>
              </table:table-cell>
              <table:table-cell office:value-type="float" office:value="0.0232999996282">
                <text:p>0.0232999996282</text:p>
              </table:table-cell>
              <table:table-cell office:value-type="float" office:value="0.0282999995723">
                <text:p>0.0282999995723</text:p>
              </table:table-cell>
              <table:table-cell office:value-type="float" office:value="0.0318999996036">
                <text:p>0.0318999996036</text:p>
              </table:table-cell>
              <table:table-cell office:value-type="float" office:value="0.0258999995887">
                <text:p>0.0258999995887</text:p>
              </table:table-cell>
              <table:table-cell office:value-type="float" office:value="0.0289999995939">
                <text:p>0.0289999995939</text:p>
              </table:table-cell>
              <table:table-cell office:value-type="float" office:value="0.0313999997638">
                <text:p>0.0313999997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246999996714">
                <text:p>0.0246999996714</text:p>
              </table:table-cell>
              <table:table-cell office:value-type="float" office:value="0.0239999996498">
                <text:p>0.0239999996498</text:p>
              </table:table-cell>
              <table:table-cell office:value-type="float" office:value="0.0289999995753">
                <text:p>0.0289999995753</text:p>
              </table:table-cell>
              <table:table-cell office:value-type="float" office:value="0.03079999974">
                <text:p>0.03079999974</text:p>
              </table:table-cell>
              <table:table-cell office:value-type="float" office:value="0.0241999996826">
                <text:p>0.0241999996826</text:p>
              </table:table-cell>
              <table:table-cell office:value-type="float" office:value="0.0277999996208">
                <text:p>0.0277999996208</text:p>
              </table:table-cell>
              <table:table-cell office:value-type="float" office:value="0.032699999623">
                <text:p>0.0326999996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239999996498">
                <text:p>0.0239999996498</text:p>
              </table:table-cell>
              <table:table-cell office:value-type="float" office:value="0.0245999996364">
                <text:p>0.0245999996364</text:p>
              </table:table-cell>
              <table:table-cell office:value-type="float" office:value="0.0262999995984">
                <text:p>0.0262999995984</text:p>
              </table:table-cell>
              <table:table-cell office:value-type="float" office:value="0.029599999655">
                <text:p>0.029599999655</text:p>
              </table:table-cell>
              <table:table-cell office:value-type="float" office:value="0.0230999996141">
                <text:p>0.0230999996141</text:p>
              </table:table-cell>
              <table:table-cell office:value-type="float" office:value="0.0282999996282">
                <text:p>0.0282999996282</text:p>
              </table:table-cell>
              <table:table-cell office:value-type="float" office:value="0.0306999996677">
                <text:p>0.0306999996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255999996141">
                <text:p>0.0255999996141</text:p>
              </table:table-cell>
              <table:table-cell office:value-type="float" office:value="0.0229999996349">
                <text:p>0.0229999996349</text:p>
              </table:table-cell>
              <table:table-cell office:value-type="float" office:value="0.0263999996334">
                <text:p>0.0263999996334</text:p>
              </table:table-cell>
              <table:table-cell office:value-type="float" office:value="0.0292999995686">
                <text:p>0.0292999995686</text:p>
              </table:table-cell>
              <table:table-cell office:value-type="float" office:value="0.0264999996312">
                <text:p>0.0264999996312</text:p>
              </table:table-cell>
              <table:table-cell office:value-type="float" office:value="0.0298999997787">
                <text:p>0.0298999997787</text:p>
              </table:table-cell>
              <table:table-cell office:value-type="float" office:value="0.0326999996975">
                <text:p>0.03269999969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254999996908">
                <text:p>0.0254999996908</text:p>
              </table:table-cell>
              <table:table-cell office:value-type="float" office:value="0.0244999996386">
                <text:p>0.0244999996386</text:p>
              </table:table-cell>
              <table:table-cell office:value-type="float" office:value="0.0257999996468">
                <text:p>0.0257999996468</text:p>
              </table:table-cell>
              <table:table-cell office:value-type="float" office:value="0.0297999996878">
                <text:p>0.0297999996878</text:p>
              </table:table-cell>
              <table:table-cell office:value-type="float" office:value="0.0258999996446">
                <text:p>0.0258999996446</text:p>
              </table:table-cell>
              <table:table-cell office:value-type="float" office:value="0.0303999996558">
                <text:p>0.0303999996558</text:p>
              </table:table-cell>
              <table:table-cell office:value-type="float" office:value="0.0301999996416">
                <text:p>0.0301999996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242999996059">
                <text:p>0.0242999996059</text:p>
              </table:table-cell>
              <table:table-cell office:value-type="float" office:value="0.0255999996886">
                <text:p>0.0255999996886</text:p>
              </table:table-cell>
              <table:table-cell office:value-type="float" office:value="0.0259999995865">
                <text:p>0.0259999995865</text:p>
              </table:table-cell>
              <table:table-cell office:value-type="float" office:value="0.0292999996617">
                <text:p>0.0292999996617</text:p>
              </table:table-cell>
              <table:table-cell office:value-type="float" office:value="0.0249999995343">
                <text:p>0.0249999995343</text:p>
              </table:table-cell>
              <table:table-cell office:value-type="float" office:value="0.0274999996647">
                <text:p>0.0274999996647</text:p>
              </table:table-cell>
              <table:table-cell office:value-type="float" office:value="0.0315999996848">
                <text:p>0.0315999996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258999996074">
                <text:p>0.0258999996074</text:p>
              </table:table-cell>
              <table:table-cell office:value-type="float" office:value="0.0252999996021">
                <text:p>0.0252999996021</text:p>
              </table:table-cell>
              <table:table-cell office:value-type="float" office:value="0.0271999996342">
                <text:p>0.0271999996342</text:p>
              </table:table-cell>
              <table:table-cell office:value-type="float" office:value="0.0296999996528">
                <text:p>0.0296999996528</text:p>
              </table:table-cell>
              <table:table-cell office:value-type="float" office:value="0.0244999995641">
                <text:p>0.0244999995641</text:p>
              </table:table-cell>
              <table:table-cell office:value-type="float" office:value="0.0288999997079">
                <text:p>0.0288999997079</text:p>
              </table:table-cell>
              <table:table-cell office:value-type="float" office:value="0.0295999996364">
                <text:p>0.02959999963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2699999962">
                <text:p>0.02699999962</text:p>
              </table:table-cell>
              <table:table-cell office:value-type="float" office:value="0.0244999996014">
                <text:p>0.0244999996014</text:p>
              </table:table-cell>
              <table:table-cell office:value-type="float" office:value="0.0280999996699">
                <text:p>0.0280999996699</text:p>
              </table:table-cell>
              <table:table-cell office:value-type="float" office:value="0.0287999996357">
                <text:p>0.0287999996357</text:p>
              </table:table-cell>
              <table:table-cell office:value-type="float" office:value="0.0246999996528">
                <text:p>0.0246999996528</text:p>
              </table:table-cell>
              <table:table-cell office:value-type="float" office:value="0.0284999997541">
                <text:p>0.0284999997541</text:p>
              </table:table-cell>
              <table:table-cell office:value-type="float" office:value="0.0303999995999">
                <text:p>0.0303999995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245999995992">
                <text:p>0.0245999995992</text:p>
              </table:table-cell>
              <table:table-cell office:value-type="float" office:value="0.0246999995597">
                <text:p>0.0246999995597</text:p>
              </table:table-cell>
              <table:table-cell office:value-type="float" office:value="0.0275999996252">
                <text:p>0.0275999996252</text:p>
              </table:table-cell>
              <table:table-cell office:value-type="float" office:value="0.0292999996245">
                <text:p>0.0292999996245</text:p>
              </table:table-cell>
              <table:table-cell office:value-type="float" office:value="0.0235999996401">
                <text:p>0.0235999996401</text:p>
              </table:table-cell>
              <table:table-cell office:value-type="float" office:value="0.0287999996729">
                <text:p>0.0287999996729</text:p>
              </table:table-cell>
              <table:table-cell office:value-type="float" office:value="0.0314999996126">
                <text:p>0.0314999996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244999996573">
                <text:p>0.0244999996573</text:p>
              </table:table-cell>
              <table:table-cell office:value-type="float" office:value="0.0237999995984">
                <text:p>0.0237999995984</text:p>
              </table:table-cell>
              <table:table-cell office:value-type="float" office:value="0.0262999996915">
                <text:p>0.0262999996915</text:p>
              </table:table-cell>
              <table:table-cell office:value-type="float" office:value="0.029199999664">
                <text:p>0.029199999664</text:p>
              </table:table-cell>
              <table:table-cell office:value-type="float" office:value="0.024299999699">
                <text:p>0.024299999699</text:p>
              </table:table-cell>
              <table:table-cell office:value-type="float" office:value="0.028299999591">
                <text:p>0.028299999591</text:p>
              </table:table-cell>
              <table:table-cell office:value-type="float" office:value="0.0305999996141">
                <text:p>0.0305999996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245999997109">
                <text:p>0.0245999997109</text:p>
              </table:table-cell>
              <table:table-cell office:value-type="float" office:value="0.0241999995895">
                <text:p>0.0241999995895</text:p>
              </table:table-cell>
              <table:table-cell office:value-type="float" office:value="0.0295999996364">
                <text:p>0.0295999996364</text:p>
              </table:table-cell>
              <table:table-cell office:value-type="float" office:value="0.0321999997459">
                <text:p>0.0321999997459</text:p>
              </table:table-cell>
              <table:table-cell office:value-type="float" office:value="0.0244999995828">
                <text:p>0.0244999995828</text:p>
              </table:table-cell>
              <table:table-cell office:value-type="float" office:value="0.0276999996975">
                <text:p>0.0276999996975</text:p>
              </table:table-cell>
              <table:table-cell office:value-type="float" office:value="0.0300999996066">
                <text:p>0.03009999960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26099999547">
                <text:p>0.026099999547</text:p>
              </table:table-cell>
              <table:table-cell office:value-type="float" office:value="0.0231999997236">
                <text:p>0.0231999997236</text:p>
              </table:table-cell>
              <table:table-cell office:value-type="float" office:value="0.0286999995075">
                <text:p>0.0286999995075</text:p>
              </table:table-cell>
              <table:table-cell office:value-type="float" office:value="0.0292999995872">
                <text:p>0.0292999995872</text:p>
              </table:table-cell>
              <table:table-cell office:value-type="float" office:value="0.024199999664">
                <text:p>0.024199999664</text:p>
              </table:table-cell>
              <table:table-cell office:value-type="float" office:value="0.0291999995895">
                <text:p>0.0291999995895</text:p>
              </table:table-cell>
              <table:table-cell office:value-type="float" office:value="0.0306999997236">
                <text:p>0.0306999997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240999996848">
                <text:p>0.0240999996848</text:p>
              </table:table-cell>
              <table:table-cell office:value-type="float" office:value="0.0243999995664">
                <text:p>0.0243999995664</text:p>
              </table:table-cell>
              <table:table-cell office:value-type="float" office:value="0.0291999995708">
                <text:p>0.0291999995708</text:p>
              </table:table-cell>
              <table:table-cell office:value-type="float" office:value="0.0307999997027">
                <text:p>0.0307999997027</text:p>
              </table:table-cell>
              <table:table-cell office:value-type="float" office:value="0.0256999996677">
                <text:p>0.0256999996677</text:p>
              </table:table-cell>
              <table:table-cell office:value-type="float" office:value="0.0277999996394">
                <text:p>0.0277999996394</text:p>
              </table:table-cell>
              <table:table-cell office:value-type="float" office:value="0.0301999997161">
                <text:p>0.0301999997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243999996595">
                <text:p>0.0243999996595</text:p>
              </table:table-cell>
              <table:table-cell office:value-type="float" office:value="0.0237999995798">
                <text:p>0.0237999995798</text:p>
              </table:table-cell>
              <table:table-cell office:value-type="float" office:value="0.0286999996752">
                <text:p>0.0286999996752</text:p>
              </table:table-cell>
              <table:table-cell office:value-type="float" office:value="0.0301999997161">
                <text:p>0.0301999997161</text:p>
              </table:table-cell>
              <table:table-cell office:value-type="float" office:value="0.0245999995805">
                <text:p>0.0245999995805</text:p>
              </table:table-cell>
              <table:table-cell office:value-type="float" office:value="0.0287999997847">
                <text:p>0.0287999997847</text:p>
              </table:table-cell>
              <table:table-cell office:value-type="float" office:value="0.0302999996394">
                <text:p>0.03029999963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275999996252">
                <text:p>0.0275999996252</text:p>
              </table:table-cell>
              <table:table-cell office:value-type="float" office:value="0.023899999503">
                <text:p>0.023899999503</text:p>
              </table:table-cell>
              <table:table-cell office:value-type="float" office:value="0.0268999995664">
                <text:p>0.0268999995664</text:p>
              </table:table-cell>
              <table:table-cell office:value-type="float" office:value="0.0306999995559">
                <text:p>0.0306999995559</text:p>
              </table:table-cell>
              <table:table-cell office:value-type="float" office:value="0.0268999996968">
                <text:p>0.0268999996968</text:p>
              </table:table-cell>
              <table:table-cell office:value-type="float" office:value="0.0264999995008">
                <text:p>0.0264999995008</text:p>
              </table:table-cell>
              <table:table-cell office:value-type="float" office:value="0.0304999996535">
                <text:p>0.0304999996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252999996208">
                <text:p>0.0252999996208</text:p>
              </table:table-cell>
              <table:table-cell office:value-type="float" office:value="0.0238999996893">
                <text:p>0.0238999996893</text:p>
              </table:table-cell>
              <table:table-cell office:value-type="float" office:value="0.0277999997884">
                <text:p>0.0277999997884</text:p>
              </table:table-cell>
              <table:table-cell office:value-type="float" office:value="0.0291999997757">
                <text:p>0.0291999997757</text:p>
              </table:table-cell>
              <table:table-cell office:value-type="float" office:value="0.0259999997355">
                <text:p>0.0259999997355</text:p>
              </table:table-cell>
              <table:table-cell office:value-type="float" office:value="0.0283999996074">
                <text:p>0.0283999996074</text:p>
              </table:table-cell>
              <table:table-cell office:value-type="float" office:value="0.0291999995708">
                <text:p>0.02919999957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263999996521">
                <text:p>0.0263999996521</text:p>
              </table:table-cell>
              <table:table-cell office:value-type="float" office:value="0.025499999579">
                <text:p>0.025499999579</text:p>
              </table:table-cell>
              <table:table-cell office:value-type="float" office:value="0.028499999661">
                <text:p>0.028499999661</text:p>
              </table:table-cell>
              <table:table-cell office:value-type="float" office:value="0.0289999997057">
                <text:p>0.0289999997057</text:p>
              </table:table-cell>
              <table:table-cell office:value-type="float" office:value="0.0249999996834">
                <text:p>0.0249999996834</text:p>
              </table:table-cell>
              <table:table-cell office:value-type="float" office:value="0.0301999996044">
                <text:p>0.0301999996044</text:p>
              </table:table-cell>
              <table:table-cell office:value-type="float" office:value="0.0302999997884">
                <text:p>0.03029999978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247999996133">
                <text:p>0.0247999996133</text:p>
              </table:table-cell>
              <table:table-cell office:value-type="float" office:value="0.0230999997444">
                <text:p>0.0230999997444</text:p>
              </table:table-cell>
              <table:table-cell office:value-type="float" office:value="0.0269999995828">
                <text:p>0.0269999995828</text:p>
              </table:table-cell>
              <table:table-cell office:value-type="float" office:value="0.02949999962">
                <text:p>0.02949999962</text:p>
              </table:table-cell>
              <table:table-cell office:value-type="float" office:value="0.0256999995746">
                <text:p>0.0256999995746</text:p>
              </table:table-cell>
              <table:table-cell office:value-type="float" office:value="0.0291999997385">
                <text:p>0.0291999997385</text:p>
              </table:table-cell>
              <table:table-cell office:value-type="float" office:value="0.0293999996223">
                <text:p>0.0293999996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257999996841">
                <text:p>0.0257999996841</text:p>
              </table:table-cell>
              <table:table-cell office:value-type="float" office:value="0.0230999996513">
                <text:p>0.0230999996513</text:p>
              </table:table-cell>
              <table:table-cell office:value-type="float" office:value="0.0277999994904">
                <text:p>0.0277999994904</text:p>
              </table:table-cell>
              <table:table-cell office:value-type="float" office:value="0.0316999995336">
                <text:p>0.0316999995336</text:p>
              </table:table-cell>
              <table:table-cell office:value-type="float" office:value="0.0256999996677">
                <text:p>0.0256999996677</text:p>
              </table:table-cell>
              <table:table-cell office:value-type="float" office:value="0.0304999996908">
                <text:p>0.0304999996908</text:p>
              </table:table-cell>
              <table:table-cell office:value-type="float" office:value="0.0304999996535">
                <text:p>0.0304999996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247999997064">
                <text:p>0.0247999997064</text:p>
              </table:table-cell>
              <table:table-cell office:value-type="float" office:value="0.0236999996565">
                <text:p>0.0236999996565</text:p>
              </table:table-cell>
              <table:table-cell office:value-type="float" office:value="0.0260999995656">
                <text:p>0.0260999995656</text:p>
              </table:table-cell>
              <table:table-cell office:value-type="float" office:value="0.0275999996252">
                <text:p>0.0275999996252</text:p>
              </table:table-cell>
              <table:table-cell office:value-type="float" office:value="0.0250999994949">
                <text:p>0.0250999994949</text:p>
              </table:table-cell>
              <table:table-cell office:value-type="float" office:value="0.0297999996878">
                <text:p>0.0297999996878</text:p>
              </table:table-cell>
              <table:table-cell office:value-type="float" office:value="0.0300999996625">
                <text:p>0.0300999996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65999997593">
                <text:p>0.0265999997593</text:p>
              </table:table-cell>
              <table:table-cell office:value-type="float" office:value="0.0220999997109">
                <text:p>0.0220999997109</text:p>
              </table:table-cell>
              <table:table-cell office:value-type="float" office:value="0.0292999996804">
                <text:p>0.0292999996804</text:p>
              </table:table-cell>
              <table:table-cell office:value-type="float" office:value="0.028699999731">
                <text:p>0.028699999731</text:p>
              </table:table-cell>
              <table:table-cell office:value-type="float" office:value="0.0254999997094">
                <text:p>0.0254999997094</text:p>
              </table:table-cell>
              <table:table-cell office:value-type="float" office:value="0.0279999997094">
                <text:p>0.0279999997094</text:p>
              </table:table-cell>
              <table:table-cell office:value-type="float" office:value="0.0301999996789">
                <text:p>0.0301999996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245999996923">
                <text:p>0.0245999996923</text:p>
              </table:table-cell>
              <table:table-cell office:value-type="float" office:value="0.0235999995843">
                <text:p>0.0235999995843</text:p>
              </table:table-cell>
              <table:table-cell office:value-type="float" office:value="0.0295999995805">
                <text:p>0.0295999995805</text:p>
              </table:table-cell>
              <table:table-cell office:value-type="float" office:value="0.0290999997407">
                <text:p>0.0290999997407</text:p>
              </table:table-cell>
              <table:table-cell office:value-type="float" office:value="0.0219999995455">
                <text:p>0.0219999995455</text:p>
              </table:table-cell>
              <table:table-cell office:value-type="float" office:value="0.0284999997355">
                <text:p>0.0284999997355</text:p>
              </table:table-cell>
              <table:table-cell office:value-type="float" office:value="0.0313999995962">
                <text:p>0.0313999995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8cm" svg:height="16.177cm" xlink:href=".." xlink:type="simple" chart:class="chart:scatter" chart:style-name="ch1">
        <chart:legend chart:legend-position="end" svg:x="25.143cm" svg:y="7.042cm" style:legend-expansion="high" chart:style-name="ch2"/>
        <chart:plot-area chart:style-name="ch3" table:cell-range-address="Sheet1.A212:Sheet1.E312" chart:data-source-has-labels="row" svg:x="1.592cm" svg:y="0.323cm" svg:width="22.97cm" svg:height="14.55cm">
          <chartooo:coordinate-region svg:x="2.504cm" svg:y="0.523cm" svg:width="21.778cm" svg:height="13.703cm"/>
          <chart:axis chart:dimension="x" chart:name="primary-x" chart:style-name="ch4">
            <chart:title svg:x="12.557cm" svg:y="15.196cm" chart:style-name="ch5">
              <text:p>Epoch</text:p>
            </chart:title>
          </chart:axis>
          <chart:axis chart:dimension="y" chart:name="primary-y" chart:style-name="ch4">
            <chart:title svg:x="0.451cm" svg:y="8.621cm" chart:style-name="ch6">
              <text:p>Training Loss</text:p>
            </chart:title>
            <chart:grid chart:style-name="ch7" chart:class="major"/>
          </chart:axis>
          <chart:series chart:style-name="ch8" chart:values-cell-range-address="Sheet1.B213:Sheet1.B312" chart:label-cell-address="Sheet1.B212:Sheet1.B212" chart:class="chart:scatter">
            <chart:domain table:cell-range-address="Sheet1.A213:Sheet1.A312"/>
            <chart:data-point chart:repeated="100"/>
          </chart:series>
          <chart:series chart:style-name="ch9" chart:values-cell-range-address="Sheet1.C213:Sheet1.C312" chart:label-cell-address="Sheet1.C212:Sheet1.C212" chart:class="chart:scatter">
            <chart:data-point chart:repeated="100"/>
          </chart:series>
          <chart:series chart:style-name="ch10" chart:values-cell-range-address="Sheet1.D213:Sheet1.D312" chart:label-cell-address="Sheet1.D212:Sheet1.D212" chart:class="chart:scatter">
            <chart:data-point chart:repeated="100"/>
          </chart:series>
          <chart:series chart:style-name="ch11" chart:values-cell-range-address="Sheet1.E213:Sheet1.E312" chart:label-cell-address="Sheet1.E212:Sheet1.E21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=1, Beta=1</text:p>
                <draw:g>
                  <svg:desc>Sheet1.B212:Sheet1.B212</svg:desc>
                </draw:g>
              </table:table-cell>
              <table:table-cell office:value-type="string">
                <text:p>Alpha=1, Beta=2</text:p>
                <draw:g>
                  <svg:desc>Sheet1.C212:Sheet1.C212</svg:desc>
                </draw:g>
              </table:table-cell>
              <table:table-cell office:value-type="string">
                <text:p>Alpha=1, Beta=4</text:p>
                <draw:g>
                  <svg:desc>Sheet1.D212:Sheet1.D212</svg:desc>
                </draw:g>
              </table:table-cell>
              <table:table-cell office:value-type="string">
                <text:p>Alpha=1, Beta=8</text:p>
                <draw:g>
                  <svg:desc>Sheet1.E212:Sheet1.E2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13:Sheet1.A312</svg:desc>
                </draw:g>
              </table:table-cell>
              <table:table-cell office:value-type="float" office:value="0.0569163277335">
                <text:p>0.0569163277335</text:p>
                <draw:g>
                  <svg:desc>Sheet1.B213:Sheet1.B312</svg:desc>
                </draw:g>
              </table:table-cell>
              <table:table-cell office:value-type="float" office:value="0.0594556324631">
                <text:p>0.0594556324631</text:p>
                <draw:g>
                  <svg:desc>Sheet1.C213:Sheet1.C312</svg:desc>
                </draw:g>
              </table:table-cell>
              <table:table-cell office:value-type="float" office:value="0.0687442285493">
                <text:p>0.0687442285493</text:p>
                <draw:g>
                  <svg:desc>Sheet1.D213:Sheet1.D312</svg:desc>
                </draw:g>
              </table:table-cell>
              <table:table-cell office:value-type="float" office:value="0.0880212651491">
                <text:p>0.0880212651491</text:p>
                <draw:g>
                  <svg:desc>Sheet1.E213:Sheet1.E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175059408">
                <text:p>0.0318175059408</text:p>
              </table:table-cell>
              <table:table-cell office:value-type="float" office:value="0.0320413222071">
                <text:p>0.0320413222071</text:p>
              </table:table-cell>
              <table:table-cell office:value-type="float" office:value="0.0366264581382">
                <text:p>0.0366264581382</text:p>
              </table:table-cell>
              <table:table-cell office:value-type="float" office:value="0.0470553808324">
                <text:p>0.0470553808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4077003123">
                <text:p>0.0264077003123</text:p>
              </table:table-cell>
              <table:table-cell office:value-type="float" office:value="0.0256641068999">
                <text:p>0.0256641068999</text:p>
              </table:table-cell>
              <table:table-cell office:value-type="float" office:value="0.0294186420916">
                <text:p>0.0294186420916</text:p>
              </table:table-cell>
              <table:table-cell office:value-type="float" office:value="0.0383380690515">
                <text:p>0.0383380690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28606641097">
                <text:p>0.0228606641097</text:p>
              </table:table-cell>
              <table:table-cell office:value-type="float" office:value="0.0222246097699">
                <text:p>0.0222246097699</text:p>
              </table:table-cell>
              <table:table-cell office:value-type="float" office:value="0.0251362759126">
                <text:p>0.0251362759126</text:p>
              </table:table-cell>
              <table:table-cell office:value-type="float" office:value="0.0327764316136">
                <text:p>0.0327764316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00995999821">
                <text:p>0.0200995999821</text:p>
              </table:table-cell>
              <table:table-cell office:value-type="float" office:value="0.0197274335735">
                <text:p>0.0197274335735</text:p>
              </table:table-cell>
              <table:table-cell office:value-type="float" office:value="0.0221682964084">
                <text:p>0.0221682964084</text:p>
              </table:table-cell>
              <table:table-cell office:value-type="float" office:value="0.0293656826373">
                <text:p>0.0293656826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91257673379">
                <text:p>0.0191257673379</text:p>
              </table:table-cell>
              <table:table-cell office:value-type="float" office:value="0.0179776842581">
                <text:p>0.0179776842581</text:p>
              </table:table-cell>
              <table:table-cell office:value-type="float" office:value="0.0206304172969">
                <text:p>0.0206304172969</text:p>
              </table:table-cell>
              <table:table-cell office:value-type="float" office:value="0.0275383137157">
                <text:p>0.0275383137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73119981252">
                <text:p>0.0173119981252</text:p>
              </table:table-cell>
              <table:table-cell office:value-type="float" office:value="0.0164609374851">
                <text:p>0.0164609374851</text:p>
              </table:table-cell>
              <table:table-cell office:value-type="float" office:value="0.0183962950413">
                <text:p>0.0183962950413</text:p>
              </table:table-cell>
              <table:table-cell office:value-type="float" office:value="0.024878159448">
                <text:p>0.024878159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60374030457">
                <text:p>0.0160374030457</text:p>
              </table:table-cell>
              <table:table-cell office:value-type="float" office:value="0.0150229587248">
                <text:p>0.0150229587248</text:p>
              </table:table-cell>
              <table:table-cell office:value-type="float" office:value="0.0169372580457">
                <text:p>0.0169372580457</text:p>
              </table:table-cell>
              <table:table-cell office:value-type="float" office:value="0.0230398572208">
                <text:p>0.0230398572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52353533355">
                <text:p>0.0152353533355</text:p>
              </table:table-cell>
              <table:table-cell office:value-type="float" office:value="0.014393166794">
                <text:p>0.014393166794</text:p>
              </table:table-cell>
              <table:table-cell office:value-type="float" office:value="0.0163143846043">
                <text:p>0.0163143846043</text:p>
              </table:table-cell>
              <table:table-cell office:value-type="float" office:value="0.0218375499295">
                <text:p>0.0218375499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2633512262">
                <text:p>0.0142633512262</text:p>
              </table:table-cell>
              <table:table-cell office:value-type="float" office:value="0.0131017383114">
                <text:p>0.0131017383114</text:p>
              </table:table-cell>
              <table:table-cell office:value-type="float" office:value="0.0148245016615">
                <text:p>0.0148245016615</text:p>
              </table:table-cell>
              <table:table-cell office:value-type="float" office:value="0.0208897097474">
                <text:p>0.020889709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35821761871">
                <text:p>0.0135821761871</text:p>
              </table:table-cell>
              <table:table-cell office:value-type="float" office:value="0.0119070994532">
                <text:p>0.0119070994532</text:p>
              </table:table-cell>
              <table:table-cell office:value-type="float" office:value="0.0134052184704">
                <text:p>0.0134052184704</text:p>
              </table:table-cell>
              <table:table-cell office:value-type="float" office:value="0.0189367124345">
                <text:p>0.0189367124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28891624297">
                <text:p>0.0128891624297</text:p>
              </table:table-cell>
              <table:table-cell office:value-type="float" office:value="0.011748288316">
                <text:p>0.011748288316</text:p>
              </table:table-cell>
              <table:table-cell office:value-type="float" office:value="0.0135349266005">
                <text:p>0.0135349266005</text:p>
              </table:table-cell>
              <table:table-cell office:value-type="float" office:value="0.0184489517352">
                <text:p>0.0184489517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21273720865">
                <text:p>0.0121273720865</text:p>
              </table:table-cell>
              <table:table-cell office:value-type="float" office:value="0.0113115848079">
                <text:p>0.0113115848079</text:p>
              </table:table-cell>
              <table:table-cell office:value-type="float" office:value="0.0126217174954">
                <text:p>0.0126217174954</text:p>
              </table:table-cell>
              <table:table-cell office:value-type="float" office:value="0.0176433254597">
                <text:p>0.0176433254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16581788497">
                <text:p>0.0116581788497</text:p>
              </table:table-cell>
              <table:table-cell office:value-type="float" office:value="0.0109715935851">
                <text:p>0.0109715935851</text:p>
              </table:table-cell>
              <table:table-cell office:value-type="float" office:value="0.0120811107701">
                <text:p>0.0120811107701</text:p>
              </table:table-cell>
              <table:table-cell office:value-type="float" office:value="0.0171534211147">
                <text:p>0.0171534211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16328396361">
                <text:p>0.0116328396361</text:p>
              </table:table-cell>
              <table:table-cell office:value-type="float" office:value="0.0103023749632">
                <text:p>0.0103023749632</text:p>
              </table:table-cell>
              <table:table-cell office:value-type="float" office:value="0.0115127668462">
                <text:p>0.0115127668462</text:p>
              </table:table-cell>
              <table:table-cell office:value-type="float" office:value="0.0162083793487">
                <text:p>0.0162083793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06429099237">
                <text:p>0.0106429099237</text:p>
              </table:table-cell>
              <table:table-cell office:value-type="float" office:value="0.00959639352147">
                <text:p>0.00959639352147</text:p>
              </table:table-cell>
              <table:table-cell office:value-type="float" office:value="0.0108633615586">
                <text:p>0.0108633615586</text:p>
              </table:table-cell>
              <table:table-cell office:value-type="float" office:value="0.0152845010434">
                <text:p>0.0152845010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0156998837">
                <text:p>0.010156998837</text:p>
              </table:table-cell>
              <table:table-cell office:value-type="float" office:value="0.00928434340539">
                <text:p>0.00928434340539</text:p>
              </table:table-cell>
              <table:table-cell office:value-type="float" office:value="0.0106813905074">
                <text:p>0.0106813905074</text:p>
              </table:table-cell>
              <table:table-cell office:value-type="float" office:value="0.0149112634663">
                <text:p>0.0149112634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0152520619">
                <text:p>0.010152520619</text:p>
              </table:table-cell>
              <table:table-cell office:value-type="float" office:value="0.00926599445962">
                <text:p>0.00926599445962</text:p>
              </table:table-cell>
              <table:table-cell office:value-type="float" office:value="0.0105629243989">
                <text:p>0.0105629243989</text:p>
              </table:table-cell>
              <table:table-cell office:value-type="float" office:value="0.0145047131202">
                <text:p>0.0145047131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929338051841">
                <text:p>0.00929338051841</text:p>
              </table:table-cell>
              <table:table-cell office:value-type="float" office:value="0.00880221815483">
                <text:p>0.00880221815483</text:p>
              </table:table-cell>
              <table:table-cell office:value-type="float" office:value="0.00992036912701">
                <text:p>0.00992036912701</text:p>
              </table:table-cell>
              <table:table-cell office:value-type="float" office:value="0.0138745378109">
                <text:p>0.0138745378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933033266906">
                <text:p>0.00933033266906</text:p>
              </table:table-cell>
              <table:table-cell office:value-type="float" office:value="0.00863610957423">
                <text:p>0.00863610957423</text:p>
              </table:table-cell>
              <table:table-cell office:value-type="float" office:value="0.00978626603761">
                <text:p>0.00978626603761</text:p>
              </table:table-cell>
              <table:table-cell office:value-type="float" office:value="0.0137277512361">
                <text:p>0.0137277512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897341223195">
                <text:p>0.00897341223195</text:p>
              </table:table-cell>
              <table:table-cell office:value-type="float" office:value="0.0079966450191">
                <text:p>0.0079966450191</text:p>
              </table:table-cell>
              <table:table-cell office:value-type="float" office:value="0.00935428619373">
                <text:p>0.00935428619373</text:p>
              </table:table-cell>
              <table:table-cell office:value-type="float" office:value="0.0129919903215">
                <text:p>0.0129919903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846785525652">
                <text:p>0.00846785525652</text:p>
              </table:table-cell>
              <table:table-cell office:value-type="float" office:value="0.00817178854349">
                <text:p>0.00817178854349</text:p>
              </table:table-cell>
              <table:table-cell office:value-type="float" office:value="0.00900587711626">
                <text:p>0.00900587711626</text:p>
              </table:table-cell>
              <table:table-cell office:value-type="float" office:value="0.0128406639691">
                <text:p>0.0128406639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838372589307">
                <text:p>0.00838372589307</text:p>
              </table:table-cell>
              <table:table-cell office:value-type="float" office:value="0.00751173849968">
                <text:p>0.00751173849968</text:p>
              </table:table-cell>
              <table:table-cell office:value-type="float" office:value="0.00867130923647">
                <text:p>0.00867130923647</text:p>
              </table:table-cell>
              <table:table-cell office:value-type="float" office:value="0.0122499183175">
                <text:p>0.0122499183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84992126">
                <text:p>0.0084992126</text:p>
              </table:table-cell>
              <table:table-cell office:value-type="float" office:value="0.00743516614768">
                <text:p>0.00743516614768</text:p>
              </table:table-cell>
              <table:table-cell office:value-type="float" office:value="0.00843712698779">
                <text:p>0.00843712698779</text:p>
              </table:table-cell>
              <table:table-cell office:value-type="float" office:value="0.0119077691962">
                <text:p>0.0119077691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48347076843">
                <text:p>0.00748347076843</text:p>
              </table:table-cell>
              <table:table-cell office:value-type="float" office:value="0.00678433213772">
                <text:p>0.00678433213772</text:p>
              </table:table-cell>
              <table:table-cell office:value-type="float" office:value="0.0078173359932">
                <text:p>0.0078173359932</text:p>
              </table:table-cell>
              <table:table-cell office:value-type="float" office:value="0.010937903081">
                <text:p>0.010937903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789202156264">
                <text:p>0.00789202156264</text:p>
              </table:table-cell>
              <table:table-cell office:value-type="float" office:value="0.00730857428946">
                <text:p>0.00730857428946</text:p>
              </table:table-cell>
              <table:table-cell office:value-type="float" office:value="0.00808521545321">
                <text:p>0.00808521545321</text:p>
              </table:table-cell>
              <table:table-cell office:value-type="float" office:value="0.0112144508169">
                <text:p>0.0112144508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750694868576">
                <text:p>0.00750694868576</text:p>
              </table:table-cell>
              <table:table-cell office:value-type="float" office:value="0.0068461682875">
                <text:p>0.0068461682875</text:p>
              </table:table-cell>
              <table:table-cell office:value-type="float" office:value="0.00781668632675">
                <text:p>0.00781668632675</text:p>
              </table:table-cell>
              <table:table-cell office:value-type="float" office:value="0.0110462633966">
                <text:p>0.0110462633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760764079445">
                <text:p>0.00760764079445</text:p>
              </table:table-cell>
              <table:table-cell office:value-type="float" office:value="0.00675329915056">
                <text:p>0.00675329915056</text:p>
              </table:table-cell>
              <table:table-cell office:value-type="float" office:value="0.00784524853803">
                <text:p>0.00784524853803</text:p>
              </table:table-cell>
              <table:table-cell office:value-type="float" office:value="0.0110314702194">
                <text:p>0.0110314702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677865511542">
                <text:p>0.00677865511542</text:p>
              </table:table-cell>
              <table:table-cell office:value-type="float" office:value="0.00590977278069">
                <text:p>0.00590977278069</text:p>
              </table:table-cell>
              <table:table-cell office:value-type="float" office:value="0.00699729075569">
                <text:p>0.00699729075569</text:p>
              </table:table-cell>
              <table:table-cell office:value-type="float" office:value="0.0101268819733">
                <text:p>0.0101268819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726100219702">
                <text:p>0.00726100219702</text:p>
              </table:table-cell>
              <table:table-cell office:value-type="float" office:value="0.00624164333967">
                <text:p>0.00624164333967</text:p>
              </table:table-cell>
              <table:table-cell office:value-type="float" office:value="0.00714292797901">
                <text:p>0.00714292797901</text:p>
              </table:table-cell>
              <table:table-cell office:value-type="float" office:value="0.0106463849056">
                <text:p>0.0106463849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696639850869">
                <text:p>0.00696639850869</text:p>
              </table:table-cell>
              <table:table-cell office:value-type="float" office:value="0.00630220914875">
                <text:p>0.00630220914875</text:p>
              </table:table-cell>
              <table:table-cell office:value-type="float" office:value="0.00688945470164">
                <text:p>0.00688945470164</text:p>
              </table:table-cell>
              <table:table-cell office:value-type="float" office:value="0.00977177400759">
                <text:p>0.00977177400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665093918443">
                <text:p>0.00665093918443</text:p>
              </table:table-cell>
              <table:table-cell office:value-type="float" office:value="0.00627150170495">
                <text:p>0.00627150170495</text:p>
              </table:table-cell>
              <table:table-cell office:value-type="float" office:value="0.00668531081306">
                <text:p>0.00668531081306</text:p>
              </table:table-cell>
              <table:table-cell office:value-type="float" office:value="0.00983674149509">
                <text:p>0.00983674149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612792104048">
                <text:p>0.00612792104048</text:p>
              </table:table-cell>
              <table:table-cell office:value-type="float" office:value="0.00588632840832">
                <text:p>0.00588632840832</text:p>
              </table:table-cell>
              <table:table-cell office:value-type="float" office:value="0.00645201166781">
                <text:p>0.00645201166781</text:p>
              </table:table-cell>
              <table:table-cell office:value-type="float" office:value="0.00979691019584">
                <text:p>0.00979691019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58978714585">
                <text:p>0.0058978714585</text:p>
              </table:table-cell>
              <table:table-cell office:value-type="float" office:value="0.00582829346163">
                <text:p>0.00582829346163</text:p>
              </table:table-cell>
              <table:table-cell office:value-type="float" office:value="0.00626743534768">
                <text:p>0.00626743534768</text:p>
              </table:table-cell>
              <table:table-cell office:value-type="float" office:value="0.00919696062338">
                <text:p>0.00919696062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617972947139">
                <text:p>0.00617972947139</text:p>
              </table:table-cell>
              <table:table-cell office:value-type="float" office:value="0.00578746936168">
                <text:p>0.00578746936168</text:p>
              </table:table-cell>
              <table:table-cell office:value-type="float" office:value="0.00623174633469">
                <text:p>0.00623174633469</text:p>
              </table:table-cell>
              <table:table-cell office:value-type="float" office:value="0.00910052436593">
                <text:p>0.00910052436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587491524434">
                <text:p>0.00587491524434</text:p>
              </table:table-cell>
              <table:table-cell office:value-type="float" office:value="0.0054163915367">
                <text:p>0.0054163915367</text:p>
              </table:table-cell>
              <table:table-cell office:value-type="float" office:value="0.00621838826175">
                <text:p>0.00621838826175</text:p>
              </table:table-cell>
              <table:table-cell office:value-type="float" office:value="0.00876271899272">
                <text:p>0.00876271899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561302153183">
                <text:p>0.00561302153183</text:p>
              </table:table-cell>
              <table:table-cell office:value-type="float" office:value="0.00527470375553">
                <text:p>0.00527470375553</text:p>
              </table:table-cell>
              <table:table-cell office:value-type="float" office:value="0.00593745039864">
                <text:p>0.00593745039864</text:p>
              </table:table-cell>
              <table:table-cell office:value-type="float" office:value="0.00866722450336">
                <text:p>0.00866722450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605336776059">
                <text:p>0.00605336776059</text:p>
              </table:table-cell>
              <table:table-cell office:value-type="float" office:value="0.00528186173364">
                <text:p>0.00528186173364</text:p>
              </table:table-cell>
              <table:table-cell office:value-type="float" office:value="0.00604531434807">
                <text:p>0.00604531434807</text:p>
              </table:table-cell>
              <table:table-cell office:value-type="float" office:value="0.00883070206445">
                <text:p>0.00883070206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542909432527">
                <text:p>0.00542909432527</text:p>
              </table:table-cell>
              <table:table-cell office:value-type="float" office:value="0.00513266998938">
                <text:p>0.00513266998938</text:p>
              </table:table-cell>
              <table:table-cell office:value-type="float" office:value="0.00568790133957">
                <text:p>0.00568790133957</text:p>
              </table:table-cell>
              <table:table-cell office:value-type="float" office:value="0.00786608145529">
                <text:p>0.007866081455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578342741619">
                <text:p>0.00578342741619</text:p>
              </table:table-cell>
              <table:table-cell office:value-type="float" office:value="0.00547138711699">
                <text:p>0.00547138711699</text:p>
              </table:table-cell>
              <table:table-cell office:value-type="float" office:value="0.00591330910447">
                <text:p>0.00591330910447</text:p>
              </table:table-cell>
              <table:table-cell office:value-type="float" office:value="0.00831954068187">
                <text:p>0.00831954068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549761128056">
                <text:p>0.00549761128056</text:p>
              </table:table-cell>
              <table:table-cell office:value-type="float" office:value="0.00506398338278">
                <text:p>0.00506398338278</text:p>
              </table:table-cell>
              <table:table-cell office:value-type="float" office:value="0.00576322231966">
                <text:p>0.00576322231966</text:p>
              </table:table-cell>
              <table:table-cell office:value-type="float" office:value="0.00845560217413">
                <text:p>0.00845560217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547731457771">
                <text:p>0.00547731457771</text:p>
              </table:table-cell>
              <table:table-cell office:value-type="float" office:value="0.0049532729504">
                <text:p>0.0049532729504</text:p>
              </table:table-cell>
              <table:table-cell office:value-type="float" office:value="0.00555265559973">
                <text:p>0.00555265559973</text:p>
              </table:table-cell>
              <table:table-cell office:value-type="float" office:value="0.00801923513009">
                <text:p>0.00801923513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54235648317">
                <text:p>0.0054235648317</text:p>
              </table:table-cell>
              <table:table-cell office:value-type="float" office:value="0.00469801617023">
                <text:p>0.00469801617023</text:p>
              </table:table-cell>
              <table:table-cell office:value-type="float" office:value="0.00520277852205">
                <text:p>0.00520277852205</text:p>
              </table:table-cell>
              <table:table-cell office:value-type="float" office:value="0.00795957101795">
                <text:p>0.00795957101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486649410664">
                <text:p>0.00486649410664</text:p>
              </table:table-cell>
              <table:table-cell office:value-type="float" office:value="0.00456692661616">
                <text:p>0.00456692661616</text:p>
              </table:table-cell>
              <table:table-cell office:value-type="float" office:value="0.00523768907259">
                <text:p>0.00523768907259</text:p>
              </table:table-cell>
              <table:table-cell office:value-type="float" office:value="0.00760560967511">
                <text:p>0.00760560967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529319043665">
                <text:p>0.00529319043665</text:p>
              </table:table-cell>
              <table:table-cell office:value-type="float" office:value="0.00490952046424">
                <text:p>0.00490952046424</text:p>
              </table:table-cell>
              <table:table-cell office:value-type="float" office:value="0.0055427371886">
                <text:p>0.0055427371886</text:p>
              </table:table-cell>
              <table:table-cell office:value-type="float" office:value="0.00772196191756">
                <text:p>0.00772196191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479733607326">
                <text:p>0.00479733607326</text:p>
              </table:table-cell>
              <table:table-cell office:value-type="float" office:value="0.00451409757039">
                <text:p>0.00451409757039</text:p>
              </table:table-cell>
              <table:table-cell office:value-type="float" office:value="0.00497179387399">
                <text:p>0.00497179387399</text:p>
              </table:table-cell>
              <table:table-cell office:value-type="float" office:value="0.00741294164661">
                <text:p>0.007412941646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460902015947">
                <text:p>0.00460902015947</text:p>
              </table:table-cell>
              <table:table-cell office:value-type="float" office:value="0.00442535224075">
                <text:p>0.00442535224075</text:p>
              </table:table-cell>
              <table:table-cell office:value-type="float" office:value="0.00508609400319">
                <text:p>0.00508609400319</text:p>
              </table:table-cell>
              <table:table-cell office:value-type="float" office:value="0.00708259219425">
                <text:p>0.00708259219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476164989651">
                <text:p>0.00476164989651</text:p>
              </table:table-cell>
              <table:table-cell office:value-type="float" office:value="0.00420884110337">
                <text:p>0.00420884110337</text:p>
              </table:table-cell>
              <table:table-cell office:value-type="float" office:value="0.00501873343025">
                <text:p>0.00501873343025</text:p>
              </table:table-cell>
              <table:table-cell office:value-type="float" office:value="0.0070353281717">
                <text:p>0.0070353281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445336850117">
                <text:p>0.00445336850117</text:p>
              </table:table-cell>
              <table:table-cell office:value-type="float" office:value="0.00439842473333">
                <text:p>0.00439842473333</text:p>
              </table:table-cell>
              <table:table-cell office:value-type="float" office:value="0.00485061088437">
                <text:p>0.00485061088437</text:p>
              </table:table-cell>
              <table:table-cell office:value-type="float" office:value="0.00709273655248">
                <text:p>0.00709273655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439486548241">
                <text:p>0.00439486548241</text:p>
              </table:table-cell>
              <table:table-cell office:value-type="float" office:value="0.00443285726872">
                <text:p>0.00443285726872</text:p>
              </table:table-cell>
              <table:table-cell office:value-type="float" office:value="0.00452663691729">
                <text:p>0.00452663691729</text:p>
              </table:table-cell>
              <table:table-cell office:value-type="float" office:value="0.00678705890282">
                <text:p>0.006787058902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45927202758">
                <text:p>0.0045927202758</text:p>
              </table:table-cell>
              <table:table-cell office:value-type="float" office:value="0.00442086809182">
                <text:p>0.00442086809182</text:p>
              </table:table-cell>
              <table:table-cell office:value-type="float" office:value="0.00466200093447">
                <text:p>0.00466200093447</text:p>
              </table:table-cell>
              <table:table-cell office:value-type="float" office:value="0.00683224540269">
                <text:p>0.00683224540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455058627655">
                <text:p>0.00455058627655</text:p>
              </table:table-cell>
              <table:table-cell office:value-type="float" office:value="0.00429015348972">
                <text:p>0.00429015348972</text:p>
              </table:table-cell>
              <table:table-cell office:value-type="float" office:value="0.00460554340655">
                <text:p>0.00460554340655</text:p>
              </table:table-cell>
              <table:table-cell office:value-type="float" office:value="0.00677394807011">
                <text:p>0.00677394807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441671563821">
                <text:p>0.00441671563821</text:p>
              </table:table-cell>
              <table:table-cell office:value-type="float" office:value="0.00440176882936">
                <text:p>0.00440176882936</text:p>
              </table:table-cell>
              <table:table-cell office:value-type="float" office:value="0.00483769446821">
                <text:p>0.00483769446821</text:p>
              </table:table-cell>
              <table:table-cell office:value-type="float" office:value="0.00670468254611">
                <text:p>0.00670468254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438453617797">
                <text:p>0.00438453617797</text:p>
              </table:table-cell>
              <table:table-cell office:value-type="float" office:value="0.00420378019696">
                <text:p>0.00420378019696</text:p>
              </table:table-cell>
              <table:table-cell office:value-type="float" office:value="0.00446942624635">
                <text:p>0.00446942624635</text:p>
              </table:table-cell>
              <table:table-cell office:value-type="float" office:value="0.00680482024625">
                <text:p>0.00680482024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435069601224">
                <text:p>0.00435069601224</text:p>
              </table:table-cell>
              <table:table-cell office:value-type="float" office:value="0.00391052919247">
                <text:p>0.00391052919247</text:p>
              </table:table-cell>
              <table:table-cell office:value-type="float" office:value="0.00453368353043">
                <text:p>0.00453368353043</text:p>
              </table:table-cell>
              <table:table-cell office:value-type="float" office:value="0.00645161615457">
                <text:p>0.00645161615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439099504337">
                <text:p>0.00439099504337</text:p>
              </table:table-cell>
              <table:table-cell office:value-type="float" office:value="0.00404419709471">
                <text:p>0.00404419709471</text:p>
              </table:table-cell>
              <table:table-cell office:value-type="float" office:value="0.00451426599841">
                <text:p>0.00451426599841</text:p>
              </table:table-cell>
              <table:table-cell office:value-type="float" office:value="0.00666717273853">
                <text:p>0.00666717273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409342310591">
                <text:p>0.00409342310591</text:p>
              </table:table-cell>
              <table:table-cell office:value-type="float" office:value="0.00386869263178">
                <text:p>0.00386869263178</text:p>
              </table:table-cell>
              <table:table-cell office:value-type="float" office:value="0.00435581045457">
                <text:p>0.00435581045457</text:p>
              </table:table-cell>
              <table:table-cell office:value-type="float" office:value="0.00625806430346">
                <text:p>0.00625806430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412792604872">
                <text:p>0.00412792604872</text:p>
              </table:table-cell>
              <table:table-cell office:value-type="float" office:value="0.00386515223211">
                <text:p>0.00386515223211</text:p>
              </table:table-cell>
              <table:table-cell office:value-type="float" office:value="0.00446473482193">
                <text:p>0.00446473482193</text:p>
              </table:table-cell>
              <table:table-cell office:value-type="float" office:value="0.00618985647992">
                <text:p>0.00618985647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39929239345">
                <text:p>0.0039929239345</text:p>
              </table:table-cell>
              <table:table-cell office:value-type="float" office:value="0.00413129788712">
                <text:p>0.00413129788712</text:p>
              </table:table-cell>
              <table:table-cell office:value-type="float" office:value="0.00454683488688">
                <text:p>0.00454683488688</text:p>
              </table:table-cell>
              <table:table-cell office:value-type="float" office:value="0.00658714211649">
                <text:p>0.00658714211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426078445026">
                <text:p>0.00426078445026</text:p>
              </table:table-cell>
              <table:table-cell office:value-type="float" office:value="0.00371471464038">
                <text:p>0.00371471464038</text:p>
              </table:table-cell>
              <table:table-cell office:value-type="float" office:value="0.00446056828497">
                <text:p>0.00446056828497</text:p>
              </table:table-cell>
              <table:table-cell office:value-type="float" office:value="0.00644619144483">
                <text:p>0.00644619144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399339436454">
                <text:p>0.00399339436454</text:p>
              </table:table-cell>
              <table:table-cell office:value-type="float" office:value="0.00369527436817">
                <text:p>0.00369527436817</text:p>
              </table:table-cell>
              <table:table-cell office:value-type="float" office:value="0.00399283298527">
                <text:p>0.00399283298527</text:p>
              </table:table-cell>
              <table:table-cell office:value-type="float" office:value="0.00599132524095">
                <text:p>0.00599132524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400833477507">
                <text:p>0.00400833477507</text:p>
              </table:table-cell>
              <table:table-cell office:value-type="float" office:value="0.00351106685984">
                <text:p>0.00351106685984</text:p>
              </table:table-cell>
              <table:table-cell office:value-type="float" office:value="0.00397744112341">
                <text:p>0.00397744112341</text:p>
              </table:table-cell>
              <table:table-cell office:value-type="float" office:value="0.00592837307756">
                <text:p>0.00592837307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38437331971">
                <text:p>0.0038437331971</text:p>
              </table:table-cell>
              <table:table-cell office:value-type="float" office:value="0.00370728301115">
                <text:p>0.00370728301115</text:p>
              </table:table-cell>
              <table:table-cell office:value-type="float" office:value="0.00428487467891">
                <text:p>0.00428487467891</text:p>
              </table:table-cell>
              <table:table-cell office:value-type="float" office:value="0.00577465431528">
                <text:p>0.005774654315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74703116229">
                <text:p>0.00374703116229</text:p>
              </table:table-cell>
              <table:table-cell office:value-type="float" office:value="0.00347267692257">
                <text:p>0.00347267692257</text:p>
              </table:table-cell>
              <table:table-cell office:value-type="float" office:value="0.00387470273937">
                <text:p>0.00387470273937</text:p>
              </table:table-cell>
              <table:table-cell office:value-type="float" office:value="0.00564440776967">
                <text:p>0.00564440776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391975326843">
                <text:p>0.00391975326843</text:p>
              </table:table-cell>
              <table:table-cell office:value-type="float" office:value="0.00354937257807">
                <text:p>0.00354937257807</text:p>
              </table:table-cell>
              <table:table-cell office:value-type="float" office:value="0.00396595211846">
                <text:p>0.00396595211846</text:p>
              </table:table-cell>
              <table:table-cell office:value-type="float" office:value="0.00586064994577">
                <text:p>0.00586064994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396040096956">
                <text:p>0.00396040096956</text:p>
              </table:table-cell>
              <table:table-cell office:value-type="float" office:value="0.00377342098007">
                <text:p>0.00377342098007</text:p>
              </table:table-cell>
              <table:table-cell office:value-type="float" office:value="0.00418292930022">
                <text:p>0.00418292930022</text:p>
              </table:table-cell>
              <table:table-cell office:value-type="float" office:value="0.00568828313889">
                <text:p>0.00568828313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369291199574">
                <text:p>0.00369291199574</text:p>
              </table:table-cell>
              <table:table-cell office:value-type="float" office:value="0.00347814108934">
                <text:p>0.00347814108934</text:p>
              </table:table-cell>
              <table:table-cell office:value-type="float" office:value="0.00382068455603">
                <text:p>0.00382068455603</text:p>
              </table:table-cell>
              <table:table-cell office:value-type="float" office:value="0.00529946944255">
                <text:p>0.00529946944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55000669732">
                <text:p>0.00355000669732</text:p>
              </table:table-cell>
              <table:table-cell office:value-type="float" office:value="0.00308971930772">
                <text:p>0.00308971930772</text:p>
              </table:table-cell>
              <table:table-cell office:value-type="float" office:value="0.00413190895005">
                <text:p>0.00413190895005</text:p>
              </table:table-cell>
              <table:table-cell office:value-type="float" office:value="0.00525343293491">
                <text:p>0.005253432934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353246437048">
                <text:p>0.00353246437048</text:p>
              </table:table-cell>
              <table:table-cell office:value-type="float" office:value="0.00348043692617">
                <text:p>0.00348043692617</text:p>
              </table:table-cell>
              <table:table-cell office:value-type="float" office:value="0.0040061302013">
                <text:p>0.0040061302013</text:p>
              </table:table-cell>
              <table:table-cell office:value-type="float" office:value="0.00542941302778">
                <text:p>0.00542941302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367396605892">
                <text:p>0.00367396605892</text:p>
              </table:table-cell>
              <table:table-cell office:value-type="float" office:value="0.00349734376595">
                <text:p>0.00349734376595</text:p>
              </table:table-cell>
              <table:table-cell office:value-type="float" office:value="0.00372623171752">
                <text:p>0.00372623171752</text:p>
              </table:table-cell>
              <table:table-cell office:value-type="float" office:value="0.00529442559406">
                <text:p>0.00529442559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343604449704">
                <text:p>0.00343604449704</text:p>
              </table:table-cell>
              <table:table-cell office:value-type="float" office:value="0.00348104356502">
                <text:p>0.00348104356502</text:p>
              </table:table-cell>
              <table:table-cell office:value-type="float" office:value="0.00389764969113">
                <text:p>0.00389764969113</text:p>
              </table:table-cell>
              <table:table-cell office:value-type="float" office:value="0.0052210868707">
                <text:p>0.00522108687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330844882443">
                <text:p>0.00330844882443</text:p>
              </table:table-cell>
              <table:table-cell office:value-type="float" office:value="0.00306730524039">
                <text:p>0.00306730524039</text:p>
              </table:table-cell>
              <table:table-cell office:value-type="float" office:value="0.00358612076537">
                <text:p>0.00358612076537</text:p>
              </table:table-cell>
              <table:table-cell office:value-type="float" office:value="0.00507997356016">
                <text:p>0.00507997356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335456475044">
                <text:p>0.00335456475044</text:p>
              </table:table-cell>
              <table:table-cell office:value-type="float" office:value="0.00338079107232">
                <text:p>0.00338079107232</text:p>
              </table:table-cell>
              <table:table-cell office:value-type="float" office:value="0.00376976107856">
                <text:p>0.00376976107856</text:p>
              </table:table-cell>
              <table:table-cell office:value-type="float" office:value="0.0050063264471">
                <text:p>0.0050063264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335620419572">
                <text:p>0.00335620419572</text:p>
              </table:table-cell>
              <table:table-cell office:value-type="float" office:value="0.00307676456429">
                <text:p>0.00307676456429</text:p>
              </table:table-cell>
              <table:table-cell office:value-type="float" office:value="0.0036425700468">
                <text:p>0.0036425700468</text:p>
              </table:table-cell>
              <table:table-cell office:value-type="float" office:value="0.00538106082685">
                <text:p>0.00538106082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352001894738">
                <text:p>0.00352001894738</text:p>
              </table:table-cell>
              <table:table-cell office:value-type="float" office:value="0.00277790252912">
                <text:p>0.00277790252912</text:p>
              </table:table-cell>
              <table:table-cell office:value-type="float" office:value="0.00367285993361">
                <text:p>0.00367285993361</text:p>
              </table:table-cell>
              <table:table-cell office:value-type="float" office:value="0.00516079248968">
                <text:p>0.00516079248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34065030521">
                <text:p>0.0034065030521</text:p>
              </table:table-cell>
              <table:table-cell office:value-type="float" office:value="0.00296467018456">
                <text:p>0.00296467018456</text:p>
              </table:table-cell>
              <table:table-cell office:value-type="float" office:value="0.00373884069969">
                <text:p>0.00373884069969</text:p>
              </table:table-cell>
              <table:table-cell office:value-type="float" office:value="0.0053205034237">
                <text:p>0.00532050342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312555669517">
                <text:p>0.00312555669517</text:p>
              </table:table-cell>
              <table:table-cell office:value-type="float" office:value="0.00302283244523">
                <text:p>0.00302283244523</text:p>
              </table:table-cell>
              <table:table-cell office:value-type="float" office:value="0.0034284201222">
                <text:p>0.0034284201222</text:p>
              </table:table-cell>
              <table:table-cell office:value-type="float" office:value="0.00501123720368">
                <text:p>0.00501123720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325888165447">
                <text:p>0.00325888165447</text:p>
              </table:table-cell>
              <table:table-cell office:value-type="float" office:value="0.00310417971148">
                <text:p>0.00310417971148</text:p>
              </table:table-cell>
              <table:table-cell office:value-type="float" office:value="0.00347040647115">
                <text:p>0.00347040647115</text:p>
              </table:table-cell>
              <table:table-cell office:value-type="float" office:value="0.00480047127197">
                <text:p>0.004800471271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323554656739">
                <text:p>0.00323554656739</text:p>
              </table:table-cell>
              <table:table-cell office:value-type="float" office:value="0.00312802764585">
                <text:p>0.00312802764585</text:p>
              </table:table-cell>
              <table:table-cell office:value-type="float" office:value="0.00333359865433">
                <text:p>0.00333359865433</text:p>
              </table:table-cell>
              <table:table-cell office:value-type="float" office:value="0.00509883225789">
                <text:p>0.00509883225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308129929142">
                <text:p>0.00308129929142</text:p>
              </table:table-cell>
              <table:table-cell office:value-type="float" office:value="0.00304254764791">
                <text:p>0.00304254764791</text:p>
              </table:table-cell>
              <table:table-cell office:value-type="float" office:value="0.00347985979308">
                <text:p>0.00347985979308</text:p>
              </table:table-cell>
              <table:table-cell office:value-type="float" office:value="0.00509687929132">
                <text:p>0.00509687929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320962623075">
                <text:p>0.00320962623075</text:p>
              </table:table-cell>
              <table:table-cell office:value-type="float" office:value="0.00299543777536">
                <text:p>0.00299543777536</text:p>
              </table:table-cell>
              <table:table-cell office:value-type="float" office:value="0.00355346312515">
                <text:p>0.00355346312515</text:p>
              </table:table-cell>
              <table:table-cell office:value-type="float" office:value="0.00489121639027">
                <text:p>0.00489121639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1140200707">
                <text:p>0.00331140200707</text:p>
              </table:table-cell>
              <table:table-cell office:value-type="float" office:value="0.002739406726">
                <text:p>0.002739406726</text:p>
              </table:table-cell>
              <table:table-cell office:value-type="float" office:value="0.00336839768439">
                <text:p>0.00336839768439</text:p>
              </table:table-cell>
              <table:table-cell office:value-type="float" office:value="0.00479764220642">
                <text:p>0.00479764220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302112960576">
                <text:p>0.00302112960576</text:p>
              </table:table-cell>
              <table:table-cell office:value-type="float" office:value="0.00275683958264">
                <text:p>0.00275683958264</text:p>
              </table:table-cell>
              <table:table-cell office:value-type="float" office:value="0.00297779197153">
                <text:p>0.00297779197153</text:p>
              </table:table-cell>
              <table:table-cell office:value-type="float" office:value="0.00450143374957">
                <text:p>0.00450143374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318469331557">
                <text:p>0.00318469331557</text:p>
              </table:table-cell>
              <table:table-cell office:value-type="float" office:value="0.00314197408722">
                <text:p>0.00314197408722</text:p>
              </table:table-cell>
              <table:table-cell office:value-type="float" office:value="0.00362009372104">
                <text:p>0.00362009372104</text:p>
              </table:table-cell>
              <table:table-cell office:value-type="float" office:value="0.00460635673827">
                <text:p>0.00460635673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314381843716">
                <text:p>0.00314381843716</text:p>
              </table:table-cell>
              <table:table-cell office:value-type="float" office:value="0.00290302224004">
                <text:p>0.00290302224004</text:p>
              </table:table-cell>
              <table:table-cell office:value-type="float" office:value="0.00303031134351">
                <text:p>0.00303031134351</text:p>
              </table:table-cell>
              <table:table-cell office:value-type="float" office:value="0.00460571882046">
                <text:p>0.004605718820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310917061398">
                <text:p>0.00310917061398</text:p>
              </table:table-cell>
              <table:table-cell office:value-type="float" office:value="0.00336243398293">
                <text:p>0.00336243398293</text:p>
              </table:table-cell>
              <table:table-cell office:value-type="float" office:value="0.00319456951666">
                <text:p>0.00319456951666</text:p>
              </table:table-cell>
              <table:table-cell office:value-type="float" office:value="0.00450852472101">
                <text:p>0.00450852472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280582886398">
                <text:p>0.00280582886398</text:p>
              </table:table-cell>
              <table:table-cell office:value-type="float" office:value="0.00259390754289">
                <text:p>0.00259390754289</text:p>
              </table:table-cell>
              <table:table-cell office:value-type="float" office:value="0.00323153003723">
                <text:p>0.00323153003723</text:p>
              </table:table-cell>
              <table:table-cell office:value-type="float" office:value="0.00456017129349">
                <text:p>0.004560171293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303353507274">
                <text:p>0.00303353507274</text:p>
              </table:table-cell>
              <table:table-cell office:value-type="float" office:value="0.0028578910312">
                <text:p>0.0028578910312</text:p>
              </table:table-cell>
              <table:table-cell office:value-type="float" office:value="0.00328978095746">
                <text:p>0.00328978095746</text:p>
              </table:table-cell>
              <table:table-cell office:value-type="float" office:value="0.00500655918597">
                <text:p>0.00500655918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23979486421">
                <text:p>0.0023979486421</text:p>
              </table:table-cell>
              <table:table-cell office:value-type="float" office:value="0.00245614025025">
                <text:p>0.00245614025025</text:p>
              </table:table-cell>
              <table:table-cell office:value-type="float" office:value="0.0029544925761">
                <text:p>0.0029544925761</text:p>
              </table:table-cell>
              <table:table-cell office:value-type="float" office:value="0.00425398779725">
                <text:p>0.00425398779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331908076302">
                <text:p>0.00331908076302</text:p>
              </table:table-cell>
              <table:table-cell office:value-type="float" office:value="0.00283713070883">
                <text:p>0.00283713070883</text:p>
              </table:table-cell>
              <table:table-cell office:value-type="float" office:value="0.00295152513285">
                <text:p>0.00295152513285</text:p>
              </table:table-cell>
              <table:table-cell office:value-type="float" office:value="0.00455629717828">
                <text:p>0.004556297178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270390669645">
                <text:p>0.00270390669645</text:p>
              </table:table-cell>
              <table:table-cell office:value-type="float" office:value="0.00274008987822">
                <text:p>0.00274008987822</text:p>
              </table:table-cell>
              <table:table-cell office:value-type="float" office:value="0.00292500785612">
                <text:p>0.00292500785612</text:p>
              </table:table-cell>
              <table:table-cell office:value-type="float" office:value="0.00434490883082">
                <text:p>0.004344908830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286099926457">
                <text:p>0.00286099926457</text:p>
              </table:table-cell>
              <table:table-cell office:value-type="float" office:value="0.00262202975536">
                <text:p>0.00262202975536</text:p>
              </table:table-cell>
              <table:table-cell office:value-type="float" office:value="0.00314223512463">
                <text:p>0.00314223512463</text:p>
              </table:table-cell>
              <table:table-cell office:value-type="float" office:value="0.00451474317676">
                <text:p>0.00451474317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297659916354">
                <text:p>0.00297659916354</text:p>
              </table:table-cell>
              <table:table-cell office:value-type="float" office:value="0.00289685101222">
                <text:p>0.00289685101222</text:p>
              </table:table-cell>
              <table:table-cell office:value-type="float" office:value="0.00327500078059">
                <text:p>0.00327500078059</text:p>
              </table:table-cell>
              <table:table-cell office:value-type="float" office:value="0.00468925233743">
                <text:p>0.00468925233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275016937353">
                <text:p>0.00275016937353</text:p>
              </table:table-cell>
              <table:table-cell office:value-type="float" office:value="0.00256778431328">
                <text:p>0.00256778431328</text:p>
              </table:table-cell>
              <table:table-cell office:value-type="float" office:value="0.00314127817306">
                <text:p>0.00314127817306</text:p>
              </table:table-cell>
              <table:table-cell office:value-type="float" office:value="0.0042118997339">
                <text:p>0.00421189973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258525057082">
                <text:p>0.00258525057082</text:p>
              </table:table-cell>
              <table:table-cell office:value-type="float" office:value="0.0025165466848">
                <text:p>0.0025165466848</text:p>
              </table:table-cell>
              <table:table-cell office:value-type="float" office:value="0.00302313554097">
                <text:p>0.00302313554097</text:p>
              </table:table-cell>
              <table:table-cell office:value-type="float" office:value="0.00422861004553">
                <text:p>0.00422861004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284662354987">
                <text:p>0.00284662354987</text:p>
              </table:table-cell>
              <table:table-cell office:value-type="float" office:value="0.00249259569684">
                <text:p>0.00249259569684</text:p>
              </table:table-cell>
              <table:table-cell office:value-type="float" office:value="0.00303989539018">
                <text:p>0.00303989539018</text:p>
              </table:table-cell>
              <table:table-cell office:value-type="float" office:value="0.00408113674242">
                <text:p>0.00408113674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272880692828">
                <text:p>0.00272880692828</text:p>
              </table:table-cell>
              <table:table-cell office:value-type="float" office:value="0.00271619856964">
                <text:p>0.00271619856964</text:p>
              </table:table-cell>
              <table:table-cell office:value-type="float" office:value="0.00265684795464">
                <text:p>0.00265684795464</text:p>
              </table:table-cell>
              <table:table-cell office:value-type="float" office:value="0.00454393809673">
                <text:p>0.004543938096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240612340619">
                <text:p>0.00240612340619</text:p>
              </table:table-cell>
              <table:table-cell office:value-type="float" office:value="0.00237116978552">
                <text:p>0.00237116978552</text:p>
              </table:table-cell>
              <table:table-cell office:value-type="float" office:value="0.00272697362215">
                <text:p>0.00272697362215</text:p>
              </table:table-cell>
              <table:table-cell office:value-type="float" office:value="0.00390133001721">
                <text:p>0.003901330017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274569003353">
                <text:p>0.00274569003353</text:p>
              </table:table-cell>
              <table:table-cell office:value-type="float" office:value="0.00254808491208">
                <text:p>0.00254808491208</text:p>
              </table:table-cell>
              <table:table-cell office:value-type="float" office:value="0.00278843581172">
                <text:p>0.00278843581172</text:p>
              </table:table-cell>
              <table:table-cell office:value-type="float" office:value="0.00404621787889">
                <text:p>0.00404621787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260094825324">
                <text:p>0.00260094825324</text:p>
              </table:table-cell>
              <table:table-cell office:value-type="float" office:value="0.00278348999229">
                <text:p>0.00278348999229</text:p>
              </table:table-cell>
              <table:table-cell office:value-type="float" office:value="0.00268192408115">
                <text:p>0.00268192408115</text:p>
              </table:table-cell>
              <table:table-cell office:value-type="float" office:value="0.00419173016476">
                <text:p>0.00419173016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52cm" svg:height="16.815cm" xlink:href=".." xlink:type="simple" chart:class="chart:scatter" chart:style-name="ch1">
        <chart:legend chart:legend-position="end" svg:x="22.915cm" svg:y="7.361cm" style:legend-expansion="high" chart:style-name="ch2"/>
        <chart:plot-area chart:style-name="ch3" table:cell-range-address="Sheet1.A314:Sheet1.E414" chart:data-source-has-labels="row" svg:x="1.548cm" svg:y="0.336cm" svg:width="20.83cm" svg:height="15.162cm">
          <chartooo:coordinate-region svg:x="2.778cm" svg:y="0.535cm" svg:width="19.321cm" svg:height="14.316cm"/>
          <chart:axis chart:dimension="x" chart:name="primary-x" chart:style-name="ch4">
            <chart:title svg:x="11.443cm" svg:y="15.834cm" chart:style-name="ch5">
              <text:p>Epoch</text:p>
            </chart:title>
          </chart:axis>
          <chart:axis chart:dimension="y" chart:name="primary-y" chart:style-name="ch6">
            <chart:title svg:x="0.451cm" svg:y="9.469cm" chart:style-name="ch7">
              <text:p>Validation Error Rate</text:p>
            </chart:title>
            <chart:grid chart:style-name="ch8" chart:class="major"/>
          </chart:axis>
          <chart:series chart:style-name="ch9" chart:values-cell-range-address="Sheet1.B315:Sheet1.B414" chart:label-cell-address="Sheet1.B314:Sheet1.B314" chart:class="chart:scatter">
            <chart:domain table:cell-range-address="Sheet1.A315:Sheet1.A414"/>
            <chart:data-point chart:repeated="100"/>
          </chart:series>
          <chart:series chart:style-name="ch10" chart:values-cell-range-address="Sheet1.C315:Sheet1.C414" chart:label-cell-address="Sheet1.C314:Sheet1.C314" chart:class="chart:scatter">
            <chart:data-point chart:repeated="100"/>
          </chart:series>
          <chart:series chart:style-name="ch11" chart:values-cell-range-address="Sheet1.D315:Sheet1.D414" chart:label-cell-address="Sheet1.D314:Sheet1.D314" chart:class="chart:scatter">
            <chart:data-point chart:repeated="100"/>
          </chart:series>
          <chart:series chart:style-name="ch12" chart:values-cell-range-address="Sheet1.E315:Sheet1.E414" chart:label-cell-address="Sheet1.E314:Sheet1.E314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=1, Beta=1</text:p>
                <draw:g>
                  <svg:desc>Sheet1.B314:Sheet1.B314</svg:desc>
                </draw:g>
              </table:table-cell>
              <table:table-cell office:value-type="string">
                <text:p>Alpha=1, Beta=2</text:p>
                <draw:g>
                  <svg:desc>Sheet1.C314:Sheet1.C314</svg:desc>
                </draw:g>
              </table:table-cell>
              <table:table-cell office:value-type="string">
                <text:p>Alpha=1, Beta=4</text:p>
                <draw:g>
                  <svg:desc>Sheet1.D314:Sheet1.D314</svg:desc>
                </draw:g>
              </table:table-cell>
              <table:table-cell office:value-type="string">
                <text:p>Alpha=1, Beta=8</text:p>
                <draw:g>
                  <svg:desc>Sheet1.E314:Sheet1.E3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15:Sheet1.A414</svg:desc>
                </draw:g>
              </table:table-cell>
              <table:table-cell office:value-type="float" office:value="0.0540999996103">
                <text:p>0.0540999996103</text:p>
                <draw:g>
                  <svg:desc>Sheet1.B315:Sheet1.B414</svg:desc>
                </draw:g>
              </table:table-cell>
              <table:table-cell office:value-type="float" office:value="0.0491999996454">
                <text:p>0.0491999996454</text:p>
                <draw:g>
                  <svg:desc>Sheet1.C315:Sheet1.C414</svg:desc>
                </draw:g>
              </table:table-cell>
              <table:table-cell office:value-type="float" office:value="0.059999999404">
                <text:p>0.059999999404</text:p>
                <draw:g>
                  <svg:desc>Sheet1.D315:Sheet1.D414</svg:desc>
                </draw:g>
              </table:table-cell>
              <table:table-cell office:value-type="float" office:value="0.0785000000149">
                <text:p>0.0785000000149</text:p>
                <draw:g>
                  <svg:desc>Sheet1.E315:Sheet1.E4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49999996834">
                <text:p>0.0449999996834</text:p>
              </table:table-cell>
              <table:table-cell office:value-type="float" office:value="0.0443999996968">
                <text:p>0.0443999996968</text:p>
              </table:table-cell>
              <table:table-cell office:value-type="float" office:value="0.0497999997064">
                <text:p>0.0497999997064</text:p>
              </table:table-cell>
              <table:table-cell office:value-type="float" office:value="0.0631999996677">
                <text:p>0.0631999996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78999995999">
                <text:p>0.0378999995999</text:p>
              </table:table-cell>
              <table:table-cell office:value-type="float" office:value="0.0369999995455">
                <text:p>0.0369999995455</text:p>
              </table:table-cell>
              <table:table-cell office:value-type="float" office:value="0.0418999996223">
                <text:p>0.0418999996223</text:p>
              </table:table-cell>
              <table:table-cell office:value-type="float" office:value="0.0514999997243">
                <text:p>0.0514999997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77999995835">
                <text:p>0.0377999995835</text:p>
              </table:table-cell>
              <table:table-cell office:value-type="float" office:value="0.0354999995604">
                <text:p>0.0354999995604</text:p>
              </table:table-cell>
              <table:table-cell office:value-type="float" office:value="0.0414999997243">
                <text:p>0.0414999997243</text:p>
              </table:table-cell>
              <table:table-cell office:value-type="float" office:value="0.0458999995515">
                <text:p>0.0458999995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51999995671">
                <text:p>0.0351999995671</text:p>
              </table:table-cell>
              <table:table-cell office:value-type="float" office:value="0.0326999996044">
                <text:p>0.0326999996044</text:p>
              </table:table-cell>
              <table:table-cell office:value-type="float" office:value="0.0347999996878">
                <text:p>0.0347999996878</text:p>
              </table:table-cell>
              <table:table-cell office:value-type="float" office:value="0.0425999997556">
                <text:p>0.0425999997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29999995977">
                <text:p>0.0329999995977</text:p>
              </table:table-cell>
              <table:table-cell office:value-type="float" office:value="0.028599999696">
                <text:p>0.028599999696</text:p>
              </table:table-cell>
              <table:table-cell office:value-type="float" office:value="0.0360999996029">
                <text:p>0.0360999996029</text:p>
              </table:table-cell>
              <table:table-cell office:value-type="float" office:value="0.0414999996498">
                <text:p>0.0414999996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16999997757">
                <text:p>0.0316999997757</text:p>
              </table:table-cell>
              <table:table-cell office:value-type="float" office:value="0.0312999996543">
                <text:p>0.0312999996543</text:p>
              </table:table-cell>
              <table:table-cell office:value-type="float" office:value="0.0350999997556">
                <text:p>0.0350999997556</text:p>
              </table:table-cell>
              <table:table-cell office:value-type="float" office:value="0.0411999996006">
                <text:p>0.0411999996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25999996997">
                <text:p>0.0325999996997</text:p>
              </table:table-cell>
              <table:table-cell office:value-type="float" office:value="0.0297999996319">
                <text:p>0.0297999996319</text:p>
              </table:table-cell>
              <table:table-cell office:value-type="float" office:value="0.0337999997288">
                <text:p>0.0337999997288</text:p>
              </table:table-cell>
              <table:table-cell office:value-type="float" office:value="0.0414999995194">
                <text:p>0.0414999995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14999995194">
                <text:p>0.0314999995194</text:p>
              </table:table-cell>
              <table:table-cell office:value-type="float" office:value="0.030099999588">
                <text:p>0.030099999588</text:p>
              </table:table-cell>
              <table:table-cell office:value-type="float" office:value="0.0333999997005">
                <text:p>0.0333999997005</text:p>
              </table:table-cell>
              <table:table-cell office:value-type="float" office:value="0.0395999996737">
                <text:p>0.0395999996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308999997377">
                <text:p>0.0308999997377</text:p>
              </table:table-cell>
              <table:table-cell office:value-type="float" office:value="0.0289999996684">
                <text:p>0.0289999996684</text:p>
              </table:table-cell>
              <table:table-cell office:value-type="float" office:value="0.0348999997042">
                <text:p>0.0348999997042</text:p>
              </table:table-cell>
              <table:table-cell office:value-type="float" office:value="0.0380999996141">
                <text:p>0.0380999996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311999996006">
                <text:p>0.0311999996006</text:p>
              </table:table-cell>
              <table:table-cell office:value-type="float" office:value="0.0282999996468">
                <text:p>0.0282999996468</text:p>
              </table:table-cell>
              <table:table-cell office:value-type="float" office:value="0.0328999996558">
                <text:p>0.0328999996558</text:p>
              </table:table-cell>
              <table:table-cell office:value-type="float" office:value="0.0369999997132">
                <text:p>0.0369999997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312999995798">
                <text:p>0.0312999995798</text:p>
              </table:table-cell>
              <table:table-cell office:value-type="float" office:value="0.0298999996856">
                <text:p>0.0298999996856</text:p>
              </table:table-cell>
              <table:table-cell office:value-type="float" office:value="0.0321999996528">
                <text:p>0.0321999996528</text:p>
              </table:table-cell>
              <table:table-cell office:value-type="float" office:value="0.0388999995403">
                <text:p>0.0388999995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291999997385">
                <text:p>0.0291999997385</text:p>
              </table:table-cell>
              <table:table-cell office:value-type="float" office:value="0.0286999996565">
                <text:p>0.0286999996565</text:p>
              </table:table-cell>
              <table:table-cell office:value-type="float" office:value="0.0322999996133">
                <text:p>0.0322999996133</text:p>
              </table:table-cell>
              <table:table-cell office:value-type="float" office:value="0.0351999994181">
                <text:p>0.0351999994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303999997862">
                <text:p>0.0303999997862</text:p>
              </table:table-cell>
              <table:table-cell office:value-type="float" office:value="0.0285999995656">
                <text:p>0.0285999995656</text:p>
              </table:table-cell>
              <table:table-cell office:value-type="float" office:value="0.030999999512">
                <text:p>0.030999999512</text:p>
              </table:table-cell>
              <table:table-cell office:value-type="float" office:value="0.0365999996103">
                <text:p>0.0365999996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60999996588">
                <text:p>0.0260999996588</text:p>
              </table:table-cell>
              <table:table-cell office:value-type="float" office:value="0.0284999997169">
                <text:p>0.0284999997169</text:p>
              </table:table-cell>
              <table:table-cell office:value-type="float" office:value="0.0300999996625">
                <text:p>0.0300999996625</text:p>
              </table:table-cell>
              <table:table-cell office:value-type="float" office:value="0.0370999998227">
                <text:p>0.0370999998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85999995656">
                <text:p>0.0285999995656</text:p>
              </table:table-cell>
              <table:table-cell office:value-type="float" office:value="0.0286999995634">
                <text:p>0.0286999995634</text:p>
              </table:table-cell>
              <table:table-cell office:value-type="float" office:value="0.0314999996126">
                <text:p>0.0314999996126</text:p>
              </table:table-cell>
              <table:table-cell office:value-type="float" office:value="0.0354999995977">
                <text:p>0.0354999995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63999996893">
                <text:p>0.0263999996893</text:p>
              </table:table-cell>
              <table:table-cell office:value-type="float" office:value="0.0290999996662">
                <text:p>0.0290999996662</text:p>
              </table:table-cell>
              <table:table-cell office:value-type="float" office:value="0.0302999996021">
                <text:p>0.0302999996021</text:p>
              </table:table-cell>
              <table:table-cell office:value-type="float" office:value="0.0381999996677">
                <text:p>0.0381999996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7699999623">
                <text:p>0.027699999623</text:p>
              </table:table-cell>
              <table:table-cell office:value-type="float" office:value="0.0274999996088">
                <text:p>0.0274999996088</text:p>
              </table:table-cell>
              <table:table-cell office:value-type="float" office:value="0.0304999996535">
                <text:p>0.0304999996535</text:p>
              </table:table-cell>
              <table:table-cell office:value-type="float" office:value="0.0358999995515">
                <text:p>0.0358999995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283999996819">
                <text:p>0.0283999996819</text:p>
              </table:table-cell>
              <table:table-cell office:value-type="float" office:value="0.0266999996267">
                <text:p>0.0266999996267</text:p>
              </table:table-cell>
              <table:table-cell office:value-type="float" office:value="0.029899999667">
                <text:p>0.029899999667</text:p>
              </table:table-cell>
              <table:table-cell office:value-type="float" office:value="0.0346999996156">
                <text:p>0.0346999996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286999996938">
                <text:p>0.0286999996938</text:p>
              </table:table-cell>
              <table:table-cell office:value-type="float" office:value="0.0273999994993">
                <text:p>0.0273999994993</text:p>
              </table:table-cell>
              <table:table-cell office:value-type="float" office:value="0.0305999996699">
                <text:p>0.0305999996699</text:p>
              </table:table-cell>
              <table:table-cell office:value-type="float" office:value="0.0373999995738">
                <text:p>0.037399999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61999996752">
                <text:p>0.0261999996752</text:p>
              </table:table-cell>
              <table:table-cell office:value-type="float" office:value="0.0281999996677">
                <text:p>0.0281999996677</text:p>
              </table:table-cell>
              <table:table-cell office:value-type="float" office:value="0.0286999997497">
                <text:p>0.0286999997497</text:p>
              </table:table-cell>
              <table:table-cell office:value-type="float" office:value="0.0372999996319">
                <text:p>0.0372999996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97999995947">
                <text:p>0.0297999995947</text:p>
              </table:table-cell>
              <table:table-cell office:value-type="float" office:value="0.0269999996014">
                <text:p>0.0269999996014</text:p>
              </table:table-cell>
              <table:table-cell office:value-type="float" office:value="0.0308999996446">
                <text:p>0.0308999996446</text:p>
              </table:table-cell>
              <table:table-cell office:value-type="float" office:value="0.036699999664">
                <text:p>0.036699999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285999997519">
                <text:p>0.0285999997519</text:p>
              </table:table-cell>
              <table:table-cell office:value-type="float" office:value="0.027699999772">
                <text:p>0.027699999772</text:p>
              </table:table-cell>
              <table:table-cell office:value-type="float" office:value="0.0302999996766">
                <text:p>0.0302999996766</text:p>
              </table:table-cell>
              <table:table-cell office:value-type="float" office:value="0.0342999996431">
                <text:p>0.0342999996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277999995649">
                <text:p>0.0277999995649</text:p>
              </table:table-cell>
              <table:table-cell office:value-type="float" office:value="0.0256999995187">
                <text:p>0.0256999995187</text:p>
              </table:table-cell>
              <table:table-cell office:value-type="float" office:value="0.0295999996923">
                <text:p>0.0295999996923</text:p>
              </table:table-cell>
              <table:table-cell office:value-type="float" office:value="0.0329999995977">
                <text:p>0.0329999995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269999995455">
                <text:p>0.0269999995455</text:p>
              </table:table-cell>
              <table:table-cell office:value-type="float" office:value="0.027699999623">
                <text:p>0.027699999623</text:p>
              </table:table-cell>
              <table:table-cell office:value-type="float" office:value="0.0286999996565">
                <text:p>0.0286999996565</text:p>
              </table:table-cell>
              <table:table-cell office:value-type="float" office:value="0.0338999997452">
                <text:p>0.0338999997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83999996819">
                <text:p>0.0283999996819</text:p>
              </table:table-cell>
              <table:table-cell office:value-type="float" office:value="0.0270999996923">
                <text:p>0.0270999996923</text:p>
              </table:table-cell>
              <table:table-cell office:value-type="float" office:value="0.0304999996349">
                <text:p>0.0304999996349</text:p>
              </table:table-cell>
              <table:table-cell office:value-type="float" office:value="0.0357999996282">
                <text:p>0.0357999996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248999997228">
                <text:p>0.0248999997228</text:p>
              </table:table-cell>
              <table:table-cell office:value-type="float" office:value="0.0261999996752">
                <text:p>0.0261999996752</text:p>
              </table:table-cell>
              <table:table-cell office:value-type="float" office:value="0.0278999995627">
                <text:p>0.0278999995627</text:p>
              </table:table-cell>
              <table:table-cell office:value-type="float" office:value="0.0331999996863">
                <text:p>0.03319999968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253999995813">
                <text:p>0.0253999995813</text:p>
              </table:table-cell>
              <table:table-cell office:value-type="float" office:value="0.0271999996901">
                <text:p>0.0271999996901</text:p>
              </table:table-cell>
              <table:table-cell office:value-type="float" office:value="0.0296999995783">
                <text:p>0.0296999995783</text:p>
              </table:table-cell>
              <table:table-cell office:value-type="float" office:value="0.032999999579">
                <text:p>0.032999999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258999996819">
                <text:p>0.0258999996819</text:p>
              </table:table-cell>
              <table:table-cell office:value-type="float" office:value="0.0269999995828">
                <text:p>0.0269999995828</text:p>
              </table:table-cell>
              <table:table-cell office:value-type="float" office:value="0.0298999996297">
                <text:p>0.0298999996297</text:p>
              </table:table-cell>
              <table:table-cell office:value-type="float" office:value="0.0327999996953">
                <text:p>0.0327999996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50999996439">
                <text:p>0.0250999996439</text:p>
              </table:table-cell>
              <table:table-cell office:value-type="float" office:value="0.0274999996275">
                <text:p>0.0274999996275</text:p>
              </table:table-cell>
              <table:table-cell office:value-type="float" office:value="0.0291999996267">
                <text:p>0.0291999996267</text:p>
              </table:table-cell>
              <table:table-cell office:value-type="float" office:value="0.0341999996081">
                <text:p>0.0341999996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247999996319">
                <text:p>0.0247999996319</text:p>
              </table:table-cell>
              <table:table-cell office:value-type="float" office:value="0.0262999996729">
                <text:p>0.0262999996729</text:p>
              </table:table-cell>
              <table:table-cell office:value-type="float" office:value="0.0309999996051">
                <text:p>0.0309999996051</text:p>
              </table:table-cell>
              <table:table-cell office:value-type="float" office:value="0.0318999995477">
                <text:p>0.0318999995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276999995485">
                <text:p>0.0276999995485</text:p>
              </table:table-cell>
              <table:table-cell office:value-type="float" office:value="0.0279999996163">
                <text:p>0.0279999996163</text:p>
              </table:table-cell>
              <table:table-cell office:value-type="float" office:value="0.0287999996543">
                <text:p>0.0287999996543</text:p>
              </table:table-cell>
              <table:table-cell office:value-type="float" office:value="0.0349999997392">
                <text:p>0.0349999997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270999995433">
                <text:p>0.0270999995433</text:p>
              </table:table-cell>
              <table:table-cell office:value-type="float" office:value="0.0251999996044">
                <text:p>0.0251999996044</text:p>
              </table:table-cell>
              <table:table-cell office:value-type="float" office:value="0.0288999996148">
                <text:p>0.0288999996148</text:p>
              </table:table-cell>
              <table:table-cell office:value-type="float" office:value="0.0322999996133">
                <text:p>0.0322999996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6699999664">
                <text:p>0.026699999664</text:p>
              </table:table-cell>
              <table:table-cell office:value-type="float" office:value="0.0266999995522">
                <text:p>0.0266999995522</text:p>
              </table:table-cell>
              <table:table-cell office:value-type="float" office:value="0.02949999962">
                <text:p>0.02949999962</text:p>
              </table:table-cell>
              <table:table-cell office:value-type="float" office:value="0.0341999996081">
                <text:p>0.0341999996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52999996766">
                <text:p>0.0252999996766</text:p>
              </table:table-cell>
              <table:table-cell office:value-type="float" office:value="0.028699999731">
                <text:p>0.028699999731</text:p>
              </table:table-cell>
              <table:table-cell office:value-type="float" office:value="0.0281999995746">
                <text:p>0.0281999995746</text:p>
              </table:table-cell>
              <table:table-cell office:value-type="float" office:value="0.0333999995515">
                <text:p>0.0333999995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25499999579">
                <text:p>0.025499999579</text:p>
              </table:table-cell>
              <table:table-cell office:value-type="float" office:value="0.0281999996491">
                <text:p>0.0281999996491</text:p>
              </table:table-cell>
              <table:table-cell office:value-type="float" office:value="0.0308999995142">
                <text:p>0.0308999995142</text:p>
              </table:table-cell>
              <table:table-cell office:value-type="float" office:value="0.0341999997757">
                <text:p>0.0341999997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257999996468">
                <text:p>0.0257999996468</text:p>
              </table:table-cell>
              <table:table-cell office:value-type="float" office:value="0.0278999995813">
                <text:p>0.0278999995813</text:p>
              </table:table-cell>
              <table:table-cell office:value-type="float" office:value="0.0272999995574">
                <text:p>0.0272999995574</text:p>
              </table:table-cell>
              <table:table-cell office:value-type="float" office:value="0.0338999995776">
                <text:p>0.0338999995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253999996744">
                <text:p>0.0253999996744</text:p>
              </table:table-cell>
              <table:table-cell office:value-type="float" office:value="0.0253999996185">
                <text:p>0.0253999996185</text:p>
              </table:table-cell>
              <table:table-cell office:value-type="float" office:value="0.0282999995723">
                <text:p>0.0282999995723</text:p>
              </table:table-cell>
              <table:table-cell office:value-type="float" office:value="0.0322999996506">
                <text:p>0.0322999996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258999995515">
                <text:p>0.0258999995515</text:p>
              </table:table-cell>
              <table:table-cell office:value-type="float" office:value="0.027799999658">
                <text:p>0.027799999658</text:p>
              </table:table-cell>
              <table:table-cell office:value-type="float" office:value="0.0264999996498">
                <text:p>0.0264999996498</text:p>
              </table:table-cell>
              <table:table-cell office:value-type="float" office:value="0.0322999996878">
                <text:p>0.0322999996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275999996439">
                <text:p>0.0275999996439</text:p>
              </table:table-cell>
              <table:table-cell office:value-type="float" office:value="0.0252999996394">
                <text:p>0.0252999996394</text:p>
              </table:table-cell>
              <table:table-cell office:value-type="float" office:value="0.0288999996521">
                <text:p>0.0288999996521</text:p>
              </table:table-cell>
              <table:table-cell office:value-type="float" office:value="0.0321999994479">
                <text:p>0.03219999944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58999995328">
                <text:p>0.0258999995328</text:p>
              </table:table-cell>
              <table:table-cell office:value-type="float" office:value="0.0269999995828">
                <text:p>0.0269999995828</text:p>
              </table:table-cell>
              <table:table-cell office:value-type="float" office:value="0.0293999996968">
                <text:p>0.0293999996968</text:p>
              </table:table-cell>
              <table:table-cell office:value-type="float" office:value="0.0299999996461">
                <text:p>0.0299999996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280999996141">
                <text:p>0.0280999996141</text:p>
              </table:table-cell>
              <table:table-cell office:value-type="float" office:value="0.0280999995954">
                <text:p>0.0280999995954</text:p>
              </table:table-cell>
              <table:table-cell office:value-type="float" office:value="0.0278999996744">
                <text:p>0.0278999996744</text:p>
              </table:table-cell>
              <table:table-cell office:value-type="float" office:value="0.0298999996297">
                <text:p>0.0298999996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252999996021">
                <text:p>0.0252999996021</text:p>
              </table:table-cell>
              <table:table-cell office:value-type="float" office:value="0.0250999995507">
                <text:p>0.0250999995507</text:p>
              </table:table-cell>
              <table:table-cell office:value-type="float" office:value="0.0295999997482">
                <text:p>0.0295999997482</text:p>
              </table:table-cell>
              <table:table-cell office:value-type="float" office:value="0.0323999995366">
                <text:p>0.0323999995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264999995939">
                <text:p>0.0264999995939</text:p>
              </table:table-cell>
              <table:table-cell office:value-type="float" office:value="0.0262999997474">
                <text:p>0.0262999997474</text:p>
              </table:table-cell>
              <table:table-cell office:value-type="float" office:value="0.0274999996088">
                <text:p>0.0274999996088</text:p>
              </table:table-cell>
              <table:table-cell office:value-type="float" office:value="0.0299999996461">
                <text:p>0.0299999996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254999996722">
                <text:p>0.0254999996722</text:p>
              </table:table-cell>
              <table:table-cell office:value-type="float" office:value="0.0257999996655">
                <text:p>0.0257999996655</text:p>
              </table:table-cell>
              <table:table-cell office:value-type="float" office:value="0.0272999995574">
                <text:p>0.0272999995574</text:p>
              </table:table-cell>
              <table:table-cell office:value-type="float" office:value="0.0314999996871">
                <text:p>0.0314999996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42999996804">
                <text:p>0.0242999996804</text:p>
              </table:table-cell>
              <table:table-cell office:value-type="float" office:value="0.0255999996513">
                <text:p>0.0255999996513</text:p>
              </table:table-cell>
              <table:table-cell office:value-type="float" office:value="0.0276999996789">
                <text:p>0.0276999996789</text:p>
              </table:table-cell>
              <table:table-cell office:value-type="float" office:value="0.0306999997608">
                <text:p>0.0306999997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263999996893">
                <text:p>0.0263999996893</text:p>
              </table:table-cell>
              <table:table-cell office:value-type="float" office:value="0.0264999996498">
                <text:p>0.0264999996498</text:p>
              </table:table-cell>
              <table:table-cell office:value-type="float" office:value="0.0273999996856">
                <text:p>0.0273999996856</text:p>
              </table:table-cell>
              <table:table-cell office:value-type="float" office:value="0.0324999996275">
                <text:p>0.0324999996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47999997064">
                <text:p>0.0247999997064</text:p>
              </table:table-cell>
              <table:table-cell office:value-type="float" office:value="0.0269999996386">
                <text:p>0.0269999996386</text:p>
              </table:table-cell>
              <table:table-cell office:value-type="float" office:value="0.0306999995373">
                <text:p>0.0306999995373</text:p>
              </table:table-cell>
              <table:table-cell office:value-type="float" office:value="0.0314999995939">
                <text:p>0.0314999995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255999995954">
                <text:p>0.0255999995954</text:p>
              </table:table-cell>
              <table:table-cell office:value-type="float" office:value="0.0255999996513">
                <text:p>0.0255999996513</text:p>
              </table:table-cell>
              <table:table-cell office:value-type="float" office:value="0.0293999996968">
                <text:p>0.0293999996968</text:p>
              </table:table-cell>
              <table:table-cell office:value-type="float" office:value="0.0310999995656">
                <text:p>0.0310999995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53999996744">
                <text:p>0.0253999996744</text:p>
              </table:table-cell>
              <table:table-cell office:value-type="float" office:value="0.0257999996468">
                <text:p>0.0257999996468</text:p>
              </table:table-cell>
              <table:table-cell office:value-type="float" office:value="0.0288999996707">
                <text:p>0.0288999996707</text:p>
              </table:table-cell>
              <table:table-cell office:value-type="float" office:value="0.0307999997213">
                <text:p>0.0307999997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66999996454">
                <text:p>0.0266999996454</text:p>
              </table:table-cell>
              <table:table-cell office:value-type="float" office:value="0.0263999995403">
                <text:p>0.0263999995403</text:p>
              </table:table-cell>
              <table:table-cell office:value-type="float" office:value="0.0295999995247">
                <text:p>0.0295999995247</text:p>
              </table:table-cell>
              <table:table-cell office:value-type="float" office:value="0.0307999996841">
                <text:p>0.03079999968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256999996677">
                <text:p>0.0256999996677</text:p>
              </table:table-cell>
              <table:table-cell office:value-type="float" office:value="0.0276999996603">
                <text:p>0.0276999996603</text:p>
              </table:table-cell>
              <table:table-cell office:value-type="float" office:value="0.0274999996275">
                <text:p>0.0274999996275</text:p>
              </table:table-cell>
              <table:table-cell office:value-type="float" office:value="0.0319999996573">
                <text:p>0.03199999965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242999996245">
                <text:p>0.0242999996245</text:p>
              </table:table-cell>
              <table:table-cell office:value-type="float" office:value="0.0267999995872">
                <text:p>0.0267999995872</text:p>
              </table:table-cell>
              <table:table-cell office:value-type="float" office:value="0.0272999995947">
                <text:p>0.0272999995947</text:p>
              </table:table-cell>
              <table:table-cell office:value-type="float" office:value="0.0307999995723">
                <text:p>0.0307999995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252999996394">
                <text:p>0.0252999996394</text:p>
              </table:table-cell>
              <table:table-cell office:value-type="float" office:value="0.0261999995634">
                <text:p>0.0261999995634</text:p>
              </table:table-cell>
              <table:table-cell office:value-type="float" office:value="0.0284999996424">
                <text:p>0.0284999996424</text:p>
              </table:table-cell>
              <table:table-cell office:value-type="float" office:value="0.0315999995545">
                <text:p>0.0315999995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260999996029">
                <text:p>0.0260999996029</text:p>
              </table:table-cell>
              <table:table-cell office:value-type="float" office:value="0.0263999996707">
                <text:p>0.0263999996707</text:p>
              </table:table-cell>
              <table:table-cell office:value-type="float" office:value="0.0293999996036">
                <text:p>0.0293999996036</text:p>
              </table:table-cell>
              <table:table-cell office:value-type="float" office:value="0.0318999996781">
                <text:p>0.0318999996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246999996901">
                <text:p>0.0246999996901</text:p>
              </table:table-cell>
              <table:table-cell office:value-type="float" office:value="0.025499999579">
                <text:p>0.025499999579</text:p>
              </table:table-cell>
              <table:table-cell office:value-type="float" office:value="0.0276999996044">
                <text:p>0.0276999996044</text:p>
              </table:table-cell>
              <table:table-cell office:value-type="float" office:value="0.0326999996416">
                <text:p>0.0326999996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236999995634">
                <text:p>0.0236999995634</text:p>
              </table:table-cell>
              <table:table-cell office:value-type="float" office:value="0.0265999997221">
                <text:p>0.0265999997221</text:p>
              </table:table-cell>
              <table:table-cell office:value-type="float" office:value="0.0277999995649">
                <text:p>0.0277999995649</text:p>
              </table:table-cell>
              <table:table-cell office:value-type="float" office:value="0.0304999996722">
                <text:p>0.030499999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238999996521">
                <text:p>0.0238999996521</text:p>
              </table:table-cell>
              <table:table-cell office:value-type="float" office:value="0.0259999995865">
                <text:p>0.0259999995865</text:p>
              </table:table-cell>
              <table:table-cell office:value-type="float" office:value="0.0291999996454">
                <text:p>0.0291999996454</text:p>
              </table:table-cell>
              <table:table-cell office:value-type="float" office:value="0.0298999995925">
                <text:p>0.0298999995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5699999705">
                <text:p>0.025699999705</text:p>
              </table:table-cell>
              <table:table-cell office:value-type="float" office:value="0.0251999995671">
                <text:p>0.0251999995671</text:p>
              </table:table-cell>
              <table:table-cell office:value-type="float" office:value="0.0271999995038">
                <text:p>0.0271999995038</text:p>
              </table:table-cell>
              <table:table-cell office:value-type="float" office:value="0.0294999997318">
                <text:p>0.0294999997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261999997124">
                <text:p>0.0261999997124</text:p>
              </table:table-cell>
              <table:table-cell office:value-type="float" office:value="0.0254999996535">
                <text:p>0.0254999996535</text:p>
              </table:table-cell>
              <table:table-cell office:value-type="float" office:value="0.0277999996766">
                <text:p>0.0277999996766</text:p>
              </table:table-cell>
              <table:table-cell office:value-type="float" office:value="0.0300999996066">
                <text:p>0.03009999960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249999997579">
                <text:p>0.0249999997579</text:p>
              </table:table-cell>
              <table:table-cell office:value-type="float" office:value="0.0270999995992">
                <text:p>0.0270999995992</text:p>
              </table:table-cell>
              <table:table-cell office:value-type="float" office:value="0.0296999996714">
                <text:p>0.0296999996714</text:p>
              </table:table-cell>
              <table:table-cell office:value-type="float" office:value="0.0321999996156">
                <text:p>0.0321999996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240999995731">
                <text:p>0.0240999995731</text:p>
              </table:table-cell>
              <table:table-cell office:value-type="float" office:value="0.0259999996424">
                <text:p>0.0259999996424</text:p>
              </table:table-cell>
              <table:table-cell office:value-type="float" office:value="0.0287999997474">
                <text:p>0.0287999997474</text:p>
              </table:table-cell>
              <table:table-cell office:value-type="float" office:value="0.0310999995843">
                <text:p>0.03109999958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258999997564">
                <text:p>0.0258999997564</text:p>
              </table:table-cell>
              <table:table-cell office:value-type="float" office:value="0.0251999995485">
                <text:p>0.0251999995485</text:p>
              </table:table-cell>
              <table:table-cell office:value-type="float" office:value="0.027399999667">
                <text:p>0.027399999667</text:p>
              </table:table-cell>
              <table:table-cell office:value-type="float" office:value="0.0318999996968">
                <text:p>0.0318999996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240999998525">
                <text:p>0.0240999998525</text:p>
              </table:table-cell>
              <table:table-cell office:value-type="float" office:value="0.0270999996178">
                <text:p>0.0270999996178</text:p>
              </table:table-cell>
              <table:table-cell office:value-type="float" office:value="0.0277999996766">
                <text:p>0.0277999996766</text:p>
              </table:table-cell>
              <table:table-cell office:value-type="float" office:value="0.0314999996312">
                <text:p>0.0314999996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236999996565">
                <text:p>0.0236999996565</text:p>
              </table:table-cell>
              <table:table-cell office:value-type="float" office:value="0.0250999996811">
                <text:p>0.0250999996811</text:p>
              </table:table-cell>
              <table:table-cell office:value-type="float" office:value="0.0275999996252">
                <text:p>0.0275999996252</text:p>
              </table:table-cell>
              <table:table-cell office:value-type="float" office:value="0.0316999995895">
                <text:p>0.0316999995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3699999731">
                <text:p>0.023699999731</text:p>
              </table:table-cell>
              <table:table-cell office:value-type="float" office:value="0.0251999996975">
                <text:p>0.0251999996975</text:p>
              </table:table-cell>
              <table:table-cell office:value-type="float" office:value="0.0269999996759">
                <text:p>0.0269999996759</text:p>
              </table:table-cell>
              <table:table-cell office:value-type="float" office:value="0.0316999996454">
                <text:p>0.03169999964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41999997385">
                <text:p>0.0241999997385</text:p>
              </table:table-cell>
              <table:table-cell office:value-type="float" office:value="0.0261999995634">
                <text:p>0.0261999995634</text:p>
              </table:table-cell>
              <table:table-cell office:value-type="float" office:value="0.0275999996997">
                <text:p>0.0275999996997</text:p>
              </table:table-cell>
              <table:table-cell office:value-type="float" office:value="0.0296999995969">
                <text:p>0.02969999959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257999996468">
                <text:p>0.0257999996468</text:p>
              </table:table-cell>
              <table:table-cell office:value-type="float" office:value="0.0244999996573">
                <text:p>0.0244999996573</text:p>
              </table:table-cell>
              <table:table-cell office:value-type="float" office:value="0.0272999996506">
                <text:p>0.0272999996506</text:p>
              </table:table-cell>
              <table:table-cell office:value-type="float" office:value="0.0289999996871">
                <text:p>0.02899999968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234999996983">
                <text:p>0.0234999996983</text:p>
              </table:table-cell>
              <table:table-cell office:value-type="float" office:value="0.0265999996476">
                <text:p>0.0265999996476</text:p>
              </table:table-cell>
              <table:table-cell office:value-type="float" office:value="0.0282999996096">
                <text:p>0.0282999996096</text:p>
              </table:table-cell>
              <table:table-cell office:value-type="float" office:value="0.0308999997005">
                <text:p>0.0308999997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237999997102">
                <text:p>0.0237999997102</text:p>
              </table:table-cell>
              <table:table-cell office:value-type="float" office:value="0.0266999995895">
                <text:p>0.0266999995895</text:p>
              </table:table-cell>
              <table:table-cell office:value-type="float" office:value="0.027599999588">
                <text:p>0.027599999588</text:p>
              </table:table-cell>
              <table:table-cell office:value-type="float" office:value="0.0315999996662">
                <text:p>0.03159999966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239999996312">
                <text:p>0.0239999996312</text:p>
              </table:table-cell>
              <table:table-cell office:value-type="float" office:value="0.0263999995589">
                <text:p>0.0263999995589</text:p>
              </table:table-cell>
              <table:table-cell office:value-type="float" office:value="0.0267999997362">
                <text:p>0.0267999997362</text:p>
              </table:table-cell>
              <table:table-cell office:value-type="float" office:value="0.0295999996737">
                <text:p>0.0295999996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265999996103">
                <text:p>0.0265999996103</text:p>
              </table:table-cell>
              <table:table-cell office:value-type="float" office:value="0.0250999996811">
                <text:p>0.0250999996811</text:p>
              </table:table-cell>
              <table:table-cell office:value-type="float" office:value="0.0261999996565">
                <text:p>0.0261999996565</text:p>
              </table:table-cell>
              <table:table-cell office:value-type="float" office:value="0.0290999995172">
                <text:p>0.0290999995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245999997482">
                <text:p>0.0245999997482</text:p>
              </table:table-cell>
              <table:table-cell office:value-type="float" office:value="0.0255999996699">
                <text:p>0.0255999996699</text:p>
              </table:table-cell>
              <table:table-cell office:value-type="float" office:value="0.0272999996319">
                <text:p>0.0272999996319</text:p>
              </table:table-cell>
              <table:table-cell office:value-type="float" office:value="0.0302999995835">
                <text:p>0.03029999958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39999996312">
                <text:p>0.0239999996312</text:p>
              </table:table-cell>
              <table:table-cell office:value-type="float" office:value="0.0261999996006">
                <text:p>0.0261999996006</text:p>
              </table:table-cell>
              <table:table-cell office:value-type="float" office:value="0.0289999996126">
                <text:p>0.0289999996126</text:p>
              </table:table-cell>
              <table:table-cell office:value-type="float" office:value="0.0307999996468">
                <text:p>0.0307999996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24899999667">
                <text:p>0.024899999667</text:p>
              </table:table-cell>
              <table:table-cell office:value-type="float" office:value="0.0242999996059">
                <text:p>0.0242999996059</text:p>
              </table:table-cell>
              <table:table-cell office:value-type="float" office:value="0.0274999995902">
                <text:p>0.0274999995902</text:p>
              </table:table-cell>
              <table:table-cell office:value-type="float" office:value="0.0298999996297">
                <text:p>0.0298999996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59999996237">
                <text:p>0.0259999996237</text:p>
              </table:table-cell>
              <table:table-cell office:value-type="float" office:value="0.026299999617">
                <text:p>0.026299999617</text:p>
              </table:table-cell>
              <table:table-cell office:value-type="float" office:value="0.0260999996588">
                <text:p>0.0260999996588</text:p>
              </table:table-cell>
              <table:table-cell office:value-type="float" office:value="0.0311999995634">
                <text:p>0.0311999995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222999996506">
                <text:p>0.0222999996506</text:p>
              </table:table-cell>
              <table:table-cell office:value-type="float" office:value="0.0271999996156">
                <text:p>0.0271999996156</text:p>
              </table:table-cell>
              <table:table-cell office:value-type="float" office:value="0.0267999997362">
                <text:p>0.0267999997362</text:p>
              </table:table-cell>
              <table:table-cell office:value-type="float" office:value="0.0313999995589">
                <text:p>0.0313999995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260999997146">
                <text:p>0.0260999997146</text:p>
              </table:table-cell>
              <table:table-cell office:value-type="float" office:value="0.0254999996349">
                <text:p>0.0254999996349</text:p>
              </table:table-cell>
              <table:table-cell office:value-type="float" office:value="0.0279999996163">
                <text:p>0.0279999996163</text:p>
              </table:table-cell>
              <table:table-cell office:value-type="float" office:value="0.0318999994732">
                <text:p>0.03189999947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43999996781">
                <text:p>0.0243999996781</text:p>
              </table:table-cell>
              <table:table-cell office:value-type="float" office:value="0.0262999996543">
                <text:p>0.0262999996543</text:p>
              </table:table-cell>
              <table:table-cell office:value-type="float" office:value="0.028799999617">
                <text:p>0.028799999617</text:p>
              </table:table-cell>
              <table:table-cell office:value-type="float" office:value="0.030299999658">
                <text:p>0.030299999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240999995917">
                <text:p>0.0240999995917</text:p>
              </table:table-cell>
              <table:table-cell office:value-type="float" office:value="0.0260999996215">
                <text:p>0.0260999996215</text:p>
              </table:table-cell>
              <table:table-cell office:value-type="float" office:value="0.0279999995604">
                <text:p>0.0279999995604</text:p>
              </table:table-cell>
              <table:table-cell office:value-type="float" office:value="0.0293999996223">
                <text:p>0.0293999996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250999996811">
                <text:p>0.0250999996811</text:p>
              </table:table-cell>
              <table:table-cell office:value-type="float" office:value="0.0274999996088">
                <text:p>0.0274999996088</text:p>
              </table:table-cell>
              <table:table-cell office:value-type="float" office:value="0.0288999998011">
                <text:p>0.0288999998011</text:p>
              </table:table-cell>
              <table:table-cell office:value-type="float" office:value="0.0316999996267">
                <text:p>0.03169999962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240999997593">
                <text:p>0.0240999997593</text:p>
              </table:table-cell>
              <table:table-cell office:value-type="float" office:value="0.0242999995872">
                <text:p>0.0242999995872</text:p>
              </table:table-cell>
              <table:table-cell office:value-type="float" office:value="0.0297999995947">
                <text:p>0.0297999995947</text:p>
              </table:table-cell>
              <table:table-cell office:value-type="float" office:value="0.0322999997437">
                <text:p>0.03229999974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252999996953">
                <text:p>0.0252999996953</text:p>
              </table:table-cell>
              <table:table-cell office:value-type="float" office:value="0.0265999997035">
                <text:p>0.0265999997035</text:p>
              </table:table-cell>
              <table:table-cell office:value-type="float" office:value="0.028499999661">
                <text:p>0.028499999661</text:p>
              </table:table-cell>
              <table:table-cell office:value-type="float" office:value="0.0302999996766">
                <text:p>0.03029999967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25299999658">
                <text:p>0.025299999658</text:p>
              </table:table-cell>
              <table:table-cell office:value-type="float" office:value="0.0257999996096">
                <text:p>0.0257999996096</text:p>
              </table:table-cell>
              <table:table-cell office:value-type="float" office:value="0.026899999734">
                <text:p>0.026899999734</text:p>
              </table:table-cell>
              <table:table-cell office:value-type="float" office:value="0.0324999995902">
                <text:p>0.03249999959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246999996901">
                <text:p>0.0246999996901</text:p>
              </table:table-cell>
              <table:table-cell office:value-type="float" office:value="0.0239999995939">
                <text:p>0.0239999995939</text:p>
              </table:table-cell>
              <table:table-cell office:value-type="float" office:value="0.027499999702">
                <text:p>0.027499999702</text:p>
              </table:table-cell>
              <table:table-cell office:value-type="float" office:value="0.0297999996506">
                <text:p>0.0297999996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257999995351">
                <text:p>0.0257999995351</text:p>
              </table:table-cell>
              <table:table-cell office:value-type="float" office:value="0.0258999995887">
                <text:p>0.0258999995887</text:p>
              </table:table-cell>
              <table:table-cell office:value-type="float" office:value="0.0278999995999">
                <text:p>0.0278999995999</text:p>
              </table:table-cell>
              <table:table-cell office:value-type="float" office:value="0.0299999996275">
                <text:p>0.0299999996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245999997109">
                <text:p>0.0245999997109</text:p>
              </table:table-cell>
              <table:table-cell office:value-type="float" office:value="0.0243999995291">
                <text:p>0.0243999995291</text:p>
              </table:table-cell>
              <table:table-cell office:value-type="float" office:value="0.028199999705">
                <text:p>0.028199999705</text:p>
              </table:table-cell>
              <table:table-cell office:value-type="float" office:value="0.0297999996692">
                <text:p>0.0297999996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235999996588">
                <text:p>0.0235999996588</text:p>
              </table:table-cell>
              <table:table-cell office:value-type="float" office:value="0.0267999994941">
                <text:p>0.0267999994941</text:p>
              </table:table-cell>
              <table:table-cell office:value-type="float" office:value="0.0282999995165">
                <text:p>0.0282999995165</text:p>
              </table:table-cell>
              <table:table-cell office:value-type="float" office:value="0.030499999579">
                <text:p>0.0304999995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224999995716">
                <text:p>0.0224999995716</text:p>
              </table:table-cell>
              <table:table-cell office:value-type="float" office:value="0.0268999995291">
                <text:p>0.0268999995291</text:p>
              </table:table-cell>
              <table:table-cell office:value-type="float" office:value="0.0272999996692">
                <text:p>0.0272999996692</text:p>
              </table:table-cell>
              <table:table-cell office:value-type="float" office:value="0.0301999996603">
                <text:p>0.03019999966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241999995708">
                <text:p>0.0241999995708</text:p>
              </table:table-cell>
              <table:table-cell office:value-type="float" office:value="0.0267999996617">
                <text:p>0.0267999996617</text:p>
              </table:table-cell>
              <table:table-cell office:value-type="float" office:value="0.0273999997042">
                <text:p>0.0273999997042</text:p>
              </table:table-cell>
              <table:table-cell office:value-type="float" office:value="0.0293999996223">
                <text:p>0.0293999996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22699999623">
                <text:p>0.022699999623</text:p>
              </table:table-cell>
              <table:table-cell office:value-type="float" office:value="0.0271999996342">
                <text:p>0.0271999996342</text:p>
              </table:table-cell>
              <table:table-cell office:value-type="float" office:value="0.0288999995217">
                <text:p>0.0288999995217</text:p>
              </table:table-cell>
              <table:table-cell office:value-type="float" office:value="0.028399999626">
                <text:p>0.0283999996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259999996237">
                <text:p>0.0259999996237</text:p>
              </table:table-cell>
              <table:table-cell office:value-type="float" office:value="0.0239999995381">
                <text:p>0.0239999995381</text:p>
              </table:table-cell>
              <table:table-cell office:value-type="float" office:value="0.0269999996945">
                <text:p>0.0269999996945</text:p>
              </table:table-cell>
              <table:table-cell office:value-type="float" office:value="0.031699999515">
                <text:p>0.0316999995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255999996699">
                <text:p>0.0255999996699</text:p>
              </table:table-cell>
              <table:table-cell office:value-type="float" office:value="0.0260999996029">
                <text:p>0.0260999996029</text:p>
              </table:table-cell>
              <table:table-cell office:value-type="float" office:value="0.0294999996945">
                <text:p>0.0294999996945</text:p>
              </table:table-cell>
              <table:table-cell office:value-type="float" office:value="0.0307999996841">
                <text:p>0.03079999968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240999997221">
                <text:p>0.0240999997221</text:p>
              </table:table-cell>
              <table:table-cell office:value-type="float" office:value="0.026599999629">
                <text:p>0.026599999629</text:p>
              </table:table-cell>
              <table:table-cell office:value-type="float" office:value="0.0270999997109">
                <text:p>0.0270999997109</text:p>
              </table:table-cell>
              <table:table-cell office:value-type="float" office:value="0.0311999996565">
                <text:p>0.03119999965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26899999585">
                <text:p>0.026899999585</text:p>
              </table:table-cell>
              <table:table-cell office:value-type="float" office:value="0.0261999996193">
                <text:p>0.0261999996193</text:p>
              </table:table-cell>
              <table:table-cell office:value-type="float" office:value="0.0277999995276">
                <text:p>0.0277999995276</text:p>
              </table:table-cell>
              <table:table-cell office:value-type="float" office:value="0.0286999996565">
                <text:p>0.02869999965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253999996558">
                <text:p>0.0253999996558</text:p>
              </table:table-cell>
              <table:table-cell office:value-type="float" office:value="0.0248999996111">
                <text:p>0.0248999996111</text:p>
              </table:table-cell>
              <table:table-cell office:value-type="float" office:value="0.0260999996029">
                <text:p>0.0260999996029</text:p>
              </table:table-cell>
              <table:table-cell office:value-type="float" office:value="0.0304999996722">
                <text:p>0.03049999967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252999996394">
                <text:p>0.0252999996394</text:p>
              </table:table-cell>
              <table:table-cell office:value-type="float" office:value="0.0273999995738">
                <text:p>0.0273999995738</text:p>
              </table:table-cell>
              <table:table-cell office:value-type="float" office:value="0.0259999995492">
                <text:p>0.0259999995492</text:p>
              </table:table-cell>
              <table:table-cell office:value-type="float" office:value="0.0303999995999">
                <text:p>0.0303999995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263999995962">
                <text:p>0.0263999995962</text:p>
              </table:table-cell>
              <table:table-cell office:value-type="float" office:value="0.0276999995857">
                <text:p>0.0276999995857</text:p>
              </table:table-cell>
              <table:table-cell office:value-type="float" office:value="0.0271999996156">
                <text:p>0.0271999996156</text:p>
              </table:table-cell>
              <table:table-cell office:value-type="float" office:value="0.030299999807">
                <text:p>0.030299999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57999996655">
                <text:p>0.0257999996655</text:p>
              </table:table-cell>
              <table:table-cell office:value-type="float" office:value="0.0261999995448">
                <text:p>0.0261999995448</text:p>
              </table:table-cell>
              <table:table-cell office:value-type="float" office:value="0.0261999995261">
                <text:p>0.0261999995261</text:p>
              </table:table-cell>
              <table:table-cell office:value-type="float" office:value="0.0292999995686">
                <text:p>0.0292999995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249999996088">
                <text:p>0.0249999996088</text:p>
              </table:table-cell>
              <table:table-cell office:value-type="float" office:value="0.025399999544">
                <text:p>0.025399999544</text:p>
              </table:table-cell>
              <table:table-cell office:value-type="float" office:value="0.0285999996401">
                <text:p>0.0285999996401</text:p>
              </table:table-cell>
              <table:table-cell office:value-type="float" office:value="0.0291999996454">
                <text:p>0.02919999964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